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9.174cm"/>
    </style:style>
    <style:style style:name="co3" style:family="table-column">
      <style:table-column-properties fo:break-before="auto" style:column-width="7.803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7.498cm"/>
    </style:style>
    <style:style style:name="co9" style:family="table-column">
      <style:table-column-properties fo:break-before="auto" style:column-width="6.14cm"/>
    </style:style>
    <style:style style:name="co10" style:family="table-column">
      <style:table-column-properties fo:break-before="auto" style:column-width="6.913cm"/>
    </style:style>
    <style:style style:name="co11" style:family="table-column">
      <style:table-column-properties fo:break-before="auto" style:column-width="5.955cm"/>
    </style:style>
    <style:style style:name="co12" style:family="table-column">
      <style:table-column-properties fo:break-before="auto" style:column-width="11.045cm"/>
    </style:style>
    <style:style style:name="co13" style:family="table-column">
      <style:table-column-properties fo:break-before="auto" style:column-width="9.843cm"/>
    </style:style>
    <style:style style:name="co14" style:family="table-column">
      <style:table-column-properties fo:break-before="auto" style:column-width="7.775cm"/>
    </style:style>
    <style:style style:name="co15" style:family="table-column">
      <style:table-column-properties fo:break-before="auto" style:column-width="9.01cm"/>
    </style:style>
    <style:style style:name="co16" style:family="table-column">
      <style:table-column-properties fo:break-before="auto" style:column-width="2.468cm"/>
    </style:style>
    <style:style style:name="co17" style:family="table-column">
      <style:table-column-properties fo:break-before="auto" style:column-width="0.586cm"/>
    </style:style>
    <style:style style:name="co18" style:family="table-column">
      <style:table-column-properties fo:break-before="auto" style:column-width="9.163cm"/>
    </style:style>
    <style:style style:name="co19" style:family="table-column">
      <style:table-column-properties fo:break-before="auto" style:column-width="6.602cm"/>
    </style:style>
    <style:style style:name="co20" style:family="table-column">
      <style:table-column-properties fo:break-before="auto" style:column-width="5.184cm"/>
    </style:style>
    <style:style style:name="co21" style:family="table-column">
      <style:table-column-properties fo:break-before="auto" style:column-width="5.584cm"/>
    </style:style>
    <style:style style:name="co22" style:family="table-column">
      <style:table-column-properties fo:break-before="auto" style:column-width="2.932cm"/>
    </style:style>
    <style:style style:name="co23" style:family="table-column">
      <style:table-column-properties fo:break-before="auto" style:column-width="11.695cm"/>
    </style:style>
    <style:style style:name="co24" style:family="table-column">
      <style:table-column-properties fo:break-before="auto" style:column-width="10.677cm"/>
    </style:style>
    <style:style style:name="co25" style:family="table-column">
      <style:table-column-properties fo:break-before="auto" style:column-width="0.215cm"/>
    </style:style>
    <style:style style:name="co26" style:family="table-column">
      <style:table-column-properties fo:break-before="auto" style:column-width="0.741cm"/>
    </style:style>
    <style:style style:name="co27" style:family="table-column">
      <style:table-column-properties fo:break-before="auto" style:column-width="3.179cm"/>
    </style:style>
    <style:style style:name="co28" style:family="table-column">
      <style:table-column-properties fo:break-before="auto" style:column-width="14.78cm"/>
    </style:style>
    <style:style style:name="co29" style:family="table-column">
      <style:table-column-properties fo:break-before="auto" style:column-width="10.306cm"/>
    </style:style>
    <style:style style:name="co30" style:family="table-column">
      <style:table-column-properties fo:break-before="auto" style:column-width="12.188cm"/>
    </style:style>
    <style:style style:name="co31" style:family="table-column">
      <style:table-column-properties fo:break-before="auto" style:column-width="7.805cm"/>
    </style:style>
    <style:style style:name="co32" style:family="table-column">
      <style:table-column-properties fo:break-before="auto" style:column-width="3.979cm"/>
    </style:style>
    <style:style style:name="co33" style:family="table-column">
      <style:table-column-properties fo:break-before="auto" style:column-width="3.826cm"/>
    </style:style>
    <style:style style:name="co34" style:family="table-column">
      <style:table-column-properties fo:break-before="auto" style:column-width="1.45cm"/>
    </style:style>
    <style:style style:name="co35" style:family="table-column">
      <style:table-column-properties fo:break-before="auto" style:column-width="38.41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1.169cm" fo:break-before="auto" style:use-optimal-row-height="true"/>
    </style:style>
    <style:style style:name="ro4" style:family="table-row">
      <style:table-row-properties style:row-height="1.727cm" fo:break-before="auto" style:use-optimal-row-height="true"/>
    </style:style>
    <style:style style:name="ro5" style:family="table-row">
      <style:table-row-properties style:row-height="2.284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2.843cm" fo:break-before="auto" style:use-optimal-row-height="true"/>
    </style:style>
    <style:style style:name="ro8" style:family="table-row">
      <style:table-row-properties style:row-height="3.96cm" fo:break-before="auto" style:use-optimal-row-height="true"/>
    </style:style>
    <style:style style:name="ro9" style:family="table-row">
      <style:table-row-properties style:row-height="0.663cm" fo:break-before="auto" style:use-optimal-row-height="true"/>
    </style:style>
    <style:style style:name="ro10" style:family="table-row">
      <style:table-row-properties style:row-height="1.94cm" fo:break-before="auto" style:use-optimal-row-height="true"/>
    </style:style>
    <style:style style:name="ro11" style:family="table-row">
      <style:table-row-properties style:row-height="1.302cm" fo:break-before="auto" style:use-optimal-row-height="true"/>
    </style:style>
    <style:style style:name="ro12" style:family="table-row">
      <style:table-row-properties style:row-height="2.551cm" fo:break-before="auto" style:use-optimal-row-height="true"/>
    </style:style>
    <style:style style:name="ro13" style:family="table-row">
      <style:table-row-properties style:row-height="0.494cm" fo:break-before="auto" style:use-optimal-row-height="true"/>
    </style:style>
    <style:style style:name="ro14" style:family="table-row">
      <style:table-row-properties style:row-height="0.423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ro16" style:family="table-row">
      <style:table-row-properties style:row-height="1.376cm" fo:break-before="auto" style:use-optimal-row-height="false"/>
    </style:style>
    <style:style style:name="ro17" style:family="table-row">
      <style:table-row-properties style:row-height="1.296cm" fo:break-before="auto" style:use-optimal-row-height="false"/>
    </style:style>
    <style:style style:name="ro18" style:family="table-row">
      <style:table-row-properties style:row-height="1.535cm" fo:break-before="auto" style:use-optimal-row-height="false"/>
    </style:style>
    <style:style style:name="ro19" style:family="table-row">
      <style:table-row-properties style:row-height="1.323cm" fo:break-before="auto" style:use-optimal-row-height="false"/>
    </style:style>
    <style:style style:name="ro20" style:family="table-row">
      <style:table-row-properties style:row-height="3.784cm" fo:break-before="auto" style:use-optimal-row-height="false"/>
    </style:style>
    <style:style style:name="ro21" style:family="table-row">
      <style:table-row-properties style:row-height="1.429cm" fo:break-before="auto" style:use-optimal-row-height="false"/>
    </style:style>
    <style:style style:name="ro22" style:family="table-row">
      <style:table-row-properties style:row-height="1.561cm" fo:break-before="auto" style:use-optimal-row-height="false"/>
    </style:style>
    <style:style style:name="ro23" style:family="table-row">
      <style:table-row-properties style:row-height="1.746cm" fo:break-before="auto" style:use-optimal-row-height="false"/>
    </style:style>
    <style:style style:name="ro24" style:family="table-row">
      <style:table-row-properties style:row-height="1.455cm" fo:break-before="auto" style:use-optimal-row-height="false"/>
    </style:style>
    <style:style style:name="ro25" style:family="table-row">
      <style:table-row-properties style:row-height="2.196cm" fo:break-before="auto" style:use-optimal-row-height="false"/>
    </style:style>
    <style:style style:name="ro26" style:family="table-row">
      <style:table-row-properties style:row-height="1.111cm" fo:break-before="auto" style:use-optimal-row-height="false"/>
    </style:style>
    <style:style style:name="ro27" style:family="table-row">
      <style:table-row-properties style:row-height="1.058cm" fo:break-before="auto" style:use-optimal-row-height="false"/>
    </style:style>
    <style:style style:name="ro28" style:family="table-row">
      <style:table-row-properties style:row-height="1.244cm" fo:break-before="auto" style:use-optimal-row-height="false"/>
    </style:style>
    <style:style style:name="ro29" style:family="table-row">
      <style:table-row-properties style:row-height="1.27cm" fo:break-before="auto" style:use-optimal-row-height="false"/>
    </style:style>
    <style:style style:name="ro30" style:family="table-row">
      <style:table-row-properties style:row-height="1.217cm" fo:break-before="auto" style:use-optimal-row-height="false"/>
    </style:style>
    <style:style style:name="ro31" style:family="table-row">
      <style:table-row-properties style:row-height="2.566cm" fo:break-before="auto" style:use-optimal-row-height="false"/>
    </style:style>
    <style:style style:name="ro32" style:family="table-row">
      <style:table-row-properties style:row-height="1.138cm" fo:break-before="auto" style:use-optimal-row-height="false"/>
    </style:style>
    <style:style style:name="ro33" style:family="table-row">
      <style:table-row-properties style:row-height="1.72cm" fo:break-before="auto" style:use-optimal-row-height="false"/>
    </style:style>
    <style:style style:name="ro34" style:family="table-row">
      <style:table-row-properties style:row-height="1.64cm" fo:break-before="auto" style:use-optimal-row-height="false"/>
    </style:style>
    <style:style style:name="ro35" style:family="table-row">
      <style:table-row-properties style:row-height="0.635cm" fo:break-before="auto" style:use-optimal-row-height="false"/>
    </style:style>
    <style:style style:name="ro36" style:family="table-row">
      <style:table-row-properties style:row-height="2.593cm" fo:break-before="auto" style:use-optimal-row-height="false"/>
    </style:style>
    <style:style style:name="ro37" style:family="table-row">
      <style:table-row-properties style:row-height="1.402cm" fo:break-before="auto" style:use-optimal-row-height="false"/>
    </style:style>
    <style:style style:name="ro38" style:family="table-row">
      <style:table-row-properties style:row-height="0.529cm" fo:break-before="auto" style:use-optimal-row-height="false"/>
    </style:style>
    <style:style style:name="ro39" style:family="table-row">
      <style:table-row-properties style:row-height="1.667cm" fo:break-before="auto" style:use-optimal-row-height="false"/>
    </style:style>
    <style:style style:name="ro40" style:family="table-row">
      <style:table-row-properties style:row-height="1.879cm" fo:break-before="auto" style:use-optimal-row-height="false"/>
    </style:style>
    <style:style style:name="ro41" style:family="table-row">
      <style:table-row-properties style:row-height="1.085cm" fo:break-before="auto" style:use-optimal-row-height="false"/>
    </style:style>
    <style:style style:name="ro42" style:family="table-row">
      <style:table-row-properties style:row-height="0.847cm" fo:break-before="auto" style:use-optimal-row-height="false"/>
    </style:style>
    <style:style style:name="ro43" style:family="table-row">
      <style:table-row-properties style:row-height="1.482cm" fo:break-before="auto" style:use-optimal-row-height="false"/>
    </style:style>
    <style:style style:name="ro44" style:family="table-row">
      <style:table-row-properties style:row-height="1.349cm" fo:break-before="auto" style:use-optimal-row-height="false"/>
    </style:style>
    <style:style style:name="ro45" style:family="table-row">
      <style:table-row-properties style:row-height="1.905cm" fo:break-before="auto" style:use-optimal-row-height="false"/>
    </style:style>
    <style:style style:name="ro46" style:family="table-row">
      <style:table-row-properties style:row-height="0.873cm" fo:break-before="auto" style:use-optimal-row-height="false"/>
    </style:style>
    <style:style style:name="ro47" style:family="table-row">
      <style:table-row-properties style:row-height="2.434cm" fo:break-before="auto" style:use-optimal-row-height="false"/>
    </style:style>
    <style:style style:name="ro48" style:family="table-row">
      <style:table-row-properties style:row-height="0.714cm" fo:break-before="auto" style:use-optimal-row-height="false"/>
    </style:style>
    <style:style style:name="ro49" style:family="table-row">
      <style:table-row-properties style:row-height="3.625cm" fo:break-before="auto" style:use-optimal-row-height="false"/>
    </style:style>
    <style:style style:name="ro50" style:family="table-row">
      <style:table-row-properties style:row-height="3.836cm" fo:break-before="auto" style:use-optimal-row-height="false"/>
    </style:style>
    <style:style style:name="ro51" style:family="table-row">
      <style:table-row-properties style:row-height="3.281cm" fo:break-before="auto" style:use-optimal-row-height="false"/>
    </style:style>
    <style:style style:name="ro52" style:family="table-row">
      <style:table-row-properties style:row-height="2.884cm" fo:break-before="auto" style:use-optimal-row-height="false"/>
    </style:style>
    <style:style style:name="ro53" style:family="table-row">
      <style:table-row-properties style:row-height="3.043cm" fo:break-before="auto" style:use-optimal-row-height="false"/>
    </style:style>
    <style:style style:name="ro54" style:family="table-row">
      <style:table-row-properties style:row-height="2.725cm" fo:break-before="auto" style:use-optimal-row-height="false"/>
    </style:style>
    <style:style style:name="ro55" style:family="table-row">
      <style:table-row-properties style:row-height="2.99cm" fo:break-before="auto" style:use-optimal-row-height="false"/>
    </style:style>
    <style:style style:name="ro56" style:family="table-row">
      <style:table-row-properties style:row-height="2.963cm" fo:break-before="auto" style:use-optimal-row-height="false"/>
    </style:style>
    <style:style style:name="ro57" style:family="table-row">
      <style:table-row-properties style:row-height="2.91cm" fo:break-before="auto" style:use-optimal-row-height="false"/>
    </style:style>
    <style:style style:name="ro58" style:family="table-row">
      <style:table-row-properties style:row-height="3.44cm" fo:break-before="auto" style:use-optimal-row-height="false"/>
    </style:style>
    <style:style style:name="ro59" style:family="table-row">
      <style:table-row-properties style:row-height="3.889cm" fo:break-before="auto" style:use-optimal-row-height="false"/>
    </style:style>
    <style:style style:name="ro60" style:family="table-row">
      <style:table-row-properties style:row-height="3.704cm" fo:break-before="auto" style:use-optimal-row-height="false"/>
    </style:style>
    <style:style style:name="ro61" style:family="table-row">
      <style:table-row-properties style:row-height="2.54cm" fo:break-before="auto" style:use-optimal-row-height="false"/>
    </style:style>
    <style:style style:name="ro62" style:family="table-row">
      <style:table-row-properties style:row-height="3.307cm" fo:break-before="auto" style:use-optimal-row-height="false"/>
    </style:style>
    <style:style style:name="ro63" style:family="table-row">
      <style:table-row-properties style:row-height="2.672cm" fo:break-before="auto" style:use-optimal-row-height="false"/>
    </style:style>
    <style:style style:name="ro64" style:family="table-row">
      <style:table-row-properties style:row-height="2.858cm" fo:break-before="auto" style:use-optimal-row-height="false"/>
    </style:style>
    <style:style style:name="ro65" style:family="table-row">
      <style:table-row-properties style:row-height="0.609cm" fo:break-before="auto" style:use-optimal-row-height="false"/>
    </style:style>
    <style:style style:name="ro66" style:family="table-row">
      <style:table-row-properties style:row-height="2.064cm" fo:break-before="auto" style:use-optimal-row-height="false"/>
    </style:style>
    <style:style style:name="ro67" style:family="table-row">
      <style:table-row-properties style:row-height="2.619cm" fo:break-before="auto" style:use-optimal-row-height="false"/>
    </style:style>
    <style:style style:name="ro68" style:family="table-row">
      <style:table-row-properties style:row-height="2.408cm" fo:break-before="auto" style:use-optimal-row-height="false"/>
    </style:style>
    <style:style style:name="ro69" style:family="table-row">
      <style:table-row-properties style:row-height="4.551cm" fo:break-before="auto" style:use-optimal-row-height="false"/>
    </style:style>
    <style:style style:name="ro70" style:family="table-row">
      <style:table-row-properties style:row-height="1.852cm" fo:break-before="auto" style:use-optimal-row-height="false"/>
    </style:style>
    <style:style style:name="ro71" style:family="table-row">
      <style:table-row-properties style:row-height="2.011cm" fo:break-before="auto" style:use-optimal-row-height="false"/>
    </style:style>
    <style:style style:name="ro72" style:family="table-row">
      <style:table-row-properties style:row-height="0.688cm" fo:break-before="auto" style:use-optimal-row-height="false"/>
    </style:style>
    <style:style style:name="ro73" style:family="table-row">
      <style:table-row-properties style:row-height="1.931cm" fo:break-before="auto" style:use-optimal-row-height="false"/>
    </style:style>
    <style:style style:name="ro74" style:family="table-row">
      <style:table-row-properties style:row-height="1.588cm" fo:break-before="auto" style:use-optimal-row-height="false"/>
    </style:style>
    <style:style style:name="ro75" style:family="table-row">
      <style:table-row-properties style:row-height="5.424cm" fo:break-before="auto" style:use-optimal-row-height="false"/>
    </style:style>
    <style:style style:name="ro76" style:family="table-row">
      <style:table-row-properties style:row-height="3.016cm" fo:break-before="auto" style:use-optimal-row-height="false"/>
    </style:style>
    <style:style style:name="ro77" style:family="table-row">
      <style:table-row-properties style:row-height="1.799cm" fo:break-before="auto" style:use-optimal-row-height="false"/>
    </style:style>
    <style:style style:name="ro78" style:family="table-row">
      <style:table-row-properties style:row-height="1.693cm" fo:break-before="auto" style:use-optimal-row-height="false"/>
    </style:style>
    <style:style style:name="ro79" style:family="table-row">
      <style:table-row-properties style:row-height="2.249cm" fo:break-before="auto" style:use-optimal-row-height="false"/>
    </style:style>
    <style:style style:name="ro80" style:family="table-row">
      <style:table-row-properties style:row-height="1.614cm" fo:break-before="auto" style:use-optimal-row-height="false"/>
    </style:style>
    <style:style style:name="ro81" style:family="table-row">
      <style:table-row-properties style:row-height="2.778cm" fo:break-before="auto" style:use-optimal-row-height="false"/>
    </style:style>
    <style:style style:name="ro82" style:family="table-row">
      <style:table-row-properties style:row-height="2.09cm" fo:break-before="auto" style:use-optimal-row-height="false"/>
    </style:style>
    <style:style style:name="ro83" style:family="table-row">
      <style:table-row-properties style:row-height="3.096cm" fo:break-before="auto" style:use-optimal-row-height="false"/>
    </style:style>
    <style:style style:name="ro84" style:family="table-row">
      <style:table-row-properties style:row-height="2.223cm" fo:break-before="auto" style:use-optimal-row-height="false"/>
    </style:style>
    <style:style style:name="ro85" style:family="table-row">
      <style:table-row-properties style:row-height="2.037cm" fo:break-before="auto" style:use-optimal-row-height="false"/>
    </style:style>
    <style:style style:name="ro86" style:family="table-row">
      <style:table-row-properties style:row-height="3.678cm" fo:break-before="auto" style:use-optimal-row-height="false"/>
    </style:style>
    <style:style style:name="ro87" style:family="table-row">
      <style:table-row-properties style:row-height="2.302cm" fo:break-before="auto" style:use-optimal-row-height="false"/>
    </style:style>
    <style:style style:name="ro88" style:family="table-row">
      <style:table-row-properties style:row-height="1.958cm" fo:break-before="auto" style:use-optimal-row-height="false"/>
    </style:style>
    <style:style style:name="ro89" style:family="table-row">
      <style:table-row-properties style:row-height="3.519cm" fo:break-before="auto" style:use-optimal-row-height="false"/>
    </style:style>
    <style:style style:name="ro90" style:family="table-row">
      <style:table-row-properties style:row-height="2.355cm" fo:break-before="auto" style:use-optimal-row-height="false"/>
    </style:style>
    <style:style style:name="ro91" style:family="table-row">
      <style:table-row-properties style:row-height="1.773cm" fo:break-before="auto" style:use-optimal-row-height="false"/>
    </style:style>
    <style:style style:name="ro92" style:family="table-row">
      <style:table-row-properties style:row-height="2.275cm" fo:break-before="auto" style:use-optimal-row-height="false"/>
    </style:style>
    <style:style style:name="ro93" style:family="table-row">
      <style:table-row-properties style:row-height="2.117cm" fo:break-before="auto" style:use-optimal-row-height="false"/>
    </style:style>
    <style:style style:name="ro94" style:family="table-row">
      <style:table-row-properties style:row-height="1.005cm" fo:break-before="auto" style:use-optimal-row-height="false"/>
    </style:style>
    <style:style style:name="ro95" style:family="table-row">
      <style:table-row-properties style:row-height="0.9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lf_20_productores_20__20__28_al_20_18-01-14_29_">
      <style:table-properties table:display="true" style:writing-mode="lr-tb" tableooo:tab-color="#ffff00"/>
    </style:style>
    <style:style style:name="ta3" style:family="table" style:master-page-name="PageStyle_5f_tlf_20_productores_20__20__28_al_20_19-05-14_29_">
      <style:table-properties table:display="true" style:writing-mode="lr-tb" tableooo:tab-color="#ffff00"/>
    </style:style>
    <style:style style:name="ta4" style:family="table" style:master-page-name="PageStyle_5f_tlf_20_por_20_vistar_20_o_20_revisar_20_de_20_nue">
      <style:table-properties table:display="true" style:writing-mode="lr-tb" tableooo:tab-color="#ffff00"/>
    </style:style>
    <style:style style:name="ta5" style:family="table" style:master-page-name="PageStyle_5f_tlf_20_productores_20__20__28_al_20_18-07-14_29_">
      <style:table-properties table:display="true" style:writing-mode="lr-tb" tableooo:tab-color="#ffff00"/>
    </style:style>
    <style:style style:name="ta6" style:family="table" style:master-page-name="PageStyle_5f_tlf_20_productores_20__20__28_al_20_15-10-14_29_">
      <style:table-properties table:display="true" style:writing-mode="lr-tb" tableooo:tab-color="#ffff00"/>
    </style:style>
    <style:style style:name="ta7" style:family="table" style:master-page-name="PageStyle_5f_INFORMACIÓN_20_OTROS_20_PRODUCTORES">
      <style:table-properties table:display="true" style:writing-mode="lr-tb" tableooo:tab-color="#ffff00"/>
    </style:style>
    <style:style style:name="ta8" style:family="table" style:master-page-name="PageStyle_5f_tlf_20_productores_20__20__28_al_20_15-10-_20__28_2">
      <style:table-properties table:display="true" style:writing-mode="lr-tb" tableooo:tab-color="#ffff00"/>
    </style:style>
    <number:text-style style:name="N8100" number:language="es" number:country="CO">
      <number:text-content/>
    </number:text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4f6228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b05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17375e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none" fo:background-color="#fdea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984807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order-bottom="none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Excel_20_Built-in_20_Normal">
      <style:table-cell-properties fo:background-color="#e6e0e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7030a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20_Built-in_20_Normal">
      <style:table-cell-properties fo:background-color="#ebf1d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4f6228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>
      <style:table-cell-properties fo:background-color="#dce6f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17375e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e6e0e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7030a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fo:background-color="#d9d9d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Excel_20_Built-in_20_Hyperlink" style:data-style-name="N80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9" style:family="table-cell" style:parent-style-name="Excel_20_Built-in_20_Hyperlink" style:data-style-name="N80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Excel_20_Built-in_20_Normal">
      <style:table-cell-properties fo:border-bottom="none" fo:background-color="#e6e0e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7030a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5" style:family="table-cell" style:parent-style-name="Excel_20_Built-in_20_Normal">
      <style:table-cell-properties fo:border-bottom="none" fo:background-color="#ebf1d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4f6228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17375e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e6e0e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7030a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3f3f7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middle"/>
      <style:paragraph-properties fo:margin-left="0cm" style:writing-mode="page"/>
      <style:text-properties fo:color="#0061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Excel_20_Built-in_20_Ba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9c000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90" style:rotation-align="bottom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dce6f2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17375e" style:text-outline="false" style:text-line-through-style="none" style:font-name="Calibri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e6e0ec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0.035cm solid #000000" style:vertical-align="middle"/>
      <style:paragraph-properties fo:margin-left="0cm" style:writing-mode="page"/>
      <style:text-properties fo:color="#7030a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style:text-align-source="fix" style:repeat-content="false" fo:wrap-option="wrap" style:direction="ltr" style:rotation-angle="9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90" style:rotation-align="bottom" style:shrink-to-fit="false" style:vertical-align="middle"/>
      <style:paragraph-properties fo:margin-left="0cm" style:writing-mode="page"/>
    </style:style>
    <style:style style:name="ce96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90" style:rotation-align="bottom" style:shrink-to-fit="false" style:vertical-align="middle"/>
      <style:paragraph-properties fo:margin-left="0cm" style:writing-mode="page"/>
    </style:style>
    <style:style style:name="ce97" style:family="table-cell" style:parent-style-name="Excel_20_Built-in_20_Ba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0.035cm solid #000000" style:vertical-align="middle"/>
      <style:paragraph-properties fo:margin-left="0cm" style:writing-mode="page"/>
    </style:style>
    <style:style style:name="ce9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90" style:rotation-align="bottom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0.035cm solid #000000" style:vertical-align="middle"/>
      <style:paragraph-properties fo:margin-left="0cm" style:writing-mode="page"/>
      <style:text-properties fo:color="#17375e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20_Built-in_20_Normal">
      <style:table-cell-properties fo:border-bottom="none" fo:background-color="#e6e0e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7030a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3f3f7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middle"/>
      <style:paragraph-properties fo:margin-left="0cm" style:writing-mode="page"/>
      <style:text-properties fo:color="#0061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Ba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9c00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20_Built-in_20_Normal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17375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>
      <style:table-cell-properties fo:border-bottom="none" fo:background-color="#e6e0e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7030a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Ba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9c00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17375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Excel_20_Built-in_20_Normal">
      <style:table-cell-properties fo:border-bottom="none" fo:background-color="#e6e0e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7030a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20_Built-in_20_Normal">
      <style:table-cell-properties fo:border-bottom="0.002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34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middle"/>
      <style:paragraph-properties fo:margin-left="0cm" style:writing-mode="page"/>
    </style:style>
    <style:style style:name="ce135" style:family="table-cell" style:parent-style-name="Excel_20_Built-in_20_Ba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36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20_Built-in_20_Normal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17375e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none" fo:background-color="#fdead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984807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Excel_20_Built-in_20_Normal">
      <style:table-cell-properties fo:border-bottom="none" fo:background-color="#e6e0e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02cm solid #000000" style:direction="ltr" style:rotation-angle="90" style:rotation-align="bottom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Excel_20_Built-in_20_Normal">
      <style:table-cell-properties fo:border-bottom="0.002cm solid #000000" fo:background-color="#ffff00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49" style:family="table-cell" style:parent-style-name="Excel_20_Built-in_20_Hyperlink" style:data-style-name="N8000">
      <style:table-cell-properties fo:background-color="#ffff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0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3f3f7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Excel_20_Built-in_20_Normal">
      <style:table-cell-properties fo:border-bottom="none" fo:background-color="#e6e0e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7030a0" style:text-outline="false" style:text-line-through-style="none" style:font-name="Calibri" fo:font-size="48pt" fo:font-style="normal" fo:text-shadow="none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ce15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none" style:rotation-angle="90" style:rotation-align="bottom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middle"/>
      <style:paragraph-properties fo:margin-left="0cm" style:writing-mode="page"/>
      <style:text-properties fo:color="#006100" style:text-outline="false" style:text-line-through-style="none" style:font-name="Calibri" fo:font-size="48pt" fo:font-style="normal" fo:text-shadow="none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ce155" style:family="table-cell" style:parent-style-name="Excel_20_Built-in_20_Ba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9c0006" style:text-outline="false" style:text-line-through-style="none" style:font-name="Calibri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ce156" style:family="table-cell" style:parent-style-name="Excel_20_Built-in_20_Normal">
      <style:table-cell-properties fo:border-bottom="none" fo:background-color="#dce6f2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17375e" style:text-outline="false" style:text-line-through-style="none" style:font-name="Calibri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ce157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none" style:rotation-angle="90" style:rotation-align="bottom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b2b2b2" style:direction="ltr" fo:border-right="0.035cm solid #b2b2b2" style:rotation-angle="0" style:rotation-align="none" style:shrink-to-fit="false" fo:border-top="none" style:vertical-align="middle"/>
      <style:paragraph-properties fo:margin-left="0cm" style:writing-mode="page"/>
      <style:text-properties fo:color="#0061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c00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2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7375e" style:text-outline="false" style:text-line-through-style="none" style:font-name="Calibri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ce17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5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6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9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0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1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2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b2b2b2" style:direction="ltr" fo:border-right="0.035cm solid #b2b2b2" style:rotation-angle="0" style:rotation-align="none" style:shrink-to-fit="false" fo:border-top="none" style:vertical-align="middle"/>
      <style:paragraph-properties fo:margin-left="0cm" style:writing-mode="page"/>
      <style:text-properties fo:color="#0061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4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5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6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8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9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1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4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0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1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8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2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3" style:family="table-cell" style:parent-style-name="Excel_20_Built-in_20_Normal">
      <style:table-cell-properties fo:border-bottom="0.035cm solid #000000" fo:background-color="#fcd5b5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5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6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7" style:family="table-cell" style:parent-style-name="Excel_20_Built-in_20_Ba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9c00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d0d0d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9" style:family="table-cell" style:parent-style-name="Excel_20_Built-in_20_Normal">
      <style:table-cell-properties fo:background-color="#fcd5b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0" style:family="table-cell" style:parent-style-name="Excel_20_Built-in_20_Normal">
      <style:table-cell-properties fo:border-bottom="none" fo:background-color="#fcd5b5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1" style:family="table-cell" style:parent-style-name="Excel_20_Built-in_20_Normal">
      <style:table-cell-properties fo:border-bottom="0.035cm solid #000000" fo:background-color="#fcd5b5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2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3" style:family="table-cell" style:parent-style-name="Excel_20_Built-in_20_Normal">
      <style:table-cell-properties fo:border-bottom="0.035cm solid #000000" fo:background-color="#fcd5b5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4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5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6" style:family="table-cell" style:parent-style-name="Excel_20_Built-in_20_Normal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17375e" style:text-outline="false" style:text-line-through-style="none" style:font-name="Calibri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ce247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9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9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Normal">
      <style:table-cell-properties fo:border-bottom="0.002cm solid #000000" fo:background-color="#fcd5b5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3" style:family="table-cell" style:parent-style-name="Excel_20_Built-in_20_Normal">
      <style:table-cell-properties fo:border-bottom="0.002cm solid #000000" fo:background-color="#fcd5b5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Excel_20_Built-in_20_Normal">
      <style:table-cell-properties fo:background-color="#fcd5b5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9" style:family="table-cell" style:parent-style-name="Excel_20_Built-in_20_Normal">
      <style:table-cell-properties fo:border-bottom="none" fo:background-color="#e6e0e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7030a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70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none" style:rotation-angle="90" style:rotation-align="bottom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1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middle"/>
      <style:paragraph-properties fo:margin-left="0cm" style:writing-mode="page"/>
      <style:text-properties fo:color="#0061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72" style:family="table-cell" style:parent-style-name="Excel_20_Built-in_20_Ba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9c0006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73" style:family="table-cell" style:parent-style-name="Excel_20_Built-in_20_Normal">
      <style:table-cell-properties fo:border-bottom="none" fo:background-color="#dce6f2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17375e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74" style:family="table-cell" style:parent-style-name="Excel_20_Built-in_20_Normal">
      <style:table-cell-properties fo:border-bottom="none" fo:background-color="#d9d9d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5" style:family="table-cell" style:parent-style-name="Excel_20_Built-in_20_Normal">
      <style:table-cell-properties fo:border-bottom="none" fo:background-color="#e6e0e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7030a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76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7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9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0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1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2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3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b2b2b2" style:direction="ltr" fo:border-right="0.035cm solid #b2b2b2" style:rotation-angle="0" style:rotation-align="none" style:shrink-to-fit="false" fo:border-top="none" style:vertical-align="middle"/>
      <style:paragraph-properties fo:margin-left="0cm" style:writing-mode="page"/>
      <style:text-properties fo:color="#0061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4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5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6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c0006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8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9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0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7375e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91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2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333399" style:text-outline="false" style:text-line-through-style="none" style:text-position="0% 100%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993300" style:text-outline="false" style:text-line-through-style="none" style:text-position="0% 100%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ff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ff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ff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ff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333399" style:text-outline="false" style:text-line-through-style="none" style:text-position="0% 100%" style:font-name="Calibri" fo:font-size="48pt" fo:font-style="normal" fo:text-shadow="none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outline="false" style:text-line-through-style="none" style:text-position="0% 100%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position="0% 100%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ff0000" style:text-outline="false" style:text-line-through-style="none" style:text-position="0% 100%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333399" style:text-outline="false" style:text-line-through-style="none" style:text-position="0% 100%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style:use-window-font-color="true" style:text-outline="false" style:text-line-through-styl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ordenadas (01-14)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6"/>
        <table:table-column table:style-name="co3" table:default-cell-style-name="ce27"/>
        <table:table-column table:style-name="co4" table:default-cell-style-name="ce27"/>
        <table:table-column table:style-name="co5" table:number-columns-repeated="2" table:default-cell-style-name="ce14"/>
        <table:table-row table:style-name="ro1">
          <table:table-cell table:style-name="Default"/>
          <table:table-cell table:style-name="ce14" office:value-type="string">
            <text:p>nombre</text:p>
          </table:table-cell>
          <table:table-cell table:style-name="ce14" office:value-type="string">
            <text:p>SECTOR</text:p>
          </table:table-cell>
          <table:table-cell table:style-name="ce14" office:value-type="string">
            <text:p>DIRECCION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</table:table-row>
        <table:table-row table:style-name="ro2">
          <table:table-cell/>
          <table:table-cell table:style-name="ce15" office:value-type="string">
            <text:p>AIDA GUTÉRREZ</text:p>
          </table:table-cell>
          <table:table-cell table:style-name="ce7" office:value-type="string">
            <text:p>Tabay, Mucuy Baja</text:p>
          </table:table-cell>
          <table:table-cell/>
          <table:table-cell office:value-type="string">
            <text:p>8.622022</text:p>
          </table:table-cell>
          <table:table-cell office:value-type="string">
            <text:p>-71.076297</text:p>
          </table:table-cell>
        </table:table-row>
        <table:table-row table:style-name="ro2">
          <table:table-cell/>
          <table:table-cell office:value-type="string">
            <text:p>ALIDA USECHE</text:p>
          </table:table-cell>
          <table:table-cell table:style-name="ce7" office:value-type="string">
            <text:p>Mérida,Las Tapias</text:p>
          </table:table-cell>
          <table:table-cell/>
          <table:table-cell office:value-type="string">
            <text:p>8.571245</text:p>
          </table:table-cell>
          <table:table-cell office:value-type="string">
            <text:p>-71.180163</text:p>
          </table:table-cell>
        </table:table-row>
        <table:table-row table:style-name="ro3">
          <table:table-cell/>
          <table:table-cell office:value-type="string">
            <text:p>ALVARO TREJO (Invernadero <text:s/>Escuela La Pueblita)</text:p>
          </table:table-cell>
          <table:table-cell table:style-name="ce7" office:value-type="string">
            <text:p>El Arenal</text:p>
          </table:table-cell>
          <table:table-cell/>
          <table:table-cell office:value-type="string">
            <text:p>8.600558</text:p>
          </table:table-cell>
          <table:table-cell office:value-type="string">
            <text:p>-71.120986</text:p>
          </table:table-cell>
        </table:table-row>
        <table:table-row table:style-name="ro2">
          <table:table-cell/>
          <table:table-cell office:value-type="string">
            <text:p>ANTONIO DACOSTA </text:p>
          </table:table-cell>
          <table:table-cell table:style-name="ce7" office:value-type="string">
            <text:p>Ejido, La Mesa de los Indios</text:p>
          </table:table-cell>
          <table:table-cell office:value-type="string">
            <text:p>Mesa de los Indios</text:p>
          </table:table-cell>
          <table:table-cell office:value-type="string">
            <text:p>8.543761</text:p>
          </table:table-cell>
          <table:table-cell office:value-type="string">
            <text:p>-71.292343</text:p>
          </table:table-cell>
        </table:table-row>
        <table:table-row table:style-name="ro4">
          <table:table-cell/>
          <table:table-cell table:style-name="ce15" office:value-type="string">
            <text:p>BART PAUWELS</text:p>
          </table:table-cell>
          <table:table-cell table:style-name="ce7" office:value-type="string">
            <text:p>Jaji,Loma de los Guamos</text:p>
          </table:table-cell>
          <table:table-cell office:value-type="string">
            <text:p>Finca Terranova, ref. Hacienda La Mesa, antes de las Cruces</text:p>
          </table:table-cell>
          <table:table-cell office:value-type="string">
            <text:p>8.558399</text:p>
          </table:table-cell>
          <table:table-cell office:value-type="string">
            <text:p>-71.314409</text:p>
          </table:table-cell>
        </table:table-row>
        <table:table-row table:style-name="ro2">
          <table:table-cell/>
          <table:table-cell office:value-type="string">
            <text:p>BERNAVE TORRES</text:p>
          </table:table-cell>
          <table:table-cell table:style-name="ce7" office:value-type="string">
            <text:p>Mucuchíes, Gavidia </text:p>
          </table:table-cell>
          <table:table-cell/>
          <table:table-cell office:value-type="string">
            <text:p>8.684210</text:p>
          </table:table-cell>
          <table:table-cell office:value-type="string">
            <text:p>-70.926951</text:p>
          </table:table-cell>
        </table:table-row>
        <table:table-row table:style-name="ro3">
          <table:table-cell/>
          <table:table-cell office:value-type="string">
            <text:p>CARLOS RIVAS</text:p>
          </table:table-cell>
          <table:table-cell table:style-name="ce7" office:value-type="string">
            <text:p>San Juan de <text:s/>Lagunillas</text:p>
          </table:table-cell>
          <table:table-cell office:value-type="string">
            <text:p>sector los Llanitos, calle principal</text:p>
          </table:table-cell>
          <table:table-cell office:value-type="string">
            <text:p>8.508418</text:p>
          </table:table-cell>
          <table:table-cell office:value-type="string">
            <text:p>-71.354626</text:p>
          </table:table-cell>
        </table:table-row>
        <table:table-row table:style-name="ro2">
          <table:table-cell/>
          <table:table-cell table:style-name="ce15" office:value-type="string">
            <text:p>DAMARIS AVENDAÑO</text:p>
          </table:table-cell>
          <table:table-cell table:style-name="ce13" office:value-type="string">
            <text:p>Mesa de los Indios</text:p>
          </table:table-cell>
          <table:table-cell/>
          <table:table-cell office:value-type="string">
            <text:p>8.548201</text:p>
          </table:table-cell>
          <table:table-cell office:value-type="string">
            <text:p>-71.291067</text:p>
          </table:table-cell>
        </table:table-row>
        <table:table-row table:style-name="ro4">
          <table:table-cell/>
          <table:table-cell table:style-name="ce15" office:value-type="string">
            <text:p>FELIPE ALBARRÁN* Y MAGALY</text:p>
          </table:table-cell>
          <table:table-cell table:style-name="ce7" office:value-type="string">
            <text:p>San Rafael de Tabay</text:p>
          </table:table-cell>
          <table:table-cell office:value-type="string">
            <text:p>entrada cabañas Mucuratay, sector la Lubarena, Finca Los Camachas</text:p>
          </table:table-cell>
          <table:table-cell office:value-type="string">
            <text:p>8.641014</text:p>
          </table:table-cell>
          <table:table-cell office:value-type="string">
            <text:p>-71.060095</text:p>
          </table:table-cell>
        </table:table-row>
        <table:table-row table:style-name="ro2">
          <table:table-cell table:style-name="ce2"/>
          <table:table-cell table:style-name="ce17" office:value-type="string">
            <text:p>HUMBERTO MOLINA</text:p>
          </table:table-cell>
          <table:table-cell table:style-name="ce26" office:value-type="string">
            <text:p>Entrada del Arenal, </text:p>
          </table:table-cell>
          <table:table-cell table:style-name="ce34"/>
          <table:table-cell office:value-type="string">
            <text:p>8.610118</text:p>
          </table:table-cell>
          <table:table-cell office:value-type="string">
            <text:p>-71.119633</text:p>
          </table:table-cell>
        </table:table-row>
        <table:table-row table:style-name="ro3">
          <table:table-cell/>
          <table:table-cell office:value-type="string">
            <text:p>IVIC-JOSÉ ALBEIRO LOBO* Y JORGE LEONARDO SUAREZ</text:p>
          </table:table-cell>
          <table:table-cell office:value-type="string">
            <text:p>Jaji</text:p>
          </table:table-cell>
          <table:table-cell/>
          <table:table-cell office:value-type="string">
            <text:p>8.573743</text:p>
          </table:table-cell>
          <table:table-cell office:value-type="string">
            <text:p>-71.341277</text:p>
          </table:table-cell>
        </table:table-row>
        <table:table-row table:style-name="ro2">
          <table:table-cell/>
          <table:table-cell office:value-type="string">
            <text:p>JULIA <text:s/>SMITH* <text:s text:c="3"/>Y LINA SARMIENTO</text:p>
          </table:table-cell>
          <table:table-cell office:value-type="string">
            <text:p>Mérida, La Joya</text:p>
          </table:table-cell>
          <table:table-cell/>
          <table:table-cell office:value-type="string">
            <text:p>8.595714</text:p>
          </table:table-cell>
          <table:table-cell office:value-type="string">
            <text:p>-71.113848</text:p>
          </table:table-cell>
        </table:table-row>
        <table:table-row table:style-name="ro2">
          <table:table-cell/>
          <table:table-cell table:style-name="ce15" office:value-type="string">
            <text:p>JULIO DIAZ</text:p>
          </table:table-cell>
          <table:table-cell office:value-type="string">
            <text:p>El Arenal</text:p>
          </table:table-cell>
          <table:table-cell/>
          <table:table-cell office:value-type="string">
            <text:p>8.99925</text:p>
          </table:table-cell>
          <table:table-cell office:value-type="string">
            <text:p>-71.24587</text:p>
          </table:table-cell>
        </table:table-row>
        <table:table-row table:style-name="ro3">
          <table:table-cell/>
          <table:table-cell table:style-name="ce15" office:value-type="string">
            <text:p>LIL PAREJO</text:p>
          </table:table-cell>
          <table:table-cell office:value-type="string">
            <text:p>El Vallecito</text:p>
          </table:table-cell>
          <table:table-cell office:value-type="string">
            <text:p>Sector las Mercedes. 100mts antes de la Casona</text:p>
          </table:table-cell>
          <table:table-cell office:value-type="string">
            <text:p>8.644965</text:p>
          </table:table-cell>
          <table:table-cell office:value-type="string">
            <text:p>-71.108590</text:p>
          </table:table-cell>
        </table:table-row>
        <table:table-row table:style-name="ro2">
          <table:table-cell/>
          <table:table-cell office:value-type="string">
            <text:p>MARIA ELENA DIAZ</text:p>
          </table:table-cell>
          <table:table-cell table:style-name="ce7" office:value-type="string">
            <text:p>Ejido,</text:p>
          </table:table-cell>
          <table:table-cell/>
          <table:table-cell office:value-type="string">
            <text:p>8.578369</text:p>
          </table:table-cell>
          <table:table-cell office:value-type="string">
            <text:p>-71.243334</text:p>
          </table:table-cell>
        </table:table-row>
        <table:table-row table:style-name="ro3">
          <table:table-cell/>
          <table:table-cell office:value-type="string">
            <text:p>NELSON PEÑA</text:p>
          </table:table-cell>
          <table:table-cell office:value-type="string">
            <text:p>La Azulita; Tabay,La Mucuy y otro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LSON PULIDO</text:p>
          </table:table-cell>
          <table:table-cell office:value-type="string">
            <text:p>El Arenal, Rincon de Lourdes</text:p>
          </table:table-cell>
          <table:table-cell office:value-type="string">
            <text:p>Rincon de Lourdes</text:p>
          </table:table-cell>
          <table:table-cell office:value-type="string">
            <text:p>8.597335</text:p>
          </table:table-cell>
          <table:table-cell office:value-type="string">
            <text:p>-71.117528</text:p>
          </table:table-cell>
        </table:table-row>
        <table:table-row table:style-name="ro2">
          <table:table-cell table:style-name="ce3"/>
          <table:table-cell office:value-type="string">
            <text:p>ONIAS RIVERO* /Olga (Esposa)</text:p>
          </table:table-cell>
          <table:table-cell office:value-type="string">
            <text:p>Mucuchíes, Mucumpate</text:p>
          </table:table-cell>
          <table:table-cell/>
          <table:table-cell office:value-type="string">
            <text:p>8.91278</text:p>
          </table:table-cell>
          <table:table-cell office:value-type="string">
            <text:p>-70.93</text:p>
          </table:table-cell>
        </table:table-row>
        <table:table-row table:style-name="ro2">
          <table:table-cell/>
          <table:table-cell office:value-type="string">
            <text:p>RAUL NIETO</text:p>
          </table:table-cell>
          <table:table-cell office:value-type="string">
            <text:p>Mucuchíes,Mixteque</text:p>
          </table:table-cell>
          <table:table-cell/>
          <table:table-cell office:value-type="string">
            <text:p>8.676408</text:p>
          </table:table-cell>
          <table:table-cell office:value-type="string">
            <text:p>-70.922853</text:p>
          </table:table-cell>
        </table:table-row>
        <table:table-row table:style-name="ro3">
          <table:table-cell/>
          <table:table-cell office:value-type="string">
            <text:p>REINALDO ALBORNOZ</text:p>
          </table:table-cell>
          <table:table-cell office:value-type="string">
            <text:p>Pueblos del Sur (Entrada Mucusutuy)</text:p>
          </table:table-cell>
          <table:table-cell office:value-type="string">
            <text:p>Entrada Mucusuty, Sector La Veguilla</text:p>
          </table:table-cell>
          <table:table-cell office:value-type="string">
            <text:p>8.245294</text:p>
          </table:table-cell>
          <table:table-cell office:value-type="string">
            <text:p>-71.280232</text:p>
          </table:table-cell>
        </table:table-row>
        <table:table-row table:style-name="ro2">
          <table:table-cell/>
          <table:table-cell office:value-type="string">
            <text:p>TEÓFILO</text:p>
          </table:table-cell>
          <table:table-cell office:value-type="string">
            <text:p>Mucuchíes,Mixteque</text:p>
          </table:table-cell>
          <table:table-cell/>
          <table:table-cell office:value-type="string">
            <text:p>8.686408</text:p>
          </table:table-cell>
          <table:table-cell office:value-type="string">
            <text:p>-70.922953</text:p>
          </table:table-cell>
        </table:table-row>
        <table:table-row table:style-name="ro5">
          <table:table-cell table:style-name="ce4"/>
          <table:table-cell table:style-name="ce18" office:value-type="string">
            <text:p>TERESA CALDERON</text:p>
          </table:table-cell>
          <table:table-cell table:style-name="ce28" office:value-type="string">
            <text:p>La Don Perucho,</text:p>
          </table:table-cell>
          <table:table-cell table:style-name="ce28" office:value-type="string">
            <text:p>Mucuy Baja, La vega de san Antonio, Calle principal, despues del estadio de softball</text:p>
          </table:table-cell>
          <table:table-cell office:value-type="string">
            <text:p>8.612821</text:p>
          </table:table-cell>
          <table:table-cell office:value-type="string">
            <text:p>-71.106335</text:p>
          </table:table-cell>
        </table:table-row>
        <table:table-row table:style-name="ro2">
          <table:table-cell table:style-name="ce4"/>
          <table:table-cell table:style-name="ce18" office:value-type="string">
            <text:p>TRACY Y ROBEL PARRA</text:p>
          </table:table-cell>
          <table:table-cell table:style-name="ce28" office:value-type="string">
            <text:p>El Arenal, Rincon de Lourdes</text:p>
          </table:table-cell>
          <table:table-cell table:style-name="ce28" office:value-type="string">
            <text:p>Rincon de Lourdes</text:p>
          </table:table-cell>
          <table:table-cell office:value-type="string">
            <text:p>8.597335</text:p>
          </table:table-cell>
          <table:table-cell office:value-type="string">
            <text:p>-71.12752</text:p>
          </table:table-cell>
        </table:table-row>
        <table:table-row table:style-name="ro6">
          <table:table-cell table:style-name="ce5" table:number-columns-repeated="4"/>
          <table:table-cell table:number-columns-repeated="2"/>
        </table:table-row>
        <table:table-row table:style-name="ro7">
          <table:table-cell table:style-name="ce6"/>
          <table:table-cell table:style-name="ce18" office:value-type="string">
            <text:p>ANDRES BISHOP? No está en mérida</text:p>
          </table:table-cell>
          <table:table-cell table:style-name="ce6" office:value-type="string">
            <text:p>La Pedregoza</text:p>
          </table:table-cell>
          <table:table-cell table:style-name="ce6" office:value-type="string">
            <text:p>La Pedregoza, loma San Rafael, finca El Pinar, entrar por la primera capilla; frente a bosque de pino, casa color tierra.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5" office:value-type="string">
            <text:p>HENRRIETE ARREAZA</text:p>
          </table:table-cell>
          <table:table-cell table:style-name="ce7" office:value-type="string">
            <text:p>Tabay</text:p>
          </table:table-cell>
          <table:table-cell table:style-name="ce7"/>
          <table:table-cell office:value-type="string">
            <text:p>8.636243</text:p>
          </table:table-cell>
          <table:table-cell office:value-type="string">
            <text:p>-71.067797</text:p>
          </table:table-cell>
        </table:table-row>
        <table:table-row table:style-name="ro8">
          <table:table-cell table:style-name="ce8"/>
          <table:table-cell office:value-type="string">
            <text:p>LIGIA PARRA<text:span text:style-name="T1"> (NO LLAMAR </text:span><text:span text:style-name="T1">HASTA QUE NOS AVISE)LIGIA </text:span><text:span text:style-name="T1">PARRA (NO LLAMAR HASTA </text:span><text:span text:style-name="T1">QUE NOS AVISE)LIGIA PARRA </text:span><text:span text:style-name="T1">(NO LLAMAR HASTA QUE NOS </text:span><text:span text:style-name="T1">AVISE)LIGIA PARRA (NO </text:span><text:span text:style-name="T1">LLAMAR HASTA QUE NOS </text:span><text:span text:style-name="T1">AVISE)</text:span></text:p>
          </table:table-cell>
          <table:table-cell office:value-type="string">
            <text:p>Mucuchies,</text:p>
          </table:table-cell>
          <table:table-cell/>
          <table:table-cell office:value-type="string">
            <text:p>8.756640</text:p>
          </table:table-cell>
          <table:table-cell office:value-type="string">
            <text:p>-70.922654</text:p>
          </table:table-cell>
        </table:table-row>
        <table:table-row table:style-name="ro2">
          <table:table-cell table:style-name="ce7"/>
          <table:table-cell table:style-name="ce15" office:value-type="string">
            <text:p>MANUELA SOLÉ</text:p>
          </table:table-cell>
          <table:table-cell table:style-name="ce7" office:value-type="string">
            <text:p>La Mata</text:p>
          </table:table-cell>
          <table:table-cell table:style-name="ce7"/>
          <table:table-cell office:value-type="string">
            <text:p>8.563346</text:p>
          </table:table-cell>
          <table:table-cell office:value-type="string">
            <text:p>-71.197151</text:p>
          </table:table-cell>
        </table:table-row>
        <table:table-row table:style-name="ro6">
          <table:table-cell table:style-name="ce9" table:number-columns-repeated="4"/>
          <table:table-cell table:number-columns-repeated="2"/>
        </table:table-row>
        <table:table-row table:style-name="ro2">
          <table:table-cell table:style-name="ce3"/>
          <table:table-cell office:value-type="string">
            <text:p>ONIAS RIVERO* /Olga (Esposa)</text:p>
          </table:table-cell>
          <table:table-cell office:value-type="string">
            <text:p>Mucuchíes, Mucumpate</text:p>
          </table:table-cell>
          <table:table-cell/>
          <table:table-cell office:value-type="string">
            <text:p>8.92278</text:p>
          </table:table-cell>
          <table:table-cell office:value-type="string">
            <text:p>-70.92</text:p>
          </table:table-cell>
        </table:table-row>
        <table:table-row table:style-name="ro9">
          <table:table-cell/>
          <table:table-cell table:style-name="ce19" office:value-type="string">
            <text:p>ALFONSO ZERPA (Sr. Moncho)</text:p>
          </table:table-cell>
          <table:table-cell table:style-name="ce29" office:value-type="string">
            <text:p>San Rafael del Chama</text:p>
          </table:table-cell>
          <table:table-cell table:style-name="ce29"/>
          <table:table-cell table:number-columns-repeated="2"/>
        </table:table-row>
        <table:table-row table:style-name="ro10">
          <table:table-cell/>
          <table:table-cell table:style-name="ce19" office:value-type="string">
            <text:p>Hilda Quiñones</text:p>
          </table:table-cell>
          <table:table-cell table:style-name="ce30" office:value-type="string">
            <text:p>El Vigía,</text:p>
          </table:table-cell>
          <table:table-cell table:style-name="ce29" office:value-type="string">
            <text:p>El Vigía, El Vigía, Frente a Plaza María Santo, al lado de Agrocon</text:p>
          </table:table-cell>
          <table:table-cell office:value-type="string">
            <text:p>8.615729</text:p>
          </table:table-cell>
          <table:table-cell office:value-type="string">
            <text:p>-71.655986</text:p>
          </table:table-cell>
        </table:table-row>
        <table:table-row table:style-name="ro11">
          <table:table-cell table:style-name="ce10"/>
          <table:table-cell table:style-name="ce20" office:value-type="string">
            <text:p>IRMA VOLCANES</text:p>
          </table:table-cell>
          <table:table-cell table:style-name="ce31" office:value-type="string">
            <text:p>El Valle</text:p>
          </table:table-cell>
          <table:table-cell table:style-name="ce29" office:value-type="string">
            <text:p>sector los Camellones de la artesania el Tronco</text:p>
          </table:table-cell>
          <table:table-cell office:value-type="string">
            <text:p>8.651075</text:p>
          </table:table-cell>
          <table:table-cell office:value-type="string">
            <text:p>-71.112850</text:p>
          </table:table-cell>
        </table:table-row>
        <table:table-row table:style-name="ro9">
          <table:table-cell/>
          <table:table-cell table:style-name="ce20" office:value-type="string">
            <text:p>JAVIER CARVAJAL</text:p>
          </table:table-cell>
          <table:table-cell table:style-name="ce31" office:value-type="string">
            <text:p>El Valle</text:p>
          </table:table-cell>
          <table:table-cell table:style-name="ce29"/>
          <table:table-cell office:value-type="string">
            <text:p>8.651616</text:p>
          </table:table-cell>
          <table:table-cell office:value-type="string">
            <text:p>-71.123739</text:p>
          </table:table-cell>
        </table:table-row>
        <table:table-row table:style-name="ro9">
          <table:table-cell/>
          <table:table-cell table:style-name="ce19" office:value-type="string">
            <text:p>Jhoana Vidal</text:p>
          </table:table-cell>
          <table:table-cell table:style-name="ce29" table:number-columns-repeated="2"/>
          <table:table-cell table:number-columns-repeated="2"/>
        </table:table-row>
        <table:table-row table:style-name="ro9">
          <table:table-cell/>
          <table:table-cell table:style-name="ce21" office:value-type="string">
            <text:p>JOSMARY PEREZ</text:p>
          </table:table-cell>
          <table:table-cell table:style-name="ce32" office:value-type="string">
            <text:p>La Azulita</text:p>
          </table:table-cell>
          <table:table-cell table:style-name="ce29"/>
          <table:table-cell office:value-type="string">
            <text:p>8.706399</text:p>
          </table:table-cell>
          <table:table-cell office:value-type="string">
            <text:p>-71.450653</text:p>
          </table:table-cell>
        </table:table-row>
        <table:table-row table:style-name="ro9">
          <table:table-cell/>
          <table:table-cell table:style-name="ce21" office:value-type="string">
            <text:p>JUAN CORAO</text:p>
          </table:table-cell>
          <table:table-cell table:style-name="ce32" office:value-type="string">
            <text:p>La Pedregosa</text:p>
          </table:table-cell>
          <table:table-cell table:style-name="ce35" office:value-type="string">
            <text:p>Urb. Vista Hermosa #9</text:p>
          </table:table-cell>
          <table:table-cell office:value-type="string">
            <text:p>8.608302</text:p>
          </table:table-cell>
          <table:table-cell office:value-type="string">
            <text:p>-71.189061</text:p>
          </table:table-cell>
        </table:table-row>
        <table:table-row table:style-name="ro9">
          <table:table-cell/>
          <table:table-cell table:style-name="ce21" office:value-type="string">
            <text:p>JULIO CESAR GALLARDO</text:p>
          </table:table-cell>
          <table:table-cell table:style-name="ce32" office:value-type="string">
            <text:p>Ejido , el Manzano</text:p>
          </table:table-cell>
          <table:table-cell table:style-name="ce35" office:value-type="string">
            <text:p>víaa la Haciendita</text:p>
          </table:table-cell>
          <table:table-cell office:value-type="string">
            <text:p>8.583052</text:p>
          </table:table-cell>
          <table:table-cell office:value-type="string">
            <text:p>-71.249755</text:p>
          </table:table-cell>
        </table:table-row>
        <table:table-row table:style-name="ro11">
          <table:table-cell/>
          <table:table-cell table:style-name="ce22" office:value-type="string">
            <text:p>Lilia Coromoto Torres* y Valmore Gómez</text:p>
          </table:table-cell>
          <table:table-cell table:style-name="ce29" office:value-type="string">
            <text:p>El Arenal, </text:p>
          </table:table-cell>
          <table:table-cell table:style-name="ce29"/>
          <table:table-cell office:value-type="string">
            <text:p>8.98925</text:p>
          </table:table-cell>
          <table:table-cell office:value-type="string">
            <text:p>-71.24487</text:p>
          </table:table-cell>
        </table:table-row>
        <table:table-row table:style-name="ro12">
          <table:table-cell/>
          <table:table-cell table:style-name="ce19" office:value-type="string">
            <text:p>Lisa Blodi</text:p>
          </table:table-cell>
          <table:table-cell table:style-name="ce29" office:value-type="string">
            <text:p>Caña Brava,</text:p>
            <text:p><text:s/>Estado MéridaCaña Brava,</text:p>
            <text:p><text:s/>Estado MéridaCaña Brava,</text:p>
            <text:p><text:s/>Estado Mérida</text:p>
          </table:table-cell>
          <table:table-cell table:style-name="ce29"/>
          <table:table-cell office:value-type="string">
            <text:p>8.57944</text:p>
          </table:table-cell>
          <table:table-cell office:value-type="string">
            <text:p>-71.49444</text:p>
          </table:table-cell>
        </table:table-row>
        <table:table-row table:style-name="ro11">
          <table:table-cell/>
          <table:table-cell table:style-name="ce19" office:value-type="string">
            <text:p>MANUEL BLANCO</text:p>
          </table:table-cell>
          <table:table-cell table:style-name="ce29" office:value-type="string">
            <text:p>Lagunillas, entrada Pueblo Nuevo</text:p>
          </table:table-cell>
          <table:table-cell table:style-name="ce29"/>
          <table:table-cell office:value-type="string">
            <text:p>8.476203</text:p>
          </table:table-cell>
          <table:table-cell office:value-type="float" office:value="-71408">
            <text:p>-71408</text:p>
          </table:table-cell>
        </table:table-row>
        <table:table-row table:style-name="ro9">
          <table:table-cell/>
          <table:table-cell table:style-name="ce19" office:value-type="string">
            <text:p>PEDRO TORREALBA</text:p>
          </table:table-cell>
          <table:table-cell table:style-name="ce33" office:value-type="string">
            <text:p>Mucuchíes</text:p>
          </table:table-cell>
          <table:table-cell table:style-name="ce29"/>
          <table:table-cell office:value-type="string">
            <text:p>8.746418</text:p>
          </table:table-cell>
          <table:table-cell office:value-type="string">
            <text:p>-70.91457</text:p>
          </table:table-cell>
        </table:table-row>
        <table:table-row table:style-name="ro11">
          <table:table-cell/>
          <table:table-cell table:style-name="ce19" office:value-type="string">
            <text:p>Ravi Rojas</text:p>
          </table:table-cell>
          <table:table-cell table:style-name="ce29" office:value-type="string">
            <text:p>Jají,</text:p>
          </table:table-cell>
          <table:table-cell table:style-name="ce29" office:value-type="string">
            <text:p>Finca Mistajá, Jají, Mérida, Venezuela</text:p>
          </table:table-cell>
          <table:table-cell office:value-type="string">
            <text:p>8.574847</text:p>
          </table:table-cell>
          <table:table-cell office:value-type="string">
            <text:p>-71.344314</text:p>
          </table:table-cell>
        </table:table-row>
        <table:table-row table:style-name="ro11">
          <table:table-cell/>
          <table:table-cell table:style-name="ce19" office:value-type="string">
            <text:p>Rosa Rodríguez de Corredor y Eustoquio Corredor Peña</text:p>
          </table:table-cell>
          <table:table-cell table:style-name="ce29" office:value-type="string">
            <text:p>La Joya, por la Bodega el Toro</text:p>
          </table:table-cell>
          <table:table-cell table:style-name="ce29"/>
          <table:table-cell office:value-type="string">
            <text:p>8.603388</text:p>
          </table:table-cell>
          <table:table-cell office:value-type="string">
            <text:p>-71.114845</text:p>
          </table:table-cell>
        </table:table-row>
        <table:table-row table:style-name="ro9">
          <table:table-cell/>
          <table:table-cell table:style-name="ce19" office:value-type="string">
            <text:p>Sakhi Mérino </text:p>
          </table:table-cell>
          <table:table-cell table:style-name="ce29" office:value-type="string">
            <text:p>La Azulita</text:p>
          </table:table-cell>
          <table:table-cell table:style-name="ce29"/>
          <table:table-cell office:value-type="string">
            <text:p>8.721899</text:p>
          </table:table-cell>
          <table:table-cell office:value-type="string">
            <text:p>-71.439629</text:p>
          </table:table-cell>
        </table:table-row>
        <table:table-row table:style-name="ro9">
          <table:table-cell/>
          <table:table-cell table:style-name="ce19"/>
          <table:table-cell table:style-name="ce29" table:number-columns-repeated="2"/>
          <table:table-cell table:number-columns-repeated="2"/>
        </table:table-row>
        <table:table-row table:style-name="ro9">
          <table:table-cell/>
          <table:table-cell table:style-name="ce19" office:value-type="string">
            <text:p>Silbino Ramírez Dávila</text:p>
          </table:table-cell>
          <table:table-cell table:style-name="ce29" office:value-type="string">
            <text:p>Ejido,via Aguas Calientes</text:p>
          </table:table-cell>
          <table:table-cell table:style-name="ce29" office:value-type="string">
            <text:p>Ejido,via Aguas Calientes</text:p>
          </table:table-cell>
          <table:table-cell office:value-type="string">
            <text:p>8.561591</text:p>
          </table:table-cell>
          <table:table-cell office:value-type="string">
            <text:p>-71.254304</text:p>
          </table:table-cell>
        </table:table-row>
        <table:table-row table:style-name="ro9">
          <table:table-cell/>
          <table:table-cell table:style-name="ce19" office:value-type="string">
            <text:p>Yuri Daniel Vielma B.</text:p>
          </table:table-cell>
          <table:table-cell table:style-name="ce29" office:value-type="string">
            <text:p>El Arenal, San Mateo</text:p>
          </table:table-cell>
          <table:table-cell table:style-name="ce29"/>
          <table:table-cell office:value-type="string">
            <text:p>8.602978</text:p>
          </table:table-cell>
          <table:table-cell office:value-type="string">
            <text:p>-71.127110</text:p>
          </table:table-cell>
        </table:table-row>
        <table:table-row table:style-name="ro6">
          <table:table-cell/>
          <table:table-cell table:style-name="ce11" table:number-columns-repeated="3"/>
          <table:table-cell table:number-columns-repeated="2"/>
        </table:table-row>
        <table:table-row table:style-name="ro6">
          <table:table-cell/>
          <table:table-cell table:style-name="ce23"/>
          <table:table-cell table:number-columns-repeated="4"/>
        </table:table-row>
        <table:table-row table:style-name="ro2">
          <table:table-cell/>
          <table:table-cell table:style-name="ce23" office:value-type="string">
            <text:p>ANGELA MONSALVE/SR. PABLO</text:p>
          </table:table-cell>
          <table:table-cell office:value-type="string">
            <text:p>Apartaderos</text:p>
          </table:table-cell>
          <table:table-cell/>
          <table:table-cell office:value-type="string">
            <text:p>8.800173</text:p>
          </table:table-cell>
          <table:table-cell office:value-type="string">
            <text:p>-70.855637</text:p>
          </table:table-cell>
        </table:table-row>
        <table:table-row table:style-name="ro2">
          <table:table-cell table:style-name="ce11"/>
          <table:table-cell table:style-name="ce23" office:value-type="string">
            <text:p>CARLOS PERDOMO</text:p>
          </table:table-cell>
          <table:table-cell office:value-type="string">
            <text:p>Timotes,La Venta</text:p>
          </table:table-cell>
          <table:table-cell/>
          <table:table-cell office:value-type="string">
            <text:p>8.991191</text:p>
          </table:table-cell>
          <table:table-cell office:value-type="string">
            <text:p>-70.736270</text:p>
          </table:table-cell>
        </table:table-row>
        <table:table-row table:style-name="ro2">
          <table:table-cell/>
          <table:table-cell table:style-name="ce23" office:value-type="string">
            <text:p>JUAN CARLOS BALZA (PROINPA)</text:p>
          </table:table-cell>
          <table:table-cell table:style-name="ce28" office:value-type="string">
            <text:p>preguntar, es del páramo</text:p>
          </table:table-cell>
          <table:table-cell/>
          <table:table-cell office:value-type="string">
            <text:p>8.994115</text:p>
          </table:table-cell>
          <table:table-cell office:value-type="string">
            <text:p>-70.744682</text:p>
          </table:table-cell>
        </table:table-row>
        <table:table-row table:style-name="ro2">
          <table:table-cell table:style-name="ce12"/>
          <table:table-cell table:style-name="ce23" office:value-type="string">
            <text:p>JOSUE RANGEL</text:p>
          </table:table-cell>
          <table:table-cell office:value-type="string">
            <text:p>Jaji</text:p>
          </table:table-cell>
          <table:table-cell/>
          <table:table-cell office:value-type="string">
            <text:p>8.564847</text:p>
          </table:table-cell>
          <table:table-cell office:value-type="string">
            <text:p>-71.354314</text:p>
          </table:table-cell>
        </table:table-row>
        <table:table-row table:style-name="ro2">
          <table:table-cell/>
          <table:table-cell table:style-name="ce24" office:value-type="string">
            <text:p>LIBORIO </text:p>
          </table:table-cell>
          <table:table-cell office:value-type="string">
            <text:p>Tabay</text:p>
          </table:table-cell>
          <table:table-cell/>
          <table:table-cell office:value-type="string">
            <text:p>8.632784</text:p>
          </table:table-cell>
          <table:table-cell office:value-type="string">
            <text:p>-71.084220</text:p>
          </table:table-cell>
        </table:table-row>
        <table:table-row table:style-name="ro2">
          <table:table-cell/>
          <table:table-cell table:style-name="ce23" office:value-type="string">
            <text:p>MARLENI CARVAJAL</text:p>
          </table:table-cell>
          <table:table-cell office:value-type="string">
            <text:p>Bailadores</text:p>
          </table:table-cell>
          <table:table-cell/>
          <table:table-cell office:value-type="string">
            <text:p>8.259686</text:p>
          </table:table-cell>
          <table:table-cell office:value-type="string">
            <text:p>-71.829622</text:p>
          </table:table-cell>
        </table:table-row>
        <table:table-row table:style-name="ro5">
          <table:table-cell/>
          <table:table-cell table:style-name="ce23" office:value-type="string">
            <text:p>Proy Nativos de la Montaña-Orlando Garrido (COORDINADOR). <text:s/>(Proy Nativos de la Montaña-LUIS ZERPA* e IVAN GARCIA )</text:p>
          </table:table-cell>
          <table:table-cell office:value-type="string">
            <text:p>El Valle</text:p>
          </table:table-cell>
          <table:table-cell office:value-type="string">
            <text:p>Sector el Pajonal,en la vía, El primer terreno subiendo la cuesta</text:p>
          </table:table-cell>
          <table:table-cell office:value-type="string">
            <text:p>8.660727</text:p>
          </table:table-cell>
          <table:table-cell office:value-type="string">
            <text:p>-71.108226</text:p>
          </table:table-cell>
        </table:table-row>
        <table:table-row table:style-name="ro2">
          <table:table-cell/>
          <table:table-cell table:style-name="ce23" office:value-type="string">
            <text:p>VERONICA ZERPA</text:p>
          </table:table-cell>
          <table:table-cell office:value-type="string">
            <text:p>Mucuchache</text:p>
          </table:table-cell>
          <table:table-cell/>
          <table:table-cell office:value-type="string">
            <text:p>8.773590</text:p>
          </table:table-cell>
          <table:table-cell office:value-type="string">
            <text:p>-70.854007</text:p>
          </table:table-cell>
        </table:table-row>
        <table:table-row table:style-name="ro6">
          <table:table-cell/>
          <table:table-cell table:style-name="ce23"/>
          <table:table-cell table:style-name="ce34"/>
          <table:table-cell table:number-columns-repeated="3"/>
        </table:table-row>
        <table:table-row table:style-name="ro6">
          <table:table-cell/>
          <table:table-cell table:style-name="ce23"/>
          <table:table-cell table:style-name="ce28"/>
          <table:table-cell table:number-columns-repeated="3"/>
        </table:table-row>
        <table:table-row table:style-name="ro2">
          <table:table-cell/>
          <table:table-cell table:style-name="ce23" office:value-type="string">
            <text:p>FRANCISCO PABON</text:p>
          </table:table-cell>
          <table:table-cell office:value-type="string">
            <text:p>Jaji</text:p>
          </table:table-cell>
          <table:table-cell/>
          <table:table-cell office:value-type="string">
            <text:p>8.622784</text:p>
          </table:table-cell>
          <table:table-cell office:value-type="string">
            <text:p>-71.094220</text:p>
          </table:table-cell>
        </table:table-row>
        <table:table-row table:style-name="ro2">
          <table:table-cell/>
          <table:table-cell table:style-name="ce23" office:value-type="string">
            <text:p>EDWIN DURÁN </text:p>
          </table:table-cell>
          <table:table-cell office:value-type="string">
            <text:p>Ejido, La Mesa de los Indios</text:p>
          </table:table-cell>
          <table:table-cell/>
          <table:table-cell office:value-type="string">
            <text:p>8.533761</text:p>
          </table:table-cell>
          <table:table-cell office:value-type="string">
            <text:p>-71.282343</text:p>
          </table:table-cell>
        </table:table-row>
        <table:table-row table:style-name="ro2">
          <table:table-cell/>
          <table:table-cell table:style-name="ce24" office:value-type="string">
            <text:p>ERNESTO PALACIOS</text:p>
          </table:table-cell>
          <table:table-cell table:style-name="ce28" office:value-type="string">
            <text:p>El Valle,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25" office:value-type="string">
            <text:p>HENRY MORA </text:p>
          </table:table-cell>
          <table:table-cell table:style-name="ce28" office:value-type="string">
            <text:p>Ejido, La Mesa de los Indios</text:p>
          </table:table-cell>
          <table:table-cell table:style-name="ce28"/>
          <table:table-cell office:value-type="string">
            <text:p>8.553761</text:p>
          </table:table-cell>
          <table:table-cell office:value-type="string">
            <text:p>-71.292343</text:p>
          </table:table-cell>
        </table:table-row>
        <table:table-row table:style-name="ro2">
          <table:table-cell/>
          <table:table-cell table:style-name="ce24" office:value-type="string">
            <text:p>FATIMA MENDEZ</text:p>
          </table:table-cell>
          <table:table-cell table:style-name="ce28" office:value-type="string">
            <text:p>La Mucuy</text:p>
          </table:table-cell>
          <table:table-cell table:style-name="ce34"/>
          <table:table-cell office:value-type="string">
            <text:p>8.656390</text:p>
          </table:table-cell>
          <table:table-cell office:value-type="string">
            <text:p>-71.130306</text:p>
          </table:table-cell>
        </table:table-row>
        <table:table-row table:style-name="ro2">
          <table:table-cell table:style-name="ce13"/>
          <table:table-cell table:style-name="ce24" office:value-type="string">
            <text:p>GABRIEL TORRES</text:p>
          </table:table-cell>
          <table:table-cell table:style-name="ce28" office:value-type="string">
            <text:p>Arenal, </text:p>
          </table:table-cell>
          <table:table-cell table:style-name="ce34"/>
          <table:table-cell office:value-type="string">
            <text:p>8.594952</text:p>
          </table:table-cell>
          <table:table-cell office:value-type="string">
            <text:p>-71.135799</text:p>
          </table:table-cell>
        </table:table-row>
        <table:table-row table:style-name="ro2">
          <table:table-cell table:style-name="ce4"/>
          <table:table-cell table:style-name="ce24" office:value-type="string">
            <text:p>LUIS VILLARREAL</text:p>
          </table:table-cell>
          <table:table-cell table:number-columns-repeated="4"/>
        </table:table-row>
        <table:table-row table:style-name="ro2">
          <table:table-cell table:style-name="ce13"/>
          <table:table-cell table:style-name="ce23" office:value-type="string">
            <text:p>FREDDY ROJAS</text:p>
          </table:table-cell>
          <table:table-cell office:value-type="string">
            <text:p>El Arenal, Rincon de Lourdes</text:p>
          </table:table-cell>
          <table:table-cell table:number-columns-repeated="3"/>
        </table:table-row>
        <table:table-row table:style-name="ro6">
          <table:table-cell table:style-name="ce13"/>
          <table:table-cell table:style-name="Default" table:number-columns-repeated="5"/>
        </table:table-row>
        <table:table-row table:style-name="ro13">
          <table:table-cell/>
          <table:table-cell table:style-name="Default" table:number-columns-repeated="5"/>
        </table:table-row>
        <table:table-row table:style-name="ro13">
          <table:table-cell/>
          <table:table-cell table:style-name="Default" table:number-columns-repeated="5"/>
        </table:table-row>
        <table:named-expressions/>
      </table:table>
      <table:table table:name="tlf productores  (al 18-01-14)" table:style-name="ta2" table:print-ranges="'tlf productores  (al 18-01-14)'.A1:'tlf productores  (al 18-01-14)'.J74">
        <office:forms form:automatic-focus="false" form:apply-design-mode="false"/>
        <table:table-column table:style-name="co6" table:default-cell-style-name="ce43"/>
        <table:table-column table:style-name="co7" table:default-cell-style-name="ce43"/>
        <table:table-column table:style-name="co8" table:default-cell-style-name="ce48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number-columns-repeated="1014" table:default-cell-style-name="ce43"/>
        <table:table-row table:style-name="ro14">
          <table:table-cell table:style-name="ce36" office:value-type="string">
            <text:p>Nº</text:p>
          </table:table-cell>
          <table:table-cell table:style-name="ce36" office:value-type="string">
            <text:p>RIF</text:p>
          </table:table-cell>
          <table:table-cell table:style-name="ce45" office:value-type="string">
            <text:p>NOMBRE Y APELLIDO</text:p>
          </table:table-cell>
          <table:table-cell table:style-name="ce36" office:value-type="string">
            <text:p>SECTOR</text:p>
          </table:table-cell>
          <table:table-cell table:style-name="ce49"/>
          <table:table-cell table:style-name="ce61"/>
          <table:table-cell table:style-name="ce36" office:value-type="string">
            <text:p>VARIEDAD DE PRODUCTOS</text:p>
          </table:table-cell>
          <table:table-cell table:style-name="ce36" office:value-type="string">
            <text:p>DIRECCION LOCAL (COMPLETA)</text:p>
          </table:table-cell>
          <table:table-cell table:style-name="ce36" office:value-type="string">
            <text:p>DIRECCIÓN <text:s/>ELECTRONICO</text:p>
          </table:table-cell>
          <table:table-cell table:style-name="ce36" office:value-type="string">
            <text:p>ULTIMA VISITA Y NOTAS</text:p>
          </table:table-cell>
          <table:table-cell table:number-columns-repeated="1014"/>
        </table:table-row>
        <table:table-row table:style-name="ro15">
          <table:table-cell table:style-name="ce37" table:number-columns-repeated="2"/>
          <table:table-cell table:style-name="ce46"/>
          <table:table-cell table:style-name="ce37"/>
          <table:table-cell table:style-name="ce39" office:value-type="string">
            <text:p>PERSONAL</text:p>
          </table:table-cell>
          <table:table-cell table:style-name="ce39" office:value-type="string">
            <text:p>OTROS</text:p>
          </table:table-cell>
          <table:table-cell table:style-name="ce37" table:number-columns-repeated="4"/>
          <table:table-cell table:number-columns-repeated="1014"/>
        </table:table-row>
        <table:table-row table:style-name="ro15">
          <table:table-cell table:style-name="ce38" office:value-type="string" table:number-columns-spanned="10" table:number-rows-spanned="1">
            <text:p>LISTA ACTUALIZADA DE PRODUCTORES CONSTANTES <text:span text:style-name="T2">(en rojo, los que estan más </text:span><text:span text:style-name="T2">urgente por visitar)</text:span><text:span text:style-name="T3">:LISTA </text:span><text:span text:style-name="T3">ACTUALIZADA DE </text:span><text:span text:style-name="T3">PRODUCTORES CONSTANTES </text:span><text:span text:style-name="T2">(en rojo, los que estan más </text:span><text:span text:style-name="T2">urgente por visitar)</text:span><text:span text:style-name="T3">:LISTA </text:span><text:span text:style-name="T3">ACTUALIZADA DE </text:span><text:span text:style-name="T3">PRODUCTORES CONSTANTES </text:span><text:span text:style-name="T2">(en rojo, los que estan más </text:span><text:span text:style-name="T2">urgente por visitar)</text:span><text:span text:style-name="T3">:LISTA </text:span><text:span text:style-name="T3">ACTUALIZADA DE </text:span><text:span text:style-name="T3">PRODUCTORES CONSTANTES </text:span><text:span text:style-name="T2">(en rojo, los que estan más </text:span><text:span text:style-name="T2">urgente por visitar)</text:span><text:span text:style-name="T3">:LISTA </text:span><text:span text:style-name="T3">ACTUALIZADA DE </text:span><text:span text:style-name="T3">PRODUCTORES CONSTANTES </text:span><text:span text:style-name="T2">(en rojo, los que estan más </text:span><text:span text:style-name="T2">urgente por visitar)</text:span><text:span text:style-name="T3">:</text:span></text:p>
          </table:table-cell>
          <table:covered-table-cell table:number-columns-repeated="8" table:style-name="ce44"/>
          <table:covered-table-cell table:style-name="ce70"/>
          <table:table-cell table:number-columns-repeated="1014"/>
        </table:table-row>
        <table:table-row table:style-name="ro16">
          <table:table-cell table:style-name="ce39" office:value-type="float" office:value="1">
            <text:p>1</text:p>
          </table:table-cell>
          <table:table-cell table:style-name="ce1"/>
          <table:table-cell table:style-name="ce15" office:value-type="string">
            <text:p>AIDA GUTÉRREZ</text:p>
          </table:table-cell>
          <table:table-cell table:style-name="ce7" office:value-type="string">
            <text:p>Tabay, Mucuy Baja</text:p>
          </table:table-cell>
          <table:table-cell table:style-name="ce50" office:value-type="string">
            <text:p><text:span text:style-name="T5">preguntar local,</text:span><text:span text:style-name="T6">0426-</text:span><text:span text:style-name="T6">1777865</text:span><text:span text:style-name="T5">preguntar local,</text:span><text:span text:style-name="T6">0426-</text:span><text:span text:style-name="T6">1777865</text:span><text:span text:style-name="T5">preguntar local,</text:span><text:span text:style-name="T6">0426-</text:span><text:span text:style-name="T6">1777865</text:span><text:span text:style-name="T5">preguntar local,</text:span><text:span text:style-name="T6">0426-</text:span><text:span text:style-name="T6">1777865</text:span><text:span text:style-name="T5">preguntar local,</text:span><text:span text:style-name="T6">0426-</text:span><text:span text:style-name="T6">1777865</text:span></text:p>
          </table:table-cell>
          <table:table-cell table:style-name="ce52"/>
          <table:table-cell table:style-name="ce27" office:value-type="string">
            <text:p>chachafruto, limón</text:p>
          </table:table-cell>
          <table:table-cell table:style-name="ce27" table:number-columns-repeated="2"/>
          <table:table-cell table:style-name="ce71" office:value-type="string">
            <text:p>falta llenar encuesta, ya Lidice visitó</text:p>
          </table:table-cell>
          <table:table-cell table:number-columns-repeated="1014"/>
        </table:table-row>
        <table:table-row table:style-name="ro17">
          <table:table-cell table:style-name="ce39" office:value-type="float" office:value="2">
            <text:p>2</text:p>
          </table:table-cell>
          <table:table-cell table:style-name="ce1"/>
          <table:table-cell table:style-name="ce16" office:value-type="string">
            <text:p>ALIDA USECHE</text:p>
          </table:table-cell>
          <table:table-cell table:style-name="ce7" office:value-type="string">
            <text:p>Mérida,Las Tapias</text:p>
          </table:table-cell>
          <table:table-cell table:style-name="ce7" office:value-type="string">
            <text:p>0274-2666861, 0414-0364192</text:p>
          </table:table-cell>
          <table:table-cell table:style-name="ce7" office:value-type="float" office:value="41474552696">
            <text:p>41474552696</text:p>
          </table:table-cell>
          <table:table-cell table:style-name="ce27" office:value-type="string">
            <text:p>Aguacate,limon,yerbabuena, verdolaga, …plantas</text:p>
          </table:table-cell>
          <table:table-cell table:style-name="ce27"/>
          <table:table-cell table:style-name="ce65" office:value-type="string">
            <text:p><text:a xlink:href="mailto:alidateresita@hotmail.com">alidateresita@hotmail.com</text:a></text:p>
          </table:table-cell>
          <table:table-cell table:style-name="ce71" office:value-type="string">
            <text:p>por visitar nuevamente</text:p>
          </table:table-cell>
          <table:table-cell table:number-columns-repeated="1014"/>
        </table:table-row>
        <table:table-row table:style-name="ro18">
          <table:table-cell table:style-name="ce39" office:value-type="float" office:value="3">
            <text:p>3</text:p>
          </table:table-cell>
          <table:table-cell table:style-name="ce1"/>
          <table:table-cell table:style-name="ce16" office:value-type="string">
            <text:p>ALVARO TREJO (Invernadero <text:s/>Escuela La Pueblita)</text:p>
          </table:table-cell>
          <table:table-cell table:style-name="ce7" office:value-type="string">
            <text:p>El Arenal</text:p>
          </table:table-cell>
          <table:table-cell table:style-name="ce51" office:value-type="string">
            <text:p><text:span text:style-name="T5">preguntar local </text:span><text:span text:style-name="T6">0416-</text:span><text:span text:style-name="T6">2817776</text:span><text:span text:style-name="T5">preguntar local </text:span><text:span text:style-name="T6">0416-</text:span><text:span text:style-name="T6">2817776</text:span><text:span text:style-name="T5">preguntar local </text:span><text:span text:style-name="T6">0416-</text:span><text:span text:style-name="T6">2817776</text:span><text:span text:style-name="T5">preguntar local </text:span><text:span text:style-name="T6">0416-</text:span><text:span text:style-name="T6">2817776</text:span><text:span text:style-name="T5">preguntar local </text:span><text:span text:style-name="T6">0416-</text:span><text:span text:style-name="T6">2817776</text:span></text:p>
          </table:table-cell>
          <table:table-cell table:style-name="ce7"/>
          <table:table-cell table:style-name="ce27" office:value-type="string">
            <text:p>lechuga, tomates, aguacate, </text:p>
          </table:table-cell>
          <table:table-cell table:style-name="ce27"/>
          <table:table-cell table:style-name="ce65" office:value-type="string">
            <text:p><text:a xlink:href="mailto:alvarotrejo48@hotmail.com">alvarotrejo48@hotmail.com</text:a></text:p>
          </table:table-cell>
          <table:table-cell table:style-name="ce72" office:value-type="string">
            <text:p>visita agosto 2013</text:p>
          </table:table-cell>
          <table:table-cell table:number-columns-repeated="1014"/>
        </table:table-row>
        <table:table-row table:style-name="ro19">
          <table:table-cell table:style-name="ce39" office:value-type="float" office:value="4">
            <text:p>4</text:p>
          </table:table-cell>
          <table:table-cell table:style-name="ce1"/>
          <table:table-cell table:style-name="ce16" office:value-type="string">
            <text:p>ANTONIO DACOSTA </text:p>
          </table:table-cell>
          <table:table-cell table:style-name="ce7" office:value-type="string">
            <text:p>Ejido, La Mesa de los Indios</text:p>
          </table:table-cell>
          <table:table-cell table:style-name="ce7" office:value-type="string">
            <text:p>0274-6588603, 0416-7178183</text:p>
          </table:table-cell>
          <table:table-cell table:style-name="ce7"/>
          <table:table-cell table:style-name="ce27" office:value-type="string">
            <text:p>lechuga, <text:s/>apio…plantas y abonos</text:p>
          </table:table-cell>
          <table:table-cell table:style-name="ce27" office:value-type="string">
            <text:p>Mesa de los Indios</text:p>
          </table:table-cell>
          <table:table-cell table:style-name="ce65"/>
          <table:table-cell table:style-name="ce73" office:value-type="string">
            <text:p>visita agosto 2013</text:p>
          </table:table-cell>
          <table:table-cell table:number-columns-repeated="1014"/>
        </table:table-row>
        <table:table-row table:style-name="ro20">
          <table:table-cell table:style-name="ce39" office:value-type="float" office:value="5">
            <text:p>5</text:p>
          </table:table-cell>
          <table:table-cell table:style-name="ce1"/>
          <table:table-cell table:style-name="ce15" office:value-type="string">
            <text:p>BART PAUWELS</text:p>
          </table:table-cell>
          <table:table-cell table:style-name="ce7" office:value-type="string">
            <text:p>Jaji,Loma de los Guamos</text:p>
          </table:table-cell>
          <table:table-cell table:style-name="ce7" office:value-type="string">
            <text:p>0274-6575737, 0416-7720608</text:p>
          </table:table-cell>
          <table:table-cell table:style-name="ce7" office:value-type="string">
            <text:p>0426-5179207</text:p>
          </table:table-cell>
          <table:table-cell table:style-name="ce27" office:value-type="string">
            <text:p>lechuga,achicoria, cambur verde, mandarinas, limon, naranjas, <text:s/>heliconias, germinados, </text:p>
          </table:table-cell>
          <table:table-cell table:style-name="ce27" office:value-type="string">
            <text:p>Finca Terranova, ref. Hacienda La Mesa, antes de las Cruces</text:p>
          </table:table-cell>
          <table:table-cell table:style-name="ce65"/>
          <table:table-cell table:style-name="ce71" office:value-type="string">
            <text:p>por visitar nuevamente, Llenar encuesta, Lidice y Julia verificó. Puede hacer transporte de productos,en Jaji y la Azulita</text:p>
          </table:table-cell>
          <table:table-cell table:number-columns-repeated="1014"/>
        </table:table-row>
        <table:table-row table:style-name="ro21">
          <table:table-cell table:style-name="ce39" office:value-type="float" office:value="6">
            <text:p>6</text:p>
          </table:table-cell>
          <table:table-cell table:style-name="ce1"/>
          <table:table-cell table:style-name="ce16" office:value-type="string">
            <text:p>BERNAVE TORRES</text:p>
          </table:table-cell>
          <table:table-cell table:style-name="ce7" office:value-type="string">
            <text:p>Mucuchíes, Gavidia </text:p>
          </table:table-cell>
          <table:table-cell table:style-name="ce52" office:value-type="string">
            <text:p>0274-6573614, 0426-7029510</text:p>
          </table:table-cell>
          <table:table-cell table:style-name="ce52"/>
          <table:table-cell table:style-name="ce27" office:value-type="string">
            <text:p>papa nativa, cuibas, zanahoria, mashua, cebollín, <text:s/>…</text:p>
          </table:table-cell>
          <table:table-cell table:style-name="ce27" table:number-columns-repeated="2"/>
          <table:table-cell table:style-name="ce74" office:value-type="string">
            <text:p>visita marzo 2013</text:p>
          </table:table-cell>
          <table:table-cell table:number-columns-repeated="1014"/>
        </table:table-row>
        <table:table-row table:style-name="ro22">
          <table:table-cell table:style-name="ce39" office:value-type="float" office:value="7">
            <text:p>7</text:p>
          </table:table-cell>
          <table:table-cell table:style-name="ce1"/>
          <table:table-cell table:style-name="ce16" office:value-type="string">
            <text:p>CARLOS RIVAS</text:p>
          </table:table-cell>
          <table:table-cell table:style-name="ce7" office:value-type="string">
            <text:p>San Juan de <text:s/>Lagunillas</text:p>
          </table:table-cell>
          <table:table-cell table:style-name="ce50" office:value-type="string">
            <text:p><text:span text:style-name="T5">preguntar local,</text:span><text:span text:style-name="T6">0424-</text:span><text:span text:style-name="T6">5166782</text:span><text:span text:style-name="T5">preguntar local,</text:span><text:span text:style-name="T6">0424-</text:span><text:span text:style-name="T6">5166782</text:span><text:span text:style-name="T5">preguntar local,</text:span><text:span text:style-name="T6">0424-</text:span><text:span text:style-name="T6">5166782</text:span><text:span text:style-name="T5">preguntar local,</text:span><text:span text:style-name="T6">0424-</text:span><text:span text:style-name="T6">5166782</text:span><text:span text:style-name="T5">preguntar local,</text:span><text:span text:style-name="T6">0424-</text:span><text:span text:style-name="T6">5166782</text:span></text:p>
          </table:table-cell>
          <table:table-cell table:style-name="ce52"/>
          <table:table-cell table:style-name="ce27" office:value-type="string">
            <text:p>masa de maiz, lechoza, tuna, zábila, ají dulce, ají picante jalapeño,</text:p>
          </table:table-cell>
          <table:table-cell table:style-name="ce27" office:value-type="string">
            <text:p>sector los Llanitos, calle principal</text:p>
          </table:table-cell>
          <table:table-cell table:style-name="ce65" office:value-type="string">
            <text:p><text:a xlink:href="mailto:samael.ntc@gmail.com">samael.ntc@gmail.com</text:a></text:p>
          </table:table-cell>
          <table:table-cell table:style-name="ce72" office:value-type="string">
            <text:p>visita septiembre 2013</text:p>
          </table:table-cell>
          <table:table-cell table:number-columns-repeated="1014"/>
        </table:table-row>
        <table:table-row table:style-name="ro23">
          <table:table-cell table:style-name="ce39" office:value-type="float" office:value="8">
            <text:p>8</text:p>
          </table:table-cell>
          <table:table-cell table:style-name="ce1"/>
          <table:table-cell table:style-name="ce15" office:value-type="string">
            <text:p>DAMARIS AVENDAÑO</text:p>
          </table:table-cell>
          <table:table-cell table:style-name="ce13" office:value-type="string">
            <text:p>Mesa de los Indios</text:p>
          </table:table-cell>
          <table:table-cell table:style-name="ce53" office:value-type="string">
            <text:p>0426-6728803</text:p>
          </table:table-cell>
          <table:table-cell table:style-name="ce7" office:value-type="string">
            <text:p>Contacto Antonio Dacosta</text:p>
          </table:table-cell>
          <table:table-cell table:style-name="ce27" office:value-type="string">
            <text:p>aji dulce, </text:p>
          </table:table-cell>
          <table:table-cell table:style-name="ce27"/>
          <table:table-cell table:style-name="ce65" office:value-type="string">
            <text:p>amaris_fenix@hotmail.com ; panies040977@gmail.com; amaris-fenix@gmail.com</text:p>
          </table:table-cell>
          <table:table-cell table:style-name="ce71" office:value-type="string">
            <text:p>falta llenar encuesta, Sr. Antonio La conoce.</text:p>
          </table:table-cell>
          <table:table-cell table:number-columns-repeated="1014"/>
        </table:table-row>
        <table:table-row table:style-name="ro19">
          <table:table-cell table:style-name="ce39" office:value-type="float" office:value="9">
            <text:p>9</text:p>
          </table:table-cell>
          <table:table-cell table:style-name="ce1"/>
          <table:table-cell table:style-name="ce15" office:value-type="string">
            <text:p>FELIPE ALBARRÁN* Y MAGALY</text:p>
          </table:table-cell>
          <table:table-cell table:style-name="ce7" office:value-type="string">
            <text:p>San Rafael de Tabay</text:p>
          </table:table-cell>
          <table:table-cell table:style-name="ce50" office:value-type="string">
            <text:p><text:span text:style-name="T5">preguntar local,</text:span><text:span text:style-name="T6">0414-</text:span><text:span text:style-name="T6">5322688*</text:span><text:span text:style-name="T5">preguntar local,</text:span><text:span text:style-name="T6">0414-</text:span><text:span text:style-name="T6">5322688*</text:span><text:span text:style-name="T5">preguntar local,</text:span><text:span text:style-name="T6">0414-</text:span><text:span text:style-name="T6">5322688*</text:span><text:span text:style-name="T5">preguntar local,</text:span><text:span text:style-name="T6">0414-</text:span><text:span text:style-name="T6">5322688*</text:span><text:span text:style-name="T5">preguntar local,</text:span><text:span text:style-name="T6">0414-</text:span><text:span text:style-name="T6">5322688*</text:span></text:p>
          </table:table-cell>
          <table:table-cell table:style-name="ce52"/>
          <table:table-cell table:style-name="ce27" office:value-type="string">
            <text:p>huevos, plantas, lechugas,otros</text:p>
          </table:table-cell>
          <table:table-cell table:style-name="ce27" office:value-type="string">
            <text:p>entrada cabañas Mucuratay, sector la Lubarena, Finca Los Camachas</text:p>
          </table:table-cell>
          <table:table-cell table:style-name="ce27"/>
          <table:table-cell table:style-name="ce71" office:value-type="string">
            <text:p>falta llenar encuesta, ya Moisés verificó</text:p>
          </table:table-cell>
          <table:table-cell table:number-columns-repeated="1014"/>
        </table:table-row>
        <table:table-row table:style-name="ro24">
          <table:table-cell table:style-name="ce39" office:value-type="float" office:value="10">
            <text:p>10</text:p>
          </table:table-cell>
          <table:table-cell table:style-name="ce2"/>
          <table:table-cell table:style-name="ce17" office:value-type="string">
            <text:p>HUMBERTO MOLINA</text:p>
          </table:table-cell>
          <table:table-cell table:style-name="ce26" office:value-type="string">
            <text:p>Entrada del Arenal, </text:p>
          </table:table-cell>
          <table:table-cell table:style-name="ce54" office:value-type="string">
            <text:p><text:span text:style-name="T5">preguntar local,</text:span><text:span text:style-name="T6">0416-</text:span><text:span text:style-name="T6">4742072</text:span><text:span text:style-name="T5">preguntar local,</text:span><text:span text:style-name="T6">0416-</text:span><text:span text:style-name="T6">4742072</text:span><text:span text:style-name="T5">preguntar local,</text:span><text:span text:style-name="T6">0416-</text:span><text:span text:style-name="T6">4742072</text:span><text:span text:style-name="T5">preguntar local,</text:span><text:span text:style-name="T6">0416-</text:span><text:span text:style-name="T6">4742072</text:span><text:span text:style-name="T5">preguntar local,</text:span><text:span text:style-name="T6">0416-</text:span><text:span text:style-name="T6">4742072</text:span></text:p>
          </table:table-cell>
          <table:table-cell table:style-name="ce13" office:value-type="string">
            <text:p>(contacto Hugo)</text:p>
          </table:table-cell>
          <table:table-cell table:style-name="ce34" office:value-type="string">
            <text:p>Huevos, limón , aguacate</text:p>
          </table:table-cell>
          <table:table-cell table:style-name="ce34"/>
          <table:table-cell table:style-name="ce66"/>
          <table:table-cell table:style-name="ce71" office:value-type="string">
            <text:p>falta llenar encuesta, ya Hugo verificó</text:p>
          </table:table-cell>
          <table:table-cell table:number-columns-repeated="1014"/>
        </table:table-row>
        <table:table-row table:style-name="ro25">
          <table:table-cell table:style-name="ce39" office:value-type="float" office:value="11">
            <text:p>11</text:p>
          </table:table-cell>
          <table:table-cell table:style-name="ce1"/>
          <table:table-cell table:style-name="ce16" office:value-type="string">
            <text:p>IVIC-JOSÉ ALBEIRO LOBO* Y JORGE LEONARDO SUAREZ</text:p>
          </table:table-cell>
          <table:table-cell table:style-name="ce27" office:value-type="string">
            <text:p>Jaji</text:p>
          </table:table-cell>
          <table:table-cell table:style-name="ce53" office:value-type="string">
            <text:p>0274-8086830/36, 0424-1622423</text:p>
          </table:table-cell>
          <table:table-cell table:style-name="ce52"/>
          <table:table-cell table:style-name="ce27" office:value-type="string">
            <text:p>chachafruto, papayita, limón, lulo, uchuva, </text:p>
          </table:table-cell>
          <table:table-cell table:style-name="ce27"/>
          <table:table-cell table:style-name="ce65" office:value-type="string">
            <text:p><text:a xlink:href="mailto:Jjlobo@ivic.gob.ve">Jjlobo@ivic.gob.ve</text:a></text:p>
          </table:table-cell>
          <table:table-cell table:style-name="ce74" office:value-type="string">
            <text:p>visita agosto 2013, IVIC-Ender, (chofer): 0426-3263331</text:p>
          </table:table-cell>
          <table:table-cell table:number-columns-repeated="1014"/>
        </table:table-row>
        <table:table-row table:style-name="ro21">
          <table:table-cell table:style-name="ce39" office:value-type="float" office:value="12">
            <text:p>12</text:p>
          </table:table-cell>
          <table:table-cell table:style-name="ce1"/>
          <table:table-cell table:style-name="ce16" office:value-type="string">
            <text:p>JULIA <text:s/>SMITH* <text:s text:c="3"/>Y LINA SARMIENTO</text:p>
          </table:table-cell>
          <table:table-cell table:style-name="ce27" office:value-type="string">
            <text:p>Mérida, La Joya</text:p>
          </table:table-cell>
          <table:table-cell table:style-name="ce52" office:value-type="string">
            <text:p>0274-2667030, 0416-3792810*</text:p>
          </table:table-cell>
          <table:table-cell table:style-name="ce52" office:value-type="string">
            <text:p>0416-0762240</text:p>
          </table:table-cell>
          <table:table-cell table:style-name="ce27" office:value-type="string">
            <text:p>apio, citricos, remolacha, lechugas, col risada, acelga, </text:p>
          </table:table-cell>
          <table:table-cell table:style-name="ce27"/>
          <table:table-cell table:style-name="ce27" office:value-type="string">
            <text:p>julia@ula.ve; linasarmi@gmail.com</text:p>
          </table:table-cell>
          <table:table-cell table:style-name="ce74" office:value-type="string">
            <text:p>visita agosto 2013</text:p>
          </table:table-cell>
          <table:table-cell table:number-columns-repeated="1014"/>
        </table:table-row>
        <table:table-row table:style-name="ro26">
          <table:table-cell table:style-name="ce39" office:value-type="float" office:value="13">
            <text:p>13</text:p>
          </table:table-cell>
          <table:table-cell table:style-name="ce1"/>
          <table:table-cell table:style-name="ce15" office:value-type="string">
            <text:p>JULIO DIAZ</text:p>
          </table:table-cell>
          <table:table-cell table:style-name="ce27" office:value-type="string">
            <text:p>El Arenal</text:p>
          </table:table-cell>
          <table:table-cell table:style-name="ce7" office:value-type="string">
            <text:p><text:span text:style-name="T5">preguntar local, </text:span><text:span text:style-name="T6">0426-</text:span><text:span text:style-name="T6">6751394</text:span><text:span text:style-name="T5">preguntar local, </text:span><text:span text:style-name="T6">0426-</text:span><text:span text:style-name="T6">6751394</text:span><text:span text:style-name="T5">preguntar local, </text:span><text:span text:style-name="T6">0426-</text:span><text:span text:style-name="T6">6751394</text:span><text:span text:style-name="T5">preguntar local, </text:span><text:span text:style-name="T6">0426-</text:span><text:span text:style-name="T6">6751394</text:span><text:span text:style-name="T5">preguntar local, </text:span><text:span text:style-name="T6">0426-</text:span><text:span text:style-name="T6">6751394</text:span></text:p>
          </table:table-cell>
          <table:table-cell table:style-name="ce7" office:value-type="string">
            <text:p>(contacto Nelson Pulido)</text:p>
          </table:table-cell>
          <table:table-cell table:style-name="ce27" office:value-type="string">
            <text:p>bledo, chayota, lechuga, limón chinoto, </text:p>
          </table:table-cell>
          <table:table-cell table:style-name="ce27"/>
          <table:table-cell table:style-name="ce65" office:value-type="string">
            <text:p><text:a xlink:href="mailto:juliocv28@hotmail.com">juliocv28@hotmail.com</text:a></text:p>
          </table:table-cell>
          <table:table-cell table:style-name="ce71" office:value-type="string">
            <text:p>por visitar </text:p>
          </table:table-cell>
          <table:table-cell table:number-columns-repeated="1014"/>
        </table:table-row>
        <table:table-row table:style-name="ro27">
          <table:table-cell table:style-name="ce39" office:value-type="float" office:value="14">
            <text:p>14</text:p>
          </table:table-cell>
          <table:table-cell table:style-name="ce1"/>
          <table:table-cell table:style-name="ce15" office:value-type="string">
            <text:p>LIL PAREJO</text:p>
          </table:table-cell>
          <table:table-cell table:style-name="ce27" office:value-type="string">
            <text:p>El Vallecito</text:p>
          </table:table-cell>
          <table:table-cell table:style-name="ce7" office:value-type="string">
            <text:p>0274-5112597</text:p>
          </table:table-cell>
          <table:table-cell table:style-name="ce7"/>
          <table:table-cell table:style-name="ce27" office:value-type="string">
            <text:p>hierbas y plantas medicinales</text:p>
          </table:table-cell>
          <table:table-cell table:style-name="ce27" office:value-type="string">
            <text:p>Sector las Mercedes. 100mts antes de la Casona</text:p>
          </table:table-cell>
          <table:table-cell table:style-name="ce65" office:value-type="string">
            <text:p><text:a xlink:href="mailto:girosmerida@gmail.com">girosmerida@gmail.com</text:a></text:p>
          </table:table-cell>
          <table:table-cell table:style-name="ce71" office:value-type="string">
            <text:p>por visitar</text:p>
          </table:table-cell>
          <table:table-cell table:number-columns-repeated="1014"/>
        </table:table-row>
        <table:table-row table:style-name="ro28">
          <table:table-cell table:style-name="ce39" office:value-type="float" office:value="15">
            <text:p>15</text:p>
          </table:table-cell>
          <table:table-cell table:style-name="ce1"/>
          <table:table-cell table:style-name="ce16" office:value-type="string">
            <text:p>MARIA ELENA DIAZ</text:p>
          </table:table-cell>
          <table:table-cell table:style-name="ce7" office:value-type="string">
            <text:p>Ejido,</text:p>
          </table:table-cell>
          <table:table-cell table:style-name="ce7" office:value-type="string">
            <text:p>0274-2213963, 0414-7168356</text:p>
          </table:table-cell>
          <table:table-cell table:style-name="ce7"/>
          <table:table-cell table:style-name="ce27" office:value-type="string">
            <text:p>citricos, pepino,perejil,…</text:p>
          </table:table-cell>
          <table:table-cell table:style-name="ce27"/>
          <table:table-cell table:style-name="ce65"/>
          <table:table-cell table:style-name="ce74" office:value-type="string">
            <text:p>visita agosto 2013</text:p>
          </table:table-cell>
          <table:table-cell table:number-columns-repeated="1014"/>
        </table:table-row>
        <table:table-row table:style-name="ro29">
          <table:table-cell table:style-name="ce39" office:value-type="float" office:value="16">
            <text:p>16</text:p>
          </table:table-cell>
          <table:table-cell table:style-name="ce1"/>
          <table:table-cell table:style-name="ce16" office:value-type="string">
            <text:p>NELSON PEÑA</text:p>
          </table:table-cell>
          <table:table-cell table:style-name="ce27" office:value-type="string">
            <text:p>La Azulita; Tabay,La Mucuy y otros</text:p>
          </table:table-cell>
          <table:table-cell table:style-name="ce53" office:value-type="string">
            <text:p><text:span text:style-name="T7">0274-6579936/</text:span><text:span text:style-name="T5"> </text:span><text:span text:style-name="T7">0416-</text:span><text:span text:style-name="T7">27537930274-6579936/</text:span><text:span text:style-name="T5"> </text:span><text:span text:style-name="T7">0416-</text:span><text:span text:style-name="T7">27537930274-6579936/</text:span><text:span text:style-name="T5"> </text:span><text:span text:style-name="T7">0416-</text:span><text:span text:style-name="T7">27537930274-6579936/</text:span><text:span text:style-name="T5"> </text:span><text:span text:style-name="T7">0416-</text:span><text:span text:style-name="T7">2753793</text:span></text:p>
          </table:table-cell>
          <table:table-cell table:style-name="ce52" office:value-type="string">
            <text:p>0426-4267887 (Hijo:Jhoan)</text:p>
          </table:table-cell>
          <table:table-cell table:style-name="ce27" office:value-type="string">
            <text:p>cebollin criollo,lulo,caigua,mora,limon mand,chachafruto,yacón, </text:p>
          </table:table-cell>
          <table:table-cell table:style-name="ce27"/>
          <table:table-cell table:style-name="ce65" office:value-type="string">
            <text:p><text:a xlink:href="mailto:mucuyes@hotmail.com">mucuyes@hotmail.com</text:a></text:p>
          </table:table-cell>
          <table:table-cell table:style-name="ce74" office:value-type="string">
            <text:p>visita agosto 2013</text:p>
          </table:table-cell>
          <table:table-cell table:number-columns-repeated="1014"/>
        </table:table-row>
        <table:table-row table:style-name="ro30">
          <table:table-cell table:style-name="ce39" office:value-type="float" office:value="17">
            <text:p>17</text:p>
          </table:table-cell>
          <table:table-cell table:style-name="ce1"/>
          <table:table-cell table:style-name="ce16" office:value-type="string">
            <text:p>NELSON PULIDO</text:p>
          </table:table-cell>
          <table:table-cell table:style-name="ce27" office:value-type="string">
            <text:p>El Arenal, Rincon de Lourdes</text:p>
          </table:table-cell>
          <table:table-cell table:style-name="ce52" office:value-type="string">
            <text:p>0274-7896764, 0426-5772245</text:p>
          </table:table-cell>
          <table:table-cell table:style-name="ce52"/>
          <table:table-cell table:style-name="ce27" office:value-type="string">
            <text:p>cambur,chayota,oregano,cam disecado, lima, </text:p>
          </table:table-cell>
          <table:table-cell table:style-name="ce27" office:value-type="string">
            <text:p>Rincon de Lourdes</text:p>
          </table:table-cell>
          <table:table-cell table:style-name="ce65" office:value-type="string">
            <text:p><text:a xlink:href="mailto:pulidon@ula.ve">pulidon@ula.ve</text:a></text:p>
          </table:table-cell>
          <table:table-cell table:style-name="ce74" office:value-type="string">
            <text:p>visita en <text:s/>2013. </text:p>
          </table:table-cell>
          <table:table-cell table:number-columns-repeated="1014"/>
        </table:table-row>
        <table:table-row table:style-name="ro31">
          <table:table-cell table:style-name="ce39" office:value-type="float" office:value="18">
            <text:p>18</text:p>
          </table:table-cell>
          <table:table-cell table:style-name="ce3"/>
          <table:table-cell table:style-name="ce16" office:value-type="string">
            <text:p>ONIAS RIVERO* /Olga (Esposa)</text:p>
          </table:table-cell>
          <table:table-cell table:style-name="ce27" office:value-type="string">
            <text:p>Mucuchíes, Mucumpate</text:p>
          </table:table-cell>
          <table:table-cell table:style-name="ce52" office:value-type="string">
            <text:p>0274-7907875, 0416-4741789*/ 0416-1178172</text:p>
          </table:table-cell>
          <table:table-cell table:style-name="ce52" office:value-type="string">
            <text:p><text:s/>0416-4089934/ 8774845</text:p>
          </table:table-cell>
          <table:table-cell table:style-name="ce27" office:value-type="string">
            <text:p>papas nativas, zanahoria, cebollín, plantas medicinales, ,habas,</text:p>
          </table:table-cell>
          <table:table-cell table:style-name="ce27" table:number-columns-repeated="2"/>
          <table:table-cell table:style-name="ce74" office:value-type="string">
            <text:p>visita marzo 2013. tambien hace transporte de los rubros del páramo (Bs. 3c/k)<text:span text:style-name="T9">visita </text:span><text:span text:style-name="T9">marzo 2013. tambien hace </text:span><text:span text:style-name="T9">transporte de los rubros del </text:span><text:span text:style-name="T9">páramo (Bs. 3c/k)visita marzo </text:span><text:span text:style-name="T9">2013. tambien hace transporte </text:span><text:span text:style-name="T9">de los rubros del páramo (Bs. </text:span><text:span text:style-name="T9">3c/k)visita marzo 2013. </text:span><text:span text:style-name="T9">tambien hace transporte de los </text:span><text:span text:style-name="T9">rubros del páramo (Bs. 3c/k)</text:span></text:p>
          </table:table-cell>
          <table:table-cell table:number-columns-repeated="1014"/>
        </table:table-row>
        <table:table-row table:style-name="ro32">
          <table:table-cell table:style-name="ce39" office:value-type="float" office:value="19">
            <text:p>19</text:p>
          </table:table-cell>
          <table:table-cell table:style-name="ce1"/>
          <table:table-cell table:style-name="ce16" office:value-type="string">
            <text:p>RAUL NIETO</text:p>
          </table:table-cell>
          <table:table-cell table:style-name="ce27" office:value-type="string">
            <text:p>Mucuchíes,Mixteque</text:p>
          </table:table-cell>
          <table:table-cell table:style-name="ce50" office:value-type="string">
            <text:p><text:span text:style-name="T5">preguntar local,</text:span><text:span text:style-name="T6"> 0426-</text:span><text:span text:style-name="T6">7739944</text:span><text:span text:style-name="T5">preguntar local,</text:span><text:span text:style-name="T6"> 0426-</text:span><text:span text:style-name="T6">7739944</text:span><text:span text:style-name="T5">preguntar local,</text:span><text:span text:style-name="T6"> 0426-</text:span><text:span text:style-name="T6">7739944</text:span><text:span text:style-name="T5">preguntar local,</text:span><text:span text:style-name="T6"> 0426-</text:span><text:span text:style-name="T6">7739944</text:span></text:p>
          </table:table-cell>
          <table:table-cell table:style-name="ce52"/>
          <table:table-cell table:style-name="ce27" office:value-type="string">
            <text:p>perejil,cilantro,cuibas,curuba…</text:p>
          </table:table-cell>
          <table:table-cell table:style-name="ce27" table:number-columns-repeated="2"/>
          <table:table-cell table:style-name="ce74" office:value-type="string">
            <text:p>visita marzo 2013</text:p>
          </table:table-cell>
          <table:table-cell table:number-columns-repeated="1014"/>
        </table:table-row>
        <table:table-row table:style-name="ro19">
          <table:table-cell table:style-name="ce39" office:value-type="float" office:value="20">
            <text:p>20</text:p>
          </table:table-cell>
          <table:table-cell table:style-name="ce1"/>
          <table:table-cell table:style-name="ce16" office:value-type="string">
            <text:p>REINALDO ALBORNOZ</text:p>
          </table:table-cell>
          <table:table-cell table:style-name="ce27" office:value-type="string">
            <text:p>Pueblos del Sur (Entrada Mucusutuy)</text:p>
          </table:table-cell>
          <table:table-cell table:style-name="ce50" office:value-type="string">
            <text:p><text:span text:style-name="T5">preguntar local,</text:span><text:span text:style-name="T6">0416-</text:span><text:span text:style-name="T6">7740427</text:span><text:span text:style-name="T5">preguntar local,</text:span><text:span text:style-name="T6">0416-</text:span><text:span text:style-name="T6">7740427</text:span><text:span text:style-name="T5">preguntar local,</text:span><text:span text:style-name="T6">0416-</text:span><text:span text:style-name="T6">7740427</text:span><text:span text:style-name="T5">preguntar local,</text:span><text:span text:style-name="T6">0416-</text:span><text:span text:style-name="T6">7740427</text:span></text:p>
          </table:table-cell>
          <table:table-cell table:style-name="ce52" office:value-type="string">
            <text:p>0416-2747913</text:p>
          </table:table-cell>
          <table:table-cell table:style-name="ce27" office:value-type="string">
            <text:p>tomate manzano, maiz jojoto, ají dulce, limón, </text:p>
          </table:table-cell>
          <table:table-cell table:style-name="ce27" office:value-type="string">
            <text:p>Entrada Mucusuty, Sector La Veguilla</text:p>
          </table:table-cell>
          <table:table-cell table:style-name="ce27"/>
          <table:table-cell table:style-name="ce74" office:value-type="string">
            <text:p>visita septiembre2013</text:p>
          </table:table-cell>
          <table:table-cell table:number-columns-repeated="1014"/>
        </table:table-row>
        <table:table-row table:style-name="ro27">
          <table:table-cell table:style-name="ce39" office:value-type="float" office:value="21">
            <text:p>21</text:p>
          </table:table-cell>
          <table:table-cell table:style-name="ce1"/>
          <table:table-cell table:style-name="ce16" office:value-type="string">
            <text:p>TEÓFILO</text:p>
          </table:table-cell>
          <table:table-cell table:style-name="ce27" office:value-type="string">
            <text:p>Mucuchíes,Mixteque</text:p>
          </table:table-cell>
          <table:table-cell table:style-name="ce50" office:value-type="string">
            <text:p><text:span text:style-name="T5">preguntar local, </text:span><text:span text:style-name="T6">0426-</text:span><text:span text:style-name="T6">6867089</text:span><text:span text:style-name="T5">preguntar local, </text:span><text:span text:style-name="T6">0426-</text:span><text:span text:style-name="T6">6867089</text:span><text:span text:style-name="T5">preguntar local, </text:span><text:span text:style-name="T6">0426-</text:span><text:span text:style-name="T6">6867089</text:span><text:span text:style-name="T5">preguntar local, </text:span><text:span text:style-name="T6">0426-</text:span><text:span text:style-name="T6">6867089</text:span></text:p>
          </table:table-cell>
          <table:table-cell table:style-name="ce52"/>
          <table:table-cell table:style-name="ce27" office:value-type="string">
            <text:p>perejil,cilantro,cuibas,curuba…</text:p>
          </table:table-cell>
          <table:table-cell table:style-name="ce27" table:number-columns-repeated="2"/>
          <table:table-cell table:style-name="ce74" office:value-type="string">
            <text:p>visita marzo 2013</text:p>
          </table:table-cell>
          <table:table-cell table:number-columns-repeated="1014"/>
        </table:table-row>
        <table:table-row table:style-name="ro33">
          <table:table-cell table:style-name="ce39" office:value-type="float" office:value="22">
            <text:p>22</text:p>
          </table:table-cell>
          <table:table-cell table:style-name="ce4"/>
          <table:table-cell table:style-name="ce18" office:value-type="string">
            <text:p>TERESA CALDERON</text:p>
          </table:table-cell>
          <table:table-cell table:style-name="ce28" office:value-type="string">
            <text:p>La Don Perucho,</text:p>
          </table:table-cell>
          <table:table-cell table:style-name="ce55" office:value-type="string">
            <text:p><text:span text:style-name="T7">0274-7903175, </text:span><text:span text:style-name="T5"><text:s/></text:span><text:span text:style-name="T6">04140815028</text:span><text:span text:style-name="T7">0274-7903175, </text:span><text:span text:style-name="T5"><text:s/></text:span><text:span text:style-name="T6">04140815028</text:span><text:span text:style-name="T7">0274-7903175, </text:span><text:span text:style-name="T5"><text:s/></text:span><text:span text:style-name="T6">04140815028</text:span><text:span text:style-name="T7">0274-7903175, </text:span><text:span text:style-name="T5"><text:s/></text:span><text:span text:style-name="T6">04140815028</text:span></text:p>
          </table:table-cell>
          <table:table-cell table:style-name="ce62" office:value-type="string">
            <text:p>0414-7177443 (Orlando Calderon)</text:p>
          </table:table-cell>
          <table:table-cell table:style-name="ce28" office:value-type="string">
            <text:p>yuca, chayota, platano, oregano, albahaca morada,huevo, <text:s/></text:p>
          </table:table-cell>
          <table:table-cell table:style-name="ce28" office:value-type="string">
            <text:p>Mucuy Baja, La vega de san Antonio, Calle principal, despues del estadio de softball</text:p>
          </table:table-cell>
          <table:table-cell table:style-name="ce28"/>
          <table:table-cell table:style-name="ce74" office:value-type="string">
            <text:p>visita agosto 2013</text:p>
          </table:table-cell>
          <table:table-cell table:number-columns-repeated="1014"/>
        </table:table-row>
        <table:table-row table:style-name="ro34">
          <table:table-cell table:style-name="ce39" office:value-type="float" office:value="23">
            <text:p>23</text:p>
          </table:table-cell>
          <table:table-cell table:style-name="ce4"/>
          <table:table-cell table:style-name="ce18" office:value-type="string">
            <text:p>TRACY Y ROBEL PARRA</text:p>
          </table:table-cell>
          <table:table-cell table:style-name="ce28" office:value-type="string">
            <text:p>El Arenal, Rincon de Lourdes</text:p>
          </table:table-cell>
          <table:table-cell table:style-name="ce56" office:value-type="string">
            <text:p><text:span text:style-name="T5">preguntar local,</text:span><text:span text:style-name="T6">0414-</text:span><text:span text:style-name="T6">9741203</text:span><text:span text:style-name="T5">preguntar local,</text:span><text:span text:style-name="T6">0414-</text:span><text:span text:style-name="T6">9741203</text:span><text:span text:style-name="T5">preguntar local,</text:span><text:span text:style-name="T6">0414-</text:span><text:span text:style-name="T6">9741203</text:span><text:span text:style-name="T5">preguntar local,</text:span><text:span text:style-name="T6">0414-</text:span><text:span text:style-name="T6">9741203</text:span></text:p>
          </table:table-cell>
          <table:table-cell table:style-name="ce62"/>
          <table:table-cell table:style-name="ce28" office:value-type="string">
            <text:p>pomagas, maiz,caraotas,leche,yogourth, huevo, </text:p>
          </table:table-cell>
          <table:table-cell table:style-name="ce28" office:value-type="string">
            <text:p>Rincon de Lourdes</text:p>
          </table:table-cell>
          <table:table-cell table:style-name="ce28"/>
          <table:table-cell table:style-name="ce72" office:value-type="string">
            <text:p>visita agosto 2013</text:p>
          </table:table-cell>
          <table:table-cell table:number-columns-repeated="1014"/>
        </table:table-row>
        <table:table-row table:style-name="ro35">
          <table:table-cell table:style-name="ce40" office:value-type="string" table:number-columns-spanned="10" table:number-rows-spanned="1">
            <text:p><text:s/>PRODUCTORES EXPORÁDICOS:</text:p>
          </table:table-cell>
          <table:covered-table-cell table:number-columns-repeated="8" table:style-name="ce5"/>
          <table:covered-table-cell table:style-name="ce75"/>
          <table:table-cell table:number-columns-repeated="1014"/>
        </table:table-row>
        <table:table-row table:style-name="ro36">
          <table:table-cell table:style-name="ce41" office:value-type="float" office:value="24">
            <text:p>24</text:p>
          </table:table-cell>
          <table:table-cell table:style-name="ce6"/>
          <table:table-cell table:style-name="ce18" office:value-type="string">
            <text:p>ANDRES BISHOP? No está en mérida</text:p>
          </table:table-cell>
          <table:table-cell table:style-name="ce6" office:value-type="string">
            <text:p>La Pedregoza</text:p>
          </table:table-cell>
          <table:table-cell table:style-name="ce57" office:value-type="string">
            <text:p><text:span text:style-name="T5">preguntar local,</text:span><text:span text:style-name="T6">0414-</text:span><text:span text:style-name="T6">7328518</text:span><text:span text:style-name="T5">preguntar local,</text:span><text:span text:style-name="T6">0414-</text:span><text:span text:style-name="T6">7328518</text:span><text:span text:style-name="T5">preguntar local,</text:span><text:span text:style-name="T6">0414-</text:span><text:span text:style-name="T6">7328518</text:span><text:span text:style-name="T5">preguntar local,</text:span><text:span text:style-name="T6">0414-</text:span><text:span text:style-name="T6">7328518</text:span></text:p>
          </table:table-cell>
          <table:table-cell table:style-name="ce6"/>
          <table:table-cell table:style-name="ce6" office:value-type="string">
            <text:p>citricos, café,</text:p>
          </table:table-cell>
          <table:table-cell table:style-name="ce6" office:value-type="string">
            <text:p>La Pedregoza, loma San Rafael, finca El Pinar, entrar por la primera capilla; frente a bosque de pino, casa color tierra.</text:p>
          </table:table-cell>
          <table:table-cell table:style-name="ce67"/>
          <table:table-cell table:style-name="ce76" office:value-type="string">
            <text:p>visita agosto 2013</text:p>
          </table:table-cell>
          <table:table-cell table:number-columns-repeated="1014"/>
        </table:table-row>
        <table:table-row table:style-name="ro29">
          <table:table-cell table:style-name="ce41" office:value-type="float" office:value="25">
            <text:p>25</text:p>
          </table:table-cell>
          <table:table-cell table:style-name="ce7"/>
          <table:table-cell table:style-name="ce15" office:value-type="string">
            <text:p>HENRRIETE ARREAZA</text:p>
          </table:table-cell>
          <table:table-cell table:style-name="ce7" office:value-type="string">
            <text:p>Tabay</text:p>
          </table:table-cell>
          <table:table-cell table:style-name="ce51" office:value-type="string">
            <text:p><text:span text:style-name="T5">preguntar local,</text:span><text:span text:style-name="T6">0416-</text:span><text:span text:style-name="T6">2755630</text:span><text:span text:style-name="T5">preguntar local,</text:span><text:span text:style-name="T6">0416-</text:span><text:span text:style-name="T6">2755630</text:span><text:span text:style-name="T5">preguntar local,</text:span><text:span text:style-name="T6">0416-</text:span><text:span text:style-name="T6">2755630</text:span><text:span text:style-name="T5">preguntar local,</text:span><text:span text:style-name="T6">0416-</text:span><text:span text:style-name="T6">2755630</text:span></text:p>
          </table:table-cell>
          <table:table-cell table:style-name="ce7"/>
          <table:table-cell table:style-name="ce7" office:value-type="string">
            <text:p>mora, plantas medicinales, </text:p>
          </table:table-cell>
          <table:table-cell table:style-name="ce7"/>
          <table:table-cell table:style-name="ce65"/>
          <table:table-cell table:style-name="ce77" office:value-type="string">
            <text:p>POR VISITAR</text:p>
          </table:table-cell>
          <table:table-cell table:number-columns-repeated="1014"/>
        </table:table-row>
        <table:table-row table:style-name="ro30">
          <table:table-cell table:style-name="ce41" office:value-type="float" office:value="26">
            <text:p>26</text:p>
          </table:table-cell>
          <table:table-cell table:style-name="ce8"/>
          <table:table-cell table:style-name="ce16" office:value-type="string">
            <text:p>LIGIA PARRA<text:span text:style-name="T1"> (NO LLAMAR </text:span><text:span text:style-name="T1">HASTA QUE NOS AVISE)LIGIA </text:span><text:span text:style-name="T1">PARRA (NO LLAMAR HASTA </text:span><text:span text:style-name="T1">QUE NOS AVISE)LIGIA PARRA </text:span><text:span text:style-name="T1">(NO LLAMAR HASTA QUE NOS </text:span><text:span text:style-name="T1">AVISE)LIGIA PARRA (NO </text:span><text:span text:style-name="T1">LLAMAR HASTA QUE NOS </text:span><text:span text:style-name="T1">AVISE)</text:span></text:p>
          </table:table-cell>
          <table:table-cell table:style-name="ce27" office:value-type="string">
            <text:p>Mucuchies,</text:p>
          </table:table-cell>
          <table:table-cell table:style-name="ce27" office:value-type="string">
            <text:p>preguntar local,0414-7469543</text:p>
          </table:table-cell>
          <table:table-cell table:style-name="ce27" office:value-type="string">
            <text:p>0426-6715799</text:p>
          </table:table-cell>
          <table:table-cell table:style-name="ce27" office:value-type="string">
            <text:p>Algunas Hortalizas, Pan criollo y Té</text:p>
          </table:table-cell>
          <table:table-cell table:style-name="ce27" table:number-columns-repeated="2"/>
          <table:table-cell table:style-name="ce78" office:value-type="string">
            <text:p>visita marzo 2013.<text:span text:style-name="T7"> necesita ayuda </text:span><text:span text:style-name="T7">para la cosecha,visita marzo 2013. </text:span><text:span text:style-name="T7">necesita ayuda para la </text:span><text:span text:style-name="T7">cosecha,visita marzo 2013. </text:span><text:span text:style-name="T7">necesita ayuda para la </text:span><text:span text:style-name="T7">cosecha,visita marzo 2013. </text:span><text:span text:style-name="T7">necesita ayuda para la cosecha,</text:span></text:p>
          </table:table-cell>
          <table:table-cell table:number-columns-repeated="1014"/>
        </table:table-row>
        <table:table-row table:style-name="ro30">
          <table:table-cell table:style-name="ce41" office:value-type="float" office:value="27">
            <text:p>27</text:p>
          </table:table-cell>
          <table:table-cell table:style-name="ce7"/>
          <table:table-cell table:style-name="ce15" office:value-type="string">
            <text:p>MANUELA SOLÉ</text:p>
          </table:table-cell>
          <table:table-cell table:style-name="ce7" office:value-type="string">
            <text:p>La Mata</text:p>
          </table:table-cell>
          <table:table-cell table:style-name="ce7" office:value-type="string">
            <text:p>0274-6574095, 0424-7220400</text:p>
          </table:table-cell>
          <table:table-cell table:style-name="ce7" office:value-type="string">
            <text:p>0424-7220422</text:p>
          </table:table-cell>
          <table:table-cell table:style-name="ce7" office:value-type="string">
            <text:p>aguacates…</text:p>
          </table:table-cell>
          <table:table-cell table:style-name="ce7"/>
          <table:table-cell table:style-name="ce65"/>
          <table:table-cell table:style-name="ce77" office:value-type="string">
            <text:p>POR VISITAR</text:p>
          </table:table-cell>
          <table:table-cell table:number-columns-repeated="1014"/>
        </table:table-row>
        <table:table-row table:style-name="ro35">
          <table:table-cell table:style-name="ce42" office:value-type="string" table:number-columns-spanned="10" table:number-rows-spanned="1">
            <text:p>TRANSPORTE</text:p>
          </table:table-cell>
          <table:covered-table-cell table:number-columns-repeated="8" table:style-name="ce9"/>
          <table:covered-table-cell table:style-name="ce79"/>
          <table:table-cell table:number-columns-repeated="1014"/>
        </table:table-row>
        <table:table-row table:style-name="ro22">
          <table:table-cell table:style-name="ce41" office:value-type="float" office:value="1">
            <text:p>1</text:p>
          </table:table-cell>
          <table:table-cell table:style-name="ce3"/>
          <table:table-cell table:style-name="ce16" office:value-type="string">
            <text:p>ONIAS RIVERO* /Olga (Esposa)</text:p>
          </table:table-cell>
          <table:table-cell table:style-name="ce27" office:value-type="string">
            <text:p>Mucuchíes, Mucumpate</text:p>
          </table:table-cell>
          <table:table-cell table:style-name="ce52" office:value-type="string">
            <text:p>0274-7907875, 0416-4741789*/ 0416-1178172</text:p>
          </table:table-cell>
          <table:table-cell table:style-name="ce52" office:value-type="string">
            <text:p><text:s/>0416-4089934/ 8774845</text:p>
          </table:table-cell>
          <table:table-cell table:style-name="ce7" office:value-type="string">
            <text:p>Transporte desde el paramo (3Bs/Kg)</text:p>
          </table:table-cell>
          <table:table-cell table:style-name="ce27" table:number-columns-repeated="2"/>
          <table:table-cell table:style-name="ce78" office:value-type="string">
            <text:p>tambien hace transporte de los rubros del páramo</text:p>
          </table:table-cell>
          <table:table-cell table:number-columns-repeated="1014"/>
        </table:table-row>
        <table:table-row table:style-name="ro21">
          <table:table-cell table:style-name="ce41" office:value-type="float" office:value="2">
            <text:p>2</text:p>
          </table:table-cell>
          <table:table-cell table:style-name="ce1"/>
          <table:table-cell table:style-name="ce16" office:value-type="string">
            <text:p>BART PAUWELS</text:p>
          </table:table-cell>
          <table:table-cell table:style-name="ce7" office:value-type="string">
            <text:p>Jaji,Loma de los Guamos</text:p>
          </table:table-cell>
          <table:table-cell table:style-name="ce7" office:value-type="string">
            <text:p>0274-6575737, <text:s text:c="20"/>0416-7720608</text:p>
          </table:table-cell>
          <table:table-cell table:style-name="ce7" office:value-type="string">
            <text:p>0426-5179207</text:p>
          </table:table-cell>
          <table:table-cell table:style-name="ce7" office:value-type="string">
            <text:p>transporte de productos,en Jaji y la Azulita (?____ Bs./Kg)</text:p>
          </table:table-cell>
          <table:table-cell table:style-name="ce27" office:value-type="string">
            <text:p>Finca Terranova, ref. Hacienda La Mesa, antes de las Cruces</text:p>
          </table:table-cell>
          <table:table-cell table:style-name="ce65"/>
          <table:table-cell table:style-name="ce78" office:value-type="string">
            <text:p>puede hacer transporte de productos,en Jaji y la Azulita</text:p>
          </table:table-cell>
          <table:table-cell table:number-columns-repeated="1014"/>
        </table:table-row>
        <table:table-row table:style-name="ro37">
          <table:table-cell table:style-name="ce41" office:value-type="float" office:value="3">
            <text:p>3</text:p>
          </table:table-cell>
          <table:table-cell table:style-name="ce1"/>
          <table:table-cell table:style-name="ce47" office:value-type="string">
            <text:p>BLADIMIRO SILVA (Transporte)</text:p>
          </table:table-cell>
          <table:table-cell table:style-name="ce27" office:value-type="string">
            <text:p>Ejido</text:p>
          </table:table-cell>
          <table:table-cell table:style-name="ce52" office:value-type="string">
            <text:p>0416-1376342</text:p>
          </table:table-cell>
          <table:table-cell table:style-name="ce52" office:value-type="string">
            <text:p>0416-1392274</text:p>
          </table:table-cell>
          <table:table-cell table:style-name="ce7" office:value-type="string">
            <text:p>podria traerle algunos productores del paramo/ 3 Bs. Le queda a MaM</text:p>
          </table:table-cell>
          <table:table-cell table:style-name="ce7" table:number-columns-repeated="2"/>
          <table:table-cell table:style-name="ce78" office:value-type="string">
            <text:p>hace transporte de rubros (Bernave, algunos del paramo)</text:p>
          </table:table-cell>
          <table:table-cell table:number-columns-repeated="1014"/>
        </table:table-row>
        <table:table-row table:style-name="ro38">
          <table:table-cell table:style-name="ce10" office:value-type="string" table:number-columns-spanned="10" table:number-rows-spanned="1">
            <text:p>POR VISITAR O MUCHO TIEMPO SIN ENVIARNOS <text:s text:c="2"/>PRODUCTOS<text:span text:style-name="T2">:</text:span><text:span text:style-name="T4"> </text:span><text:span text:style-name="T4">POR VISITAR O MUCHO TIEMPO </text:span><text:span text:style-name="T4">SIN ENVIARNOS <text:s text:c="2"/>PRODUCTOS</text:span><text:span text:style-name="T2">:</text:span><text:span text:style-name="T4"> </text:span><text:span text:style-name="T4">POR VISITAR O MUCHO TIEMPO </text:span><text:span text:style-name="T4">SIN ENVIARNOS <text:s text:c="2"/>PRODUCTOS</text:span><text:span text:style-name="T2">:</text:span><text:span text:style-name="T4"> </text:span></text:p>
          </table:table-cell>
          <table:covered-table-cell table:number-columns-repeated="9" table:style-name="ce10"/>
          <table:table-cell table:style-name="ce81" table:number-columns-repeated="1014"/>
        </table:table-row>
        <table:table-row table:style-name="ro39">
          <table:table-cell table:style-name="ce39" office:value-type="float" office:value="1">
            <text:p>1</text:p>
          </table:table-cell>
          <table:table-cell table:style-name="ce1"/>
          <table:table-cell table:style-name="ce19" office:value-type="string">
            <text:p>ALFONSO ZERPA (Sr. Moncho)</text:p>
          </table:table-cell>
          <table:table-cell table:style-name="ce29" office:value-type="string">
            <text:p>San Rafael del Chama</text:p>
          </table:table-cell>
          <table:table-cell table:style-name="ce58" office:value-type="string">
            <text:p><text:span text:style-name="T8">preguntar local,</text:span><text:span text:style-name="T9">0426-</text:span><text:span text:style-name="T9">9120519</text:span><text:span text:style-name="T8">preguntar local,</text:span><text:span text:style-name="T9">0426-</text:span><text:span text:style-name="T9">9120519</text:span><text:span text:style-name="T8">preguntar local,</text:span><text:span text:style-name="T9">0426-</text:span><text:span text:style-name="T9">9120519</text:span></text:p>
          </table:table-cell>
          <table:table-cell table:style-name="ce29" office:value-type="string">
            <text:p>(Contacto Ma. Bernadeth)</text:p>
          </table:table-cell>
          <table:table-cell table:style-name="ce29" office:value-type="string">
            <text:p>panelas,Tiene un trapiche , produce panela sin ningun tipo de quimicos</text:p>
          </table:table-cell>
          <table:table-cell table:style-name="ce29"/>
          <table:table-cell table:style-name="ce68" office:value-type="string">
            <text:p><text:a xlink:href="mailto:alfonsozerpa2012@gmail.com">alfonsozerpa2012@gmail.com</text:a></text:p>
          </table:table-cell>
          <table:table-cell table:style-name="ce78" office:value-type="string">
            <text:p>por visitar (cualquir dia, menos Domingo)</text:p>
          </table:table-cell>
          <table:table-cell table:number-columns-repeated="1014"/>
        </table:table-row>
        <table:table-row table:style-name="ro40">
          <table:table-cell table:style-name="ce39" office:value-type="float" office:value="2">
            <text:p>2</text:p>
          </table:table-cell>
          <table:table-cell table:style-name="ce1"/>
          <table:table-cell table:style-name="ce19" office:value-type="string">
            <text:p>Hilda Quiñones</text:p>
          </table:table-cell>
          <table:table-cell table:style-name="ce30" office:value-type="string">
            <text:p>El Vigía,</text:p>
          </table:table-cell>
          <table:table-cell table:style-name="ce59"/>
          <table:table-cell table:style-name="ce29" office:value-type="string">
            <text:p>0414-5121365 (Rocío, hija)</text:p>
          </table:table-cell>
          <table:table-cell table:style-name="ce29" office:value-type="string">
            <text:p>guanabanas, aguacate, guayaba, huevos criollos,</text:p>
          </table:table-cell>
          <table:table-cell table:style-name="ce29" office:value-type="string">
            <text:p>El Vigía, El Vigía, Frente a Plaza María Santo, al lado de Agrocon</text:p>
          </table:table-cell>
          <table:table-cell table:style-name="ce68" office:value-type="string">
            <text:p><text:a xlink:href="mailto:abogadoarturotescari@hotmail.com">abogadoarturotescari@hotmail.com</text:a></text:p>
          </table:table-cell>
          <table:table-cell table:style-name="ce78" office:value-type="string">
            <text:p>se anotó en dist. 18/01/14</text:p>
          </table:table-cell>
          <table:table-cell table:number-columns-repeated="1014"/>
        </table:table-row>
        <table:table-row table:style-name="ro30">
          <table:table-cell table:style-name="ce39" office:value-type="float" office:value="3">
            <text:p>3</text:p>
          </table:table-cell>
          <table:table-cell table:style-name="ce1"/>
          <table:table-cell table:style-name="ce20" office:value-type="string">
            <text:p>IRMA VOLCANES</text:p>
          </table:table-cell>
          <table:table-cell table:style-name="ce31" office:value-type="string">
            <text:p>El Valle</text:p>
          </table:table-cell>
          <table:table-cell table:style-name="ce29" office:value-type="string">
            <text:p>0274-2444725; 0416-1172681</text:p>
          </table:table-cell>
          <table:table-cell table:style-name="ce29" office:value-type="string">
            <text:p>0426-2778184</text:p>
          </table:table-cell>
          <table:table-cell table:style-name="ce29" office:value-type="string">
            <text:p>limon,cambur…</text:p>
          </table:table-cell>
          <table:table-cell table:style-name="ce29" office:value-type="string">
            <text:p>sector los Camellones de la artesania el Tronco</text:p>
          </table:table-cell>
          <table:table-cell table:style-name="ce68" office:value-type="string">
            <text:p><text:a xlink:href="mailto:irmavolcanes@hotmail.com">irmavolcanes@hotmail.com</text:a></text:p>
          </table:table-cell>
          <table:table-cell table:style-name="ce78" office:value-type="string">
            <text:p>por visitar, se anoto interesada en ser productora, desde nov 2012</text:p>
          </table:table-cell>
          <table:table-cell table:number-columns-repeated="1014"/>
        </table:table-row>
        <table:table-row table:style-name="ro37">
          <table:table-cell table:style-name="ce39" office:value-type="float" office:value="4">
            <text:p>4</text:p>
          </table:table-cell>
          <table:table-cell table:style-name="ce1"/>
          <table:table-cell table:style-name="ce20" office:value-type="string">
            <text:p>JAVIER CARVAJAL</text:p>
          </table:table-cell>
          <table:table-cell table:style-name="ce31" office:value-type="string">
            <text:p>El Valle</text:p>
          </table:table-cell>
          <table:table-cell table:style-name="ce29" office:value-type="string">
            <text:p>0416-7053024</text:p>
          </table:table-cell>
          <table:table-cell table:style-name="ce29" office:value-type="string">
            <text:p>(tio de luis Villarreal)</text:p>
          </table:table-cell>
          <table:table-cell table:style-name="ce29" office:value-type="string">
            <text:p>productos varios</text:p>
          </table:table-cell>
          <table:table-cell table:style-name="ce29"/>
          <table:table-cell table:style-name="ce68"/>
          <table:table-cell table:style-name="ce78" office:value-type="string">
            <text:p>por visitar</text:p>
          </table:table-cell>
          <table:table-cell table:number-columns-repeated="1014"/>
        </table:table-row>
        <table:table-row table:style-name="ro41">
          <table:table-cell table:style-name="ce39" office:value-type="float" office:value="5">
            <text:p>5</text:p>
          </table:table-cell>
          <table:table-cell table:style-name="ce1"/>
          <table:table-cell table:style-name="ce19" office:value-type="string">
            <text:p>Jhoana Vidal</text:p>
          </table:table-cell>
          <table:table-cell table:style-name="ce29" table:number-columns-repeated="2"/>
          <table:table-cell table:style-name="ce29" office:value-type="string">
            <text:p>Contacto de Lídice</text:p>
          </table:table-cell>
          <table:table-cell table:style-name="ce29" table:number-columns-repeated="2"/>
          <table:table-cell table:style-name="ce68" office:value-type="string">
            <text:p><text:a xlink:href="mailto:jhoanavid@hotmail.com">jhoanavid@hotmail.com</text:a></text:p>
          </table:table-cell>
          <table:table-cell table:style-name="ce78"/>
          <table:table-cell table:number-columns-repeated="1014"/>
        </table:table-row>
        <table:table-row table:style-name="ro42">
          <table:table-cell table:style-name="ce39" office:value-type="float" office:value="6">
            <text:p>6</text:p>
          </table:table-cell>
          <table:table-cell table:style-name="ce1"/>
          <table:table-cell table:style-name="ce21" office:value-type="string">
            <text:p>JOSMARY PEREZ</text:p>
          </table:table-cell>
          <table:table-cell table:style-name="ce32" office:value-type="string">
            <text:p>La Azulita</text:p>
          </table:table-cell>
          <table:table-cell table:style-name="ce29" office:value-type="string">
            <text:p>0416-9564050</text:p>
          </table:table-cell>
          <table:table-cell table:style-name="ce30" office:value-type="string">
            <text:p>0416-4795875</text:p>
          </table:table-cell>
          <table:table-cell table:style-name="ce30" office:value-type="string">
            <text:p>chachafruto,productos varios</text:p>
          </table:table-cell>
          <table:table-cell table:style-name="ce29"/>
          <table:table-cell table:style-name="ce68" office:value-type="string">
            <text:p><text:a xlink:href="mailto:cleo302001@hotmail.com">cleo302001@hotmail.com</text:a></text:p>
          </table:table-cell>
          <table:table-cell table:style-name="ce78" office:value-type="string">
            <text:p>por visitar, se anotó en dist.</text:p>
          </table:table-cell>
          <table:table-cell table:number-columns-repeated="1014"/>
        </table:table-row>
        <table:table-row table:style-name="ro42">
          <table:table-cell table:style-name="ce39" office:value-type="float" office:value="7">
            <text:p>7</text:p>
          </table:table-cell>
          <table:table-cell table:style-name="ce1"/>
          <table:table-cell table:style-name="ce21" office:value-type="string">
            <text:p>JUAN CORAO</text:p>
          </table:table-cell>
          <table:table-cell table:style-name="ce32" office:value-type="string">
            <text:p>La Pedregosa</text:p>
          </table:table-cell>
          <table:table-cell table:style-name="ce29" office:value-type="string">
            <text:p>0274-2663037</text:p>
          </table:table-cell>
          <table:table-cell table:style-name="ce30"/>
          <table:table-cell table:style-name="ce30" office:value-type="string">
            <text:p>hongos</text:p>
          </table:table-cell>
          <table:table-cell table:style-name="ce35" office:value-type="string">
            <text:p>Urb. Vista Hermosa #9</text:p>
          </table:table-cell>
          <table:table-cell table:style-name="ce68" office:value-type="string">
            <text:p><text:a xlink:href="mailto:jcorao@yahoo.com">jcorao@yahoo.com</text:a></text:p>
          </table:table-cell>
          <table:table-cell table:style-name="ce78" office:value-type="string">
            <text:p>por visitar, se anotó en dist.</text:p>
          </table:table-cell>
          <table:table-cell table:number-columns-repeated="1014"/>
        </table:table-row>
        <table:table-row table:style-name="ro43">
          <table:table-cell table:style-name="ce39" office:value-type="float" office:value="8">
            <text:p>8</text:p>
          </table:table-cell>
          <table:table-cell table:style-name="ce1"/>
          <table:table-cell table:style-name="ce21" office:value-type="string">
            <text:p>JULIO CESAR GALLARDO</text:p>
          </table:table-cell>
          <table:table-cell table:style-name="ce32" office:value-type="string">
            <text:p>Ejido , el Manzano</text:p>
          </table:table-cell>
          <table:table-cell table:style-name="ce29" office:value-type="string">
            <text:p>0274-2210517; 04267700375</text:p>
          </table:table-cell>
          <table:table-cell table:style-name="ce30" office:value-type="string">
            <text:p>0416-4733230 (Lisbeth Gallardo)</text:p>
          </table:table-cell>
          <table:table-cell table:style-name="ce30" office:value-type="string">
            <text:p>chachafruto,productos varios</text:p>
          </table:table-cell>
          <table:table-cell table:style-name="ce35" office:value-type="string">
            <text:p>víaa la Haciendita</text:p>
          </table:table-cell>
          <table:table-cell table:style-name="ce68" office:value-type="string">
            <text:p><text:a xlink:href="mailto:gallardoviveros@gmail.com">gallardoviveros@gmail.com; lisgallardo@gmail.com</text:a></text:p>
          </table:table-cell>
          <table:table-cell table:style-name="ce78" office:value-type="string">
            <text:p>por visitar,se anotó en dist.</text:p>
          </table:table-cell>
          <table:table-cell table:number-columns-repeated="1014"/>
        </table:table-row>
        <table:table-row table:style-name="ro39">
          <table:table-cell table:style-name="ce39" office:value-type="float" office:value="9">
            <text:p>9</text:p>
          </table:table-cell>
          <table:table-cell table:style-name="ce1"/>
          <table:table-cell table:style-name="ce22" office:value-type="string">
            <text:p>Lilia Coromoto Torres* y Valmore Gómez</text:p>
          </table:table-cell>
          <table:table-cell table:style-name="ce29" office:value-type="string">
            <text:p>El Arenal, </text:p>
          </table:table-cell>
          <table:table-cell table:style-name="ce29" office:value-type="string">
            <text:p>0424-7630890</text:p>
          </table:table-cell>
          <table:table-cell table:style-name="ce63" office:value-type="string">
            <text:p>0416-2761689</text:p>
          </table:table-cell>
          <table:table-cell table:style-name="ce63" office:value-type="string">
            <text:p>cambur, chayota, citricos…</text:p>
          </table:table-cell>
          <table:table-cell table:style-name="ce29"/>
          <table:table-cell table:style-name="ce68"/>
          <table:table-cell table:style-name="ce78" office:value-type="string">
            <text:p>Por visitar. se anoto interesada en ser productora, desde el16/02/13</text:p>
          </table:table-cell>
          <table:table-cell table:number-columns-repeated="1014"/>
        </table:table-row>
        <table:table-row table:style-name="ro44">
          <table:table-cell table:style-name="ce39" office:value-type="float" office:value="10">
            <text:p>10</text:p>
          </table:table-cell>
          <table:table-cell table:style-name="ce1"/>
          <table:table-cell table:style-name="ce19" office:value-type="string">
            <text:p>Lisa Blodi</text:p>
          </table:table-cell>
          <table:table-cell table:style-name="ce29" office:value-type="string">
            <text:p>Caña Brava,</text:p>
            <text:p><text:s/>Estado MéridaCaña Brava,</text:p>
            <text:p><text:s/>Estado MéridaCaña Brava,</text:p>
            <text:p><text:s/>Estado Mérida</text:p>
          </table:table-cell>
          <table:table-cell table:style-name="ce29" office:value-type="string">
            <text:p>0416-3702369</text:p>
          </table:table-cell>
          <table:table-cell table:style-name="ce29" office:value-type="string">
            <text:p>contacto de Julia Smith</text:p>
          </table:table-cell>
          <table:table-cell table:style-name="ce29" table:number-columns-repeated="2"/>
          <table:table-cell table:style-name="ce68" office:value-type="string">
            <text:p><text:a xlink:href="mailto:libro5libro@gmail.com">libro5libro@gmail.com</text:a></text:p>
          </table:table-cell>
          <table:table-cell table:style-name="ce78"/>
          <table:table-cell table:number-columns-repeated="1014"/>
        </table:table-row>
        <table:table-row table:style-name="ro45">
          <table:table-cell table:style-name="ce39" office:value-type="float" office:value="11">
            <text:p>11</text:p>
          </table:table-cell>
          <table:table-cell table:style-name="ce1"/>
          <table:table-cell table:style-name="ce19" office:value-type="string">
            <text:p>MANUEL BLANCO</text:p>
          </table:table-cell>
          <table:table-cell table:style-name="ce29" office:value-type="string">
            <text:p>Lagunillas, entrada Pueblo Nuevo</text:p>
          </table:table-cell>
          <table:table-cell table:style-name="ce29" office:value-type="string">
            <text:p>0426-6712860</text:p>
          </table:table-cell>
          <table:table-cell table:style-name="ce29" office:value-type="string">
            <text:p>Ma. Dolores 0416-8751939</text:p>
          </table:table-cell>
          <table:table-cell table:style-name="ce29" office:value-type="string">
            <text:p>3,4 o 5 racimos de platano , cambur…</text:p>
          </table:table-cell>
          <table:table-cell table:style-name="ce29"/>
          <table:table-cell table:style-name="ce68"/>
          <table:table-cell table:style-name="ce78" office:value-type="string">
            <text:p>por vistar se anoto interesada en ser productora, desde noviembre 2012</text:p>
          </table:table-cell>
          <table:table-cell table:number-columns-repeated="1014"/>
        </table:table-row>
        <table:table-row table:style-name="ro21">
          <table:table-cell table:style-name="ce39" office:value-type="float" office:value="12">
            <text:p>12</text:p>
          </table:table-cell>
          <table:table-cell table:style-name="ce1"/>
          <table:table-cell table:style-name="ce19" office:value-type="string">
            <text:p>PEDRO TORREALBA</text:p>
          </table:table-cell>
          <table:table-cell table:style-name="ce33" office:value-type="string">
            <text:p>Mucuchíes</text:p>
          </table:table-cell>
          <table:table-cell table:style-name="ce60" office:value-type="string">
            <text:p>0414-3323049</text:p>
          </table:table-cell>
          <table:table-cell table:style-name="ce60" office:value-type="string">
            <text:p>conocio Javier y Mariany</text:p>
          </table:table-cell>
          <table:table-cell table:style-name="ce29" office:value-type="string">
            <text:p>harina de trigo, trigo...</text:p>
          </table:table-cell>
          <table:table-cell table:style-name="ce29"/>
          <table:table-cell table:style-name="ce68"/>
          <table:table-cell table:style-name="ce78" office:value-type="string">
            <text:p>por visitar</text:p>
          </table:table-cell>
          <table:table-cell table:number-columns-repeated="1014"/>
        </table:table-row>
        <table:table-row table:style-name="ro32">
          <table:table-cell table:style-name="ce39" office:value-type="float" office:value="13">
            <text:p>13</text:p>
          </table:table-cell>
          <table:table-cell table:style-name="ce1"/>
          <table:table-cell table:style-name="ce19" office:value-type="string">
            <text:p>Ravi Rojas</text:p>
          </table:table-cell>
          <table:table-cell table:style-name="ce29" office:value-type="string">
            <text:p>Jají,</text:p>
          </table:table-cell>
          <table:table-cell table:style-name="ce29" office:value-type="string">
            <text:p>0416-3787119</text:p>
          </table:table-cell>
          <table:table-cell table:style-name="ce29"/>
          <table:table-cell table:style-name="ce29" office:value-type="string">
            <text:p>tomates…</text:p>
          </table:table-cell>
          <table:table-cell table:style-name="ce29" office:value-type="string">
            <text:p>Finca Mistajá, Jají, Mérida, Venezuela</text:p>
          </table:table-cell>
          <table:table-cell table:style-name="ce68" office:value-type="string">
            <text:p><text:a xlink:href="mailto:roreravi@gmail.com">roreravi@gmail.com</text:a></text:p>
          </table:table-cell>
          <table:table-cell table:style-name="ce78" office:value-type="string">
            <text:p>se anotó en noviembre</text:p>
          </table:table-cell>
          <table:table-cell table:number-columns-repeated="1014"/>
        </table:table-row>
        <table:table-row table:style-name="ro44">
          <table:table-cell table:style-name="ce39" office:value-type="float" office:value="14">
            <text:p>14</text:p>
          </table:table-cell>
          <table:table-cell table:style-name="ce1"/>
          <table:table-cell table:style-name="ce19" office:value-type="string">
            <text:p>Rosa Rodríguez de Corredor y Eustoquio Corredor Peña</text:p>
          </table:table-cell>
          <table:table-cell table:style-name="ce29" office:value-type="string">
            <text:p>La Joya, por la Bodega el Toro</text:p>
          </table:table-cell>
          <table:table-cell table:style-name="ce29" office:value-type="string">
            <text:p>0274-5115010</text:p>
          </table:table-cell>
          <table:table-cell table:style-name="ce29"/>
          <table:table-cell table:style-name="ce29" office:value-type="string">
            <text:p>chayotas, ….de todo un poco</text:p>
          </table:table-cell>
          <table:table-cell table:style-name="ce29"/>
          <table:table-cell table:style-name="ce68"/>
          <table:table-cell table:style-name="ce78" office:value-type="string">
            <text:p>por visitar . Llamar en las tardes; se anoto el 6 de julio 2013</text:p>
          </table:table-cell>
          <table:table-cell table:number-columns-repeated="1014"/>
        </table:table-row>
        <table:table-row table:style-name="ro44">
          <table:table-cell table:style-name="ce39" office:value-type="float" office:value="15">
            <text:p>15</text:p>
          </table:table-cell>
          <table:table-cell table:style-name="ce1"/>
          <table:table-cell table:style-name="ce19" office:value-type="string">
            <text:p>Sakhi Mérino </text:p>
          </table:table-cell>
          <table:table-cell table:style-name="ce29" office:value-type="string">
            <text:p>La Azulita</text:p>
          </table:table-cell>
          <table:table-cell table:style-name="ce29" office:value-type="string">
            <text:p>0416-4795875</text:p>
          </table:table-cell>
          <table:table-cell table:style-name="ce29" table:number-columns-repeated="3"/>
          <table:table-cell table:style-name="ce68" office:value-type="string">
            <text:p><text:a xlink:href="mailto:sundarito2000@hotmail.com">sundarito2000@hotmail.com</text:a></text:p>
          </table:table-cell>
          <table:table-cell table:style-name="ce78" office:value-type="string">
            <text:p>se anotó en dist.</text:p>
          </table:table-cell>
          <table:table-cell table:number-columns-repeated="1014"/>
        </table:table-row>
        <table:table-row table:style-name="ro44">
          <table:table-cell table:style-name="ce39" office:value-type="float" office:value="16">
            <text:p>16</text:p>
          </table:table-cell>
          <table:table-cell table:style-name="ce1"/>
          <table:table-cell table:style-name="ce19" office:value-type="string">
            <text:p>Sargento Carlos Ortiz</text:p>
          </table:table-cell>
          <table:table-cell table:style-name="ce29"/>
          <table:table-cell table:style-name="ce29" office:value-type="string">
            <text:p>0426-7770776</text:p>
          </table:table-cell>
          <table:table-cell table:style-name="ce29" office:value-type="string">
            <text:p>contacto de Lídice y Yilva</text:p>
          </table:table-cell>
          <table:table-cell table:style-name="ce29" table:number-columns-repeated="2"/>
          <table:table-cell table:style-name="ce68"/>
          <table:table-cell table:style-name="ce78"/>
          <table:table-cell table:number-columns-repeated="1014"/>
        </table:table-row>
        <table:table-row table:style-name="ro44">
          <table:table-cell table:style-name="ce39" office:value-type="float" office:value="17">
            <text:p>17</text:p>
          </table:table-cell>
          <table:table-cell table:style-name="ce1"/>
          <table:table-cell table:style-name="ce19" office:value-type="string">
            <text:p>Silbino Ramírez Dávila</text:p>
          </table:table-cell>
          <table:table-cell table:style-name="ce29" office:value-type="string">
            <text:p>Ejido,via Aguas Calientes</text:p>
          </table:table-cell>
          <table:table-cell table:style-name="ce29" office:value-type="string">
            <text:p>0426-4754998</text:p>
          </table:table-cell>
          <table:table-cell table:style-name="ce29" table:number-columns-repeated="2"/>
          <table:table-cell table:style-name="ce29" office:value-type="string">
            <text:p>Ejido,via Aguas Calientes</text:p>
          </table:table-cell>
          <table:table-cell table:style-name="ce68" office:value-type="string">
            <text:p><text:a xlink:href="mailto:silbinoramirez_2013@hotmail.com">silbinoramirez_2013@hotmail.com</text:a></text:p>
          </table:table-cell>
          <table:table-cell table:style-name="ce78" office:value-type="string">
            <text:p>se anotó en charla mam, estudiante de agronomia de la UBV</text:p>
          </table:table-cell>
          <table:table-cell table:number-columns-repeated="1014"/>
        </table:table-row>
        <table:table-row table:style-name="ro43">
          <table:table-cell table:style-name="ce39" office:value-type="float" office:value="18">
            <text:p>18</text:p>
          </table:table-cell>
          <table:table-cell table:style-name="ce1"/>
          <table:table-cell table:style-name="ce19" office:value-type="string">
            <text:p>Yuri Daniel Vielma B.</text:p>
          </table:table-cell>
          <table:table-cell table:style-name="ce29" office:value-type="string">
            <text:p>El Arenal, San Mateo</text:p>
          </table:table-cell>
          <table:table-cell table:style-name="ce29" office:value-type="string">
            <text:p>0416-6713801</text:p>
          </table:table-cell>
          <table:table-cell table:style-name="ce29" table:number-columns-repeated="3"/>
          <table:table-cell table:style-name="ce68" office:value-type="string">
            <text:p><text:a xlink:href="mailto:yurivielma@hotmail.com">yurivielma@hotmail.com</text:a></text:p>
          </table:table-cell>
          <table:table-cell table:style-name="ce78" office:value-type="string">
            <text:p>desea ser productor , interesado en paquetes, y cursos, se anotó dist.</text:p>
          </table:table-cell>
          <table:table-cell table:number-columns-repeated="1014"/>
        </table:table-row>
        <table:table-row table:style-name="ro38">
          <table:table-cell table:style-name="ce11" office:value-type="string" table:number-columns-spanned="10" table:number-rows-spanned="1">
            <text:p>YA NO TRAERÁN PRODUCTOS (excepto algunos que tengan excedente, o vuelvan a sembrar agroecológico): </text:p>
          </table:table-cell>
          <table:covered-table-cell table:number-columns-repeated="9" table:style-name="ce11"/>
          <table:table-cell table:style-name="ce81" table:number-columns-repeated="1014"/>
        </table:table-row>
        <table:table-row table:style-name="ro45">
          <table:table-cell table:style-name="ce39" office:value-type="float" office:value="1">
            <text:p>1</text:p>
          </table:table-cell>
          <table:table-cell table:style-name="ce1"/>
          <table:table-cell table:style-name="ce23" office:value-type="string">
            <text:p>ALEXIS</text:p>
          </table:table-cell>
          <table:table-cell table:style-name="ce27" office:value-type="string">
            <text:p>páramo</text:p>
          </table:table-cell>
          <table:table-cell table:style-name="ce53" office:value-type="string">
            <text:p>0416-4707986</text:p>
          </table:table-cell>
          <table:table-cell table:style-name="ce53"/>
          <table:table-cell table:style-name="ce27" office:value-type="string">
            <text:p>PAPA,…</text:p>
          </table:table-cell>
          <table:table-cell table:style-name="ce27" table:number-columns-repeated="2"/>
          <table:table-cell table:style-name="ce78" office:value-type="string">
            <text:p>año 2011</text:p>
          </table:table-cell>
          <table:table-cell table:number-columns-repeated="1014"/>
        </table:table-row>
        <table:table-row table:style-name="ro45">
          <table:table-cell table:style-name="ce39" office:value-type="float" office:value="2">
            <text:p>2</text:p>
          </table:table-cell>
          <table:table-cell table:style-name="ce12"/>
          <table:table-cell table:style-name="ce23" office:value-type="string">
            <text:p>ANGELA MONSALVE/SR. PABLO</text:p>
          </table:table-cell>
          <table:table-cell table:style-name="ce27" office:value-type="string">
            <text:p>Apartaderos</text:p>
          </table:table-cell>
          <table:table-cell table:style-name="ce53" office:value-type="string">
            <text:p>0274-8720227, 0416-4725771</text:p>
          </table:table-cell>
          <table:table-cell table:style-name="ce53"/>
          <table:table-cell table:style-name="ce27" office:value-type="string">
            <text:p>verduras varias</text:p>
          </table:table-cell>
          <table:table-cell table:style-name="ce27" table:number-columns-repeated="2"/>
          <table:table-cell table:style-name="ce78" office:value-type="string">
            <text:p>visita en marzo 2013. por ahora no esta produciendo AGROECOLOGICO<text:span text:style-name="T7">visita en </text:span><text:span text:style-name="T7">marzo 2013. por ahora no esta </text:span><text:span text:style-name="T7">produciendo AGROECOLOGICO</text:span></text:p>
          </table:table-cell>
          <table:table-cell table:number-columns-repeated="1014"/>
        </table:table-row>
        <table:table-row table:style-name="ro45">
          <table:table-cell table:style-name="ce39" office:value-type="float" office:value="3">
            <text:p>3</text:p>
          </table:table-cell>
          <table:table-cell table:style-name="ce1"/>
          <table:table-cell table:style-name="ce23" office:value-type="string">
            <text:p>CARLOS PERDOMO</text:p>
          </table:table-cell>
          <table:table-cell table:style-name="ce27" office:value-type="string">
            <text:p>Timotes,La Venta</text:p>
          </table:table-cell>
          <table:table-cell table:style-name="ce53" office:value-type="string">
            <text:p>0414-1795047</text:p>
          </table:table-cell>
          <table:table-cell table:style-name="ce53"/>
          <table:table-cell table:style-name="ce27" table:number-columns-repeated="3"/>
          <table:table-cell table:style-name="ce78" office:value-type="string">
            <text:p>año 2011</text:p>
          </table:table-cell>
          <table:table-cell table:number-columns-repeated="1014"/>
        </table:table-row>
        <table:table-row table:style-name="ro45">
          <table:table-cell table:style-name="ce39" office:value-type="float" office:value="4">
            <text:p>4</text:p>
          </table:table-cell>
          <table:table-cell table:style-name="ce1"/>
          <table:table-cell table:style-name="ce23" office:value-type="string">
            <text:p>JUAN CARLOS BALZA (PROINPA)</text:p>
          </table:table-cell>
          <table:table-cell table:style-name="ce28" office:value-type="string">
            <text:p>preguntar, es del páramo</text:p>
          </table:table-cell>
          <table:table-cell table:style-name="ce27" office:value-type="string">
            <text:p>0416-0734011</text:p>
          </table:table-cell>
          <table:table-cell table:style-name="ce27"/>
          <table:table-cell table:style-name="ce27" office:value-type="string">
            <text:p>algunas hortalizas, y hace Transporte (3Bs. Kg)</text:p>
          </table:table-cell>
          <table:table-cell table:style-name="ce27" table:number-columns-repeated="2"/>
          <table:table-cell table:style-name="ce78" office:value-type="string">
            <text:p>por ahora no esta produciendo AGROECOLOGICO</text:p>
          </table:table-cell>
          <table:table-cell table:number-columns-repeated="1014"/>
        </table:table-row>
        <table:table-row table:style-name="ro45">
          <table:table-cell table:style-name="ce39" office:value-type="float" office:value="5">
            <text:p>5</text:p>
          </table:table-cell>
          <table:table-cell table:style-name="ce1"/>
          <table:table-cell table:style-name="ce23" office:value-type="string">
            <text:p>JOSUE RANGEL</text:p>
          </table:table-cell>
          <table:table-cell table:style-name="ce27" office:value-type="string">
            <text:p>Jaji</text:p>
          </table:table-cell>
          <table:table-cell table:style-name="ce53" office:value-type="string">
            <text:p>0416-6023785</text:p>
          </table:table-cell>
          <table:table-cell table:style-name="ce53"/>
          <table:table-cell table:style-name="ce27" office:value-type="string">
            <text:p>QUESOS</text:p>
          </table:table-cell>
          <table:table-cell table:style-name="ce27"/>
          <table:table-cell table:style-name="ce65" office:value-type="string">
            <text:p><text:a xlink:href="mailto:josuerangel@gmail.com">josuerangel@gmail.com</text:a></text:p>
          </table:table-cell>
          <table:table-cell table:style-name="ce78" office:value-type="string">
            <text:p>? NO PUDO TRAER MÁS.</text:p>
          </table:table-cell>
          <table:table-cell table:number-columns-repeated="1014"/>
        </table:table-row>
        <table:table-row table:style-name="ro45">
          <table:table-cell table:style-name="ce39" office:value-type="float" office:value="6">
            <text:p>6</text:p>
          </table:table-cell>
          <table:table-cell table:style-name="ce1"/>
          <table:table-cell table:style-name="ce24" office:value-type="string">
            <text:p>LIBORIO </text:p>
          </table:table-cell>
          <table:table-cell table:style-name="ce27" office:value-type="string">
            <text:p>Tabay</text:p>
          </table:table-cell>
          <table:table-cell table:style-name="ce53"/>
          <table:table-cell table:style-name="ce64"/>
          <table:table-cell table:style-name="ce34"/>
          <table:table-cell table:style-name="ce27"/>
          <table:table-cell table:style-name="ce65"/>
          <table:table-cell table:style-name="ce78" office:value-type="string">
            <text:p>tiene su propia red de consumidores. </text:p>
          </table:table-cell>
          <table:table-cell table:number-columns-repeated="1014"/>
        </table:table-row>
        <table:table-row table:style-name="ro45">
          <table:table-cell table:style-name="ce39" office:value-type="float" office:value="7">
            <text:p>7</text:p>
          </table:table-cell>
          <table:table-cell table:style-name="ce1"/>
          <table:table-cell table:style-name="ce23" office:value-type="string">
            <text:p>MARLENI CARVAJAL</text:p>
          </table:table-cell>
          <table:table-cell table:style-name="ce27" office:value-type="string">
            <text:p>Bailadores</text:p>
          </table:table-cell>
          <table:table-cell table:style-name="ce53" office:value-type="string">
            <text:p>0424-7307285</text:p>
          </table:table-cell>
          <table:table-cell table:style-name="ce53"/>
          <table:table-cell table:style-name="ce27" office:value-type="string">
            <text:p>Tomate de arbol…</text:p>
          </table:table-cell>
          <table:table-cell table:style-name="ce27"/>
          <table:table-cell table:style-name="ce65" office:value-type="string">
            <text:p><text:a xlink:href="mailto:marleni_cb@hotmail.com">marleni_cb@hotmail.com</text:a></text:p>
          </table:table-cell>
          <table:table-cell table:style-name="ce78" office:value-type="string">
            <text:p>?/Necesita contactar un transporte</text:p>
          </table:table-cell>
          <table:table-cell table:number-columns-repeated="1014"/>
        </table:table-row>
        <table:table-row table:style-name="ro45">
          <table:table-cell table:style-name="ce39" office:value-type="float" office:value="8">
            <text:p>8</text:p>
          </table:table-cell>
          <table:table-cell table:style-name="ce1"/>
          <table:table-cell table:style-name="ce23" office:value-type="string">
            <text:p>Proy Nativos de la Montaña-Orlando Garrido (COORDINADOR). <text:s/>(Proy Nativos de la Montaña-LUIS ZERPA* e IVAN GARCIA )</text:p>
          </table:table-cell>
          <table:table-cell table:style-name="ce27" office:value-type="string">
            <text:p>El Valle</text:p>
          </table:table-cell>
          <table:table-cell table:style-name="ce53" office:value-type="string">
            <text:p>0416-1181189, (0426-7742527*, 0426-6790258)</text:p>
          </table:table-cell>
          <table:table-cell table:style-name="ce27" office:value-type="string">
            <text:p>(contacto de Lidice)</text:p>
          </table:table-cell>
          <table:table-cell table:style-name="ce27" office:value-type="string">
            <text:p>coordina el proyecto com. Nativos de La Montaña. (aji dulces,pimentones,champiñones,lechugas…)</text:p>
          </table:table-cell>
          <table:table-cell table:style-name="ce27" office:value-type="string">
            <text:p>Sector el Pajonal,en la vía, El primer terreno subiendo la cuesta</text:p>
          </table:table-cell>
          <table:table-cell table:style-name="ce65"/>
          <table:table-cell table:style-name="ce78" office:value-type="string">
            <text:p>HAY QUE HACERLE LA PROPUESTA DE VISITA</text:p>
          </table:table-cell>
          <table:table-cell table:number-columns-repeated="1014"/>
        </table:table-row>
        <table:table-row table:style-name="ro45">
          <table:table-cell table:style-name="ce39" office:value-type="float" office:value="9">
            <text:p>9</text:p>
          </table:table-cell>
          <table:table-cell table:style-name="ce1"/>
          <table:table-cell table:style-name="ce23" office:value-type="string">
            <text:p>VERONICA ZERPA</text:p>
          </table:table-cell>
          <table:table-cell table:style-name="ce27" office:value-type="string">
            <text:p>Mucuchache</text:p>
          </table:table-cell>
          <table:table-cell table:style-name="ce27" office:value-type="string">
            <text:p>0416-1320085</text:p>
          </table:table-cell>
          <table:table-cell table:style-name="ce27"/>
          <table:table-cell table:style-name="ce27" office:value-type="string">
            <text:p>cebollin….</text:p>
          </table:table-cell>
          <table:table-cell table:style-name="ce27" table:number-columns-repeated="2"/>
          <table:table-cell table:style-name="ce78" office:value-type="string">
            <text:p>?</text:p>
          </table:table-cell>
          <table:table-cell table:number-columns-repeated="1014"/>
        </table:table-row>
        <table:table-row table:style-name="ro45">
          <table:table-cell table:style-name="ce39" office:value-type="float" office:value="10">
            <text:p>10</text:p>
          </table:table-cell>
          <table:table-cell table:style-name="ce1"/>
          <table:table-cell table:style-name="ce23" office:value-type="string">
            <text:p>YAJAIRA Z. DE ARELLANO</text:p>
          </table:table-cell>
          <table:table-cell table:style-name="ce34"/>
          <table:table-cell table:style-name="ce27"/>
          <table:table-cell table:style-name="ce27" office:value-type="string">
            <text:p>(Mamá de Yadrith)</text:p>
          </table:table-cell>
          <table:table-cell table:style-name="ce27" office:value-type="string">
            <text:p>tomate de arbol,chayota,cambur,huevos</text:p>
          </table:table-cell>
          <table:table-cell table:style-name="ce27" table:number-columns-repeated="2"/>
          <table:table-cell table:style-name="ce78" office:value-type="string">
            <text:p>exporadicos</text:p>
          </table:table-cell>
          <table:table-cell table:number-columns-repeated="1014"/>
        </table:table-row>
        <table:table-row table:style-name="ro45">
          <table:table-cell table:style-name="ce39" office:value-type="float" office:value="11">
            <text:p>11</text:p>
          </table:table-cell>
          <table:table-cell table:style-name="ce1"/>
          <table:table-cell table:style-name="ce23" office:value-type="string">
            <text:p>YOYBER LOBO</text:p>
          </table:table-cell>
          <table:table-cell table:style-name="ce28" office:value-type="string">
            <text:p>preguntar</text:p>
          </table:table-cell>
          <table:table-cell table:style-name="ce27" office:value-type="string">
            <text:p>0424-7080308</text:p>
          </table:table-cell>
          <table:table-cell table:style-name="ce27" office:value-type="string">
            <text:p>(contacto de Lidice)</text:p>
          </table:table-cell>
          <table:table-cell table:style-name="ce27" office:value-type="string">
            <text:p>cambur,chayota,café,…</text:p>
          </table:table-cell>
          <table:table-cell table:style-name="ce27"/>
          <table:table-cell table:style-name="ce65"/>
          <table:table-cell table:style-name="ce78" office:value-type="string">
            <text:p>?</text:p>
          </table:table-cell>
          <table:table-cell table:number-columns-repeated="1014"/>
        </table:table-row>
        <table:table-row table:style-name="ro45">
          <table:table-cell table:style-name="ce39" office:value-type="float" office:value="12">
            <text:p>12</text:p>
          </table:table-cell>
          <table:table-cell table:style-name="ce1"/>
          <table:table-cell table:style-name="ce23" office:value-type="string">
            <text:p>FRANCISCO PABON</text:p>
          </table:table-cell>
          <table:table-cell table:style-name="ce27" office:value-type="string">
            <text:p>Jaji</text:p>
          </table:table-cell>
          <table:table-cell table:style-name="ce27" office:value-type="string">
            <text:p>0414-7002888</text:p>
          </table:table-cell>
          <table:table-cell table:style-name="ce27" office:value-type="string">
            <text:p>(contacto de Lidice)</text:p>
          </table:table-cell>
          <table:table-cell table:style-name="ce27" table:number-columns-repeated="2"/>
          <table:table-cell table:style-name="ce65"/>
          <table:table-cell table:style-name="ce78" office:value-type="string">
            <text:p>nota:el productor Bart powels de jaji, le puede buscarle los productos, cobra por eso.</text:p>
          </table:table-cell>
          <table:table-cell table:number-columns-repeated="1014"/>
        </table:table-row>
        <table:table-row table:style-name="ro45">
          <table:table-cell table:style-name="ce39" office:value-type="float" office:value="13">
            <text:p>13</text:p>
          </table:table-cell>
          <table:table-cell table:style-name="ce1"/>
          <table:table-cell table:style-name="ce23" office:value-type="string">
            <text:p>EDWIN DURÁN </text:p>
          </table:table-cell>
          <table:table-cell table:style-name="ce27" office:value-type="string">
            <text:p>Ejido, La Mesa de los Indios</text:p>
          </table:table-cell>
          <table:table-cell table:style-name="ce27" office:value-type="string">
            <text:p>0426-1306334/ 04269714489</text:p>
          </table:table-cell>
          <table:table-cell table:style-name="ce27" office:value-type="string">
            <text:p>(contacto de Antonio Dacosta)</text:p>
          </table:table-cell>
          <table:table-cell table:style-name="ce27" table:number-columns-repeated="2"/>
          <table:table-cell table:style-name="ce65"/>
          <table:table-cell table:style-name="ce78" office:value-type="string">
            <text:p>por visitar</text:p>
          </table:table-cell>
          <table:table-cell table:number-columns-repeated="1014"/>
        </table:table-row>
        <table:table-row table:style-name="ro45">
          <table:table-cell table:style-name="ce39" office:value-type="float" office:value="14">
            <text:p>14</text:p>
          </table:table-cell>
          <table:table-cell table:style-name="ce13"/>
          <table:table-cell table:style-name="ce24" office:value-type="string">
            <text:p>ERNESTO PALACIOS</text:p>
          </table:table-cell>
          <table:table-cell table:style-name="ce28" office:value-type="string">
            <text:p>El Valle,</text:p>
          </table:table-cell>
          <table:table-cell table:style-name="ce34" office:value-type="string">
            <text:p>0414-7467928/ 0424-7166678</text:p>
          </table:table-cell>
          <table:table-cell table:style-name="ce34" table:number-columns-repeated="3"/>
          <table:table-cell table:style-name="ce66" office:value-type="string">
            <text:p>palaciosernesto@hotmail.com; ernestopala@gmail.com</text:p>
          </table:table-cell>
          <table:table-cell table:style-name="ce80" office:value-type="string">
            <text:p>por visitar se anoto el 6 de julio 2013</text:p>
          </table:table-cell>
          <table:table-cell table:number-columns-repeated="1014"/>
        </table:table-row>
        <table:table-row table:style-name="ro45">
          <table:table-cell table:style-name="ce39" office:value-type="float" office:value="15">
            <text:p>15</text:p>
          </table:table-cell>
          <table:table-cell table:style-name="ce4"/>
          <table:table-cell table:style-name="ce25" office:value-type="string">
            <text:p>HENRY MORA </text:p>
          </table:table-cell>
          <table:table-cell table:style-name="ce28" office:value-type="string">
            <text:p>Ejido, La Mesa de los Indios</text:p>
          </table:table-cell>
          <table:table-cell table:style-name="ce28" office:value-type="string">
            <text:p>0274-7893815, 0416-1776720, </text:p>
          </table:table-cell>
          <table:table-cell table:style-name="ce28"/>
          <table:table-cell table:style-name="ce28" office:value-type="string">
            <text:p>plantas aromaticas,lombricultura, jamaica,</text:p>
          </table:table-cell>
          <table:table-cell table:style-name="ce28"/>
          <table:table-cell table:style-name="ce69" office:value-type="string">
            <text:p><text:a xlink:href="mailto:henrrymora@hotmail.com">henrrymora@hotmail.com</text:a></text:p>
          </table:table-cell>
          <table:table-cell table:style-name="ce78" office:value-type="string">
            <text:p>por visitar</text:p>
          </table:table-cell>
          <table:table-cell table:number-columns-repeated="1014"/>
        </table:table-row>
        <table:table-row table:style-name="ro45">
          <table:table-cell table:style-name="ce39" office:value-type="float" office:value="16">
            <text:p>16</text:p>
          </table:table-cell>
          <table:table-cell table:style-name="ce13"/>
          <table:table-cell table:style-name="ce24" office:value-type="string">
            <text:p>FATIMA MENDEZ</text:p>
          </table:table-cell>
          <table:table-cell table:style-name="ce28" office:value-type="string">
            <text:p>La Mucuy</text:p>
          </table:table-cell>
          <table:table-cell table:style-name="ce34" office:value-type="string">
            <text:p>0414-3711654</text:p>
          </table:table-cell>
          <table:table-cell table:style-name="ce34" office:value-type="string">
            <text:p>0424-2121229</text:p>
          </table:table-cell>
          <table:table-cell table:style-name="ce34" table:number-columns-repeated="2"/>
          <table:table-cell table:style-name="ce66" office:value-type="string">
            <text:p><text:a xlink:href="mailto:mendezraquel37@gmail.com">mendezraquel37@gmail.com</text:a></text:p>
          </table:table-cell>
          <table:table-cell table:style-name="ce80" office:value-type="string">
            <text:p>por visitar</text:p>
          </table:table-cell>
          <table:table-cell table:number-columns-repeated="1014"/>
        </table:table-row>
        <table:table-row table:style-name="ro45">
          <table:table-cell table:style-name="ce39" office:value-type="float" office:value="17">
            <text:p>17</text:p>
          </table:table-cell>
          <table:table-cell table:style-name="ce13"/>
          <table:table-cell table:style-name="ce24" office:value-type="string">
            <text:p>GABRIEL TORRES</text:p>
          </table:table-cell>
          <table:table-cell table:style-name="ce28" office:value-type="string">
            <text:p>Arenal, </text:p>
          </table:table-cell>
          <table:table-cell table:style-name="ce34" office:value-type="string">
            <text:p>0424-7226719</text:p>
          </table:table-cell>
          <table:table-cell table:style-name="ce34" office:value-type="string">
            <text:p>(contacto Nelson Pulido)</text:p>
          </table:table-cell>
          <table:table-cell table:style-name="ce34" office:value-type="string">
            <text:p>Rábano, </text:p>
          </table:table-cell>
          <table:table-cell table:style-name="ce34"/>
          <table:table-cell table:style-name="ce66"/>
          <table:table-cell table:style-name="ce78" office:value-type="string">
            <text:p>por visitar</text:p>
          </table:table-cell>
          <table:table-cell table:number-columns-repeated="1014"/>
        </table:table-row>
        <table:table-row table:style-name="ro45">
          <table:table-cell table:style-name="ce39" office:value-type="float" office:value="18">
            <text:p>18</text:p>
          </table:table-cell>
          <table:table-cell table:style-name="ce1"/>
          <table:table-cell table:style-name="ce24" office:value-type="string">
            <text:p>LUIS VILLARREAL</text:p>
          </table:table-cell>
          <table:table-cell table:style-name="ce27"/>
          <table:table-cell table:style-name="ce27" office:value-type="string">
            <text:p>0426-2733583</text:p>
          </table:table-cell>
          <table:table-cell table:style-name="ce34" table:number-columns-repeated="2"/>
          <table:table-cell table:style-name="ce27"/>
          <table:table-cell table:style-name="ce65"/>
          <table:table-cell table:style-name="ce78" office:value-type="string">
            <text:p>por visitar</text:p>
          </table:table-cell>
          <table:table-cell table:number-columns-repeated="1014"/>
        </table:table-row>
        <table:table-row table:style-name="ro45">
          <table:table-cell table:style-name="ce39" office:value-type="float" office:value="19">
            <text:p>19</text:p>
          </table:table-cell>
          <table:table-cell table:style-name="ce1"/>
          <table:table-cell table:style-name="ce23" office:value-type="string">
            <text:p>FREDDY ROJAS</text:p>
          </table:table-cell>
          <table:table-cell table:style-name="ce27" office:value-type="string">
            <text:p>El Arenal, Rincon de Lourdes</text:p>
          </table:table-cell>
          <table:table-cell table:style-name="ce53" office:value-type="string">
            <text:p>preguntar</text:p>
          </table:table-cell>
          <table:table-cell table:style-name="ce27" office:value-type="string">
            <text:p>(contacto Nelson Pulido)</text:p>
          </table:table-cell>
          <table:table-cell table:style-name="ce27" office:value-type="string">
            <text:p>cilantro…</text:p>
          </table:table-cell>
          <table:table-cell table:style-name="ce27"/>
          <table:table-cell table:style-name="ce65"/>
          <table:table-cell table:style-name="ce78" office:value-type="string">
            <text:p>por visitar</text:p>
          </table:table-cell>
          <table:table-cell table:number-columns-repeated="1014"/>
        </table:table-row>
        <table:table-row table:style-name="ro46">
          <table:table-cell table:number-columns-repeated="1024"/>
        </table:table-row>
        <table:table-row table:style-name="ro13" table:number-rows-repeated="104850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_FilterDatabase" table:base-cell-address="$'coordenadas (01-14)'.$A$1" table:cell-range-address="$'tlf productores  (al 18-01-14)'.$F$1:.$F$79"/>
          <table:named-range table:name="_xlnm._FilterDatabase" table:base-cell-address="$'coordenadas (01-14)'.$A$1" table:cell-range-address="$'tlf productores  (al 18-01-14)'.$F$1:.$F$79"/>
          <table:named-range table:name="_xlnm.Print_Area" table:base-cell-address="$'coordenadas (01-14)'.$A$1" table:cell-range-address="$'tlf productores  (al 18-01-14)'.$A$1:.$J$74" table:range-usable-as="print-range"/>
          <table:named-range table:name="_xlnm.Criteria" table:base-cell-address="$'coordenadas (01-14)'.$A$1" table:cell-range-address="$'tlf productores  (al 18-01-14)'.$F$6:.$F$16" table:range-usable-as="filter"/>
          <table:named-range table:name="_xlnm.Criteria" table:base-cell-address="$'coordenadas (01-14)'.$A$1" table:cell-range-address="$'tlf productores  (al 18-01-14)'.$F$6:.$F$16" table:range-usable-as="filter"/>
        </table:named-expressions>
      </table:table>
      <table:table table:name="tlf productores  (al 19-05-14)" table:style-name="ta3" table:print-ranges="'tlf productores  (al 19-05-14)'.A1:'tlf productores  (al 19-05-14)'.F46">
        <office:forms form:automatic-focus="false" form:apply-design-mode="false"/>
        <table:table-column table:style-name="co17" table:default-cell-style-name="ce43"/>
        <table:table-column table:style-name="co6" table:default-cell-style-name="ce94"/>
        <table:table-column table:style-name="co18" table:default-cell-style-name="ce48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number-columns-repeated="3" table:default-cell-style-name="ce48"/>
        <table:table-column table:style-name="co16" table:number-columns-repeated="1015" table:default-cell-style-name="ce43"/>
        <table:table-row table:style-name="ro47">
          <table:table-cell table:style-name="ce82" office:value-type="string">
            <text:p>Nº</text:p>
          </table:table-cell>
          <table:table-cell table:style-name="ce90" office:value-type="string">
            <text:p>MUNICIPIO-PARROQUIA</text:p>
          </table:table-cell>
          <table:table-cell table:style-name="ce100" office:value-type="string">
            <text:p>NOMBRE Y APELLIDO</text:p>
          </table:table-cell>
          <table:table-cell table:style-name="ce112" office:value-type="string">
            <text:p>SECTOR, DIRECCIÓN</text:p>
          </table:table-cell>
          <table:table-cell table:style-name="ce112" office:value-type="string">
            <text:p>VARIEDAD DE PRODUCTOS</text:p>
          </table:table-cell>
          <table:table-cell table:style-name="ce112" office:value-type="string">
            <text:p>ULTIMA VISITA Y NOTAS <text:s/>(en rojo los más urgente por visitar)</text:p>
          </table:table-cell>
          <table:table-cell table:style-name="ce128" office:value-type="string">
            <text:p>RUBROS DISTRIBUCIÓN (kg. <text:span text:style-name="T15">Disponibles</text:span><text:span text:style-name="T16">)</text:span></text:p>
          </table:table-cell>
          <table:table-cell table:style-name="ce128" office:value-type="string">
            <text:p>RUBROS DISTRIBUCIÓN (kg. <text:span text:style-name="T15">pedido</text:span><text:span text:style-name="T16">)</text:span></text:p>
          </table:table-cell>
          <table:table-cell table:style-name="ce128" office:value-type="string">
            <text:p>RUBROS DISTRIBUCIÓN (kg. <text:span text:style-name="T15">recibido</text:span><text:span text:style-name="T16">)</text:span></text:p>
          </table:table-cell>
          <table:table-cell table:number-columns-repeated="1015"/>
        </table:table-row>
        <table:table-row table:style-name="ro48">
          <table:table-cell table:style-name="ce83" office:value-type="string">
            <text:p>PRODUCTORES/ CONSTANTES (con rubros de paquetes)<text:span text:style-name="T3">:</text:span></text:p>
          </table:table-cell>
          <table:table-cell table:style-name="ce91"/>
          <table:table-cell table:style-name="ce101" table:number-columns-repeated="3"/>
          <table:table-cell table:style-name="ce123"/>
          <table:table-cell table:style-name="ce129" table:number-columns-repeated="3"/>
          <table:table-cell table:number-columns-repeated="1015"/>
        </table:table-row>
        <table:table-row table:style-name="ro49">
          <table:table-cell table:style-name="ce84" office:value-type="float" office:value="20">
            <text:p>20</text:p>
          </table:table-cell>
          <table:table-cell table:style-name="ce92" office:value-type="string">
            <text:p>ARZOBISPO CHACÓN, PARROQUIA MUCUTUY</text:p>
          </table:table-cell>
          <table:table-cell table:style-name="ce102" office:value-type="string">
            <text:p>REINALDO ALBORNOZ*: <text:span text:style-name="T10">preguntar </text:span><text:span text:style-name="T10">local,0416-7740427*; Sra Gladis 0416-</text:span><text:span text:style-name="T10">2747913</text:span></text:p>
          </table:table-cell>
          <table:table-cell table:style-name="ce113" office:value-type="string">
            <text:p>Pueblos del Sur (Entrada Mucutuy),Sector La Veguilla</text:p>
          </table:table-cell>
          <table:table-cell table:style-name="ce113" office:value-type="string">
            <text:p>tomate manzano, maiz jojoto, ají dulce, limón, </text:p>
          </table:table-cell>
          <table:table-cell table:style-name="ce121" office:value-type="string">
            <text:p>visita septiembre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0">
          <table:table-cell table:style-name="ce84" office:value-type="float" office:value="5">
            <text:p>5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BART PAUWELS*: <text:span text:style-name="T10">0274-6575737, </text:span><text:span text:style-name="T10">0416-7720608; 0426-5179207</text:span></text:p>
          </table:table-cell>
          <table:table-cell table:style-name="ce1" office:value-type="string">
            <text:p>Via Jaji,Loma de los Guamos,Finca Terranova, ref. Hacienda La Mesa, antes de las Cruces</text:p>
          </table:table-cell>
          <table:table-cell table:style-name="ce113" office:value-type="string">
            <text:p>lechuga,chicoria, cambur verde, mandarinas, limon, naranjas, chachafruto, <text:s text:c="2"/>heliconias, germinados, </text:p>
          </table:table-cell>
          <table:table-cell table:style-name="ce124" office:value-type="string">
            <text:p>por visitar nuevamente, Llenar encuesta, Lidice y Julia verificó. Puede hacer transporte de productos,en Jaji y la Azulita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51">
          <table:table-cell table:style-name="ce84" office:value-type="float" office:value="11">
            <text:p>11</text:p>
          </table:table-cell>
          <table:table-cell table:style-name="ce92" office:value-type="string">
            <text:p>CAMPO ELIAS</text:p>
          </table:table-cell>
          <table:table-cell table:style-name="ce102" office:value-type="string">
            <text:p>IVIC-INGRID INCIARTE* <text:s/><text:span text:style-name="T10">0274-</text:span><text:span text:style-name="T10">8086830/36, 04162752407*, </text:span><text:span text:style-name="T10">____________@ivic.gob.ve</text:span></text:p>
          </table:table-cell>
          <table:table-cell table:style-name="ce113" office:value-type="string">
            <text:p>Jaji</text:p>
          </table:table-cell>
          <table:table-cell table:style-name="ce113" office:value-type="string">
            <text:p>chachafruto, papayita, limón, lulo, uchuva, </text:p>
          </table:table-cell>
          <table:table-cell table:style-name="ce121" office:value-type="string">
            <text:p>visita agosto 2013, IVIC-Ender, (chofer): 0426-3263331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2">
          <table:table-cell table:style-name="ce84" office:value-type="float" office:value="15">
            <text:p>15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MARIA ELENA DIAZ: <text:span text:style-name="T10">0274-2213963, </text:span><text:span text:style-name="T10">0414-7168356</text:span></text:p>
          </table:table-cell>
          <table:table-cell table:style-name="ce1" office:value-type="string">
            <text:p>Ejido,</text:p>
          </table:table-cell>
          <table:table-cell table:style-name="ce113" office:value-type="string">
            <text:p>citricos, pepino,perejil,…</text:p>
          </table:table-cell>
          <table:table-cell table:style-name="ce121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53">
          <table:table-cell table:style-name="ce84" office:value-type="float" office:value="21">
            <text:p>21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UPTM-BERNARDO LOAIZA:<text:span text:style-name="T10"> preguntar </text:span><text:span text:style-name="T10">local,04161357159*</text:span></text:p>
          </table:table-cell>
          <table:table-cell table:style-name="ce1" office:value-type="string">
            <text:p>Ejido,</text:p>
          </table:table-cell>
          <table:table-cell table:style-name="ce113"/>
          <table:table-cell table:style-name="ce121" office:value-type="string">
            <text:p>visita abril 2014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4">
          <table:table-cell table:style-name="ce84" office:value-type="float" office:value="3">
            <text:p>3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ALVARO TREJO (Invernadero <text:s/>Escuela La Pueblita): <text:span text:style-name="T10">preguntar local </text:span><text:span text:style-name="T10">0416-2817776, </text:span><text:span text:style-name="T10">alvarotrejo48@hotmail.com</text:span></text:p>
          </table:table-cell>
          <table:table-cell table:style-name="ce1" office:value-type="string">
            <text:p>El Arenal</text:p>
          </table:table-cell>
          <table:table-cell table:style-name="ce113" office:value-type="string">
            <text:p>lechuga, tomates, aguacate, </text:p>
          </table:table-cell>
          <table:table-cell table:style-name="ce125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5">
          <table:table-cell table:style-name="ce84"/>
          <table:table-cell table:style-name="ce92" office:value-type="string">
            <text:p>LIBERTADOR</text:p>
          </table:table-cell>
          <table:table-cell table:style-name="ce103" office:value-type="string">
            <text:p>JESSIE CONTRERAS: <text:span text:style-name="T10">0416-5775255 </text:span><text:span text:style-name="T10">,sistajessie@hotmail.com</text:span></text:p>
          </table:table-cell>
          <table:table-cell table:style-name="ce113" office:value-type="string">
            <text:p>Plan del Morro</text:p>
          </table:table-cell>
          <table:table-cell table:style-name="ce113" office:value-type="string">
            <text:p>apio, otros</text:p>
          </table:table-cell>
          <table:table-cell table:style-name="ce124" office:value-type="string">
            <text:p>falta llenar encuesta, ya María de los Angeles verificó. (contacto de Maria de los Angeles)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56">
          <table:table-cell table:style-name="ce84" office:value-type="float" office:value="12">
            <text:p>12</text:p>
          </table:table-cell>
          <table:table-cell table:style-name="ce92" office:value-type="string">
            <text:p>LIBERTADOR</text:p>
          </table:table-cell>
          <table:table-cell table:style-name="ce102" office:value-type="string">
            <text:p>JULIA <text:s/>SMITH* <text:s text:c="3"/>Y LINA SARMIENTO:<text:span text:style-name="T10"> </text:span><text:span text:style-name="T10">0274-2667030, 0416-3792810*; 0416-</text:span><text:span text:style-name="T10">0762240, julia@ula.ve; </text:span><text:span text:style-name="T10">linasarmi@gmail.com</text:span></text:p>
          </table:table-cell>
          <table:table-cell table:style-name="ce113" office:value-type="string">
            <text:p>Mérida, La Joya</text:p>
          </table:table-cell>
          <table:table-cell table:style-name="ce113" office:value-type="string">
            <text:p>apio, citricos, remolacha, lechugas, col risada, acelga, </text:p>
          </table:table-cell>
          <table:table-cell table:style-name="ce121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57">
          <table:table-cell table:style-name="ce84" office:value-type="float" office:value="13">
            <text:p>13</text:p>
          </table:table-cell>
          <table:table-cell table:style-name="ce92" office:value-type="string">
            <text:p>LIBERTADOR</text:p>
          </table:table-cell>
          <table:table-cell table:style-name="ce103" office:value-type="string">
            <text:p>JULIO DIAZ:<text:span text:style-name="T10"> preguntar local, 0426-</text:span><text:span text:style-name="T10">6751394; (contacto Nelson Pulido), </text:span><text:span text:style-name="T10">juliocv28@hotmail.comJULIO DIAZ: </text:span><text:span text:style-name="T10">preguntar local, 0426-6751394; (contacto </text:span><text:span text:style-name="T10">Nelson Pulido), </text:span><text:span text:style-name="T10">juliocv28@hotmail.comJULIO DIAZ: </text:span><text:span text:style-name="T10">preguntar local, 0426-6751394; (contacto </text:span><text:span text:style-name="T10">Nelson Pulido), juliocv28@hotmail.com</text:span></text:p>
          </table:table-cell>
          <table:table-cell table:style-name="ce113" office:value-type="string">
            <text:p>El Arenal</text:p>
          </table:table-cell>
          <table:table-cell table:style-name="ce113" office:value-type="string">
            <text:p>bledo, chayota, lechuga, limón chinoto, </text:p>
          </table:table-cell>
          <table:table-cell table:style-name="ce124" office:value-type="string">
            <text:p>por visitar 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58">
          <table:table-cell table:style-name="ce84" office:value-type="float" office:value="17">
            <text:p>17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NELSON PULIDO<text:span text:style-name="T10">: 0274-7896764, </text:span><text:span text:style-name="T10">0426-5772245, pulidon@ula.veNELSON </text:span><text:span text:style-name="T10">PULIDO: 0274-7896764, 0426-5772245, </text:span><text:span text:style-name="T10">pulidon@ula.veNELSON PULIDO: 0274-</text:span><text:span text:style-name="T10">7896764, 0426-5772245, </text:span><text:span text:style-name="T10">pulidon@ula.ve</text:span></text:p>
          </table:table-cell>
          <table:table-cell table:style-name="ce113" office:value-type="string">
            <text:p>El Arenal, Rincon de Lourdes</text:p>
          </table:table-cell>
          <table:table-cell table:style-name="ce113" office:value-type="string">
            <text:p>cambur,chayota,oregano,cam disecado, lima, </text:p>
          </table:table-cell>
          <table:table-cell table:style-name="ce121" office:value-type="string">
            <text:p>visita en <text:s/>2013. 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9">
          <table:table-cell table:style-name="ce84" office:value-type="float" office:value="22">
            <text:p>22</text:p>
          </table:table-cell>
          <table:table-cell table:style-name="ce93" office:value-type="string">
            <text:p>LIBERTADOR</text:p>
          </table:table-cell>
          <table:table-cell table:style-name="ce104" office:value-type="string">
            <text:p>TERESA CALDERON: <text:span text:style-name="T10">0274-7903175, <text:s/></text:span><text:span text:style-name="T10">04140815028; 0414-7177443 (Orlando </text:span><text:span text:style-name="T10">Calderon), </text:span><text:span text:style-name="T10">teresacalderondiaz@gmail.comTERESA </text:span><text:span text:style-name="T10">CALDERON: 0274-7903175, <text:s/></text:span><text:span text:style-name="T10">04140815028; 0414-7177443 (Orlando </text:span><text:span text:style-name="T10">Calderon), </text:span><text:span text:style-name="T10">teresacalderondiaz@gmail.comTERESA </text:span><text:span text:style-name="T10">CALDERON: 0274-7903175, <text:s/></text:span><text:span text:style-name="T10">04140815028; 0414-7177443 (Orlando </text:span><text:span text:style-name="T10">Calderon), </text:span><text:span text:style-name="T10">teresacalderondiaz@gmail.com</text:span></text:p>
          </table:table-cell>
          <table:table-cell table:style-name="ce114" office:value-type="string">
            <text:p>La Don Perucho, La vega de san Antonio, Calle principal, despues del estadio de softball</text:p>
          </table:table-cell>
          <table:table-cell table:style-name="ce114" office:value-type="string">
            <text:p>yuca, chayota, platano, oregano, albahaca morada,huevo, <text:s/></text:p>
          </table:table-cell>
          <table:table-cell table:style-name="ce121" office:value-type="string">
            <text:p>visita agosto 2013</text:p>
          </table:table-cell>
          <table:table-cell table:style-name="ce132"/>
          <table:table-cell table:style-name="ce141" table:number-columns-repeated="2"/>
          <table:table-cell table:number-columns-repeated="1015"/>
        </table:table-row>
        <table:table-row table:style-name="ro56">
          <table:table-cell table:style-name="ce84" office:value-type="float" office:value="6">
            <text:p>6</text:p>
          </table:table-cell>
          <table:table-cell table:style-name="ce93" office:value-type="string">
            <text:p>RANGEL</text:p>
          </table:table-cell>
          <table:table-cell table:style-name="ce102" office:value-type="string">
            <text:p>BERNAVE TORRES: <text:span text:style-name="T10">0274-6573614, </text:span><text:span text:style-name="T10">0426-7029510BERNAVE TORRES: </text:span><text:span text:style-name="T10">0274-6573614, 0426-7029510BERNAVE </text:span><text:span text:style-name="T10">TORRES: 0274-6573614, 0426-7029510</text:span></text:p>
          </table:table-cell>
          <table:table-cell table:style-name="ce1" office:value-type="string">
            <text:p>Mucuchíes, Gavidia </text:p>
          </table:table-cell>
          <table:table-cell table:style-name="ce113" office:value-type="string">
            <text:p>papa nativa, cuibas, zanahoria, mashua, cebollín, <text:s/>…</text:p>
          </table:table-cell>
          <table:table-cell table:style-name="ce121" office:value-type="string">
            <text:p>visita marz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0">
          <table:table-cell table:style-name="ce84" office:value-type="float" office:value="18">
            <text:p>18</text:p>
          </table:table-cell>
          <table:table-cell table:style-name="ce92" office:value-type="string">
            <text:p>RANGEL</text:p>
          </table:table-cell>
          <table:table-cell table:style-name="ce102" office:value-type="string">
            <text:p>ONIAS RIVERO*<text:span text:style-name="T10">: 0274-7907875, 0416-</text:span><text:span text:style-name="T10">4741789*/ 0416-1178172; Olga (Esposa) </text:span><text:span text:style-name="T10"><text:s/>0416-4089934/ 8774845ONIAS </text:span><text:span text:style-name="T10">RIVERO*: 0274-7907875, 0416-</text:span><text:span text:style-name="T10">4741789*/ 0416-1178172; Olga (Esposa) </text:span><text:span text:style-name="T10"><text:s/>0416-4089934/ 8774845ONIAS </text:span><text:span text:style-name="T10">RIVERO*: 0274-7907875, 0416-</text:span><text:span text:style-name="T10">4741789*/ 0416-1178172; Olga (Esposa) </text:span><text:span text:style-name="T10"><text:s/>0416-4089934/ 8774845</text:span></text:p>
          </table:table-cell>
          <table:table-cell table:style-name="ce113" office:value-type="string">
            <text:p>Mucuchíes, <text:s/>Misintá, Finca Santa Ana</text:p>
          </table:table-cell>
          <table:table-cell table:style-name="ce113" office:value-type="string">
            <text:p>papas nativas, zanahoria, cebollín, plantas medicinales, ,habas,</text:p>
          </table:table-cell>
          <table:table-cell table:style-name="ce121" office:value-type="string">
            <text:p>visita marzo 2013. tambien hace transporte de los rubros del páramo (Bs. 3c/k)<text:span text:style-name="T10">visita marzo 2013. tambien hace </text:span><text:span text:style-name="T10">transporte de los rubros del páramo (Bs. </text:span><text:span text:style-name="T10">3c/k)visita marzo 2013. tambien hace </text:span><text:span text:style-name="T10">transporte de los rubros del páramo (Bs. </text:span><text:span text:style-name="T10">3c/k)</text:span>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48">
          <table:table-cell table:style-name="ce85" office:value-type="string">
            <text:p>PRODUCTORES CONSTANTES (normalmente sólo tienen rubros para extras, o pocas veces tienen sufuciente producción para enviar):</text:p>
          </table:table-cell>
          <table:table-cell table:style-name="ce95"/>
          <table:table-cell table:style-name="ce105" table:number-columns-repeated="4"/>
          <table:table-cell table:style-name="ce133" table:number-columns-repeated="3"/>
          <table:table-cell table:number-columns-repeated="1015"/>
        </table:table-row>
        <table:table-row table:style-name="ro61">
          <table:table-cell table:style-name="ce84" office:value-type="float" office:value="2">
            <text:p>2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ALIDA USECHE: <text:span text:style-name="T10">0274-2666861, 0414-</text:span><text:span text:style-name="T10">0364192, 041474552696, </text:span><text:span text:style-name="T10">alidateresita@hotmail.comALIDA </text:span><text:span text:style-name="T10">USECHE: 0274-2666861, 0414-</text:span><text:span text:style-name="T10">0364192, 041474552696, </text:span><text:span text:style-name="T10">alidateresita@hotmail.comALIDA </text:span><text:span text:style-name="T10">USECHE: 0274-2666861, 0414-</text:span><text:span text:style-name="T10">0364192, 041474552696, </text:span><text:span text:style-name="T10">alidateresita@hotmail.com</text:span></text:p>
          </table:table-cell>
          <table:table-cell table:style-name="ce1" office:value-type="string">
            <text:p>Las Tapias</text:p>
          </table:table-cell>
          <table:table-cell table:style-name="ce113" office:value-type="string">
            <text:p>Aguacate,limon,yerbabuena, verdolaga, …plantas</text:p>
          </table:table-cell>
          <table:table-cell table:style-name="ce124" office:value-type="string">
            <text:p>por visitar nuevamente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2">
          <table:table-cell table:style-name="ce84" office:value-type="float" office:value="23">
            <text:p>23</text:p>
          </table:table-cell>
          <table:table-cell table:style-name="ce93" office:value-type="string">
            <text:p>LIBERTADOR</text:p>
          </table:table-cell>
          <table:table-cell table:style-name="ce104" office:value-type="string">
            <text:p>TRACY Y ROBEL PARRA: <text:span text:style-name="T10">preguntar </text:span><text:span text:style-name="T10">local,0414-9741203, </text:span><text:span text:style-name="T10">robel.traci.parra@att.netTRACY Y </text:span><text:span text:style-name="T10">ROBEL PARRA: preguntar local,0414-</text:span><text:span text:style-name="T10">9741203, </text:span><text:span text:style-name="T10">robel.traci.parra@att.netTRACY Y </text:span><text:span text:style-name="T10">ROBEL PARRA: preguntar local,0414-</text:span><text:span text:style-name="T10">9741203, robel.traci.parra@att.net</text:span></text:p>
          </table:table-cell>
          <table:table-cell table:style-name="ce114" office:value-type="string">
            <text:p>El Arenal, Rincon de Lourdes</text:p>
          </table:table-cell>
          <table:table-cell table:style-name="ce114" office:value-type="string">
            <text:p>pomagas, maiz,caraotas,leche,yogourth, huevo, </text:p>
          </table:table-cell>
          <table:table-cell table:style-name="ce125" office:value-type="string">
            <text:p>visita agosto 2013</text:p>
          </table:table-cell>
          <table:table-cell table:style-name="ce132"/>
          <table:table-cell table:style-name="ce141" table:number-columns-repeated="2"/>
          <table:table-cell table:number-columns-repeated="1015"/>
        </table:table-row>
        <table:table-row table:style-name="ro63">
          <table:table-cell table:style-name="ce84" office:value-type="float" office:value="14">
            <text:p>14</text:p>
          </table:table-cell>
          <table:table-cell table:style-name="ce93" office:value-type="string">
            <text:p>LIBERTADOR</text:p>
          </table:table-cell>
          <table:table-cell table:style-name="ce103" office:value-type="string">
            <text:p>LIL PAREJO:<text:span text:style-name="T11"> </text:span><text:span text:style-name="T10">0274-5112597, </text:span><text:span text:style-name="T10">girosmerida@gmail.comLIL PAREJO:</text:span><text:span text:style-name="T11"> </text:span><text:span text:style-name="T10">0274-5112597, </text:span><text:span text:style-name="T10">girosmerida@gmail.comLIL PAREJO:</text:span><text:span text:style-name="T11"> </text:span><text:span text:style-name="T10">0274-5112597, girosmerida@gmail.com</text:span></text:p>
          </table:table-cell>
          <table:table-cell table:style-name="ce113" office:value-type="string">
            <text:p>El Vallecito,Sector las Mercedes. 100mts antes de la Casona</text:p>
          </table:table-cell>
          <table:table-cell table:style-name="ce113" office:value-type="string">
            <text:p>hierbas y plantas medicinales</text:p>
          </table:table-cell>
          <table:table-cell table:style-name="ce124" office:value-type="string">
            <text:p>por visitar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64">
          <table:table-cell table:style-name="ce84" office:value-type="float" office:value="19">
            <text:p>19</text:p>
          </table:table-cell>
          <table:table-cell table:style-name="ce92" office:value-type="string">
            <text:p>RANGEL</text:p>
          </table:table-cell>
          <table:table-cell table:style-name="ce102" office:value-type="string">
            <text:p>RAUL NIETO: <text:span text:style-name="T10">preguntar local, 0426-</text:span><text:span text:style-name="T10">7739944RAUL NIETO: preguntar local, </text:span><text:span text:style-name="T10">0426-7739944RAUL NIETO: preguntar </text:span><text:span text:style-name="T10">local, 0426-7739944</text:span></text:p>
          </table:table-cell>
          <table:table-cell table:style-name="ce113" office:value-type="string">
            <text:p>Mucuchíes,Mixteque, </text:p>
          </table:table-cell>
          <table:table-cell table:style-name="ce113" office:value-type="string">
            <text:p>perejil,cilantro,cuibas,curuba…</text:p>
          </table:table-cell>
          <table:table-cell table:style-name="ce121" office:value-type="string">
            <text:p>visita marz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3">
          <table:table-cell table:style-name="ce84" office:value-type="float" office:value="21">
            <text:p>21</text:p>
          </table:table-cell>
          <table:table-cell table:style-name="ce92" office:value-type="string">
            <text:p>RANGEL</text:p>
          </table:table-cell>
          <table:table-cell table:style-name="ce102" office:value-type="string">
            <text:p>TEÓFILO:<text:span text:style-name="T10"> preguntar local,04267478332, </text:span><text:span text:style-name="T10">0426-6867089TEÓFILO: preguntar </text:span><text:span text:style-name="T10">local,04267478332, 0426-</text:span><text:span text:style-name="T10">6867089TEÓFILO: preguntar </text:span><text:span text:style-name="T10">local,04267478332, 0426-6867089</text:span></text:p>
          </table:table-cell>
          <table:table-cell table:style-name="ce113" office:value-type="string">
            <text:p>Mucuchíes, Mixteque</text:p>
          </table:table-cell>
          <table:table-cell table:style-name="ce113" office:value-type="string">
            <text:p>perejil,cilantro,cuibas,curuba…</text:p>
          </table:table-cell>
          <table:table-cell table:style-name="ce121" office:value-type="string">
            <text:p>visita marz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5">
          <table:table-cell table:style-name="ce86" office:value-type="string">
            <text:p><text:s/>PRODUCTORES/ EXPORÁDICOS de todas maneras llamarlos:</text:p>
          </table:table-cell>
          <table:table-cell table:style-name="ce96"/>
          <table:table-cell table:style-name="ce106" table:number-columns-repeated="4"/>
          <table:table-cell table:style-name="ce134" table:number-columns-repeated="3"/>
          <table:table-cell table:number-columns-repeated="1015"/>
        </table:table-row>
        <table:table-row table:style-name="ro64">
          <table:table-cell table:style-name="ce84" office:value-type="float" office:value="16">
            <text:p>16</text:p>
          </table:table-cell>
          <table:table-cell table:style-name="ce92" office:value-type="string">
            <text:p>ANDRES BELLO</text:p>
          </table:table-cell>
          <table:table-cell table:style-name="ce102" office:value-type="string">
            <text:p>NELSON PEÑA*: <text:span text:style-name="T10">0274-6579936/ 0416-</text:span><text:span text:style-name="T10">2753793*; 0426-4267887 (Hijo:Jhoan), </text:span><text:span text:style-name="T10">mucuyes@hotmail.comNELSON PEÑA*: </text:span><text:span text:style-name="T10">0274-6579936/ 0416-2753793*; 0426-</text:span><text:span text:style-name="T10">4267887 (Hijo:Jhoan), </text:span><text:span text:style-name="T10">mucuyes@hotmail.comNELSON PEÑA*: </text:span><text:span text:style-name="T10">0274-6579936/ 0416-2753793*; 0426-</text:span><text:span text:style-name="T10">4267887 (Hijo:Jhoan), </text:span><text:span text:style-name="T10">mucuyes@hotmail.com</text:span></text:p>
          </table:table-cell>
          <table:table-cell table:style-name="ce113" office:value-type="string">
            <text:p>La Azulita</text:p>
          </table:table-cell>
          <table:table-cell table:style-name="ce113" office:value-type="string">
            <text:p>cebollin criollo,lulo,caigua,mora,limon mand,chachafruto,yacón, </text:p>
          </table:table-cell>
          <table:table-cell table:style-name="ce121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6">
          <table:table-cell table:style-name="ce84" office:value-type="float" office:value="4">
            <text:p>4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ANTONIO DACOSTA:<text:span text:style-name="T10">0274-6588603, </text:span><text:span text:style-name="T10">0416-7178183ANTONIO </text:span><text:span text:style-name="T10">DACOSTA:0274-6588603, 0416-</text:span><text:span text:style-name="T10">7178183ANTONIO DACOSTA:0274-</text:span><text:span text:style-name="T10">6588603, 0416-7178183</text:span></text:p>
          </table:table-cell>
          <table:table-cell table:style-name="ce1" office:value-type="string">
            <text:p>Ejido, La Mesa de los Indios</text:p>
          </table:table-cell>
          <table:table-cell table:style-name="ce113" office:value-type="string">
            <text:p>lechuga, <text:s/>apio…plantas y abonos</text:p>
          </table:table-cell>
          <table:table-cell table:style-name="ce125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7">
          <table:table-cell table:style-name="ce84" office:value-type="float" office:value="8">
            <text:p>8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DAMARIS AVENDAÑO Y OSCAR _____: <text:span text:style-name="T10">0426-6728803 , </text:span><text:span text:style-name="T10">amaris_fenix@hotmail.com ; </text:span><text:span text:style-name="T10">panies040977@gmail.com; amaris-</text:span><text:span text:style-name="T10">fenix@gmail.comDAMARIS AVENDAÑO </text:span><text:span text:style-name="T10">Y OSCAR _____: 0426-6728803 , </text:span><text:span text:style-name="T10">amaris_fenix@hotmail.com ; </text:span><text:span text:style-name="T10">panies040977@gmail.com; amaris-</text:span><text:span text:style-name="T10">fenix@gmail.comDAMARIS AVENDAÑO </text:span><text:span text:style-name="T10">Y OSCAR _____: 0426-6728803 , </text:span><text:span text:style-name="T10">amaris_fenix@hotmail.com ; </text:span><text:span text:style-name="T10">panies040977@gmail.com; amaris-</text:span><text:span text:style-name="T10">fenix@gmail.com</text:span></text:p>
          </table:table-cell>
          <table:table-cell table:style-name="ce2" office:value-type="string">
            <text:p>Mesa de los Indios</text:p>
          </table:table-cell>
          <table:table-cell table:style-name="ce113" office:value-type="string">
            <text:p>aji dulce, </text:p>
          </table:table-cell>
          <table:table-cell table:style-name="ce124" office:value-type="string">
            <text:p>falta llenar encuesta, Sr. Antonio La conoce.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51">
          <table:table-cell table:style-name="ce84" office:value-type="float" office:value="9">
            <text:p>9</text:p>
          </table:table-cell>
          <table:table-cell table:style-name="ce93" office:value-type="string">
            <text:p>SANTOS MARQUINA</text:p>
          </table:table-cell>
          <table:table-cell table:style-name="ce103" office:value-type="string">
            <text:p>FELIPE ALBARRÁN: <text:span text:style-name="T10">preguntar </text:span><text:span text:style-name="T10">local,0414-5322688*FELIPE </text:span><text:span text:style-name="T10">ALBARRÁN: preguntar local,0414-</text:span><text:span text:style-name="T10">5322688*FELIPE ALBARRÁN: preguntar </text:span><text:span text:style-name="T10">local,0414-5322688*</text:span></text:p>
          </table:table-cell>
          <table:table-cell table:style-name="ce1" office:value-type="string">
            <text:p>San Rafael de Tabay,entrada cabañas Mucuratay, sector la Lubarena, Finca Los Camachas</text:p>
          </table:table-cell>
          <table:table-cell table:style-name="ce113" office:value-type="string">
            <text:p>huevos, plantas, lechugas,otros</text:p>
          </table:table-cell>
          <table:table-cell table:style-name="ce124" office:value-type="string">
            <text:p>falta llenar encuesta, ya Moisés verificó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66">
          <table:table-cell table:style-name="ce84" office:value-type="float" office:value="25">
            <text:p>25</text:p>
          </table:table-cell>
          <table:table-cell table:style-name="ce93" office:value-type="string">
            <text:p>SANTOS MARQUINA</text:p>
          </table:table-cell>
          <table:table-cell table:style-name="ce103" office:value-type="string">
            <text:p>HENRRIETE ARREAZA <text:span text:style-name="T10">0274-</text:span><text:span text:style-name="T10">2765630,0416-2755630HENRRIETE </text:span><text:span text:style-name="T10">ARREAZA 0274-2765630,0416-2755630</text:span></text:p>
          </table:table-cell>
          <table:table-cell table:style-name="ce1" office:value-type="string">
            <text:p>Tabay</text:p>
          </table:table-cell>
          <table:table-cell table:style-name="ce1" office:value-type="string">
            <text:p>mora, plantas medicinales, </text:p>
          </table:table-cell>
          <table:table-cell table:style-name="ce124" office:value-type="string">
            <text:p>POR VISITAR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68">
          <table:table-cell table:style-name="ce84" office:value-type="float" office:value="7">
            <text:p>7</text:p>
          </table:table-cell>
          <table:table-cell table:style-name="ce93" office:value-type="string">
            <text:p>SUCRE</text:p>
          </table:table-cell>
          <table:table-cell table:style-name="ce102" office:value-type="string">
            <text:p>CARLOS RIVAS: <text:span text:style-name="T10">preguntar local,0424-</text:span><text:span text:style-name="T10">7173597,samael.ntc@gmail.comCARLO</text:span><text:span text:style-name="T10">S RIVAS: preguntar local,0424-</text:span><text:span text:style-name="T10">7173597,samael.ntc@gmail.com</text:span></text:p>
          </table:table-cell>
          <table:table-cell table:style-name="ce1" office:value-type="string">
            <text:p>San Juan de <text:s/>Lagunillas,sector los Llanitos, calle principal</text:p>
          </table:table-cell>
          <table:table-cell table:style-name="ce113" office:value-type="string">
            <text:p>masa de maiz, lechoza, tuna, zábila, ají dulce, ají picante jalapeño,</text:p>
          </table:table-cell>
          <table:table-cell table:style-name="ce125" office:value-type="string">
            <text:p>visita septiembre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5">
          <table:table-cell table:style-name="ce87" office:value-type="string">
            <text:p><text:s/>PRODUCTORES /EXPORÁDICOS (NO LLAMAR, HASTA QUE ELLOS NOS AVISEN):</text:p>
          </table:table-cell>
          <table:table-cell table:style-name="ce97"/>
          <table:table-cell table:style-name="ce107" table:number-columns-repeated="3"/>
          <table:table-cell table:style-name="ce126"/>
          <table:table-cell table:style-name="ce135" table:number-columns-repeated="3"/>
          <table:table-cell table:number-columns-repeated="1015"/>
        </table:table-row>
        <table:table-row table:style-name="ro69">
          <table:table-cell table:style-name="ce84" office:value-type="float" office:value="24">
            <text:p>24</text:p>
          </table:table-cell>
          <table:table-cell table:style-name="ce93" office:value-type="string">
            <text:p>LIBERTADOR</text:p>
          </table:table-cell>
          <table:table-cell table:style-name="ce104" office:value-type="string">
            <text:p>ANDRES BISHOP: (no está en Mérida). <text:span text:style-name="T10"><text:s/>preguntar local,0414-</text:span><text:span text:style-name="T10">7328518ANDRES BISHOP: (no está en </text:span><text:span text:style-name="T10">Mérida). <text:s/>preguntar local,0414-7328518</text:span></text:p>
          </table:table-cell>
          <table:table-cell table:style-name="ce115" office:value-type="string">
            <text:p>La Pedregoza,La Pedregoza, loma San Rafael, finca El Pinar, entrar por la primera capilla; frente a bosque de pino, casa color tierra.</text:p>
          </table:table-cell>
          <table:table-cell table:style-name="ce115" office:value-type="string">
            <text:p>citricos, café,</text:p>
          </table:table-cell>
          <table:table-cell table:style-name="ce125" office:value-type="string">
            <text:p>visita agosto 2013</text:p>
          </table:table-cell>
          <table:table-cell table:style-name="ce132"/>
          <table:table-cell table:style-name="ce141" table:number-columns-repeated="2"/>
          <table:table-cell table:number-columns-repeated="1015"/>
        </table:table-row>
        <table:table-row table:style-name="ro70">
          <table:table-cell table:style-name="ce84" office:value-type="float" office:value="10">
            <text:p>10</text:p>
          </table:table-cell>
          <table:table-cell table:style-name="ce93" office:value-type="string">
            <text:p>LIBERTADOR</text:p>
          </table:table-cell>
          <table:table-cell table:style-name="ce108" office:value-type="string">
            <text:p>HUMBERTO MOLINA<text:span text:style-name="T11"> (NO LLAMAR </text:span><text:span text:style-name="T11">HASTA QUE NOS AVISE) </text:span><text:span text:style-name="T10">preguntar </text:span><text:span text:style-name="T10">local,0416-4742072 (contacto </text:span><text:span text:style-name="T10">Hugo)HUMBERTO MOLINA</text:span><text:span text:style-name="T11"> (NO </text:span><text:span text:style-name="T11">LLAMAR HASTA QUE NOS AVISE) </text:span><text:span text:style-name="T10">preguntar local,0416-4742072 (contacto </text:span><text:span text:style-name="T10">Hugo)</text:span></text:p>
          </table:table-cell>
          <table:table-cell table:style-name="ce4" office:value-type="string">
            <text:p>Entrada del Arenal, </text:p>
          </table:table-cell>
          <table:table-cell table:style-name="ce4" office:value-type="string">
            <text:p>Huevos, limón , aguacate</text:p>
          </table:table-cell>
          <table:table-cell table:style-name="ce124" office:value-type="string">
            <text:p>falta llenar encuesta, ya Hugo verificó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70">
          <table:table-cell table:style-name="ce84"/>
          <table:table-cell table:style-name="ce93" office:value-type="string">
            <text:p>LIBERTADOR</text:p>
          </table:table-cell>
          <table:table-cell table:style-name="ce103" office:value-type="string">
            <text:p>LUZ AMIRA<text:span text:style-name="T10"> 04269583411LUZ AMIRA </text:span><text:span text:style-name="T10">04269583411</text:span></text:p>
          </table:table-cell>
          <table:table-cell table:style-name="ce2"/>
          <table:table-cell table:style-name="ce118" office:value-type="string">
            <text:p>limón , aguacate</text:p>
          </table:table-cell>
          <table:table-cell table:style-name="ce124"/>
          <table:table-cell table:style-name="ce136"/>
          <table:table-cell table:style-name="ce142" table:number-columns-repeated="2"/>
          <table:table-cell table:number-columns-repeated="1015"/>
        </table:table-row>
        <table:table-row table:style-name="ro71">
          <table:table-cell table:style-name="ce84" office:value-type="float" office:value="27">
            <text:p>27</text:p>
          </table:table-cell>
          <table:table-cell table:style-name="ce93" office:value-type="string">
            <text:p>LIBERTADOR</text:p>
          </table:table-cell>
          <table:table-cell table:style-name="ce103" office:value-type="string">
            <text:p>MANUELA SOLÉ<text:span text:style-name="T11"> (NO LLAMAR </text:span><text:span text:style-name="T11">HASTA QUE NOS AVISE)</text:span><text:span text:style-name="T10"> 0274-</text:span><text:span text:style-name="T10">6574095, 0424-7220400, 0424-</text:span><text:span text:style-name="T10">7220422MANUELA SOLÉ</text:span><text:span text:style-name="T11"> (NO LLAMAR </text:span><text:span text:style-name="T11">HASTA QUE NOS AVISE)</text:span><text:span text:style-name="T10"> 0274-</text:span><text:span text:style-name="T10">6574095, 0424-7220400, 0424-7220422</text:span></text:p>
          </table:table-cell>
          <table:table-cell table:style-name="ce1" office:value-type="string">
            <text:p>La Mata</text:p>
          </table:table-cell>
          <table:table-cell table:style-name="ce1" office:value-type="string">
            <text:p>aguacates…</text:p>
          </table:table-cell>
          <table:table-cell table:style-name="ce124" office:value-type="string">
            <text:p>POR VISITAR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70">
          <table:table-cell table:style-name="ce84" office:value-type="float" office:value="1">
            <text:p>1</text:p>
          </table:table-cell>
          <table:table-cell table:style-name="ce93" office:value-type="string">
            <text:p>SANTOS MARQUINA</text:p>
          </table:table-cell>
          <table:table-cell table:style-name="ce103" office:value-type="string">
            <text:p>AIDA GUTÉRREZ:<text:span text:style-name="T10"> </text:span><text:span text:style-name="T11">(NO LLAMAR </text:span><text:span text:style-name="T11">HASTA QUE NOS AVISE) </text:span><text:span text:style-name="T10">preguntar </text:span><text:span text:style-name="T10">local,0426-1777865AIDA GUTÉRREZ: </text:span><text:span text:style-name="T11">(NO LLAMAR HASTA QUE NOS </text:span><text:span text:style-name="T11">AVISE) </text:span><text:span text:style-name="T10">preguntar local,0426-1777865</text:span></text:p>
          </table:table-cell>
          <table:table-cell table:style-name="ce1" office:value-type="string">
            <text:p>Tabay, Mucuy Baja</text:p>
          </table:table-cell>
          <table:table-cell table:style-name="ce113" office:value-type="string">
            <text:p>chachafruto, limón</text:p>
          </table:table-cell>
          <table:table-cell table:style-name="ce124" office:value-type="string">
            <text:p>falta llenar encuesta, ya Lidice visitó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70">
          <table:table-cell table:style-name="ce84" office:value-type="float" office:value="10">
            <text:p>10</text:p>
          </table:table-cell>
          <table:table-cell table:style-name="ce93" office:value-type="string">
            <text:p>SANTOS MARQUINA</text:p>
          </table:table-cell>
          <table:table-cell table:style-name="ce108" office:value-type="string">
            <text:p>Henriette<text:span text:style-name="T11"> </text:span><text:span text:style-name="T12">Arreaza</text:span><text:span text:style-name="T11"> </text:span><text:span text:style-name="T10">preguntar local,0416-</text:span><text:span text:style-name="T10">2725630 Henriette</text:span><text:span text:style-name="T11"> </text:span><text:span text:style-name="T12">Arreaza</text:span><text:span text:style-name="T11"> </text:span><text:span text:style-name="T10">preguntar </text:span><text:span text:style-name="T10">local,0416-2725630 </text:span></text:p>
          </table:table-cell>
          <table:table-cell table:style-name="ce4" office:value-type="string">
            <text:p>Tabay</text:p>
          </table:table-cell>
          <table:table-cell table:style-name="ce118" office:value-type="string">
            <text:p>mora, otros</text:p>
          </table:table-cell>
          <table:table-cell table:style-name="ce124"/>
          <table:table-cell table:style-name="ce136"/>
          <table:table-cell table:style-name="ce142" table:number-columns-repeated="2"/>
          <table:table-cell table:number-columns-repeated="1015"/>
        </table:table-row>
        <table:table-row table:style-name="ro20">
          <table:table-cell table:style-name="ce39" office:value-type="float" office:value="6">
            <text:p>6</text:p>
          </table:table-cell>
          <table:table-cell table:style-name="ce93" office:value-type="string">
            <text:p>SANTOS MARQUINA</text:p>
          </table:table-cell>
          <table:table-cell table:style-name="ce109" office:value-type="string">
            <text:p><text:span text:style-name="T11">LIBORIO LA CRUZ </text:span><text:span text:style-name="T13"><text:s/>(tiene su propio </text:span><text:span text:style-name="T13">mercado en Tabay, llamar sólo en casos </text:span><text:span text:style-name="T13">muy necesario)</text:span><text:span text:style-name="T10">Tlf 0274-8085032 y </text:span><text:span text:style-name="T10">04160924959</text:span><text:span text:style-name="T11">LIBORIO LA CRUZ </text:span><text:span text:style-name="T13"><text:s/>(tiene </text:span><text:span text:style-name="T13">su propio mercado en Tabay, llamar sólo </text:span><text:span text:style-name="T13">en casos muy necesario)</text:span><text:span text:style-name="T10">Tlf 0274-</text:span><text:span text:style-name="T10">8085032 y 04160924959</text:span></text:p>
          </table:table-cell>
          <table:table-cell table:style-name="ce116" office:value-type="string">
            <text:p><text:s/>Municipio Santos Marquina Sector La Ceibita, caserío <text:s/>Loma del Pueblo, Finca LICARDA</text:p>
          </table:table-cell>
          <table:table-cell/>
          <table:table-cell table:style-name="ce121" office:value-type="string">
            <text:p>tiene su propia red de consumidores. </text:p>
          </table:table-cell>
          <table:table-cell table:style-name="ce64"/>
          <table:table-cell table:style-name="ce34"/>
          <table:table-cell table:style-name="ce65"/>
          <table:table-cell table:number-columns-repeated="1015"/>
        </table:table-row>
        <table:table-row table:style-name="ro70">
          <table:table-cell table:style-name="ce39" office:value-type="float" office:value="16">
            <text:p>16</text:p>
          </table:table-cell>
          <table:table-cell table:style-name="ce93" office:value-type="string">
            <text:p>SANTOS MARQUINA</text:p>
          </table:table-cell>
          <table:table-cell table:style-name="ce102" office:value-type="string">
            <text:p>SARGENTO CARLOS ORTIZ <text:s/>(NO LLAMAR HASTA QUE NOS AVISE) <text:span text:style-name="T10">0426-7770776SARGENTO CARLOS </text:span><text:span text:style-name="T10">ORTIZ <text:s/>(NO LLAMAR HASTA QUE NOS </text:span><text:span text:style-name="T10">AVISE) 0426-7770776</text:span></text:p>
          </table:table-cell>
          <table:table-cell table:style-name="ce117" office:value-type="string">
            <text:p>Tabay, Mucuy Alta</text:p>
          </table:table-cell>
          <table:table-cell table:style-name="ce121"/>
          <table:table-cell table:style-name="ce1" office:value-type="string">
            <text:p>visita realizada por Lidice.</text:p>
          </table:table-cell>
          <table:table-cell table:style-name="ce131"/>
          <table:table-cell table:style-name="ce29"/>
          <table:table-cell table:style-name="ce68"/>
          <table:table-cell table:number-columns-repeated="1015"/>
        </table:table-row>
        <table:table-row table:style-name="ro33">
          <table:table-cell table:style-name="ce84"/>
          <table:table-cell table:style-name="ce93" office:value-type="string">
            <text:p>RANGEL</text:p>
          </table:table-cell>
          <table:table-cell table:style-name="ce108" office:value-type="string">
            <text:p>JUAN GAVIRIA<text:span text:style-name="T11"> (NO LLAMAR HASTA </text:span><text:span text:style-name="T11">QUE NOS AVISE) </text:span><text:span text:style-name="T10">preguntar local, </text:span><text:span text:style-name="T10">04143743943JUAN GAVIRIA</text:span><text:span text:style-name="T11"> (NO </text:span><text:span text:style-name="T11">LLAMAR HASTA QUE NOS AVISE) </text:span><text:span text:style-name="T10">preguntar local, 04143743943</text:span></text:p>
          </table:table-cell>
          <table:table-cell table:style-name="ce2" office:value-type="string">
            <text:p>Mixteque</text:p>
          </table:table-cell>
          <table:table-cell table:style-name="ce118" office:value-type="string">
            <text:p>harina de trigo, cilantro,</text:p>
          </table:table-cell>
          <table:table-cell table:style-name="ce124" office:value-type="string">
            <text:p>POR VISITAR</text:p>
          </table:table-cell>
          <table:table-cell table:style-name="ce136" table:number-columns-repeated="3"/>
          <table:table-cell table:number-columns-repeated="1015"/>
        </table:table-row>
        <table:table-row table:style-name="ro70">
          <table:table-cell table:style-name="ce84" office:value-type="float" office:value="26">
            <text:p>26</text:p>
          </table:table-cell>
          <table:table-cell table:style-name="ce93" office:value-type="string">
            <text:p>RANGEL</text:p>
          </table:table-cell>
          <table:table-cell table:style-name="ce102" office:value-type="string">
            <text:p>LIGIA PARRA<text:span text:style-name="T11"> (NO LLAMAR HASTA </text:span><text:span text:style-name="T11">QUE NOS AVISE) </text:span><text:span text:style-name="T10">preguntar local,0414-</text:span><text:span text:style-name="T10">7469543 0426-6715799LIGIA PARRA</text:span><text:span text:style-name="T11"> </text:span><text:span text:style-name="T11">(NO LLAMAR HASTA QUE NOS </text:span><text:span text:style-name="T11">AVISE) </text:span><text:span text:style-name="T10">preguntar local,0414-7469543 </text:span><text:span text:style-name="T10">0426-6715799</text:span></text:p>
          </table:table-cell>
          <table:table-cell table:style-name="ce113" office:value-type="string">
            <text:p>Mucuchies,</text:p>
          </table:table-cell>
          <table:table-cell table:style-name="ce113" office:value-type="string">
            <text:p>Algunas Hortalizas, Pan criollo y Té</text:p>
          </table:table-cell>
          <table:table-cell table:style-name="ce121" office:value-type="string">
            <text:p>visita marzo 2013.<text:span text:style-name="T10"> necesita ayuda para </text:span><text:span text:style-name="T10">la cosecha,visita marzo 2013. necesita </text:span><text:span text:style-name="T10">ayuda para la cosecha,</text:span></text:p>
          </table:table-cell>
          <table:table-cell table:style-name="ce130" table:number-columns-repeated="3"/>
          <table:table-cell table:number-columns-repeated="1015"/>
        </table:table-row>
        <table:table-row table:style-name="ro43">
          <table:table-cell table:style-name="ce88"/>
          <table:table-cell table:style-name="ce98"/>
          <table:table-cell table:style-name="ce103" office:value-type="string">
            <text:p>YAJAIRA Z. DE ARELLANO<text:span text:style-name="T11"> (NO </text:span><text:span text:style-name="T11">LLAMAR HASTA QUE NOS AVISE) </text:span><text:span text:style-name="T10">(Mamá de Yadrith)YAJAIRA Z. DE </text:span><text:span text:style-name="T10">ARELLANO</text:span><text:span text:style-name="T11"> (NO LLAMAR HASTA QUE </text:span><text:span text:style-name="T11">NOS AVISE) </text:span><text:span text:style-name="T10">(Mamá de Yadrith)</text:span></text:p>
          </table:table-cell>
          <table:table-cell table:style-name="ce118"/>
          <table:table-cell table:style-name="ce113" office:value-type="string">
            <text:p>tomate de arbol,chayota,cambur,huevos</text:p>
          </table:table-cell>
          <table:table-cell table:style-name="ce121" office:value-type="string">
            <text:p>exporadicos</text:p>
          </table:table-cell>
          <table:table-cell table:style-name="ce131" table:number-columns-repeated="3"/>
          <table:table-cell table:number-columns-repeated="1015"/>
        </table:table-row>
        <table:table-row table:style-name="ro72">
          <table:table-cell table:style-name="ce89" office:value-type="string">
            <text:p>TRANSPORTE</text:p>
          </table:table-cell>
          <table:table-cell table:style-name="ce99"/>
          <table:table-cell table:style-name="ce110" table:number-columns-repeated="3"/>
          <table:table-cell table:style-name="ce127"/>
          <table:table-cell table:style-name="ce137" table:number-columns-repeated="3"/>
          <table:table-cell table:number-columns-repeated="1015"/>
        </table:table-row>
        <table:table-row table:style-name="ro33">
          <table:table-cell table:style-name="ce84" office:value-type="float" office:value="1">
            <text:p>1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BART PAUWELS (contacto de productores constantes) </text:p>
          </table:table-cell>
          <table:table-cell table:style-name="ce119"/>
          <table:table-cell table:style-name="ce122"/>
          <table:table-cell table:style-name="ce121" office:value-type="string">
            <text:p>puede hacer transporte de productos,en Jaji y la Azulita</text:p>
          </table:table-cell>
          <table:table-cell table:style-name="ce138" table:number-columns-repeated="3"/>
          <table:table-cell table:number-columns-repeated="1015"/>
        </table:table-row>
        <table:table-row table:style-name="ro73">
          <table:table-cell table:style-name="ce84" office:value-type="float" office:value="2">
            <text:p>2</text:p>
          </table:table-cell>
          <table:table-cell table:style-name="ce92"/>
          <table:table-cell table:style-name="ce111" office:value-type="string">
            <text:p>BLADIMIRO SILVA<text:span text:style-name="T14">, 0416-1376342 , </text:span><text:span text:style-name="T14">0416-1392274</text:span></text:p>
          </table:table-cell>
          <table:table-cell table:style-name="ce120"/>
          <table:table-cell table:style-name="ce122"/>
          <table:table-cell table:style-name="ce121" office:value-type="string">
            <text:p>hace transporte de rubros (Bernave, algunos del paramo)</text:p>
          </table:table-cell>
          <table:table-cell table:style-name="ce138" table:number-columns-repeated="3"/>
          <table:table-cell table:number-columns-repeated="1015"/>
        </table:table-row>
        <table:table-row table:style-name="ro74">
          <table:table-cell table:style-name="ce84" office:value-type="float" office:value="3">
            <text:p>3</text:p>
          </table:table-cell>
          <table:table-cell table:style-name="ce93" office:value-type="string">
            <text:p>RANGEL</text:p>
          </table:table-cell>
          <table:table-cell table:style-name="ce102" office:value-type="string">
            <text:p>ONIAS RIVERO<text:span text:style-name="T10"> (contacto de </text:span><text:span text:style-name="T10">productores constantes)</text:span></text:p>
          </table:table-cell>
          <table:table-cell table:style-name="ce120"/>
          <table:table-cell table:style-name="ce122"/>
          <table:table-cell table:style-name="ce121" office:value-type="string">
            <text:p>tambien hace transporte de los rubros del páramo</text:p>
          </table:table-cell>
          <table:table-cell table:style-name="ce138" table:number-columns-repeated="3"/>
          <table:table-cell table:number-columns-repeated="1015"/>
        </table:table-row>
        <table:table-row table:style-name="ro75" table:number-rows-repeated="44">
          <table:table-cell table:number-columns-repeated="1024"/>
        </table:table-row>
        <table:table-row table:style-name="ro13" table:number-rows-repeated="104848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'coordenadas (01-14)'.$A$1" table:cell-range-address="$'tlf productores  (al 19-05-14)'.$A$1:.$F$46" table:range-usable-as="print-range"/>
          <table:named-expression table:name="_xlnm.Criteria" table:base-cell-address="$'coordenadas (01-14)'.$A$1" table:expression="'tlf por vistar o revisar de nue'!#ref!"/>
        </table:named-expressions>
      </table:table>
      <table:table table:name="tlf por vistar o revisar de nue" table:style-name="ta4" table:print-ranges="'tlf por vistar o revisar de nue'.A1:'tlf por vistar o revisar de nue'.H37">
        <office:forms form:automatic-focus="false" form:apply-design-mode="false"/>
        <table:table-column table:style-name="co6" table:default-cell-style-name="ce43"/>
        <table:table-column table:style-name="co9" table:default-cell-style-name="ce43"/>
        <table:table-column table:style-name="co23" table:default-cell-style-name="ce48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4" table:default-cell-style-name="ce43"/>
        <table:table-column table:style-name="co15" table:default-cell-style-name="ce43"/>
        <table:table-column table:style-name="co24" table:default-cell-style-name="ce43"/>
        <table:table-column table:style-name="co25" table:default-cell-style-name="ce43"/>
        <table:table-column table:style-name="co16" table:number-columns-repeated="1014" table:default-cell-style-name="ce43"/>
        <table:table-row table:style-name="ro18">
          <table:table-cell table:style-name="ce143" office:value-type="string">
            <text:p>POR VISITAR <text:s/>E INTEGRARSE A LA RED DE PRODUCTORES<text:span text:style-name="T2">:</text:span><text:span text:style-name="T4"> </text:span><text:span text:style-name="T4">POR VISITAR <text:s/>E INTEGRARSE A </text:span><text:span text:style-name="T4">LA RED DE PRODUCTORES</text:span><text:span text:style-name="T2">:</text:span><text:span text:style-name="T4"> </text:span></text:p>
          </table:table-cell>
          <table:table-cell table:style-name="ce143" table:number-columns-repeated="9"/>
          <table:table-cell table:style-name="ce81" table:number-columns-repeated="1014"/>
        </table:table-row>
        <table:table-row table:style-name="ro18">
          <table:table-cell table:style-name="ce39" office:value-type="float" office:value="1">
            <text:p>1</text:p>
          </table:table-cell>
          <table:table-cell table:style-name="ce29" office:value-type="string">
            <text:p>San Rafael del Chama</text:p>
          </table:table-cell>
          <table:table-cell table:style-name="ce19" office:value-type="string">
            <text:p>ALFONSO ZERPA (Sr. Moncho), <text:span text:style-name="T9">preguntar </text:span><text:span text:style-name="T9">local,0426-9120519ALFONSO </text:span><text:span text:style-name="T9">ZERPA (Sr. Moncho), </text:span><text:span text:style-name="T9">preguntar local,0426-9120519</text:span></text:p>
          </table:table-cell>
          <table:table-cell table:style-name="ce59"/>
          <table:table-cell table:style-name="ce29" office:value-type="string">
            <text:p>(Contacto Ma. Bernadeth)</text:p>
          </table:table-cell>
          <table:table-cell table:style-name="ce29" office:value-type="string">
            <text:p>panelas,Tiene un trapiche , produce panela sin ningun tipo de quimicos</text:p>
          </table:table-cell>
          <table:table-cell table:style-name="ce68" office:value-type="string">
            <text:p><text:a xlink:href="mailto:alfonsozerpa2012@gmail.com">alfonsozerpa2012@gmail.com</text:a></text:p>
          </table:table-cell>
          <table:table-cell table:style-name="ce78" office:value-type="string">
            <text:p>por visitar (cualquir dia, menos Domingo)</text:p>
          </table:table-cell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2">
            <text:p>2</text:p>
          </table:table-cell>
          <table:table-cell table:style-name="ce30" office:value-type="string">
            <text:p>El Vigía,</text:p>
          </table:table-cell>
          <table:table-cell table:style-name="ce19" office:value-type="string">
            <text:p>Hilda Quiñones</text:p>
          </table:table-cell>
          <table:table-cell table:style-name="ce59"/>
          <table:table-cell table:style-name="ce29" office:value-type="string">
            <text:p>0414-5121365 (Rocío, hija)</text:p>
          </table:table-cell>
          <table:table-cell table:style-name="ce29" office:value-type="string">
            <text:p>guanabanas, aguacate, guayaba, huevos criollos,</text:p>
          </table:table-cell>
          <table:table-cell table:style-name="ce68" office:value-type="string">
            <text:p><text:a xlink:href="mailto:abogadoarturotescari@hotmail.com">abogadoarturotescari@hotmail.com</text:a></text:p>
          </table:table-cell>
          <table:table-cell table:style-name="ce78" office:value-type="string">
            <text:p>se anotó en dist. 18/01/14</text:p>
          </table:table-cell>
          <table:table-cell table:style-name="ce29" office:value-type="string">
            <text:p>El Vigía, El Vigía, Frente a Plaza María Santo, al lado de Agrocon</text:p>
          </table:table-cell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3">
            <text:p>3</text:p>
          </table:table-cell>
          <table:table-cell table:style-name="ce31" office:value-type="string">
            <text:p>El Valle</text:p>
          </table:table-cell>
          <table:table-cell table:style-name="ce20" office:value-type="string">
            <text:p>IRMA VOLCANES</text:p>
          </table:table-cell>
          <table:table-cell table:style-name="ce29" office:value-type="string">
            <text:p>0274-2444725; 0416-1172681</text:p>
          </table:table-cell>
          <table:table-cell table:style-name="ce29" office:value-type="string">
            <text:p>0426-2778184</text:p>
          </table:table-cell>
          <table:table-cell table:style-name="ce29" office:value-type="string">
            <text:p>limon,cambur…</text:p>
          </table:table-cell>
          <table:table-cell table:style-name="ce68" office:value-type="string">
            <text:p><text:a xlink:href="mailto:irmavolcanes@hotmail.com">irmavolcanes@hotmail.com</text:a></text:p>
          </table:table-cell>
          <table:table-cell table:style-name="ce78" office:value-type="string">
            <text:p>por visitar, se anoto interesada en ser productora, desde nov 2012</text:p>
          </table:table-cell>
          <table:table-cell table:style-name="ce29" office:value-type="string">
            <text:p>sector los Camellones de la artesania el Tronco</text:p>
          </table:table-cell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4">
            <text:p>4</text:p>
          </table:table-cell>
          <table:table-cell table:style-name="ce31" office:value-type="string">
            <text:p>El Valle</text:p>
          </table:table-cell>
          <table:table-cell table:style-name="ce20" office:value-type="string">
            <text:p>JAVIER CARVAJAL</text:p>
          </table:table-cell>
          <table:table-cell table:style-name="ce29" office:value-type="string">
            <text:p>0416-7053024</text:p>
          </table:table-cell>
          <table:table-cell table:style-name="ce29" office:value-type="string">
            <text:p>(tio de luis Villarreal)</text:p>
          </table:table-cell>
          <table:table-cell table:style-name="ce29" office:value-type="string">
            <text:p>productos varios</text:p>
          </table:table-cell>
          <table:table-cell table:style-name="ce68"/>
          <table:table-cell table:style-name="ce78" office:value-type="string">
            <text:p>por visitar</text:p>
          </table:table-cell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6">
            <text:p>6</text:p>
          </table:table-cell>
          <table:table-cell table:style-name="ce32" office:value-type="string">
            <text:p>La Azulita</text:p>
          </table:table-cell>
          <table:table-cell table:style-name="ce21" office:value-type="string">
            <text:p>JOSMARY PEREZ</text:p>
          </table:table-cell>
          <table:table-cell table:style-name="ce29" office:value-type="string">
            <text:p>0416-9564050</text:p>
          </table:table-cell>
          <table:table-cell table:style-name="ce30" office:value-type="string">
            <text:p>0416-4795875</text:p>
          </table:table-cell>
          <table:table-cell table:style-name="ce30" office:value-type="string">
            <text:p>chachafruto,productos varios</text:p>
          </table:table-cell>
          <table:table-cell table:style-name="ce68" office:value-type="string">
            <text:p><text:a xlink:href="mailto:cleo302001@hotmail.com">cleo302001@hotmail.com</text:a></text:p>
          </table:table-cell>
          <table:table-cell table:style-name="ce78" office:value-type="string">
            <text:p>por visitar, se anotó en dist.</text:p>
          </table:table-cell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7">
            <text:p>7</text:p>
          </table:table-cell>
          <table:table-cell table:style-name="ce32" office:value-type="string">
            <text:p>La Pedregosa</text:p>
          </table:table-cell>
          <table:table-cell table:style-name="ce21" office:value-type="string">
            <text:p>JUAN CORAO</text:p>
          </table:table-cell>
          <table:table-cell table:style-name="ce29" office:value-type="string">
            <text:p>0274-2663037</text:p>
          </table:table-cell>
          <table:table-cell table:style-name="ce30"/>
          <table:table-cell table:style-name="ce30" office:value-type="string">
            <text:p>hongos</text:p>
          </table:table-cell>
          <table:table-cell table:style-name="ce68" office:value-type="string">
            <text:p><text:a xlink:href="mailto:jcorao@yahoo.com">jcorao@yahoo.com</text:a></text:p>
          </table:table-cell>
          <table:table-cell table:style-name="ce78" office:value-type="string">
            <text:p>por visitar, se anotó en dist.</text:p>
          </table:table-cell>
          <table:table-cell table:style-name="ce35" office:value-type="string">
            <text:p>Urb. Vista Hermosa #9</text:p>
          </table:table-cell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8">
            <text:p>8</text:p>
          </table:table-cell>
          <table:table-cell table:style-name="ce32" office:value-type="string">
            <text:p>Ejido , el Manzano</text:p>
          </table:table-cell>
          <table:table-cell table:style-name="ce21" office:value-type="string">
            <text:p>JULIO CESAR GALLARDO</text:p>
          </table:table-cell>
          <table:table-cell table:style-name="ce29" office:value-type="string">
            <text:p>0274-2210517; 04267700375</text:p>
          </table:table-cell>
          <table:table-cell table:style-name="ce30" office:value-type="string">
            <text:p>0416-4733230 (Lisbeth Gallardo)</text:p>
          </table:table-cell>
          <table:table-cell table:style-name="ce30" office:value-type="string">
            <text:p>chachafruto,productos varios</text:p>
          </table:table-cell>
          <table:table-cell table:style-name="ce68" office:value-type="string">
            <text:p><text:a xlink:href="mailto:gallardoviveros@gmail.com">gallardoviveros@gmail.com; lisgallardo@gmail.com</text:a></text:p>
          </table:table-cell>
          <table:table-cell table:style-name="ce78" office:value-type="string">
            <text:p>por visitar,se anotó en dist.</text:p>
          </table:table-cell>
          <table:table-cell table:style-name="ce35" office:value-type="string">
            <text:p>víaa la Haciendita</text:p>
          </table:table-cell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9">
            <text:p>9</text:p>
          </table:table-cell>
          <table:table-cell table:style-name="ce29" office:value-type="string">
            <text:p>El Arenal, </text:p>
          </table:table-cell>
          <table:table-cell table:style-name="ce22" office:value-type="string">
            <text:p>Lilia Coromoto Torres* y Valmore Gómez</text:p>
          </table:table-cell>
          <table:table-cell table:style-name="ce29" office:value-type="string">
            <text:p>0424-7630890</text:p>
          </table:table-cell>
          <table:table-cell table:style-name="ce63" office:value-type="string">
            <text:p>0416-2761689</text:p>
          </table:table-cell>
          <table:table-cell table:style-name="ce63" office:value-type="string">
            <text:p>cambur, chayota, citricos…</text:p>
          </table:table-cell>
          <table:table-cell table:style-name="ce68"/>
          <table:table-cell table:style-name="ce78" office:value-type="string">
            <text:p>Por visitar. se anoto interesada en ser productora, desde el16/02/13</text:p>
          </table:table-cell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0">
            <text:p>10</text:p>
          </table:table-cell>
          <table:table-cell table:style-name="ce29" office:value-type="string">
            <text:p>Caña Brava,</text:p>
            <text:p><text:s/>Estado MéridaCaña Brava,</text:p>
            <text:p><text:s/>Estado Mérida</text:p>
          </table:table-cell>
          <table:table-cell table:style-name="ce19" office:value-type="string">
            <text:p>Lisa Blodi</text:p>
          </table:table-cell>
          <table:table-cell table:style-name="ce29" office:value-type="string">
            <text:p>0416-3702369</text:p>
          </table:table-cell>
          <table:table-cell table:style-name="ce29" office:value-type="string">
            <text:p>contacto de Julia Smith</text:p>
          </table:table-cell>
          <table:table-cell table:style-name="ce29"/>
          <table:table-cell table:style-name="ce68" office:value-type="string">
            <text:p><text:a xlink:href="mailto:libro5libro@gmail.com">libro5libro@gmail.com</text:a></text:p>
          </table:table-cell>
          <table:table-cell table:style-name="ce78"/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1">
            <text:p>11</text:p>
          </table:table-cell>
          <table:table-cell table:style-name="ce29" office:value-type="string">
            <text:p>Lagunillas, entrada Pueblo Nuevo</text:p>
          </table:table-cell>
          <table:table-cell table:style-name="ce19" office:value-type="string">
            <text:p>MANUEL BLANCO</text:p>
          </table:table-cell>
          <table:table-cell table:style-name="ce29" office:value-type="string">
            <text:p>0426-6712860</text:p>
          </table:table-cell>
          <table:table-cell table:style-name="ce29" office:value-type="string">
            <text:p>Ma. Dolores 0416-8751939</text:p>
          </table:table-cell>
          <table:table-cell table:style-name="ce29" office:value-type="string">
            <text:p>3,4 o 5 racimos de platano , cambur…</text:p>
          </table:table-cell>
          <table:table-cell table:style-name="ce68"/>
          <table:table-cell table:style-name="ce78" office:value-type="string">
            <text:p>por vistar se anoto interesada en ser productora, desde noviembre 2012</text:p>
          </table:table-cell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2">
            <text:p>12</text:p>
          </table:table-cell>
          <table:table-cell table:style-name="ce33" office:value-type="string">
            <text:p>Mucuchíes</text:p>
          </table:table-cell>
          <table:table-cell table:style-name="ce19" office:value-type="string">
            <text:p>PEDRO TORREALBA</text:p>
          </table:table-cell>
          <table:table-cell table:style-name="ce60" office:value-type="string">
            <text:p>0414-3323049</text:p>
          </table:table-cell>
          <table:table-cell table:style-name="ce60" office:value-type="string">
            <text:p>conocio Javier y Mariany</text:p>
          </table:table-cell>
          <table:table-cell table:style-name="ce29" office:value-type="string">
            <text:p>harina de trigo, trigo...</text:p>
          </table:table-cell>
          <table:table-cell table:style-name="ce68"/>
          <table:table-cell table:style-name="ce78" office:value-type="string">
            <text:p>por visitar</text:p>
          </table:table-cell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3">
            <text:p>13</text:p>
          </table:table-cell>
          <table:table-cell table:style-name="ce29" office:value-type="string">
            <text:p>Jají,</text:p>
          </table:table-cell>
          <table:table-cell table:style-name="ce19" office:value-type="string">
            <text:p>Ravi Rojas</text:p>
          </table:table-cell>
          <table:table-cell table:style-name="ce29" office:value-type="string">
            <text:p>0416-3787119</text:p>
          </table:table-cell>
          <table:table-cell table:style-name="ce29"/>
          <table:table-cell table:style-name="ce29" office:value-type="string">
            <text:p>tomates…</text:p>
          </table:table-cell>
          <table:table-cell table:style-name="ce148" office:value-type="string">
            <text:p><text:a xlink:href="mailto:roreravi@gmail.com">roreravi@gmail.com</text:a></text:p>
          </table:table-cell>
          <table:table-cell table:style-name="ce78" office:value-type="string">
            <text:p>se anotó en noviembre</text:p>
          </table:table-cell>
          <table:table-cell table:style-name="ce29" office:value-type="string">
            <text:p>Finca Mistajá, Jají, Mérida, Venezuela</text:p>
          </table:table-cell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4">
            <text:p>14</text:p>
          </table:table-cell>
          <table:table-cell table:style-name="ce29" office:value-type="string">
            <text:p>La Joya, por la Bodega el Toro</text:p>
          </table:table-cell>
          <table:table-cell table:style-name="ce19" office:value-type="string">
            <text:p>Rosa Rodríguez de Corredor y Eustoquio Corredor Peña</text:p>
          </table:table-cell>
          <table:table-cell table:style-name="ce29" office:value-type="string">
            <text:p>0274-5115010</text:p>
          </table:table-cell>
          <table:table-cell table:style-name="ce29"/>
          <table:table-cell table:style-name="ce29" office:value-type="string">
            <text:p>chayotas, ….de todo un poco</text:p>
          </table:table-cell>
          <table:table-cell table:style-name="ce68"/>
          <table:table-cell table:style-name="ce78" office:value-type="string">
            <text:p>por visitar . Llamar en las tardes; se anoto el 6 de julio 2013</text:p>
          </table:table-cell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5">
            <text:p>15</text:p>
          </table:table-cell>
          <table:table-cell table:style-name="ce29" office:value-type="string">
            <text:p>La Azulita</text:p>
          </table:table-cell>
          <table:table-cell table:style-name="ce19" office:value-type="string">
            <text:p>Sakhi Mérino </text:p>
          </table:table-cell>
          <table:table-cell table:style-name="ce29" office:value-type="string">
            <text:p>0416-4795875</text:p>
          </table:table-cell>
          <table:table-cell table:style-name="ce29" table:number-columns-repeated="2"/>
          <table:table-cell table:style-name="ce68" office:value-type="string">
            <text:p><text:a xlink:href="mailto:sundarito2000@hotmail.com">sundarito2000@hotmail.com</text:a></text:p>
          </table:table-cell>
          <table:table-cell table:style-name="ce78" office:value-type="string">
            <text:p>se anotó en dist.</text:p>
          </table:table-cell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7">
            <text:p>17</text:p>
          </table:table-cell>
          <table:table-cell table:style-name="ce29" office:value-type="string">
            <text:p>Ejido,via Aguas Calientes</text:p>
          </table:table-cell>
          <table:table-cell table:style-name="ce19" office:value-type="string">
            <text:p>Silbino Ramírez Dávila</text:p>
          </table:table-cell>
          <table:table-cell table:style-name="ce29" office:value-type="string">
            <text:p>0426-4754998</text:p>
          </table:table-cell>
          <table:table-cell table:style-name="ce29" table:number-columns-repeated="2"/>
          <table:table-cell table:style-name="ce68" office:value-type="string">
            <text:p><text:a xlink:href="mailto:silbinoramirez_2013@hotmail.com">silbinoramirez_2013@hotmail.com</text:a></text:p>
          </table:table-cell>
          <table:table-cell table:style-name="ce78" office:value-type="string">
            <text:p>se anotó en charla mam, estudiante de agronomia de la UBV</text:p>
          </table:table-cell>
          <table:table-cell table:style-name="ce29" office:value-type="string">
            <text:p>Ejido,via Aguas Calientes</text:p>
          </table:table-cell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8">
            <text:p>18</text:p>
          </table:table-cell>
          <table:table-cell table:style-name="ce29" office:value-type="string">
            <text:p>El Arenal, San Mateo</text:p>
          </table:table-cell>
          <table:table-cell table:style-name="ce19" office:value-type="string">
            <text:p>Yuri Daniel Vielma B.</text:p>
          </table:table-cell>
          <table:table-cell table:style-name="ce29" office:value-type="string">
            <text:p>0416-6713801</text:p>
          </table:table-cell>
          <table:table-cell table:style-name="ce29" table:number-columns-repeated="2"/>
          <table:table-cell table:style-name="ce68" office:value-type="string">
            <text:p><text:a xlink:href="mailto:yurivielma@hotmail.com">yurivielma@hotmail.com</text:a></text:p>
          </table:table-cell>
          <table:table-cell table:style-name="ce78" office:value-type="string">
            <text:p>desea ser productor , interesado en paquetes, y cursos, se anotó dist.</text:p>
          </table:table-cell>
          <table:table-cell table:style-name="ce29"/>
          <table:table-cell table:style-name="ce1"/>
          <table:table-cell table:number-columns-repeated="1014"/>
        </table:table-row>
        <table:table-row table:style-name="ro18">
          <table:table-cell table:style-name="ce144" office:value-type="string">
            <text:p>YA NO TRAERÁN PRODUCTOS (excepto algunos que tengan excedente, o vuelvan a sembrar agroecológico): </text:p>
          </table:table-cell>
          <table:table-cell table:style-name="ce144" table:number-columns-repeated="9"/>
          <table:table-cell table:style-name="ce81" table:number-columns-repeated="1014"/>
        </table:table-row>
        <table:table-row table:style-name="ro18">
          <table:table-cell table:style-name="ce39" office:value-type="float" office:value="1">
            <text:p>1</text:p>
          </table:table-cell>
          <table:table-cell table:style-name="ce27" office:value-type="string">
            <text:p>páramo</text:p>
          </table:table-cell>
          <table:table-cell table:style-name="ce23" office:value-type="string">
            <text:p>ALEXIS</text:p>
          </table:table-cell>
          <table:table-cell table:style-name="ce53" office:value-type="string">
            <text:p>0416-4707986</text:p>
          </table:table-cell>
          <table:table-cell table:style-name="ce53"/>
          <table:table-cell table:style-name="ce27" office:value-type="string">
            <text:p>PAPA,…</text:p>
          </table:table-cell>
          <table:table-cell table:style-name="ce27"/>
          <table:table-cell table:style-name="ce78" office:value-type="string">
            <text:p>año 2011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2">
            <text:p>2</text:p>
          </table:table-cell>
          <table:table-cell table:style-name="ce27" office:value-type="string">
            <text:p>Apartaderos</text:p>
          </table:table-cell>
          <table:table-cell table:style-name="ce23" office:value-type="string">
            <text:p>ANGELA MONSALVE/SR. PABLO</text:p>
          </table:table-cell>
          <table:table-cell table:style-name="ce53" office:value-type="string">
            <text:p>0274-8720227, 0416-4725771</text:p>
          </table:table-cell>
          <table:table-cell table:style-name="ce53"/>
          <table:table-cell table:style-name="ce27" office:value-type="string">
            <text:p>verduras varias</text:p>
          </table:table-cell>
          <table:table-cell table:style-name="ce27"/>
          <table:table-cell table:style-name="ce78" office:value-type="string">
            <text:p>visita en marzo 2013. por ahora no esta produciendo AGROECOLOGICO</text:p>
          </table:table-cell>
          <table:table-cell table:style-name="ce27"/>
          <table:table-cell table:style-name="ce12"/>
          <table:table-cell table:number-columns-repeated="1014"/>
        </table:table-row>
        <table:table-row table:style-name="ro18">
          <table:table-cell table:style-name="ce39" office:value-type="float" office:value="3">
            <text:p>3</text:p>
          </table:table-cell>
          <table:table-cell table:style-name="ce27" office:value-type="string">
            <text:p>Timotes,La Venta</text:p>
          </table:table-cell>
          <table:table-cell table:style-name="ce23" office:value-type="string">
            <text:p>CARLOS PERDOMO</text:p>
          </table:table-cell>
          <table:table-cell table:style-name="ce53" office:value-type="string">
            <text:p>0414-1795047</text:p>
          </table:table-cell>
          <table:table-cell table:style-name="ce53"/>
          <table:table-cell table:style-name="ce27" table:number-columns-repeated="2"/>
          <table:table-cell table:style-name="ce78" office:value-type="string">
            <text:p>año 2011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4">
            <text:p>4</text:p>
          </table:table-cell>
          <table:table-cell table:style-name="ce28" office:value-type="string">
            <text:p>preguntar, es del páramo</text:p>
          </table:table-cell>
          <table:table-cell table:style-name="ce23" office:value-type="string">
            <text:p>JUAN CARLOS BALZA (PROINPA)</text:p>
          </table:table-cell>
          <table:table-cell table:style-name="ce27" office:value-type="string">
            <text:p>0416-0734011</text:p>
          </table:table-cell>
          <table:table-cell table:style-name="ce27"/>
          <table:table-cell table:style-name="ce27" office:value-type="string">
            <text:p>algunas hortalizas, y hace Transporte (3Bs. Kg)</text:p>
          </table:table-cell>
          <table:table-cell table:style-name="ce27"/>
          <table:table-cell table:style-name="ce78" office:value-type="string">
            <text:p>por ahora no esta produciendo AGROECOLOGICO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5">
            <text:p>5</text:p>
          </table:table-cell>
          <table:table-cell table:style-name="ce27" office:value-type="string">
            <text:p>Jaji</text:p>
          </table:table-cell>
          <table:table-cell table:style-name="ce23" office:value-type="string">
            <text:p>JOSUE RANGEL</text:p>
          </table:table-cell>
          <table:table-cell table:style-name="ce53" office:value-type="string">
            <text:p>0416-6023785</text:p>
          </table:table-cell>
          <table:table-cell table:style-name="ce53"/>
          <table:table-cell table:style-name="ce27" office:value-type="string">
            <text:p>QUESOS</text:p>
          </table:table-cell>
          <table:table-cell table:style-name="ce65" office:value-type="string">
            <text:p><text:a xlink:href="mailto:josuerangel@gmail.com">josuerangel@gmail.com</text:a></text:p>
          </table:table-cell>
          <table:table-cell table:style-name="ce78" office:value-type="string">
            <text:p>? NO PUDO TRAER MÁS.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3">
          <table:table-cell table:number-columns-repeated="1024"/>
        </table:table-row>
        <table:table-row table:style-name="ro18">
          <table:table-cell table:style-name="ce39" office:value-type="float" office:value="7">
            <text:p>7</text:p>
          </table:table-cell>
          <table:table-cell table:style-name="ce27" office:value-type="string">
            <text:p>Bailadores</text:p>
          </table:table-cell>
          <table:table-cell table:style-name="ce23" office:value-type="string">
            <text:p>MARLENI CARVAJAL</text:p>
          </table:table-cell>
          <table:table-cell table:style-name="ce53" office:value-type="string">
            <text:p>0424-7307285</text:p>
          </table:table-cell>
          <table:table-cell table:style-name="ce53"/>
          <table:table-cell table:style-name="ce27" office:value-type="string">
            <text:p>Tomate de arbol…</text:p>
          </table:table-cell>
          <table:table-cell table:style-name="ce65" office:value-type="string">
            <text:p><text:a xlink:href="mailto:marleni_cb@hotmail.com">marleni_cb@hotmail.com</text:a></text:p>
          </table:table-cell>
          <table:table-cell table:style-name="ce78" office:value-type="string">
            <text:p>?/Necesita contactar un transporte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8">
            <text:p>8</text:p>
          </table:table-cell>
          <table:table-cell table:style-name="ce27" office:value-type="string">
            <text:p>El Valle</text:p>
          </table:table-cell>
          <table:table-cell table:style-name="ce23" office:value-type="string">
            <text:p>Proy Nativos de la Montaña-Orlando Garrido (COORDINADOR). <text:s/>(Proy Nativos de la Montaña-LUIS ZERPA* e IVAN GARCIA )</text:p>
          </table:table-cell>
          <table:table-cell table:style-name="ce53" office:value-type="string">
            <text:p>0416-1181189, (0426-7742527*, 0426-6790258)</text:p>
          </table:table-cell>
          <table:table-cell table:style-name="ce27" office:value-type="string">
            <text:p>(contacto de Lidice)</text:p>
          </table:table-cell>
          <table:table-cell table:style-name="ce27" office:value-type="string">
            <text:p>coordina el proyecto com. Nativos de La Montaña. (aji dulces,pimentones,champiñones,lechugas…)</text:p>
          </table:table-cell>
          <table:table-cell table:style-name="ce65"/>
          <table:table-cell table:style-name="ce78" office:value-type="string">
            <text:p>HAY QUE HACERLE LA PROPUESTA DE VISITA</text:p>
          </table:table-cell>
          <table:table-cell table:style-name="ce27" office:value-type="string">
            <text:p>Sector el Pajonal,en la vía, El primer terreno subiendo la cuesta</text:p>
          </table:table-cell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9">
            <text:p>9</text:p>
          </table:table-cell>
          <table:table-cell table:style-name="ce27" office:value-type="string">
            <text:p>Mucuchache</text:p>
          </table:table-cell>
          <table:table-cell table:style-name="ce23" office:value-type="string">
            <text:p>VERONICA ZERPA</text:p>
          </table:table-cell>
          <table:table-cell table:style-name="ce27" office:value-type="string">
            <text:p>0416-1320085</text:p>
          </table:table-cell>
          <table:table-cell table:style-name="ce27"/>
          <table:table-cell table:style-name="ce27" office:value-type="string">
            <text:p>cebollin….</text:p>
          </table:table-cell>
          <table:table-cell table:style-name="ce27"/>
          <table:table-cell table:style-name="ce78" office:value-type="string">
            <text:p>?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1">
            <text:p>11</text:p>
          </table:table-cell>
          <table:table-cell table:style-name="ce28" office:value-type="string">
            <text:p>preguntar</text:p>
          </table:table-cell>
          <table:table-cell table:style-name="ce23" office:value-type="string">
            <text:p>YOYBER LOBO</text:p>
          </table:table-cell>
          <table:table-cell table:style-name="ce27" office:value-type="string">
            <text:p>0424-7080308</text:p>
          </table:table-cell>
          <table:table-cell table:style-name="ce27" office:value-type="string">
            <text:p>(contacto de Lidice)</text:p>
          </table:table-cell>
          <table:table-cell table:style-name="ce27" office:value-type="string">
            <text:p>cambur,chayota,café,…</text:p>
          </table:table-cell>
          <table:table-cell table:style-name="ce65"/>
          <table:table-cell table:style-name="ce78" office:value-type="string">
            <text:p>?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2">
            <text:p>12</text:p>
          </table:table-cell>
          <table:table-cell table:style-name="ce27" office:value-type="string">
            <text:p>Jaji</text:p>
          </table:table-cell>
          <table:table-cell table:style-name="ce23" office:value-type="string">
            <text:p>FRANCISCO PABON</text:p>
          </table:table-cell>
          <table:table-cell table:style-name="ce27" office:value-type="string">
            <text:p>0414-7002888</text:p>
          </table:table-cell>
          <table:table-cell table:style-name="ce27" office:value-type="string">
            <text:p>(contacto de Lidice)</text:p>
          </table:table-cell>
          <table:table-cell table:style-name="ce27"/>
          <table:table-cell table:style-name="ce65"/>
          <table:table-cell table:style-name="ce78" office:value-type="string">
            <text:p>nota:el productor Bart powels de jaji, le puede buscarle los productos, cobra por eso.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3">
            <text:p>13</text:p>
          </table:table-cell>
          <table:table-cell table:style-name="ce27" office:value-type="string">
            <text:p>Ejido, La Mesa de los Indios</text:p>
          </table:table-cell>
          <table:table-cell table:style-name="ce23" office:value-type="string">
            <text:p>EDWIN DURÁN </text:p>
          </table:table-cell>
          <table:table-cell table:style-name="ce27" office:value-type="string">
            <text:p>0426-1306334/ 04269714489</text:p>
          </table:table-cell>
          <table:table-cell table:style-name="ce27" office:value-type="string">
            <text:p>(contacto de Antonio Dacosta)</text:p>
          </table:table-cell>
          <table:table-cell table:style-name="ce27"/>
          <table:table-cell table:style-name="ce65"/>
          <table:table-cell table:style-name="ce78" office:value-type="string">
            <text:p>por visitar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4">
            <text:p>14</text:p>
          </table:table-cell>
          <table:table-cell table:style-name="ce28" office:value-type="string">
            <text:p>El Valle,</text:p>
          </table:table-cell>
          <table:table-cell table:style-name="ce24" office:value-type="string">
            <text:p>ERNESTO PALACIOS</text:p>
          </table:table-cell>
          <table:table-cell table:style-name="ce34" office:value-type="string">
            <text:p>0414-7467928/ 0424-7166678</text:p>
          </table:table-cell>
          <table:table-cell table:style-name="ce34" table:number-columns-repeated="2"/>
          <table:table-cell table:style-name="ce66" office:value-type="string">
            <text:p>palaciosernesto@hotmail.com; ernestopala@gmail.com</text:p>
          </table:table-cell>
          <table:table-cell table:style-name="ce80" office:value-type="string">
            <text:p>por visitar se anoto el 6 de julio 2013</text:p>
          </table:table-cell>
          <table:table-cell table:style-name="ce34"/>
          <table:table-cell table:style-name="ce13"/>
          <table:table-cell table:number-columns-repeated="1014"/>
        </table:table-row>
        <table:table-row table:style-name="ro18">
          <table:table-cell table:style-name="ce39" office:value-type="float" office:value="15">
            <text:p>15</text:p>
          </table:table-cell>
          <table:table-cell table:style-name="ce28" office:value-type="string">
            <text:p>Ejido, La Mesa de los Indios</text:p>
          </table:table-cell>
          <table:table-cell table:style-name="ce25" office:value-type="string">
            <text:p>HENRY MORA </text:p>
          </table:table-cell>
          <table:table-cell table:style-name="ce28" office:value-type="string">
            <text:p>0274-7893815, 0416-1776720, </text:p>
          </table:table-cell>
          <table:table-cell table:style-name="ce28"/>
          <table:table-cell table:style-name="ce28" office:value-type="string">
            <text:p>plantas aromaticas,lombricultura, jamaica,</text:p>
          </table:table-cell>
          <table:table-cell table:style-name="ce69" office:value-type="string">
            <text:p><text:a xlink:href="mailto:henrrymora@hotmail.com">henrrymora@hotmail.com</text:a></text:p>
          </table:table-cell>
          <table:table-cell table:style-name="ce78" office:value-type="string">
            <text:p>por visitar</text:p>
          </table:table-cell>
          <table:table-cell table:style-name="ce28"/>
          <table:table-cell table:style-name="ce4"/>
          <table:table-cell table:number-columns-repeated="1014"/>
        </table:table-row>
        <table:table-row table:style-name="ro18">
          <table:table-cell table:style-name="ce39" office:value-type="float" office:value="16">
            <text:p>16</text:p>
          </table:table-cell>
          <table:table-cell table:style-name="ce28" office:value-type="string">
            <text:p>La Mucuy</text:p>
          </table:table-cell>
          <table:table-cell table:style-name="ce24" office:value-type="string">
            <text:p>FATIMA MENDEZ</text:p>
          </table:table-cell>
          <table:table-cell table:style-name="ce34" office:value-type="string">
            <text:p>0414-3711654</text:p>
          </table:table-cell>
          <table:table-cell table:style-name="ce34" office:value-type="string">
            <text:p>0424-2121229</text:p>
          </table:table-cell>
          <table:table-cell table:style-name="ce34"/>
          <table:table-cell table:style-name="ce66" office:value-type="string">
            <text:p><text:a xlink:href="mailto:mendezraquel37@gmail.com">mendezraquel37@gmail.com</text:a></text:p>
          </table:table-cell>
          <table:table-cell table:style-name="ce80" office:value-type="string">
            <text:p>por visitar</text:p>
          </table:table-cell>
          <table:table-cell table:style-name="ce34"/>
          <table:table-cell table:style-name="ce7"/>
          <table:table-cell table:number-columns-repeated="1014"/>
        </table:table-row>
        <table:table-row table:style-name="ro18">
          <table:table-cell table:style-name="ce39" office:value-type="float" office:value="17">
            <text:p>17</text:p>
          </table:table-cell>
          <table:table-cell table:style-name="ce28" office:value-type="string">
            <text:p>Arenal, </text:p>
          </table:table-cell>
          <table:table-cell table:style-name="ce24" office:value-type="string">
            <text:p>GABRIEL TORRES</text:p>
          </table:table-cell>
          <table:table-cell table:style-name="ce34" office:value-type="string">
            <text:p>0424-7226719</text:p>
          </table:table-cell>
          <table:table-cell table:style-name="ce34" office:value-type="string">
            <text:p>(contacto Nelson Pulido)</text:p>
          </table:table-cell>
          <table:table-cell table:style-name="ce34" office:value-type="string">
            <text:p>Rábano, </text:p>
          </table:table-cell>
          <table:table-cell table:style-name="ce66"/>
          <table:table-cell table:style-name="ce78" office:value-type="string">
            <text:p>por visitar</text:p>
          </table:table-cell>
          <table:table-cell table:style-name="ce34"/>
          <table:table-cell table:style-name="ce13"/>
          <table:table-cell table:number-columns-repeated="1014"/>
        </table:table-row>
        <table:table-row table:style-name="ro76">
          <table:table-cell table:style-name="ce39" office:value-type="float" office:value="5">
            <text:p>5</text:p>
          </table:table-cell>
          <table:table-cell table:style-name="ce145" office:value-type="string">
            <text:p>LIBERTADOR</text:p>
          </table:table-cell>
          <table:table-cell table:style-name="ce146" office:value-type="string">
            <text:p>JHOANA VIDAL, <text:span text:style-name="T10">jhoanavid@hotmail.com</text:span></text:p>
          </table:table-cell>
          <table:table-cell table:style-name="ce117" office:value-type="string">
            <text:p>0424-7065242</text:p>
          </table:table-cell>
          <table:table-cell table:style-name="ce147" table:number-columns-repeated="3"/>
          <table:table-cell table:style-name="ce117" office:value-type="string">
            <text:p>no traerá producto. Fue visitada en marzo o abril 2014</text:p>
          </table:table-cell>
          <table:table-cell table:style-name="ce149"/>
          <table:table-cell table:number-columns-repeated="1015"/>
        </table:table-row>
        <table:table-row table:style-name="ro18">
          <table:table-cell table:style-name="ce39" office:value-type="float" office:value="18">
            <text:p>18</text:p>
          </table:table-cell>
          <table:table-cell table:style-name="ce27"/>
          <table:table-cell table:style-name="ce24" office:value-type="string">
            <text:p>LUIS VILLARREAL</text:p>
          </table:table-cell>
          <table:table-cell table:style-name="ce27" office:value-type="string">
            <text:p>0426-2733583</text:p>
          </table:table-cell>
          <table:table-cell table:style-name="ce34" table:number-columns-repeated="2"/>
          <table:table-cell table:style-name="ce65"/>
          <table:table-cell table:style-name="ce78" office:value-type="string">
            <text:p>por visitar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8">
          <table:table-cell table:style-name="ce39" office:value-type="float" office:value="19">
            <text:p>19</text:p>
          </table:table-cell>
          <table:table-cell table:style-name="ce27" office:value-type="string">
            <text:p>El Arenal, Rincon de Lourdes</text:p>
          </table:table-cell>
          <table:table-cell table:style-name="ce23" office:value-type="string">
            <text:p>FREDDY ROJAS</text:p>
          </table:table-cell>
          <table:table-cell table:style-name="ce53" office:value-type="string">
            <text:p>preguntar</text:p>
          </table:table-cell>
          <table:table-cell table:style-name="ce27" office:value-type="string">
            <text:p>(contacto Nelson Pulido)</text:p>
          </table:table-cell>
          <table:table-cell table:style-name="ce27" office:value-type="string">
            <text:p>cilantro…</text:p>
          </table:table-cell>
          <table:table-cell table:style-name="ce65"/>
          <table:table-cell table:style-name="ce78" office:value-type="string">
            <text:p>por visitar</text:p>
          </table:table-cell>
          <table:table-cell table:style-name="ce27"/>
          <table:table-cell table:style-name="ce1"/>
          <table:table-cell table:number-columns-repeated="1014"/>
        </table:table-row>
        <table:table-row table:style-name="ro13" table:number-rows-repeated="104853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_FilterDatabase" table:base-cell-address="$'coordenadas (01-14)'.$A$1" table:cell-range-address="$'tlf por vistar o revisar de nue'.$E$1:.$E$41"/>
          <table:named-range table:name="_xlnm._FilterDatabase" table:base-cell-address="$'coordenadas (01-14)'.$A$1" table:cell-range-address="$'tlf por vistar o revisar de nue'.$E$1:.$E$41"/>
          <table:named-range table:name="_xlnm.Print_Area" table:base-cell-address="$'coordenadas (01-14)'.$A$1" table:cell-range-address="$'tlf por vistar o revisar de nue'.$A$1:.$H$37" table:range-usable-as="print-range"/>
          <table:named-expression table:name="_xlnm.Criteria" table:base-cell-address="$'coordenadas (01-14)'.$A$1" table:expression="'tlf productores  (al 18-07-14)'!#ref!"/>
        </table:named-expressions>
      </table:table>
      <table:table table:name="tlf productores  (al 18-07-14)" table:style-name="ta5" table:print-ranges="'tlf productores  (al 18-07-14)'.A1:'tlf productores  (al 18-07-14)'.F46">
        <office:forms form:automatic-focus="false" form:apply-design-mode="false"/>
        <table:table-column table:style-name="co17" table:default-cell-style-name="ce43"/>
        <table:table-column table:style-name="co6" table:default-cell-style-name="ce94"/>
        <table:table-column table:style-name="co18" table:default-cell-style-name="ce48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number-columns-repeated="3" table:default-cell-style-name="ce48"/>
        <table:table-column table:style-name="co16" table:number-columns-repeated="1015" table:default-cell-style-name="ce43"/>
        <table:table-row table:style-name="ro47">
          <table:table-cell table:style-name="ce82" office:value-type="string">
            <text:p>Nº</text:p>
          </table:table-cell>
          <table:table-cell table:style-name="ce90" office:value-type="string">
            <text:p>MUNICIPIO-PARROQUIA</text:p>
          </table:table-cell>
          <table:table-cell table:style-name="ce100" office:value-type="string">
            <text:p>NOMBRE Y APELLIDO</text:p>
          </table:table-cell>
          <table:table-cell table:style-name="ce112" office:value-type="string">
            <text:p>SECTOR, DIRECCIÓN</text:p>
          </table:table-cell>
          <table:table-cell table:style-name="ce112" office:value-type="string">
            <text:p>VARIEDAD DE PRODUCTOS</text:p>
          </table:table-cell>
          <table:table-cell table:style-name="ce112" office:value-type="string">
            <text:p>ULTIMA VISITA Y NOTAS <text:s/>(en rojo los más urgente por visitar)</text:p>
          </table:table-cell>
          <table:table-cell table:style-name="ce128" office:value-type="string">
            <text:p>RUBROS DISTRIBUCIÓN (kg. <text:span text:style-name="T15">Disponibles</text:span><text:span text:style-name="T16">)RUBROS DISTRIBUCIÓN (kg. </text:span><text:span text:style-name="T15">Disponibles</text:span><text:span text:style-name="T16">)RUBROS DISTRIBUCIÓN (kg. </text:span><text:span text:style-name="T15">Disponibles</text:span><text:span text:style-name="T16">)</text:span></text:p>
          </table:table-cell>
          <table:table-cell table:style-name="ce128" office:value-type="string">
            <text:p>RUBROS DISTRIBUCIÓN (kg. <text:span text:style-name="T15">pedido</text:span><text:span text:style-name="T16">)RUBROS DISTRIBUCIÓN (kg. </text:span><text:span text:style-name="T15">pedido</text:span><text:span text:style-name="T16">)RUBROS DISTRIBUCIÓN (kg. </text:span><text:span text:style-name="T15">pedido</text:span><text:span text:style-name="T16">)</text:span></text:p>
          </table:table-cell>
          <table:table-cell table:style-name="ce128" office:value-type="string">
            <text:p>RUBROS DISTRIBUCIÓN (kg. <text:span text:style-name="T15">recibido</text:span><text:span text:style-name="T16">)RUBROS DISTRIBUCIÓN (kg. </text:span><text:span text:style-name="T15">recibido</text:span><text:span text:style-name="T16">)RUBROS DISTRIBUCIÓN (kg. </text:span><text:span text:style-name="T15">recibido</text:span><text:span text:style-name="T16">)</text:span></text:p>
          </table:table-cell>
          <table:table-cell table:number-columns-repeated="1015"/>
        </table:table-row>
        <table:table-row table:style-name="ro48">
          <table:table-cell table:style-name="ce83" office:value-type="string">
            <text:p>PRODUCTORES/ CONSTANTES (con rubros de paquetes)<text:span text:style-name="T3">:PRODUCTORES/ </text:span><text:span text:style-name="T3">CONSTANTES (con rubros de </text:span><text:span text:style-name="T3">paquetes):PRODUCTORES/ </text:span><text:span text:style-name="T3">CONSTANTES (con rubros de </text:span><text:span text:style-name="T3">paquetes):</text:span></text:p>
          </table:table-cell>
          <table:table-cell table:style-name="ce91"/>
          <table:table-cell table:style-name="ce101" table:number-columns-repeated="3"/>
          <table:table-cell table:style-name="ce123"/>
          <table:table-cell table:style-name="ce129" table:number-columns-repeated="3"/>
          <table:table-cell table:number-columns-repeated="1015"/>
        </table:table-row>
        <table:table-row table:style-name="ro49">
          <table:table-cell table:style-name="ce84" office:value-type="float" office:value="1">
            <text:p>1</text:p>
          </table:table-cell>
          <table:table-cell table:style-name="ce92" office:value-type="string">
            <text:p>ARZOBISPO CHACÓN, PARROQUIA MUCUTUY</text:p>
          </table:table-cell>
          <table:table-cell table:style-name="ce102" office:value-type="string">
            <text:p>REINALDO ALBORNOZ*: <text:span text:style-name="T10">preguntar </text:span><text:span text:style-name="T10">local,0416-7740427*; Sra Gladis 0416-</text:span><text:span text:style-name="T10">2747913REINALDO ALBORNOZ*: </text:span><text:span text:style-name="T10">preguntar local,0416-7740427*; Sra </text:span><text:span text:style-name="T10">Gladis 0416-2747913REINALDO </text:span><text:span text:style-name="T10">ALBORNOZ*: preguntar local,0416-</text:span><text:span text:style-name="T10">7740427*; Sra Gladis 0416-2747913</text:span></text:p>
          </table:table-cell>
          <table:table-cell table:style-name="ce113" office:value-type="string">
            <text:p>Pueblos del Sur (Entrada Mucutuy),Sector La Veguilla</text:p>
          </table:table-cell>
          <table:table-cell table:style-name="ce113" office:value-type="string">
            <text:p>tomate manzano, maiz jojoto, ají dulce, limón, </text:p>
          </table:table-cell>
          <table:table-cell table:style-name="ce121" office:value-type="string">
            <text:p>visita septiembre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0">
          <table:table-cell table:style-name="ce84" office:value-type="float" office:value="2">
            <text:p>2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BART PAUWELS*: <text:span text:style-name="T10">0274-6575737, </text:span><text:span text:style-name="T10">0416-7720608; 0426-5179207BART </text:span><text:span text:style-name="T10">PAUWELS*: 0274-6575737, 0416-</text:span><text:span text:style-name="T10">7720608; 0426-5179207BART </text:span><text:span text:style-name="T10">PAUWELS*: 0274-6575737, 0416-</text:span><text:span text:style-name="T10">7720608; 0426-5179207</text:span></text:p>
          </table:table-cell>
          <table:table-cell table:style-name="ce1" office:value-type="string">
            <text:p>Via Jaji,Loma de los Guamos,Finca Terranova, ref. Hacienda La Mesa, antes de las Cruces</text:p>
          </table:table-cell>
          <table:table-cell table:style-name="ce113" office:value-type="string">
            <text:p>lechuga,chicoria, cambur verde, mandarinas, limon, naranjas, chachafruto, <text:s text:c="2"/>heliconias, germinados, </text:p>
          </table:table-cell>
          <table:table-cell table:style-name="ce124" office:value-type="string">
            <text:p>por visitar nuevamente, Llenar encuesta, Lidice y Julia verificó. Puede hacer transporte de productos,en Jaji y la Azulita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51">
          <table:table-cell table:style-name="ce84" office:value-type="float" office:value="3">
            <text:p>3</text:p>
          </table:table-cell>
          <table:table-cell table:style-name="ce92" office:value-type="string">
            <text:p>CAMPO ELIAS</text:p>
          </table:table-cell>
          <table:table-cell table:style-name="ce102" office:value-type="string">
            <text:p>IVIC-INGRID INCIARTE* <text:s/><text:span text:style-name="T10">0274-</text:span><text:span text:style-name="T10">8086830/36, 04162752407*, </text:span><text:span text:style-name="T10">____________@ivic.gob.veIVIC-INGRID </text:span><text:span text:style-name="T10">INCIARTE* <text:s/>0274-8086830/36, </text:span><text:span text:style-name="T10">04162752407*, </text:span><text:span text:style-name="T10">____________@ivic.gob.veIVIC-INGRID </text:span><text:span text:style-name="T10">INCIARTE* <text:s/>0274-8086830/36, </text:span><text:span text:style-name="T10">04162752407*, </text:span><text:span text:style-name="T10">____________@ivic.gob.ve</text:span></text:p>
          </table:table-cell>
          <table:table-cell table:style-name="ce113" office:value-type="string">
            <text:p>Jaji</text:p>
          </table:table-cell>
          <table:table-cell table:style-name="ce113" office:value-type="string">
            <text:p>chachafruto, papayita, limón, lulo, uchuva, </text:p>
          </table:table-cell>
          <table:table-cell table:style-name="ce121" office:value-type="string">
            <text:p>visita agosto 2013, IVIC-Ender, (chofer): 0426-3263331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2">
          <table:table-cell table:style-name="ce84" office:value-type="float" office:value="4">
            <text:p>4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MARIA ELENA DIAZ: <text:span text:style-name="T10">0274-2213963, </text:span><text:span text:style-name="T10">0414-7168356MARIA ELENA DIAZ: </text:span><text:span text:style-name="T10">0274-2213963, 0414-7168356MARIA </text:span><text:span text:style-name="T10">ELENA DIAZ: 0274-2213963, 0414-</text:span><text:span text:style-name="T10">7168356</text:span></text:p>
          </table:table-cell>
          <table:table-cell table:style-name="ce1" office:value-type="string">
            <text:p>Ejido,</text:p>
          </table:table-cell>
          <table:table-cell table:style-name="ce113" office:value-type="string">
            <text:p>citricos, pepino,perejil,…</text:p>
          </table:table-cell>
          <table:table-cell table:style-name="ce121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2">
          <table:table-cell table:style-name="ce84" office:value-type="float" office:value="5">
            <text:p>5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<text:span text:style-name="T12">RAVI ROJAS:</text:span><text:span text:style-name="T11"> </text:span><text:span text:style-name="T10">0416-3787119, </text:span><text:span text:style-name="T10">roreravi@gmail.com</text:span><text:span text:style-name="T12">RAVI ROJAS:</text:span><text:span text:style-name="T11"> </text:span><text:span text:style-name="T10">0416-</text:span><text:span text:style-name="T10">3787119, roreravi@gmail.com</text:span><text:span text:style-name="T12">RAVI </text:span><text:span text:style-name="T12">ROJAS:</text:span><text:span text:style-name="T11"> </text:span><text:span text:style-name="T10">0416-3787119, </text:span><text:span text:style-name="T10">roreravi@gmail.com</text:span></text:p>
          </table:table-cell>
          <table:table-cell table:style-name="ce1" office:value-type="string">
            <text:p>Vía Jají, Mistajá, más arriba del Núcleo de Desarrollo Endógeno, 1km abajo de la E.T.C.R. Mistajà</text:p>
          </table:table-cell>
          <table:table-cell table:style-name="ce113" office:value-type="string">
            <text:p>tomates</text:p>
          </table:table-cell>
          <table:table-cell table:style-name="ce124" office:value-type="string">
            <text:p>por visitar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3">
          <table:table-cell table:style-name="ce84" office:value-type="float" office:value="6">
            <text:p>6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UPTM-BERNARDO LOAIZA:<text:span text:style-name="T10"> preguntar </text:span><text:span text:style-name="T10">local,04161357159*UPTM-BERNARDO </text:span><text:span text:style-name="T10">LOAIZA: preguntar </text:span><text:span text:style-name="T10">local,04161357159*UPTM-BERNARDO </text:span><text:span text:style-name="T10">LOAIZA: preguntar local,04161357159*</text:span></text:p>
          </table:table-cell>
          <table:table-cell table:style-name="ce1" office:value-type="string">
            <text:p>Ejido,</text:p>
          </table:table-cell>
          <table:table-cell table:style-name="ce113"/>
          <table:table-cell table:style-name="ce121" office:value-type="string">
            <text:p>visita abril 2014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4">
          <table:table-cell table:style-name="ce84" office:value-type="float" office:value="7">
            <text:p>7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ALVARO TREJO (Invernadero <text:s/>Escuela La Pueblita): <text:span text:style-name="T10">preguntar local </text:span><text:span text:style-name="T10">0416-2817776, </text:span><text:span text:style-name="T10">alvarotrejo48@hotmail.comALVARO </text:span><text:span text:style-name="T10">TREJO (Invernadero <text:s/>Escuela La </text:span><text:span text:style-name="T10">Pueblita): preguntar local 0416-2817776, </text:span><text:span text:style-name="T10">alvarotrejo48@hotmail.comALVARO </text:span><text:span text:style-name="T10">TREJO (Invernadero <text:s/>Escuela La </text:span><text:span text:style-name="T10">Pueblita): preguntar local 0416-2817776, </text:span><text:span text:style-name="T10">alvarotrejo48@hotmail.com</text:span></text:p>
          </table:table-cell>
          <table:table-cell table:style-name="ce1" office:value-type="string">
            <text:p>El Arenal</text:p>
          </table:table-cell>
          <table:table-cell table:style-name="ce113" office:value-type="string">
            <text:p>lechuga, tomates, aguacate, </text:p>
          </table:table-cell>
          <table:table-cell table:style-name="ce125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5">
          <table:table-cell table:style-name="ce84" office:value-type="float" office:value="8">
            <text:p>8</text:p>
          </table:table-cell>
          <table:table-cell table:style-name="ce92" office:value-type="string">
            <text:p>LIBERTADOR</text:p>
          </table:table-cell>
          <table:table-cell table:style-name="ce103" office:value-type="string">
            <text:p>JESSIE CONTRERAS: <text:span text:style-name="T10">0416-5775255 </text:span><text:span text:style-name="T10">,sistajessie@hotmail.comJESSIE </text:span><text:span text:style-name="T10">CONTRERAS: 0416-5775255 </text:span><text:span text:style-name="T10">,sistajessie@hotmail.comJESSIE </text:span><text:span text:style-name="T10">CONTRERAS: 0416-5775255 </text:span><text:span text:style-name="T10">,sistajessie@hotmail.com</text:span></text:p>
          </table:table-cell>
          <table:table-cell table:style-name="ce113" office:value-type="string">
            <text:p>Plan del Morro</text:p>
          </table:table-cell>
          <table:table-cell table:style-name="ce113" office:value-type="string">
            <text:p>apio, otros</text:p>
          </table:table-cell>
          <table:table-cell table:style-name="ce124" office:value-type="string">
            <text:p>falta llenar encuesta, ya María de los Angeles verificó. (contacto de Maria de los Angeles)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56">
          <table:table-cell table:style-name="ce84" office:value-type="float" office:value="9">
            <text:p>9</text:p>
          </table:table-cell>
          <table:table-cell table:style-name="ce92" office:value-type="string">
            <text:p>LIBERTADOR</text:p>
          </table:table-cell>
          <table:table-cell table:style-name="ce102" office:value-type="string">
            <text:p>JULIA <text:s/>SMITH* <text:s text:c="3"/>Y LINA SARMIENTO:<text:span text:style-name="T10"> </text:span><text:span text:style-name="T10">0274-2667030, 0416-3792810*; 0416-</text:span><text:span text:style-name="T10">0762240, julia@ula.ve; </text:span><text:span text:style-name="T10">linasarmi@gmail.comJULIA <text:s/>SMITH* <text:s text:c="3"/>Y </text:span><text:span text:style-name="T10">LINA SARMIENTO: 0274-2667030, </text:span><text:span text:style-name="T10">0416-3792810*; 0416-0762240, </text:span><text:span text:style-name="T10">julia@ula.ve; </text:span><text:span text:style-name="T10">linasarmi@gmail.comJULIA <text:s/>SMITH* <text:s text:c="3"/>Y </text:span><text:span text:style-name="T10">LINA SARMIENTO: 0274-2667030, </text:span><text:span text:style-name="T10">0416-3792810*; 0416-0762240, </text:span><text:span text:style-name="T10">julia@ula.ve; linasarmi@gmail.com</text:span></text:p>
          </table:table-cell>
          <table:table-cell table:style-name="ce113" office:value-type="string">
            <text:p>Mérida, La Joya</text:p>
          </table:table-cell>
          <table:table-cell table:style-name="ce113" office:value-type="string">
            <text:p>apio, citricos, remolacha, lechugas, col risada, acelga, </text:p>
          </table:table-cell>
          <table:table-cell table:style-name="ce121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7">
          <table:table-cell table:style-name="ce84" office:value-type="float" office:value="10">
            <text:p>10</text:p>
          </table:table-cell>
          <table:table-cell table:style-name="ce92" office:value-type="string">
            <text:p>LIBERTADOR</text:p>
          </table:table-cell>
          <table:table-cell table:style-name="ce103" office:value-type="string">
            <text:p>JULIO DIAZ:<text:span text:style-name="T10"> preguntar local, 0426-</text:span><text:span text:style-name="T10">6751394; (contacto Nelson Pulido), </text:span><text:span text:style-name="T10">juliocv28@hotmail.comJULIO DIAZ: </text:span><text:span text:style-name="T10">preguntar local, 0426-6751394; (contacto </text:span><text:span text:style-name="T10">Nelson Pulido), </text:span><text:span text:style-name="T10">juliocv28@hotmail.comJULIO DIAZ: </text:span><text:span text:style-name="T10">preguntar local, 0426-6751394; (contacto </text:span><text:span text:style-name="T10">Nelson Pulido), juliocv28@hotmail.com</text:span></text:p>
          </table:table-cell>
          <table:table-cell table:style-name="ce113" office:value-type="string">
            <text:p>El Arenal</text:p>
          </table:table-cell>
          <table:table-cell table:style-name="ce113" office:value-type="string">
            <text:p>bledo, chayota, lechuga, limón chinoto, </text:p>
          </table:table-cell>
          <table:table-cell table:style-name="ce124" office:value-type="string">
            <text:p>por visitar 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58">
          <table:table-cell table:style-name="ce84" office:value-type="float" office:value="11">
            <text:p>11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NELSON PULIDO<text:span text:style-name="T10">: 0274-7896764, </text:span><text:span text:style-name="T10">0426-5772245, pulidon@ula.veNELSON </text:span><text:span text:style-name="T10">PULIDO: 0274-7896764, 0426-5772245, </text:span><text:span text:style-name="T10">pulidon@ula.veNELSON PULIDO: 0274-</text:span><text:span text:style-name="T10">7896764, 0426-5772245, </text:span><text:span text:style-name="T10">pulidon@ula.ve</text:span></text:p>
          </table:table-cell>
          <table:table-cell table:style-name="ce113" office:value-type="string">
            <text:p>El Arenal, Rincon de Lourdes</text:p>
          </table:table-cell>
          <table:table-cell table:style-name="ce113" office:value-type="string">
            <text:p>cambur,chayota,oregano,cam disecado, lima, </text:p>
          </table:table-cell>
          <table:table-cell table:style-name="ce121" office:value-type="string">
            <text:p>visita en <text:s/>2013. 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9">
          <table:table-cell table:style-name="ce84" office:value-type="float" office:value="12">
            <text:p>12</text:p>
          </table:table-cell>
          <table:table-cell table:style-name="ce93" office:value-type="string">
            <text:p>LIBERTADOR</text:p>
          </table:table-cell>
          <table:table-cell table:style-name="ce104" office:value-type="string">
            <text:p>TERESA CALDERON: <text:span text:style-name="T10">0274-7903175, <text:s/></text:span><text:span text:style-name="T10">04140815028; 0414-7177443 (Orlando </text:span><text:span text:style-name="T10">Calderon), </text:span><text:span text:style-name="T10">teresacalderondiaz@gmail.comTERESA </text:span><text:span text:style-name="T10">CALDERON: 0274-7903175, <text:s/></text:span><text:span text:style-name="T10">04140815028; 0414-7177443 (Orlando </text:span><text:span text:style-name="T10">Calderon), </text:span><text:span text:style-name="T10">teresacalderondiaz@gmail.comTERESA </text:span><text:span text:style-name="T10">CALDERON: 0274-7903175, <text:s/></text:span><text:span text:style-name="T10">04140815028; 0414-7177443 (Orlando </text:span><text:span text:style-name="T10">Calderon), </text:span><text:span text:style-name="T10">teresacalderondiaz@gmail.com</text:span></text:p>
          </table:table-cell>
          <table:table-cell table:style-name="ce114" office:value-type="string">
            <text:p>La Don Perucho, La vega de san Antonio, Calle principal, despues del estadio de softball</text:p>
          </table:table-cell>
          <table:table-cell table:style-name="ce114" office:value-type="string">
            <text:p>yuca, chayota, platano, oregano, albahaca morada,huevo, <text:s/></text:p>
          </table:table-cell>
          <table:table-cell table:style-name="ce121" office:value-type="string">
            <text:p>visita agosto 2013</text:p>
          </table:table-cell>
          <table:table-cell table:style-name="ce132"/>
          <table:table-cell table:style-name="ce141" table:number-columns-repeated="2"/>
          <table:table-cell table:number-columns-repeated="1015"/>
        </table:table-row>
        <table:table-row table:style-name="ro56">
          <table:table-cell table:style-name="ce84" office:value-type="float" office:value="13">
            <text:p>13</text:p>
          </table:table-cell>
          <table:table-cell table:style-name="ce93" office:value-type="string">
            <text:p>RANGEL</text:p>
          </table:table-cell>
          <table:table-cell table:style-name="ce102" office:value-type="string">
            <text:p>BERNAVE TORRES: <text:span text:style-name="T10">0274-6573614, </text:span><text:span text:style-name="T10">0426-7029510BERNAVE TORRES: </text:span><text:span text:style-name="T10">0274-6573614, 0426-7029510BERNAVE </text:span><text:span text:style-name="T10">TORRES: 0274-6573614, 0426-7029510</text:span></text:p>
          </table:table-cell>
          <table:table-cell table:style-name="ce1" office:value-type="string">
            <text:p>Mucuchíes, Gavidia </text:p>
          </table:table-cell>
          <table:table-cell table:style-name="ce113" office:value-type="string">
            <text:p>papa nativa, cuibas, zanahoria, mashua, cebollín, <text:s/>…</text:p>
          </table:table-cell>
          <table:table-cell table:style-name="ce121" office:value-type="string">
            <text:p>visita marz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0">
          <table:table-cell table:style-name="ce84" office:value-type="float" office:value="14">
            <text:p>14</text:p>
          </table:table-cell>
          <table:table-cell table:style-name="ce92" office:value-type="string">
            <text:p>RANGEL</text:p>
          </table:table-cell>
          <table:table-cell table:style-name="ce102" office:value-type="string">
            <text:p>ONIAS RIVERO*<text:span text:style-name="T10">: 0274-7907875, 0416-</text:span><text:span text:style-name="T10">4741789*/ 0416-1178172; Olga (Esposa) </text:span><text:span text:style-name="T10"><text:s/>0416-4089934/ 8774845ONIAS </text:span><text:span text:style-name="T10">RIVERO*: 0274-7907875, 0416-</text:span><text:span text:style-name="T10">4741789*/ 0416-1178172; Olga (Esposa) </text:span><text:span text:style-name="T10"><text:s/>0416-4089934/ 8774845ONIAS </text:span><text:span text:style-name="T10">RIVERO*: 0274-7907875, 0416-</text:span><text:span text:style-name="T10">4741789*/ 0416-1178172; Olga (Esposa) </text:span><text:span text:style-name="T10"><text:s/>0416-4089934/ 8774845</text:span></text:p>
          </table:table-cell>
          <table:table-cell table:style-name="ce113" office:value-type="string">
            <text:p>Mucuchíes, <text:s/>Misintá, Finca Santa Ana</text:p>
          </table:table-cell>
          <table:table-cell table:style-name="ce113" office:value-type="string">
            <text:p>papas nativas, zanahoria, cebollín, plantas medicinales, ,habas,</text:p>
          </table:table-cell>
          <table:table-cell table:style-name="ce121" office:value-type="string">
            <text:p>visita marzo 2013. tambien hace transporte de los rubros del páramo (Bs. 3c/k)<text:span text:style-name="T10">visita marzo 2013. tambien hace </text:span><text:span text:style-name="T10">transporte de los rubros del páramo (Bs. </text:span><text:span text:style-name="T10">3c/k)visita marzo 2013. tambien hace </text:span><text:span text:style-name="T10">transporte de los rubros del páramo (Bs. </text:span><text:span text:style-name="T10">3c/k)</text:span>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3">
          <table:table-cell table:style-name="ce84" office:value-type="float" office:value="15">
            <text:p>15</text:p>
          </table:table-cell>
          <table:table-cell table:style-name="ce92" office:value-type="string">
            <text:p>RANGEL</text:p>
          </table:table-cell>
          <table:table-cell table:style-name="ce102" office:value-type="string">
            <text:p>TEÓFILO:<text:span text:style-name="T10"> preguntar local,04267478332, </text:span><text:span text:style-name="T10">0426-6867089TEÓFILO: preguntar </text:span><text:span text:style-name="T10">local,04267478332, 0426-6867089</text:span></text:p>
          </table:table-cell>
          <table:table-cell table:style-name="ce113" office:value-type="string">
            <text:p>Mucuchíes, Mixteque</text:p>
          </table:table-cell>
          <table:table-cell table:style-name="ce113" office:value-type="string">
            <text:p>perejil,cilantro,cuibas,curuba…</text:p>
          </table:table-cell>
          <table:table-cell table:style-name="ce121" office:value-type="string">
            <text:p>visita marz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48">
          <table:table-cell table:style-name="ce150" office:value-type="string">
            <text:p>PRODUCTORES CONSTANTES (normalmente sólo tienen rubros para extras, o pocas veces tienen sufuciente producción para enviar):</text:p>
          </table:table-cell>
          <table:table-cell table:style-name="ce95"/>
          <table:table-cell table:style-name="ce105" table:number-columns-repeated="4"/>
          <table:table-cell table:style-name="ce133" table:number-columns-repeated="3"/>
          <table:table-cell table:number-columns-repeated="1015"/>
        </table:table-row>
        <table:table-row table:style-name="ro61">
          <table:table-cell table:style-name="ce84" office:value-type="float" office:value="16">
            <text:p>16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ALIDA USECHE: <text:span text:style-name="T10">0274-2666861, 0414-</text:span><text:span text:style-name="T10">0364192, 041474552696, </text:span><text:span text:style-name="T10">alidateresita@hotmail.comALIDA </text:span><text:span text:style-name="T10">USECHE: 0274-2666861, 0414-</text:span><text:span text:style-name="T10">0364192, 041474552696, </text:span><text:span text:style-name="T10">alidateresita@hotmail.com</text:span></text:p>
          </table:table-cell>
          <table:table-cell table:style-name="ce1" office:value-type="string">
            <text:p>Las Tapias</text:p>
          </table:table-cell>
          <table:table-cell table:style-name="ce113" office:value-type="string">
            <text:p>Aguacate,limon,yerbabuena, verdolaga, …plantas</text:p>
          </table:table-cell>
          <table:table-cell table:style-name="ce124" office:value-type="string">
            <text:p>por visitar nuevamente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2">
          <table:table-cell table:style-name="ce84" office:value-type="float" office:value="17">
            <text:p>17</text:p>
          </table:table-cell>
          <table:table-cell table:style-name="ce93" office:value-type="string">
            <text:p>LIBERTADOR</text:p>
          </table:table-cell>
          <table:table-cell table:style-name="ce104" office:value-type="string">
            <text:p>TRACY Y ROBEL PARRA: <text:span text:style-name="T10">preguntar </text:span><text:span text:style-name="T10">local,0414-9741203, </text:span><text:span text:style-name="T10">robel.traci.parra@att.netTRACY Y </text:span><text:span text:style-name="T10">ROBEL PARRA: preguntar local,0414-</text:span><text:span text:style-name="T10">9741203, robel.traci.parra@att.net</text:span></text:p>
          </table:table-cell>
          <table:table-cell table:style-name="ce114" office:value-type="string">
            <text:p>El Arenal, Rincon de Lourdes</text:p>
          </table:table-cell>
          <table:table-cell table:style-name="ce114" office:value-type="string">
            <text:p>pomagas, maiz,caraotas,leche,yogourth, huevo, </text:p>
          </table:table-cell>
          <table:table-cell table:style-name="ce125" office:value-type="string">
            <text:p>visita agosto 2013</text:p>
          </table:table-cell>
          <table:table-cell table:style-name="ce132"/>
          <table:table-cell table:style-name="ce141" table:number-columns-repeated="2"/>
          <table:table-cell table:number-columns-repeated="1015"/>
        </table:table-row>
        <table:table-row table:style-name="ro63">
          <table:table-cell table:style-name="ce84" office:value-type="float" office:value="18">
            <text:p>18</text:p>
          </table:table-cell>
          <table:table-cell table:style-name="ce93" office:value-type="string">
            <text:p>LIBERTADOR</text:p>
          </table:table-cell>
          <table:table-cell table:style-name="ce103" office:value-type="string">
            <text:p>LIL PAREJO:<text:span text:style-name="T11"> </text:span><text:span text:style-name="T10">0274-5112597, </text:span><text:span text:style-name="T10">girosmerida@gmail.comLIL PAREJO:</text:span><text:span text:style-name="T11"> </text:span><text:span text:style-name="T10">0274-5112597, girosmerida@gmail.com</text:span></text:p>
          </table:table-cell>
          <table:table-cell table:style-name="ce113" office:value-type="string">
            <text:p>El Vallecito,Sector las Mercedes. 100mts antes de la Casona</text:p>
          </table:table-cell>
          <table:table-cell table:style-name="ce113" office:value-type="string">
            <text:p>hierbas y plantas medicinales</text:p>
          </table:table-cell>
          <table:table-cell table:style-name="ce124" office:value-type="string">
            <text:p>por visitar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64">
          <table:table-cell table:style-name="ce84" office:value-type="float" office:value="19">
            <text:p>19</text:p>
          </table:table-cell>
          <table:table-cell table:style-name="ce92" office:value-type="string">
            <text:p>RANGEL</text:p>
          </table:table-cell>
          <table:table-cell table:style-name="ce102" office:value-type="string">
            <text:p>RAUL NIETO: <text:span text:style-name="T10">preguntar local, 0426-</text:span><text:span text:style-name="T10">7739944RAUL NIETO: preguntar local, </text:span><text:span text:style-name="T10">0426-7739944</text:span></text:p>
          </table:table-cell>
          <table:table-cell table:style-name="ce113" office:value-type="string">
            <text:p>Mucuchíes,Mixteque, </text:p>
          </table:table-cell>
          <table:table-cell table:style-name="ce113" office:value-type="string">
            <text:p>perejil,cilantro,cuibas,curuba…</text:p>
          </table:table-cell>
          <table:table-cell table:style-name="ce121" office:value-type="string">
            <text:p>visita marz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5">
          <table:table-cell table:style-name="ce86" office:value-type="string">
            <text:p><text:s/>PRODUCTORES/ EXPORÁDICOS de todas maneras llamarlos:</text:p>
          </table:table-cell>
          <table:table-cell table:style-name="ce96"/>
          <table:table-cell table:style-name="ce106" table:number-columns-repeated="4"/>
          <table:table-cell table:style-name="ce134" table:number-columns-repeated="3"/>
          <table:table-cell table:number-columns-repeated="1015"/>
        </table:table-row>
        <table:table-row table:style-name="ro64">
          <table:table-cell table:style-name="ce84" office:value-type="float" office:value="18">
            <text:p>18</text:p>
          </table:table-cell>
          <table:table-cell table:style-name="ce92" office:value-type="string">
            <text:p>ANDRES BELLO</text:p>
          </table:table-cell>
          <table:table-cell table:style-name="ce102" office:value-type="string">
            <text:p>NELSON PEÑA*: <text:span text:style-name="T10">0274-6579936/ 0416-</text:span><text:span text:style-name="T10">2753793*; 0426-4267887 (Hijo:Jhoan), </text:span><text:span text:style-name="T10">mucuyes@hotmail.comNELSON PEÑA*: </text:span><text:span text:style-name="T10">0274-6579936/ 0416-2753793*; 0426-</text:span><text:span text:style-name="T10">4267887 (Hijo:Jhoan), </text:span><text:span text:style-name="T10">mucuyes@hotmail.com</text:span></text:p>
          </table:table-cell>
          <table:table-cell table:style-name="ce113" office:value-type="string">
            <text:p>La Azulita</text:p>
          </table:table-cell>
          <table:table-cell table:style-name="ce113" office:value-type="string">
            <text:p>cebollin criollo,lulo,caigua,mora,limon mand,chachafruto,yacón, </text:p>
          </table:table-cell>
          <table:table-cell table:style-name="ce121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6">
          <table:table-cell table:style-name="ce84" office:value-type="float" office:value="19">
            <text:p>19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ANTONIO DACOSTA:<text:span text:style-name="T10">0274-6588603, </text:span><text:span text:style-name="T10">0416-7178183ANTONIO </text:span><text:span text:style-name="T10">DACOSTA:0274-6588603, 0416-</text:span><text:span text:style-name="T10">7178183</text:span></text:p>
          </table:table-cell>
          <table:table-cell table:style-name="ce1" office:value-type="string">
            <text:p>Ejido, La Mesa de los Indios</text:p>
          </table:table-cell>
          <table:table-cell table:style-name="ce113" office:value-type="string">
            <text:p>lechuga, <text:s/>apio…plantas y abonos</text:p>
          </table:table-cell>
          <table:table-cell table:style-name="ce125" office:value-type="string">
            <text:p>visita agosto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51">
          <table:table-cell table:style-name="ce84" office:value-type="float" office:value="20">
            <text:p>20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HENRRY MORA TERÁN: <text:span text:style-name="T10">preguntar </text:span><text:span text:style-name="T10">local,04161776720*, </text:span><text:span text:style-name="T10">04268745822HENRRY MORA TERÁN: </text:span><text:span text:style-name="T10">preguntar local,04161776720*, </text:span><text:span text:style-name="T10">04268745822</text:span></text:p>
          </table:table-cell>
          <table:table-cell table:style-name="ce1" office:value-type="string">
            <text:p>Ejido, La Mesa de los Indios</text:p>
          </table:table-cell>
          <table:table-cell table:style-name="ce113" office:value-type="string">
            <text:p>cilantro, limones, plantas medicinales, otros</text:p>
          </table:table-cell>
          <table:table-cell table:style-name="ce124" office:value-type="string">
            <text:p>falta visitar, lo conoce Manuela y Antonio, hay que hacer visita, sin embargo, tiene muchos <text:s/>productos.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67">
          <table:table-cell table:style-name="ce84" office:value-type="float" office:value="21">
            <text:p>21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DAMARIS AVENDAÑO Y OSCAR MORA: <text:span text:style-name="T10">0426-6728803 , </text:span><text:span text:style-name="T10">amaris_fenix@hotmail.com ; </text:span><text:span text:style-name="T10">panies040977@gmail.com; amaris-</text:span><text:span text:style-name="T10">fenix@gmail.comDAMARIS AVENDAÑO </text:span><text:span text:style-name="T10">Y OSCAR MORA: 0426-6728803 , </text:span><text:span text:style-name="T10">amaris_fenix@hotmail.com ; </text:span><text:span text:style-name="T10">panies040977@gmail.com; amaris-</text:span><text:span text:style-name="T10">fenix@gmail.com</text:span></text:p>
          </table:table-cell>
          <table:table-cell table:style-name="ce2" office:value-type="string">
            <text:p>Mesa de los Indios</text:p>
          </table:table-cell>
          <table:table-cell table:style-name="ce113" office:value-type="string">
            <text:p>aji dulce, </text:p>
          </table:table-cell>
          <table:table-cell table:style-name="ce124" office:value-type="string">
            <text:p>falta llenar encuesta, Sr. Antonio La conoce.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71">
          <table:table-cell table:style-name="ce84" office:value-type="float" office:value="22">
            <text:p>22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IANDE ? Contacto con voluntario: Javier García , es una institución en Jají</text:p>
          </table:table-cell>
          <table:table-cell table:style-name="ce118"/>
          <table:table-cell table:style-name="ce113"/>
          <table:table-cell table:style-name="ce121"/>
          <table:table-cell table:style-name="ce151" table:number-columns-repeated="3"/>
          <table:table-cell table:number-columns-repeated="1015"/>
        </table:table-row>
        <table:table-row table:style-name="ro70">
          <table:table-cell table:style-name="ce84" office:value-type="float" office:value="23">
            <text:p>23</text:p>
          </table:table-cell>
          <table:table-cell table:style-name="ce93" office:value-type="string">
            <text:p>LIBERTADOR</text:p>
          </table:table-cell>
          <table:table-cell table:style-name="ce103" office:value-type="string">
            <text:p>LUZ AMIRA<text:span text:style-name="T10"> 04269583411LUZ AMIRA </text:span><text:span text:style-name="T10">04269583411</text:span></text:p>
          </table:table-cell>
          <table:table-cell table:style-name="ce2"/>
          <table:table-cell table:style-name="ce118" office:value-type="string">
            <text:p>limón , aguacate</text:p>
          </table:table-cell>
          <table:table-cell table:style-name="ce121" office:value-type="string">
            <text:p>visita abril 2014</text:p>
          </table:table-cell>
          <table:table-cell table:style-name="ce136"/>
          <table:table-cell table:style-name="ce142" table:number-columns-repeated="2"/>
          <table:table-cell table:number-columns-repeated="1015"/>
        </table:table-row>
        <table:table-row table:style-name="ro51">
          <table:table-cell table:style-name="ce84" office:value-type="float" office:value="24">
            <text:p>24</text:p>
          </table:table-cell>
          <table:table-cell table:style-name="ce93" office:value-type="string">
            <text:p>SANTOS MARQUINA</text:p>
          </table:table-cell>
          <table:table-cell table:style-name="ce103" office:value-type="string">
            <text:p>FELIPE ALBARRÁN: <text:span text:style-name="T10">preguntar </text:span><text:span text:style-name="T10">local,0414-5322688*FELIPE </text:span><text:span text:style-name="T10">ALBARRÁN: preguntar local,0414-</text:span><text:span text:style-name="T10">5322688*</text:span></text:p>
          </table:table-cell>
          <table:table-cell table:style-name="ce1" office:value-type="string">
            <text:p>San Rafael de Tabay,entrada cabañas Mucuratay, sector la Lubarena, Finca Los Camachas</text:p>
          </table:table-cell>
          <table:table-cell table:style-name="ce113" office:value-type="string">
            <text:p>huevos, plantas, lechugas,otros</text:p>
          </table:table-cell>
          <table:table-cell table:style-name="ce124" office:value-type="string">
            <text:p>falta llenar encuesta, ya Moisés verificó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68">
          <table:table-cell table:style-name="ce84" office:value-type="float" office:value="25">
            <text:p>25</text:p>
          </table:table-cell>
          <table:table-cell table:style-name="ce93" office:value-type="string">
            <text:p>SUCRE</text:p>
          </table:table-cell>
          <table:table-cell table:style-name="ce102" office:value-type="string">
            <text:p>CARLOS RIVAS: <text:span text:style-name="T10">preguntar local,0424-</text:span><text:span text:style-name="T10">7173597,samael.ntc@gmail.comCARLO</text:span><text:span text:style-name="T10">S RIVAS: preguntar local,0424-</text:span><text:span text:style-name="T10">7173597,samael.ntc@gmail.com</text:span></text:p>
          </table:table-cell>
          <table:table-cell table:style-name="ce1" office:value-type="string">
            <text:p>San Juan de <text:s/>Lagunillas,sector los Llanitos, calle principal</text:p>
          </table:table-cell>
          <table:table-cell table:style-name="ce113" office:value-type="string">
            <text:p>masa de maiz, lechoza, tuna, zábila, ají dulce, ají picante jalapeño,parchita</text:p>
          </table:table-cell>
          <table:table-cell table:style-name="ce125" office:value-type="string">
            <text:p>visita septiembre 2013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5">
          <table:table-cell table:style-name="ce87" office:value-type="string">
            <text:p>OTROS PRODUCTORES /EXPORÁDICOS:</text:p>
          </table:table-cell>
          <table:table-cell table:style-name="ce97"/>
          <table:table-cell table:style-name="ce107" table:number-columns-repeated="3"/>
          <table:table-cell table:style-name="ce126"/>
          <table:table-cell table:style-name="ce135" table:number-columns-repeated="3"/>
          <table:table-cell table:number-columns-repeated="1015"/>
        </table:table-row>
        <table:table-row table:style-name="ro69">
          <table:table-cell table:style-name="ce84" office:value-type="float" office:value="26">
            <text:p>26</text:p>
          </table:table-cell>
          <table:table-cell table:style-name="ce93" office:value-type="string">
            <text:p>LIBERTADOR</text:p>
          </table:table-cell>
          <table:table-cell table:style-name="ce104" office:value-type="string">
            <text:p>ANDRES BISHOP: (no está en Mérida). <text:span text:style-name="T10"><text:s/>preguntar local,0414-7328518</text:span></text:p>
          </table:table-cell>
          <table:table-cell table:style-name="ce115" office:value-type="string">
            <text:p>La Pedregoza,La Pedregoza, loma San Rafael, finca El Pinar, entrar por la primera capilla; frente a bosque de pino, casa color tierra.</text:p>
          </table:table-cell>
          <table:table-cell table:style-name="ce115" office:value-type="string">
            <text:p>citricos, café,</text:p>
          </table:table-cell>
          <table:table-cell table:style-name="ce125" office:value-type="string">
            <text:p>visita agosto 2013</text:p>
          </table:table-cell>
          <table:table-cell table:style-name="ce132"/>
          <table:table-cell table:style-name="ce141" table:number-columns-repeated="2"/>
          <table:table-cell table:number-columns-repeated="1015"/>
        </table:table-row>
        <table:table-row table:style-name="ro70">
          <table:table-cell table:style-name="ce84" office:value-type="float" office:value="27">
            <text:p>27</text:p>
          </table:table-cell>
          <table:table-cell table:style-name="ce93" office:value-type="string">
            <text:p>LIBERTADOR</text:p>
          </table:table-cell>
          <table:table-cell table:style-name="ce108" office:value-type="string">
            <text:p>HUMBERTO MOLINA<text:span text:style-name="T11"> (NO LLAMAR </text:span><text:span text:style-name="T11">HASTA QUE NOS AVISE) </text:span><text:span text:style-name="T10">preguntar </text:span><text:span text:style-name="T10">local,0416-4742072 (contacto Hugo)</text:span></text:p>
          </table:table-cell>
          <table:table-cell table:style-name="ce4" office:value-type="string">
            <text:p>Entrada del Arenal, </text:p>
          </table:table-cell>
          <table:table-cell table:style-name="ce4" office:value-type="string">
            <text:p>Huevos, limón , aguacate</text:p>
          </table:table-cell>
          <table:table-cell table:style-name="ce124" office:value-type="string">
            <text:p>falta llenar encuesta, ya Hugo verificó</text:p>
          </table:table-cell>
          <table:table-cell table:style-name="ce136"/>
          <table:table-cell table:style-name="ce142" table:number-columns-repeated="2"/>
          <table:table-cell table:number-columns-repeated="1015"/>
        </table:table-row>
        <table:table-row table:style-name="ro71">
          <table:table-cell table:style-name="ce84" office:value-type="float" office:value="28">
            <text:p>28</text:p>
          </table:table-cell>
          <table:table-cell table:style-name="ce93" office:value-type="string">
            <text:p>LIBERTADOR</text:p>
          </table:table-cell>
          <table:table-cell table:style-name="ce103" office:value-type="string">
            <text:p>MANUELA SOLÉ<text:span text:style-name="T11"> (NO LLAMAR </text:span><text:span text:style-name="T11">HASTA QUE NOS AVISE)</text:span><text:span text:style-name="T10"> 0274-</text:span><text:span text:style-name="T10">6574095, 0424-7220400, 0424-7220422</text:span></text:p>
          </table:table-cell>
          <table:table-cell table:style-name="ce1" office:value-type="string">
            <text:p>La Mata</text:p>
          </table:table-cell>
          <table:table-cell table:style-name="ce1" office:value-type="string">
            <text:p>aguacates…</text:p>
          </table:table-cell>
          <table:table-cell table:style-name="ce124" office:value-type="string">
            <text:p>POR VISITAR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70">
          <table:table-cell table:style-name="ce84" office:value-type="float" office:value="29">
            <text:p>29</text:p>
          </table:table-cell>
          <table:table-cell table:style-name="ce93" office:value-type="string">
            <text:p>SANTOS MARQUINA</text:p>
          </table:table-cell>
          <table:table-cell table:style-name="ce103" office:value-type="string">
            <text:p>AIDA GUTÉRREZ:<text:span text:style-name="T10"> </text:span><text:span text:style-name="T11">(NO LLAMAR </text:span><text:span text:style-name="T11">HASTA QUE NOS AVISE) </text:span><text:span text:style-name="T10">preguntar </text:span><text:span text:style-name="T10">local,0426-1777865</text:span></text:p>
          </table:table-cell>
          <table:table-cell table:style-name="ce1" office:value-type="string">
            <text:p>Tabay, Mucuy Baja</text:p>
          </table:table-cell>
          <table:table-cell table:style-name="ce113" office:value-type="string">
            <text:p>chachafruto, limón</text:p>
          </table:table-cell>
          <table:table-cell table:style-name="ce124" office:value-type="string">
            <text:p>falta llenar encuesta, ya Lidice visitó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70">
          <table:table-cell table:style-name="ce84" office:value-type="float" office:value="30">
            <text:p>30</text:p>
          </table:table-cell>
          <table:table-cell table:style-name="ce93" office:value-type="string">
            <text:p>SANTOS MARQUINA</text:p>
          </table:table-cell>
          <table:table-cell table:style-name="ce108" office:value-type="string">
            <text:p>HENRIETTE ARREAZA:<text:span text:style-name="T11"> </text:span><text:span text:style-name="T10">preguntar </text:span><text:span text:style-name="T10">local,0416-2725630 </text:span></text:p>
          </table:table-cell>
          <table:table-cell table:style-name="ce4" office:value-type="string">
            <text:p>Tabay</text:p>
          </table:table-cell>
          <table:table-cell table:style-name="ce118" office:value-type="string">
            <text:p>mora, otros</text:p>
          </table:table-cell>
          <table:table-cell table:style-name="ce124" office:value-type="string">
            <text:p>POR VISITAR</text:p>
          </table:table-cell>
          <table:table-cell table:style-name="ce136"/>
          <table:table-cell table:style-name="ce142" table:number-columns-repeated="2"/>
          <table:table-cell table:number-columns-repeated="1015"/>
        </table:table-row>
        <table:table-row table:style-name="ro20">
          <table:table-cell table:style-name="ce84" office:value-type="float" office:value="31">
            <text:p>31</text:p>
          </table:table-cell>
          <table:table-cell table:style-name="ce93" office:value-type="string">
            <text:p>SANTOS MARQUINA</text:p>
          </table:table-cell>
          <table:table-cell table:style-name="ce109" office:value-type="string">
            <text:p><text:span text:style-name="T11">LIBORIO LA CRUZ </text:span><text:span text:style-name="T13"><text:s/>(tiene su propio </text:span><text:span text:style-name="T13">mercado en Tabay, llamar sólo en casos </text:span><text:span text:style-name="T13">muy necesario)</text:span><text:span text:style-name="T10">Tlf 0274-8085032 y </text:span><text:span text:style-name="T10">04160924959</text:span></text:p>
          </table:table-cell>
          <table:table-cell table:style-name="ce116" office:value-type="string">
            <text:p><text:s/>Municipio Santos Marquina Sector La Ceibita, caserío <text:s/>Loma del Pueblo, Finca LICARDA</text:p>
          </table:table-cell>
          <table:table-cell/>
          <table:table-cell table:style-name="ce121" office:value-type="string">
            <text:p>tiene su propia red de consumidores. </text:p>
          </table:table-cell>
          <table:table-cell table:style-name="ce64"/>
          <table:table-cell table:style-name="ce34"/>
          <table:table-cell table:style-name="ce65"/>
          <table:table-cell table:number-columns-repeated="1015"/>
        </table:table-row>
        <table:table-row table:style-name="ro70">
          <table:table-cell table:style-name="ce84" office:value-type="float" office:value="32">
            <text:p>32</text:p>
          </table:table-cell>
          <table:table-cell table:style-name="ce93" office:value-type="string">
            <text:p>SANTOS MARQUINA</text:p>
          </table:table-cell>
          <table:table-cell table:style-name="ce102" office:value-type="string">
            <text:p>SARGENTO CARLOS ORTIZ <text:s/>(NO LLAMAR HASTA QUE NOS AVISE) <text:span text:style-name="T10">0426-7770776</text:span></text:p>
          </table:table-cell>
          <table:table-cell table:style-name="ce117" office:value-type="string">
            <text:p>Tabay, Mucuy Alta</text:p>
          </table:table-cell>
          <table:table-cell table:style-name="ce121"/>
          <table:table-cell table:style-name="ce1" office:value-type="string">
            <text:p>visita realizada por Lidice.</text:p>
          </table:table-cell>
          <table:table-cell table:style-name="ce131"/>
          <table:table-cell table:style-name="ce29"/>
          <table:table-cell table:style-name="ce68"/>
          <table:table-cell table:number-columns-repeated="1015"/>
        </table:table-row>
        <table:table-row table:style-name="ro33">
          <table:table-cell table:style-name="ce84" office:value-type="float" office:value="33">
            <text:p>33</text:p>
          </table:table-cell>
          <table:table-cell table:style-name="ce93" office:value-type="string">
            <text:p>RANGEL</text:p>
          </table:table-cell>
          <table:table-cell table:style-name="ce108" office:value-type="string">
            <text:p>JUAN GAVIRIA<text:span text:style-name="T11"> (NO LLAMAR HASTA </text:span><text:span text:style-name="T11">QUE NOS AVISE) </text:span><text:span text:style-name="T10">preguntar local, </text:span><text:span text:style-name="T10">04143743943</text:span></text:p>
          </table:table-cell>
          <table:table-cell table:style-name="ce2" office:value-type="string">
            <text:p>Mixteque</text:p>
          </table:table-cell>
          <table:table-cell table:style-name="ce118" office:value-type="string">
            <text:p>harina de trigo, cilantro,</text:p>
          </table:table-cell>
          <table:table-cell table:style-name="ce124" office:value-type="string">
            <text:p>POR VISITAR</text:p>
          </table:table-cell>
          <table:table-cell table:style-name="ce136" table:number-columns-repeated="3"/>
          <table:table-cell table:number-columns-repeated="1015"/>
        </table:table-row>
        <table:table-row table:style-name="ro70">
          <table:table-cell table:style-name="ce84" office:value-type="float" office:value="34">
            <text:p>34</text:p>
          </table:table-cell>
          <table:table-cell table:style-name="ce93" office:value-type="string">
            <text:p>RANGEL</text:p>
          </table:table-cell>
          <table:table-cell table:style-name="ce102" office:value-type="string">
            <text:p>LIGIA PARRA<text:span text:style-name="T11"> </text:span><text:span text:style-name="T10">preguntar local,0414-</text:span><text:span text:style-name="T10">7469543 * 0426-6715799*sobrino erick </text:span><text:span text:style-name="T10">04144377427</text:span></text:p>
          </table:table-cell>
          <table:table-cell table:style-name="ce113" office:value-type="string">
            <text:p>Mucuchies,</text:p>
          </table:table-cell>
          <table:table-cell table:style-name="ce113" office:value-type="string">
            <text:p>Algunas Hortalizas, Pan criollo y Té</text:p>
          </table:table-cell>
          <table:table-cell table:style-name="ce121" office:value-type="string">
            <text:p>visita marzo 2013.<text:span text:style-name="T10"> necesita ayuda para </text:span><text:span text:style-name="T10">la cosecha,</text:span></text:p>
          </table:table-cell>
          <table:table-cell table:style-name="ce130" table:number-columns-repeated="3"/>
          <table:table-cell table:number-columns-repeated="1015"/>
        </table:table-row>
        <table:table-row table:style-name="ro43">
          <table:table-cell table:style-name="ce84" office:value-type="float" office:value="35">
            <text:p>35</text:p>
          </table:table-cell>
          <table:table-cell table:style-name="ce98"/>
          <table:table-cell table:style-name="ce103" office:value-type="string">
            <text:p>YAJAIRA Z. DE ARELLANO<text:span text:style-name="T11"> (NO </text:span><text:span text:style-name="T11">LLAMAR HASTA QUE NOS AVISE) </text:span><text:span text:style-name="T10">(Mamá de Yadrith)</text:span></text:p>
          </table:table-cell>
          <table:table-cell table:style-name="ce118" office:value-type="string">
            <text:p>ejido?</text:p>
          </table:table-cell>
          <table:table-cell table:style-name="ce113" office:value-type="string">
            <text:p>tomate de arbol,chayota,cambur,huevos</text:p>
          </table:table-cell>
          <table:table-cell table:style-name="ce121" office:value-type="string">
            <text:p>exporadicos. POR VISITAR.</text:p>
          </table:table-cell>
          <table:table-cell table:style-name="ce131" table:number-columns-repeated="3"/>
          <table:table-cell table:number-columns-repeated="1015"/>
        </table:table-row>
        <table:table-row table:style-name="ro72">
          <table:table-cell table:style-name="ce89" office:value-type="string">
            <text:p>TRANSPORTE</text:p>
          </table:table-cell>
          <table:table-cell table:style-name="ce99"/>
          <table:table-cell table:style-name="ce110" table:number-columns-repeated="3"/>
          <table:table-cell table:style-name="ce127"/>
          <table:table-cell table:style-name="ce137" table:number-columns-repeated="3"/>
          <table:table-cell table:number-columns-repeated="1015"/>
        </table:table-row>
        <table:table-row table:style-name="ro33">
          <table:table-cell table:style-name="ce84"/>
          <table:table-cell table:style-name="ce93" office:value-type="string">
            <text:p>CAMPO ELIAS</text:p>
          </table:table-cell>
          <table:table-cell table:style-name="ce103" office:value-type="string">
            <text:p>BART PAUWELS (contacto de productores constantes) </text:p>
          </table:table-cell>
          <table:table-cell table:style-name="ce119"/>
          <table:table-cell table:style-name="ce122"/>
          <table:table-cell table:style-name="ce121" office:value-type="string">
            <text:p>puede hacer transporte de productos,en Jaji y la Azulita</text:p>
          </table:table-cell>
          <table:table-cell table:style-name="ce138" table:number-columns-repeated="3"/>
          <table:table-cell table:number-columns-repeated="1015"/>
        </table:table-row>
        <table:table-row table:style-name="ro73">
          <table:table-cell table:style-name="ce84"/>
          <table:table-cell table:style-name="ce92"/>
          <table:table-cell table:style-name="ce111" office:value-type="string">
            <text:p>BLADIMIRO SILVA<text:span text:style-name="T14">, 0416-1376342 , </text:span><text:span text:style-name="T14">0416-1392274</text:span></text:p>
          </table:table-cell>
          <table:table-cell table:style-name="ce120"/>
          <table:table-cell table:style-name="ce122"/>
          <table:table-cell table:style-name="ce121" office:value-type="string">
            <text:p>hace transporte de rubros (Bernave, algunos del paramo)</text:p>
          </table:table-cell>
          <table:table-cell table:style-name="ce138" table:number-columns-repeated="3"/>
          <table:table-cell table:number-columns-repeated="1015"/>
        </table:table-row>
        <table:table-row table:style-name="ro74">
          <table:table-cell table:style-name="ce84"/>
          <table:table-cell table:style-name="ce93" office:value-type="string">
            <text:p>RANGEL</text:p>
          </table:table-cell>
          <table:table-cell table:style-name="ce102" office:value-type="string">
            <text:p>ONIAS RIVERO<text:span text:style-name="T10"> (contacto de </text:span><text:span text:style-name="T10">productores constantes)</text:span></text:p>
          </table:table-cell>
          <table:table-cell table:style-name="ce120"/>
          <table:table-cell table:style-name="ce122"/>
          <table:table-cell table:style-name="ce121" office:value-type="string">
            <text:p>tambien hace transporte de los rubros del páramo</text:p>
          </table:table-cell>
          <table:table-cell table:style-name="ce138" table:number-columns-repeated="3"/>
          <table:table-cell table:number-columns-repeated="1015"/>
        </table:table-row>
        <table:table-row table:style-name="ro75" table:number-rows-repeated="44">
          <table:table-cell table:number-columns-repeated="1024"/>
        </table:table-row>
        <table:table-row table:style-name="ro13" table:number-rows-repeated="104848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_xlnm._FilterDatabase" table:base-cell-address="$'coordenadas (01-14)'.$A$1" table:expression="'tlf productores  (al 15-10-14)'!#ref!"/>
          <table:named-range table:name="_xlnm.Print_Area" table:base-cell-address="$'coordenadas (01-14)'.$A$1" table:cell-range-address="$'tlf productores  (al 18-07-14)'.$A$1:.$F$46" table:range-usable-as="print-range"/>
          <table:named-expression table:name="_xlnm.Criteria" table:base-cell-address="$'coordenadas (01-14)'.$A$1" table:expression="'tlf productores  (al 15-10-14)'!#ref!"/>
        </table:named-expressions>
      </table:table>
      <table:table table:name="tlf productores  (al 15-10-14)" table:style-name="ta6" table:print-ranges="'tlf productores  (al 15-10-14)'.A1:'tlf productores  (al 15-10-14)'.F45">
        <table:table-column table:style-name="co26" table:default-cell-style-name="ce43"/>
        <table:table-column table:style-name="co27" table:default-cell-style-name="ce43"/>
        <table:table-column table:style-name="co28" table:default-cell-style-name="ce48"/>
        <table:table-column table:style-name="co29" table:number-columns-repeated="2" table:default-cell-style-name="ce43"/>
        <table:table-column table:style-name="co30" table:default-cell-style-name="ce43"/>
        <table:table-column table:style-name="co22" table:number-columns-repeated="3" table:default-cell-style-name="ce48"/>
        <table:table-column table:style-name="co16" table:number-columns-repeated="1015" table:default-cell-style-name="ce43"/>
        <table:table-row table:style-name="ro47">
          <table:table-cell table:style-name="ce82" office:value-type="string">
            <text:p>Nº</text:p>
          </table:table-cell>
          <table:table-cell table:style-name="ce158" office:value-type="string">
            <text:p>MUNICIPIO-PARROQUIA</text:p>
          </table:table-cell>
          <table:table-cell table:style-name="ce174" office:value-type="string">
            <text:p>NOMBRE Y APELLIDO</text:p>
          </table:table-cell>
          <table:table-cell table:style-name="ce190" office:value-type="string">
            <text:p>SECTOR, DIRECCIÓN, PUNTOS DE REFERENCIA</text:p>
          </table:table-cell>
          <table:table-cell table:style-name="ce190" office:value-type="string">
            <text:p>VARIEDAD DE PRODUCTOS</text:p>
          </table:table-cell>
          <table:table-cell table:style-name="ce190" office:value-type="string">
            <text:p>ESTADO DE VISITAS Y OBSERVACIONES</text:p>
          </table:table-cell>
          <table:table-cell table:style-name="ce128" office:value-type="string">
            <text:p>RUBROS DISTRIBUCIÓN (kg. <text:span text:style-name="T15">Disponibles</text:span><text:span text:style-name="T16">)</text:span></text:p>
          </table:table-cell>
          <table:table-cell table:style-name="ce128" office:value-type="string">
            <text:p>RUBROS DISTRIBUCIÓN (kg. <text:span text:style-name="T15">pedido</text:span><text:span text:style-name="T16">)</text:span></text:p>
          </table:table-cell>
          <table:table-cell table:style-name="ce128" office:value-type="string">
            <text:p>RUBROS DISTRIBUCIÓN (kg. <text:span text:style-name="T15">recibido</text:span><text:span text:style-name="T16">)</text:span></text:p>
          </table:table-cell>
          <table:table-cell table:number-columns-repeated="1015"/>
        </table:table-row>
        <table:table-row table:style-name="ro70">
          <table:table-cell table:style-name="ce152" office:value-type="string">
            <text:p>PRODUCTORES/ CONSTANTES (con rubros de paquetes)<text:span text:style-name="T17">:</text:span></text:p>
          </table:table-cell>
          <table:table-cell table:style-name="ce101" table:number-columns-repeated="4"/>
          <table:table-cell table:style-name="ce123"/>
          <table:table-cell table:style-name="ce129" table:number-columns-repeated="3"/>
          <table:table-cell table:number-columns-repeated="1015"/>
        </table:table-row>
        <table:table-row table:style-name="ro66">
          <table:table-cell table:style-name="ce153" office:value-type="float" office:value="1">
            <text:p>1</text:p>
          </table:table-cell>
          <table:table-cell table:style-name="ce159" office:value-type="string">
            <text:p>ARZOBISPO CHACÓN, </text:p>
          </table:table-cell>
          <table:table-cell table:style-name="ce175" office:value-type="string">
            <text:p>REINALDO ALBORNOZ*: <text:span text:style-name="T18">preguntar </text:span><text:span text:style-name="T18">local,04167740427*; Sra </text:span><text:span text:style-name="T18">Gladis 04162747913</text:span></text:p>
          </table:table-cell>
          <table:table-cell table:style-name="ce191" office:value-type="string">
            <text:p>Pueblos del Sur (Entrada de la PARROQUIA MUCUTUY),Sector La Veguilla</text:p>
          </table:table-cell>
          <table:table-cell table:style-name="ce211" office:value-type="string">
            <text:p>tomate manzano, maiz jojoto, ají dulce, limón, </text:p>
          </table:table-cell>
          <table:table-cell table:style-name="ce219" office:value-type="string">
            <text:p>visita septiembre 2013 por Javier y Moisés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66">
          <table:table-cell table:style-name="ce153" office:value-type="float" office:value="2">
            <text:p>2</text:p>
          </table:table-cell>
          <table:table-cell table:style-name="ce160" office:value-type="string" table:number-columns-spanned="1" table:number-rows-spanned="7">
            <text:p>CAMPO ELIAS</text:p>
          </table:table-cell>
          <table:table-cell table:style-name="ce176" office:value-type="string">
            <text:p>BART PAUWELS*: <text:span text:style-name="T18">0274-</text:span><text:span text:style-name="T18">6575737, 0416-7720608; </text:span><text:span text:style-name="T18">0426-5179207</text:span></text:p>
          </table:table-cell>
          <table:table-cell table:style-name="ce192" office:value-type="string">
            <text:p>Via Jaji,Loma de los Guamos,Finca Terranova, ref. Hacienda La Mesa, antes de las Cruces</text:p>
          </table:table-cell>
          <table:table-cell table:style-name="ce212" office:value-type="string">
            <text:p>lechuga,chicoria, cambur verde, mandarinas, limon, naranjas, chachafruto, <text:s text:c="2"/>heliconias, germinados, </text:p>
          </table:table-cell>
          <table:table-cell table:style-name="ce220" office:value-type="string">
            <text:p>por visitar nuevamente, Llenar encuesta, Lidice y Julia verificó. Puede hacer transporte de productos,en Jaji y la Azulita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77">
          <table:table-cell table:style-name="ce153" office:value-type="float" office:value="3">
            <text:p>3</text:p>
          </table:table-cell>
          <table:covered-table-cell table:style-name="ce161"/>
          <table:table-cell table:style-name="ce177" office:value-type="string">
            <text:p>HENRRY MORA TERÁN: <text:span text:style-name="T18">preguntar </text:span><text:span text:style-name="T18">local,04161776720*, </text:span><text:span text:style-name="T18">04268745822</text:span></text:p>
          </table:table-cell>
          <table:table-cell table:style-name="ce193" office:value-type="string">
            <text:p>Ejido, La Mesa de los Indios</text:p>
          </table:table-cell>
          <table:table-cell table:style-name="ce203" office:value-type="string">
            <text:p>cilantro, limones, plantas medicinales, otros</text:p>
          </table:table-cell>
          <table:table-cell table:style-name="ce221" office:value-type="string">
            <text:p>falta visitar la comisión, lo conoce Manuela y Antonio, hay que hacer visita, sin embargo, tiene muchos <text:s/>productos.</text:p>
          </table:table-cell>
          <table:table-cell table:style-name="ce131"/>
          <table:table-cell table:style-name="ce140" table:number-columns-repeated="2"/>
          <table:table-cell table:number-columns-repeated="1015"/>
        </table:table-row>
        <table:table-row table:style-name="ro74">
          <table:table-cell table:style-name="ce153" office:value-type="float" office:value="4">
            <text:p>4</text:p>
          </table:table-cell>
          <table:covered-table-cell table:style-name="ce161"/>
          <table:table-cell table:style-name="ce178" office:value-type="string">
            <text:p>IADEMCE -JESÚS MANUEL DÁVILA: <text:span text:style-name="T19">04161364878</text:span></text:p>
          </table:table-cell>
          <table:table-cell table:style-name="ce194" office:value-type="string">
            <text:p>Jají</text:p>
          </table:table-cell>
          <table:table-cell table:style-name="ce203" office:value-type="string">
            <text:p>chachafruto,tomate de arbol. Otros….</text:p>
          </table:table-cell>
          <table:table-cell table:style-name="ce222" office:value-type="string">
            <text:p>visita septiembre 2014, por Liccia,Lidice, Yermana, Yadrith y Chela, Ravi</text:p>
          </table:table-cell>
          <table:table-cell table:style-name="ce151" table:number-columns-repeated="3"/>
          <table:table-cell table:number-columns-repeated="1015"/>
        </table:table-row>
        <table:table-row table:style-name="ro78">
          <table:table-cell table:style-name="ce153" office:value-type="float" office:value="5">
            <text:p>5</text:p>
          </table:table-cell>
          <table:covered-table-cell table:style-name="ce161"/>
          <table:table-cell table:style-name="ce179" office:value-type="string">
            <text:p>IVIC-INGRID INCIARTE* <text:s/><text:span text:style-name="T18">0274-8086830/36, </text:span><text:span text:style-name="T18">04162752407*, </text:span><text:span text:style-name="T18">flare13@gmail.com</text:span></text:p>
          </table:table-cell>
          <table:table-cell table:style-name="ce194" office:value-type="string">
            <text:p>Jaji</text:p>
          </table:table-cell>
          <table:table-cell table:style-name="ce203" office:value-type="string">
            <text:p>chachafruto, papayita, limón, lulo, uchuva, </text:p>
          </table:table-cell>
          <table:table-cell table:style-name="ce223" office:value-type="string">
            <text:p>visita agosto 2013, IVIC-Ender (chofer): 0426-3263331 visita por <text:s/>Jhaydyn y +</text:p>
          </table:table-cell>
          <table:table-cell table:style-name="ce130"/>
          <table:table-cell table:style-name="ce139" table:number-columns-repeated="2"/>
          <table:table-cell table:number-columns-repeated="1015"/>
        </table:table-row>
        <table:table-row table:style-name="ro21">
          <table:table-cell table:style-name="ce153" office:value-type="float" office:value="6">
            <text:p>6</text:p>
          </table:table-cell>
          <table:covered-table-cell table:style-name="ce161"/>
          <table:table-cell table:style-name="ce179" office:value-type="string">
            <text:p>MARIA ELENA DIAZ: <text:span text:style-name="T18">0274-2213963, 0414-</text:span><text:span text:style-name="T18">7168356</text:span></text:p>
          </table:table-cell>
          <table:table-cell table:style-name="ce193" office:value-type="string">
            <text:p>Ejido,</text:p>
          </table:table-cell>
          <table:table-cell table:style-name="ce203" office:value-type="string">
            <text:p>citricos, pepino,perejil,…</text:p>
          </table:table-cell>
          <table:table-cell table:style-name="ce224" office:value-type="string">
            <text:p>visita agosto 2013 por Jhaydyn y Antonio</text:p>
          </table:table-cell>
          <table:table-cell table:style-name="ce130"/>
          <table:table-cell table:style-name="ce139" table:number-columns-repeated="2"/>
          <table:table-cell table:style-name="ce248" table:number-columns-repeated="10"/>
          <table:table-cell table:number-columns-repeated="1005"/>
        </table:table-row>
        <table:table-row table:style-name="ro79">
          <table:table-cell table:style-name="ce153" office:value-type="float" office:value="7">
            <text:p>7</text:p>
          </table:table-cell>
          <table:covered-table-cell table:style-name="ce161"/>
          <table:table-cell table:style-name="ce179" office:value-type="string">
            <text:p>RAVI ROJAS: <text:span text:style-name="T18">0416-</text:span><text:span text:style-name="T18">3787119, </text:span><text:span text:style-name="T18">roreravi@gmail.com</text:span></text:p>
          </table:table-cell>
          <table:table-cell table:style-name="ce194" office:value-type="string">
            <text:p>Vía Jají, Mistajá, más arriba del Núcleo de Desarrollo Endógeno, 1km abajo de la E.T.C.R. Mistajà</text:p>
          </table:table-cell>
          <table:table-cell table:style-name="ce203" office:value-type="string">
            <text:p>tomates</text:p>
          </table:table-cell>
          <table:table-cell table:style-name="ce224" office:value-type="string">
            <text:p>vista agosto 2014 por Jhaydyn y Lídice </text:p>
          </table:table-cell>
          <table:table-cell table:style-name="ce130" table:number-columns-repeated="3"/>
          <table:table-cell table:style-name="ce248" table:number-columns-repeated="10"/>
          <table:table-cell table:number-columns-repeated="1005"/>
        </table:table-row>
        <table:table-row table:style-name="ro39">
          <table:table-cell table:style-name="ce153" office:value-type="float" office:value="8">
            <text:p>8</text:p>
          </table:table-cell>
          <table:covered-table-cell table:style-name="ce162"/>
          <table:table-cell table:style-name="ce180" office:value-type="string">
            <text:p>UPTM-BERNARDO LOAIZA:<text:span text:style-name="T18"> preguntar </text:span><text:span text:style-name="T18">local,04161357159*</text:span></text:p>
          </table:table-cell>
          <table:table-cell table:style-name="ce195" office:value-type="string">
            <text:p>Ejido,</text:p>
          </table:table-cell>
          <table:table-cell table:style-name="ce204"/>
          <table:table-cell table:style-name="ce225" office:value-type="string">
            <text:p>visita abril 2014 por Lídice y Javier</text:p>
          </table:table-cell>
          <table:table-cell table:style-name="ce130" table:number-columns-repeated="3"/>
          <table:table-cell table:style-name="ce248" table:number-columns-repeated="10"/>
          <table:table-cell table:number-columns-repeated="1005"/>
        </table:table-row>
        <table:table-row table:style-name="ro67">
          <table:table-cell table:style-name="ce153" office:value-type="float" office:value="9">
            <text:p>9</text:p>
          </table:table-cell>
          <table:table-cell table:style-name="ce163" office:value-type="string" table:number-columns-spanned="1" table:number-rows-spanned="3">
            <text:p>LIBERTADOR</text:p>
          </table:table-cell>
          <table:table-cell table:style-name="ce181" office:value-type="string">
            <text:p>ALVARO TREJO (Invernadero <text:s/>Escuela La Pueblita): <text:span text:style-name="T18">preguntar local </text:span><text:span text:style-name="T18">0416-2817776, </text:span><text:span text:style-name="T18">alvarotrejo48@hotmail.com</text:span></text:p>
          </table:table-cell>
          <table:table-cell table:style-name="ce192" office:value-type="string">
            <text:p>El Arenal</text:p>
          </table:table-cell>
          <table:table-cell table:style-name="ce205" office:value-type="string">
            <text:p>lechuga, tomates, aguacate, </text:p>
          </table:table-cell>
          <table:table-cell table:style-name="ce226" office:value-type="string">
            <text:p>visita agosto 2013 por Jhaydyn y Javier</text:p>
          </table:table-cell>
          <table:table-cell table:style-name="ce130" table:number-columns-repeated="3"/>
          <table:table-cell table:style-name="ce248" table:number-columns-repeated="10"/>
          <table:table-cell table:number-columns-repeated="1005"/>
        </table:table-row>
        <table:table-row table:style-name="ro80">
          <table:table-cell table:style-name="ce153" office:value-type="float" office:value="10">
            <text:p>10</text:p>
          </table:table-cell>
          <table:covered-table-cell table:style-name="ce164"/>
          <table:table-cell table:style-name="ce177" office:value-type="string">
            <text:p>JESSIE CONTRERAS: <text:span text:style-name="T18">0416-5775255 </text:span><text:span text:style-name="T18">,sistajessie@hotmail.com</text:span></text:p>
          </table:table-cell>
          <table:table-cell table:style-name="ce194" office:value-type="string">
            <text:p>Plan del Morro</text:p>
          </table:table-cell>
          <table:table-cell table:style-name="ce203" office:value-type="string">
            <text:p>apio, otros</text:p>
          </table:table-cell>
          <table:table-cell table:style-name="ce227" office:value-type="string">
            <text:p>falta llenar encuest y visita de la comisión, ya María de los Angeles verificó _?_ 2014. </text:p>
          </table:table-cell>
          <table:table-cell table:style-name="ce131" table:number-columns-repeated="3"/>
          <table:table-cell table:style-name="ce248" table:number-columns-repeated="10"/>
          <table:table-cell table:number-columns-repeated="1005"/>
        </table:table-row>
        <table:table-row table:style-name="ro81">
          <table:table-cell table:style-name="ce153" office:value-type="float" office:value="11">
            <text:p>11</text:p>
          </table:table-cell>
          <table:covered-table-cell table:style-name="ce165"/>
          <table:table-cell table:style-name="ce180" office:value-type="string">
            <text:p>JULIA <text:s/>SMITH* <text:s text:c="3"/>Y LINA SARMIENTO:<text:span text:style-name="T18"> 0274-</text:span><text:span text:style-name="T18">2667030, 0416-3792810*; </text:span><text:span text:style-name="T18">0416-0762240, </text:span><text:span text:style-name="T18">julia@ula.ve; </text:span><text:span text:style-name="T18">linasarmi@gmail.com</text:span></text:p>
          </table:table-cell>
          <table:table-cell table:style-name="ce196" office:value-type="string">
            <text:p>Mérida, La Joya</text:p>
          </table:table-cell>
          <table:table-cell table:style-name="ce204" office:value-type="string">
            <text:p>apio, citricos, remolacha, lechugas, col risada, acelga, </text:p>
          </table:table-cell>
          <table:table-cell table:style-name="ce225" office:value-type="string">
            <text:p>visita agosto 2013 por Javier,Lidice,David,Mariany,Jhaydyn</text:p>
          </table:table-cell>
          <table:table-cell table:style-name="ce130" table:number-columns-repeated="3"/>
          <table:table-cell table:number-columns-repeated="1015"/>
        </table:table-row>
        <table:table-row table:style-name="ro61">
          <table:table-cell table:style-name="ce153" office:value-type="float" office:value="12">
            <text:p>12</text:p>
          </table:table-cell>
          <table:table-cell table:style-name="ce163" office:value-type="string" table:number-columns-spanned="1" table:number-rows-spanned="3">
            <text:p>LIBERTADOR</text:p>
          </table:table-cell>
          <table:table-cell table:style-name="ce176" office:value-type="string">
            <text:p>JULIO DIAZ:<text:span text:style-name="T18"> preguntar </text:span><text:span text:style-name="T18">local, 0426-6751394; </text:span><text:span text:style-name="T18">(contacto Nelson Pulido), </text:span><text:span text:style-name="T18">juliocv28@hotmail.com</text:span></text:p>
          </table:table-cell>
          <table:table-cell table:style-name="ce197" office:value-type="string">
            <text:p>El Arenal</text:p>
          </table:table-cell>
          <table:table-cell table:style-name="ce205" office:value-type="string">
            <text:p>bledo, chayota, lechuga, limón chinoto, </text:p>
          </table:table-cell>
          <table:table-cell table:style-name="ce228" office:value-type="string">
            <text:p>NO SE HA VISITADO DESDE 2012</text:p>
          </table:table-cell>
          <table:table-cell table:style-name="ce131" table:number-columns-repeated="3"/>
          <table:table-cell table:number-columns-repeated="1015"/>
        </table:table-row>
        <table:table-row table:style-name="ro39">
          <table:table-cell table:style-name="ce153" office:value-type="float" office:value="13">
            <text:p>13</text:p>
          </table:table-cell>
          <table:covered-table-cell table:style-name="ce164"/>
          <table:table-cell table:style-name="ce179" office:value-type="string">
            <text:p>NELSON PULIDO<text:span text:style-name="T18">: 0274-</text:span><text:span text:style-name="T18">7896764, 0426-5772245, </text:span><text:span text:style-name="T18">pulidon@ula.ve</text:span></text:p>
          </table:table-cell>
          <table:table-cell table:style-name="ce194" office:value-type="string">
            <text:p>El Arenal, Rincon de Lourdes</text:p>
          </table:table-cell>
          <table:table-cell table:style-name="ce203" office:value-type="string">
            <text:p>cambur,chayota,oregano,cam disecado, lima, </text:p>
          </table:table-cell>
          <table:table-cell table:style-name="ce224" office:value-type="string">
            <text:p>visita en <text:s/>2013. cayapa 31/05/14</text:p>
          </table:table-cell>
          <table:table-cell table:style-name="ce130" table:number-columns-repeated="3"/>
          <table:table-cell table:number-columns-repeated="1015"/>
        </table:table-row>
        <table:table-row table:style-name="ro36">
          <table:table-cell table:style-name="ce153" office:value-type="float" office:value="14">
            <text:p>14</text:p>
          </table:table-cell>
          <table:covered-table-cell table:style-name="ce165"/>
          <table:table-cell table:style-name="ce180" office:value-type="string">
            <text:p>TERESA CALDERON: <text:span text:style-name="T18">0274-7903175, <text:s/></text:span><text:span text:style-name="T18">04140815028; 0414-</text:span><text:span text:style-name="T18">7177443 (Orlando </text:span><text:span text:style-name="T18">Calderon), </text:span><text:span text:style-name="T18">teresacalderondiaz@gmail.</text:span><text:span text:style-name="T18">com</text:span></text:p>
          </table:table-cell>
          <table:table-cell table:style-name="ce196" office:value-type="string">
            <text:p>La Don Perucho, La vega de san Antonio, Calle principal, despues del estadio de softball</text:p>
          </table:table-cell>
          <table:table-cell table:style-name="ce204" office:value-type="string">
            <text:p>yuca, chayota, platano, oregano, albahaca morada,huevo, <text:s/></text:p>
          </table:table-cell>
          <table:table-cell table:style-name="ce225" office:value-type="string">
            <text:p>visita agosto 2013</text:p>
          </table:table-cell>
          <table:table-cell table:style-name="ce132" table:number-columns-repeated="3"/>
          <table:table-cell table:number-columns-repeated="1015"/>
        </table:table-row>
        <table:table-row table:style-name="ro82">
          <table:table-cell table:style-name="ce153" office:value-type="float" office:value="25">
            <text:p>25</text:p>
          </table:table-cell>
          <table:table-cell table:style-name="ce166" office:value-type="string">
            <text:p>SANTOS MARQUINA</text:p>
          </table:table-cell>
          <table:table-cell table:style-name="ce180" office:value-type="string">
            <text:p>JOSÉ EMIDIO MORENO: <text:span text:style-name="T18">0416-3732721 <text:s text:c="15"/></text:span><text:span text:style-name="T18">(NO TIENE </text:span><text:span text:style-name="T18">CORREO)JOSÉ EMIDIO </text:span><text:span text:style-name="T18">MORENO: 0416-3732721 <text:s text:c="2"/></text:span><text:span text:style-name="T18"><text:s text:c="13"/>(NO TIENE </text:span><text:span text:style-name="T18">CORREO)</text:span></text:p>
          </table:table-cell>
          <table:table-cell table:style-name="ce198" office:value-type="string">
            <text:p>Tabay, Hacienda y Vega, sector la Gallera.</text:p>
          </table:table-cell>
          <table:table-cell table:style-name="ce213" office:value-type="string">
            <text:p>yacón, otros,</text:p>
          </table:table-cell>
          <table:table-cell table:style-name="ce225" office:value-type="string">
            <text:p>visita noviembre 2014</text:p>
          </table:table-cell>
          <table:table-cell table:style-name="ce131" table:number-columns-repeated="3"/>
          <table:table-cell table:number-columns-repeated="1015"/>
        </table:table-row>
        <table:table-row table:style-name="ro82">
          <table:table-cell table:style-name="ce153" office:value-type="float" office:value="15">
            <text:p>15</text:p>
          </table:table-cell>
          <table:table-cell table:style-name="ce160" office:value-type="string" table:number-columns-spanned="1" table:number-rows-spanned="3">
            <text:p>RANGEL</text:p>
          </table:table-cell>
          <table:table-cell table:style-name="ce181" office:value-type="string">
            <text:p>BERNAVE TORRES: <text:span text:style-name="T18">0274-6573614, 0426-</text:span><text:span text:style-name="T18">7029510BERNAVE </text:span><text:span text:style-name="T18">TORRES: 0274-6573614, </text:span><text:span text:style-name="T18">0426-7029510</text:span></text:p>
          </table:table-cell>
          <table:table-cell table:style-name="ce192" office:value-type="string">
            <text:p>Mucuchíes, Gavidia </text:p>
          </table:table-cell>
          <table:table-cell table:style-name="ce205" office:value-type="string">
            <text:p>papa nativa, cuibas, zanahoria, mashua, cebollín, <text:s/>…</text:p>
          </table:table-cell>
          <table:table-cell table:style-name="ce229" office:value-type="string">
            <text:p>visita marzo 2013, por Itzamaná+</text:p>
          </table:table-cell>
          <table:table-cell table:style-name="ce130" table:number-columns-repeated="3"/>
          <table:table-cell table:number-columns-repeated="1015"/>
        </table:table-row>
        <table:table-row table:style-name="ro83">
          <table:table-cell table:style-name="ce153" office:value-type="float" office:value="16">
            <text:p>16</text:p>
          </table:table-cell>
          <table:covered-table-cell table:style-name="ce161"/>
          <table:table-cell table:style-name="ce179" office:value-type="string">
            <text:p>ONIAS RIVERO*<text:span text:style-name="T18">: 0274-</text:span><text:span text:style-name="T18">7907875, 0416-4741789*/ </text:span><text:span text:style-name="T18">0416-1178172; Olga </text:span><text:span text:style-name="T18">(Esposa) <text:s/>0416-4089934/ </text:span><text:span text:style-name="T18">8774845ONIAS RIVERO*: </text:span><text:span text:style-name="T18">0274-7907875, 0416-</text:span><text:span text:style-name="T18">4741789*/ 0416-1178172; </text:span><text:span text:style-name="T18">Olga (Esposa) <text:s/>0416-</text:span><text:span text:style-name="T18">4089934/ 8774845</text:span></text:p>
          </table:table-cell>
          <table:table-cell table:style-name="ce194" office:value-type="string">
            <text:p>Mucuchíes, <text:s/>Misintá, Finca Santa Ana</text:p>
          </table:table-cell>
          <table:table-cell table:style-name="ce203" office:value-type="string">
            <text:p>papas nativas, zanahoria, cebollín, plantas medicinales, ,habas,</text:p>
          </table:table-cell>
          <table:table-cell table:style-name="ce224" office:value-type="string">
            <text:p>visita marzo 2013. tambien hace transporte de los rubros del páramo (Bs. 3c/k), por <text:s/>Javier+</text:p>
          </table:table-cell>
          <table:table-cell table:style-name="ce130" table:number-columns-repeated="3"/>
          <table:table-cell table:number-columns-repeated="1015"/>
        </table:table-row>
        <table:table-row table:style-name="ro84">
          <table:table-cell table:style-name="ce153" office:value-type="float" office:value="17">
            <text:p>17</text:p>
          </table:table-cell>
          <table:covered-table-cell table:style-name="ce162"/>
          <table:table-cell table:style-name="ce180" office:value-type="string">
            <text:p>TEÓFILO:<text:span text:style-name="T18"> preguntar </text:span><text:span text:style-name="T18">local,04267478332, 0426-</text:span><text:span text:style-name="T18">6867089TEÓFILO: </text:span><text:span text:style-name="T18">preguntar </text:span><text:span text:style-name="T18">local,04267478332, 0426-</text:span><text:span text:style-name="T18">6867089</text:span></text:p>
          </table:table-cell>
          <table:table-cell table:style-name="ce196" office:value-type="string">
            <text:p>Mucuchíes, Mixteque</text:p>
          </table:table-cell>
          <table:table-cell table:style-name="ce204" office:value-type="string">
            <text:p>perejil,cilantro,cuibas,curuba…</text:p>
          </table:table-cell>
          <table:table-cell table:style-name="ce225" office:value-type="string">
            <text:p>visita marzo 2013, por Javier+</text:p>
          </table:table-cell>
          <table:table-cell table:style-name="ce130" table:number-columns-repeated="3"/>
          <table:table-cell table:number-columns-repeated="1015"/>
        </table:table-row>
        <table:table-row table:style-name="ro54">
          <table:table-cell table:style-name="ce153" office:value-type="float" office:value="18">
            <text:p>18</text:p>
          </table:table-cell>
          <table:table-cell table:style-name="ce163" office:value-type="string">
            <text:p>SUCRE</text:p>
          </table:table-cell>
          <table:table-cell table:style-name="ce175" office:value-type="string">
            <text:p>CARLOS RIVAS: <text:span text:style-name="T18">preguntar local,0424-</text:span><text:span text:style-name="T18">7173597,samael.ntc@gmai</text:span><text:span text:style-name="T18">l.comCARLOS RIVAS: </text:span><text:span text:style-name="T18">preguntar local,0424-</text:span><text:span text:style-name="T18">7173597,samael.ntc@gmai</text:span><text:span text:style-name="T18">l.com</text:span></text:p>
          </table:table-cell>
          <table:table-cell table:style-name="ce199" office:value-type="string">
            <text:p>San Juan de <text:s/>Lagunillas,sector los Llanitos, calle principal</text:p>
          </table:table-cell>
          <table:table-cell table:style-name="ce211" office:value-type="string">
            <text:p>masa de maiz, tuna, zábila, ají dulce, ají picante jalapeño,parchita</text:p>
          </table:table-cell>
          <table:table-cell table:style-name="ce230" office:value-type="string">
            <text:p>visita septiembre 2013, Javier+moises+mariany+antonio ;y cayapa 16/08/14</text:p>
          </table:table-cell>
          <table:table-cell table:style-name="ce130" table:number-columns-repeated="3"/>
          <table:table-cell table:number-columns-repeated="1015"/>
        </table:table-row>
        <table:table-row table:style-name="ro85">
          <table:table-cell table:style-name="ce154" office:value-type="string">
            <text:p>PRODUCTORES EXPORÁDICOS( igual contactarlos a todos):</text:p>
          </table:table-cell>
          <table:table-cell table:style-name="ce167"/>
          <table:table-cell table:style-name="ce182" table:number-columns-repeated="4"/>
          <table:table-cell table:style-name="ce134" table:number-columns-repeated="3"/>
          <table:table-cell table:number-columns-repeated="1015"/>
        </table:table-row>
        <table:table-row table:style-name="ro54">
          <table:table-cell table:style-name="ce153" office:value-type="float" office:value="19">
            <text:p>19</text:p>
          </table:table-cell>
          <table:table-cell table:style-name="ce168" office:value-type="string">
            <text:p>ANDRES BELLO</text:p>
          </table:table-cell>
          <table:table-cell table:style-name="ce183" office:value-type="string">
            <text:p>NELSON PEÑA*: <text:span text:style-name="T18">0274-</text:span><text:span text:style-name="T18">6579936/ 0416-2753793*; </text:span><text:span text:style-name="T18">0426-4267887 </text:span><text:span text:style-name="T18">(Hijo:Jhoan), </text:span><text:span text:style-name="T18">mucuyes@hotmail.comNE</text:span><text:span text:style-name="T18">LSON PEÑA*: 0274-</text:span><text:span text:style-name="T18">6579936/ 0416-2753793*; </text:span><text:span text:style-name="T18">0426-4267887 </text:span><text:span text:style-name="T18">(Hijo:Jhoan), </text:span><text:span text:style-name="T18">mucuyes@hotmail.com</text:span></text:p>
          </table:table-cell>
          <table:table-cell table:style-name="ce200" office:value-type="string">
            <text:p>La Azulita</text:p>
          </table:table-cell>
          <table:table-cell table:style-name="ce200" office:value-type="string">
            <text:p>cebollin criollo,lulo,caigua,mora,limon mand,chachafruto,yacón, </text:p>
          </table:table-cell>
          <table:table-cell table:style-name="ce231" office:value-type="string">
            <text:p>visita agosto 2013, por Jhaydyn +</text:p>
          </table:table-cell>
          <table:table-cell table:style-name="ce130" table:number-columns-repeated="3"/>
          <table:table-cell table:number-columns-repeated="1015"/>
        </table:table-row>
        <table:table-row table:style-name="ro18">
          <table:table-cell table:style-name="ce153" office:value-type="float" office:value="20">
            <text:p>20</text:p>
          </table:table-cell>
          <table:table-cell table:style-name="ce163" office:value-type="string" table:number-columns-spanned="1" table:number-rows-spanned="2">
            <text:p>CAMPO ELIAS</text:p>
          </table:table-cell>
          <table:table-cell table:style-name="ce181" office:value-type="string">
            <text:p>ANTONIO DACOSTA:<text:span text:style-name="T18">0274-6588603, </text:span><text:span text:style-name="T18">0416-7178183ANTONIO </text:span><text:span text:style-name="T18">DACOSTA:0274-6588603, </text:span><text:span text:style-name="T18">0416-7178183</text:span></text:p>
          </table:table-cell>
          <table:table-cell table:style-name="ce201" office:value-type="string">
            <text:p>Ejido, La Mesa de los Indios</text:p>
          </table:table-cell>
          <table:table-cell table:style-name="ce205" office:value-type="string">
            <text:p>lechuga, <text:s/>apio…plantas y abonos</text:p>
          </table:table-cell>
          <table:table-cell table:style-name="ce226" office:value-type="string">
            <text:p>visita agosto 2013 por jhaydyn+</text:p>
          </table:table-cell>
          <table:table-cell table:style-name="ce130" table:number-columns-repeated="3"/>
          <table:table-cell table:number-columns-repeated="1015"/>
        </table:table-row>
        <table:table-row table:style-name="ro86">
          <table:table-cell table:style-name="ce153" office:value-type="float" office:value="21">
            <text:p>21</text:p>
          </table:table-cell>
          <table:covered-table-cell table:style-name="ce165"/>
          <table:table-cell table:style-name="ce184" office:value-type="string">
            <text:p>DAMARIS AVENDAÑO Y OSCAR MORA: <text:span text:style-name="T18">0426-</text:span><text:span text:style-name="T18">6728803 , </text:span><text:span text:style-name="T18">amaris_fenix@hotmail.com </text:span><text:span text:style-name="T18">; </text:span><text:span text:style-name="T18">panies040977@gmail.com; </text:span><text:span text:style-name="T18">amaris-</text:span><text:span text:style-name="T18">fenix@gmail.comDAMARI</text:span><text:span text:style-name="T18">S AVENDAÑO Y OSCAR </text:span><text:span text:style-name="T18">MORA: 0426-6728803 , </text:span><text:span text:style-name="T18">amaris_fenix@hotmail.com </text:span><text:span text:style-name="T18">; </text:span><text:span text:style-name="T18">panies040977@gmail.com; </text:span><text:span text:style-name="T18">amaris-fenix@gmail.com</text:span></text:p>
          </table:table-cell>
          <table:table-cell table:style-name="ce202" office:value-type="string">
            <text:p>Mesa de los Indios</text:p>
          </table:table-cell>
          <table:table-cell table:style-name="ce204" office:value-type="string">
            <text:p>aji dulce, </text:p>
          </table:table-cell>
          <table:table-cell table:style-name="ce232" office:value-type="string">
            <text:p>falta visitar la comisión <text:s/>y <text:s/>llenar encuesta, Sr. Antonio La conoce.</text:p>
          </table:table-cell>
          <table:table-cell table:style-name="ce131" table:number-columns-repeated="3"/>
          <table:table-cell table:number-columns-repeated="1015"/>
        </table:table-row>
        <table:table-row table:style-name="ro47">
          <table:table-cell table:style-name="ce153" office:value-type="float" office:value="22">
            <text:p>22</text:p>
          </table:table-cell>
          <table:table-cell table:style-name="ce163" office:value-type="string" table:number-columns-spanned="1" table:number-rows-spanned="3">
            <text:p>LIBERTADOR</text:p>
          </table:table-cell>
          <table:table-cell table:style-name="ce181" office:value-type="string">
            <text:p>ALIDA USECHE: <text:span text:style-name="T18">0274-</text:span><text:span text:style-name="T18">2666861, 0414-0364192, </text:span><text:span text:style-name="T18">041474552696, </text:span><text:span text:style-name="T18">alidateresita@hotmail.com</text:span><text:span text:style-name="T18">ALIDA USECHE: 0274-</text:span><text:span text:style-name="T18">2666861, 0414-0364192, </text:span><text:span text:style-name="T18">041474552696, </text:span><text:span text:style-name="T18">alidateresita@hotmail.com</text:span></text:p>
          </table:table-cell>
          <table:table-cell table:style-name="ce201" office:value-type="string">
            <text:p>Las Tapias</text:p>
          </table:table-cell>
          <table:table-cell table:style-name="ce205" office:value-type="string">
            <text:p>Aguacate,limon,yerbabuena, verdolaga, …plantas</text:p>
          </table:table-cell>
          <table:table-cell table:style-name="ce233" office:value-type="string">
            <text:p>visita 2013?_por visitar nuevamente</text:p>
          </table:table-cell>
          <table:table-cell table:style-name="ce130" table:number-columns-repeated="3"/>
          <table:table-cell table:number-columns-repeated="1015"/>
        </table:table-row>
        <table:table-row table:style-name="ro87">
          <table:table-cell table:style-name="ce153" office:value-type="float" office:value="23">
            <text:p>23</text:p>
          </table:table-cell>
          <table:covered-table-cell table:style-name="ce164"/>
          <table:table-cell table:style-name="ce179" office:value-type="string">
            <text:p>TRACY Y ROBEL PARRA: <text:span text:style-name="T18">preguntar </text:span><text:span text:style-name="T18">local,0414-9741203, </text:span><text:span text:style-name="T18">robel.traci.parra@att.netTR</text:span><text:span text:style-name="T18">ACY Y ROBEL PARRA: </text:span><text:span text:style-name="T18">preguntar local,0414-</text:span><text:span text:style-name="T18">9741203, </text:span><text:span text:style-name="T18">robel.traci.parra@att.net</text:span></text:p>
          </table:table-cell>
          <table:table-cell table:style-name="ce203" office:value-type="string">
            <text:p>El Arenal, Rincon de Lourdes</text:p>
          </table:table-cell>
          <table:table-cell table:style-name="ce203" office:value-type="string">
            <text:p>pomagas, maiz,caraotas,leche,yogourth, huevo, </text:p>
          </table:table-cell>
          <table:table-cell table:style-name="ce234" office:value-type="string">
            <text:p>visita agosto 2013, por Mariany+ (Mariany con encuesta)</text:p>
          </table:table-cell>
          <table:table-cell table:style-name="ce132" table:number-columns-repeated="3"/>
          <table:table-cell table:number-columns-repeated="1015"/>
        </table:table-row>
        <table:table-row table:style-name="ro88">
          <table:table-cell table:style-name="ce153" office:value-type="float" office:value="24">
            <text:p>24</text:p>
          </table:table-cell>
          <table:covered-table-cell table:style-name="ce165"/>
          <table:table-cell table:style-name="ce184" office:value-type="string">
            <text:p>LIL PAREJO:<text:span text:style-name="T20"> </text:span><text:span text:style-name="T18">0274-</text:span><text:span text:style-name="T18">5112597, </text:span><text:span text:style-name="T18">girosmerida@gmail.comLIL </text:span><text:span text:style-name="T18">PAREJO:</text:span><text:span text:style-name="T20"> </text:span><text:span text:style-name="T18">0274-5112597, </text:span><text:span text:style-name="T18">girosmerida@gmail.com</text:span></text:p>
          </table:table-cell>
          <table:table-cell table:style-name="ce204" office:value-type="string">
            <text:p>El Vallecito,Sector las Mercedes. 100mts antes de la Casona</text:p>
          </table:table-cell>
          <table:table-cell table:style-name="ce204" office:value-type="string">
            <text:p>hierbas y plantas medicinales</text:p>
          </table:table-cell>
          <table:table-cell table:style-name="ce235" office:value-type="string">
            <text:p>por visitar</text:p>
          </table:table-cell>
          <table:table-cell table:style-name="ce131" table:number-columns-repeated="3"/>
          <table:table-cell table:number-columns-repeated="1015"/>
        </table:table-row>
        <table:table-row table:style-name="ro82">
          <table:table-cell table:style-name="ce153" office:value-type="float" office:value="25">
            <text:p>25</text:p>
          </table:table-cell>
          <table:table-cell table:style-name="ce166" office:value-type="string">
            <text:p>SANTOS MARQUINA</text:p>
          </table:table-cell>
          <table:table-cell table:style-name="ce185" office:value-type="string">
            <text:p>FELIPE ALBARRÁN: <text:span text:style-name="T18">preguntar local,0414-</text:span><text:span text:style-name="T18">5322688*FELIPE </text:span><text:span text:style-name="T18">ALBARRÁN: preguntar </text:span><text:span text:style-name="T18">local,0414-5322688*</text:span></text:p>
          </table:table-cell>
          <table:table-cell table:style-name="ce198" office:value-type="string">
            <text:p>San Rafael de Tabay,entrada cabañas Mucuratay, sector la Lubarena, Finca Los Camachas</text:p>
          </table:table-cell>
          <table:table-cell table:style-name="ce213" office:value-type="string">
            <text:p>huevos, plantas, lechugas,otros</text:p>
          </table:table-cell>
          <table:table-cell table:style-name="ce236" office:value-type="string">
            <text:p>falta llenar encuesta y visita de la comisión , ya Moisés verificó 2013</text:p>
          </table:table-cell>
          <table:table-cell table:style-name="ce131" table:number-columns-repeated="3"/>
          <table:table-cell table:number-columns-repeated="1015"/>
        </table:table-row>
        <table:table-row table:style-name="ro43">
          <table:table-cell table:style-name="ce153" office:value-type="float" office:value="26">
            <text:p>26</text:p>
          </table:table-cell>
          <table:table-cell table:style-name="ce160" office:value-type="string" table:number-columns-spanned="1" table:number-rows-spanned="2">
            <text:p>RANGEL</text:p>
          </table:table-cell>
          <table:table-cell table:style-name="ce181" office:value-type="string">
            <text:p>RAUL NIETO: <text:span text:style-name="T18">preguntar </text:span><text:span text:style-name="T18">local, 0426-7739944RAUL </text:span><text:span text:style-name="T18">NIETO: preguntar local, </text:span><text:span text:style-name="T18">0426-7739944</text:span></text:p>
          </table:table-cell>
          <table:table-cell table:style-name="ce205" office:value-type="string">
            <text:p>Mucuchíes,Mixteque, </text:p>
          </table:table-cell>
          <table:table-cell table:style-name="ce205" office:value-type="string">
            <text:p>perejil,cilantro,cuibas,curuba…</text:p>
          </table:table-cell>
          <table:table-cell table:style-name="ce229" office:value-type="string">
            <text:p>visita marzo 2013, por Jhaydyn +</text:p>
          </table:table-cell>
          <table:table-cell table:style-name="ce130" table:number-columns-repeated="3"/>
          <table:table-cell table:number-columns-repeated="1015"/>
        </table:table-row>
        <table:table-row table:style-name="ro25">
          <table:table-cell table:style-name="ce153" office:value-type="float" office:value="27">
            <text:p>27</text:p>
          </table:table-cell>
          <table:covered-table-cell table:style-name="ce162"/>
          <table:table-cell table:style-name="ce180" office:value-type="string">
            <text:p>LIGIA PARRA<text:span text:style-name="T20"> </text:span><text:span text:style-name="T18">preguntar </text:span><text:span text:style-name="T18">local,0414-7469543 * </text:span><text:span text:style-name="T18">0426-6715799*sobrino </text:span><text:span text:style-name="T18">erick 04144377427LIGIA </text:span><text:span text:style-name="T18">PARRA</text:span><text:span text:style-name="T20"> </text:span><text:span text:style-name="T18">preguntar </text:span><text:span text:style-name="T18">local,0414-7469543 * </text:span><text:span text:style-name="T18">0426-6715799*sobrino </text:span><text:span text:style-name="T18">erick 04144377427</text:span></text:p>
          </table:table-cell>
          <table:table-cell table:style-name="ce204" office:value-type="string">
            <text:p>Mucuchies,</text:p>
          </table:table-cell>
          <table:table-cell table:style-name="ce204" office:value-type="string">
            <text:p>Algunas Hortalizas, Pan criollo y Té</text:p>
          </table:table-cell>
          <table:table-cell table:style-name="ce225" office:value-type="string">
            <text:p>visita marzo 2013 por Mariany+.<text:span text:style-name="T18"> a veces necesita </text:span><text:span text:style-name="T18">ayuda para la </text:span><text:span text:style-name="T18">cosecha.visita marzo 2013 </text:span><text:span text:style-name="T18">por Mariany+. a veces </text:span><text:span text:style-name="T18">necesita ayuda para la </text:span><text:span text:style-name="T18">cosecha.</text:span></text:p>
          </table:table-cell>
          <table:table-cell table:style-name="ce130" table:number-columns-repeated="3"/>
          <table:table-cell table:number-columns-repeated="1015"/>
        </table:table-row>
        <table:table-row table:style-name="ro78">
          <table:table-cell table:style-name="ce155" office:value-type="string">
            <text:p>OTROS PRODUCTORES /EXPORÁDICOS (ellos avisan):</text:p>
          </table:table-cell>
          <table:table-cell table:style-name="ce169" table:number-columns-repeated="4"/>
          <table:table-cell table:style-name="ce237"/>
          <table:table-cell table:style-name="ce135" table:number-columns-repeated="3"/>
          <table:table-cell table:number-columns-repeated="1015"/>
        </table:table-row>
        <table:table-row table:style-name="ro63">
          <table:table-cell table:style-name="ce153" office:value-type="float" office:value="28">
            <text:p>28</text:p>
          </table:table-cell>
          <table:table-cell table:style-name="ce170" office:value-type="string" table:number-columns-spanned="1" table:number-rows-spanned="4">
            <text:p>LIBERTADOR</text:p>
          </table:table-cell>
          <table:table-cell table:style-name="ce179" office:value-type="string">
            <text:p>ANDRES BISHOP: (no está en Mérida). <text:span text:style-name="T18"><text:s/></text:span><text:span text:style-name="T18">preguntar local,0414-</text:span><text:span text:style-name="T18">7328518</text:span></text:p>
          </table:table-cell>
          <table:table-cell table:style-name="ce206" office:value-type="string">
            <text:p>La Pedregoza,La Pedregoza, loma San Rafael, finca El Pinar, entrar por la primera capilla; frente a bosque de pino, casa color tierra.</text:p>
          </table:table-cell>
          <table:table-cell table:style-name="ce214" office:value-type="string">
            <text:p>citricos, café,</text:p>
          </table:table-cell>
          <table:table-cell table:style-name="ce238" office:value-type="string">
            <text:p>visita agosto 2013, por Jhaydyn+</text:p>
          </table:table-cell>
          <table:table-cell table:style-name="ce132" table:number-columns-repeated="3"/>
          <table:table-cell table:number-columns-repeated="1015"/>
        </table:table-row>
        <table:table-row table:style-name="ro36">
          <table:table-cell table:style-name="ce153" office:value-type="float" office:value="29">
            <text:p>29</text:p>
          </table:table-cell>
          <table:covered-table-cell table:style-name="ce164"/>
          <table:table-cell table:style-name="ce177" office:value-type="string">
            <text:p>HUMBERTO MOLINA<text:span text:style-name="T20"> (NO </text:span><text:span text:style-name="T20">LLAMAR HASTA QUE </text:span><text:span text:style-name="T20">NOS AVISE) </text:span><text:span text:style-name="T18">preguntar </text:span><text:span text:style-name="T18">local,0416-4742072 </text:span><text:span text:style-name="T18">(contacto Hugo)</text:span></text:p>
          </table:table-cell>
          <table:table-cell table:style-name="ce193" office:value-type="string">
            <text:p>Entrada del Arenal, </text:p>
          </table:table-cell>
          <table:table-cell table:style-name="ce215" office:value-type="string">
            <text:p>Huevos, limón , aguacate</text:p>
          </table:table-cell>
          <table:table-cell table:style-name="ce239" office:value-type="string">
            <text:p>falta llenar encuesta, ya Hugo verificó 2013</text:p>
          </table:table-cell>
          <table:table-cell table:style-name="ce136" table:number-columns-repeated="3"/>
          <table:table-cell table:number-columns-repeated="1015"/>
        </table:table-row>
        <table:table-row table:style-name="ro17">
          <table:table-cell table:style-name="ce153" office:value-type="float" office:value="30">
            <text:p>30</text:p>
          </table:table-cell>
          <table:covered-table-cell table:style-name="ce164"/>
          <table:table-cell table:style-name="ce179" office:value-type="string">
            <text:p>LUZ AMIRA<text:span text:style-name="T18"> 04269583411</text:span></text:p>
          </table:table-cell>
          <table:table-cell table:style-name="ce193"/>
          <table:table-cell table:style-name="ce203" office:value-type="string">
            <text:p>limón , aguacate</text:p>
          </table:table-cell>
          <table:table-cell table:style-name="ce194" office:value-type="string">
            <text:p>visita abril 2014, por Lidice,Maria Elena y esposo.</text:p>
          </table:table-cell>
          <table:table-cell table:style-name="ce136" table:number-columns-repeated="3"/>
          <table:table-cell table:number-columns-repeated="1015"/>
        </table:table-row>
        <table:table-row table:style-name="ro61">
          <table:table-cell table:style-name="ce153" office:value-type="float" office:value="31">
            <text:p>31</text:p>
          </table:table-cell>
          <table:covered-table-cell table:style-name="ce164"/>
          <table:table-cell table:style-name="ce186" office:value-type="string">
            <text:p>MANUELA SOLÉ<text:span text:style-name="T20"> (NO </text:span><text:span text:style-name="T20">LLAMAR HASTA QUE </text:span><text:span text:style-name="T20">NOS AVISE)</text:span><text:span text:style-name="T18"> 0274-</text:span><text:span text:style-name="T18">6574095, 0424-7220400, </text:span><text:span text:style-name="T18">0424-7220422</text:span></text:p>
          </table:table-cell>
          <table:table-cell table:style-name="ce207" office:value-type="string">
            <text:p>La Mata</text:p>
          </table:table-cell>
          <table:table-cell table:style-name="ce216" office:value-type="string">
            <text:p>aguacates…</text:p>
          </table:table-cell>
          <table:table-cell table:style-name="ce240" office:value-type="string">
            <text:p>2013 POR VISITAR Y LLENAR ENCUESTA</text:p>
          </table:table-cell>
          <table:table-cell table:style-name="ce131" table:number-columns-repeated="3"/>
          <table:table-cell table:number-columns-repeated="1015"/>
        </table:table-row>
        <table:table-row table:style-name="ro66">
          <table:table-cell table:style-name="ce153" office:value-type="float" office:value="32">
            <text:p>32</text:p>
          </table:table-cell>
          <table:table-cell table:style-name="ce163" office:value-type="string" table:number-columns-spanned="1" table:number-rows-spanned="4">
            <text:p>SANTOS MARQUINA</text:p>
          </table:table-cell>
          <table:table-cell table:style-name="ce176" office:value-type="string">
            <text:p>AIDA GUTÉRREZ:<text:span text:style-name="T18"> </text:span><text:span text:style-name="T20">(NO </text:span><text:span text:style-name="T20">LLAMAR HASTA QUE </text:span><text:span text:style-name="T20">NOS AVISE) </text:span><text:span text:style-name="T18">preguntar </text:span><text:span text:style-name="T18">local,0426-5708902</text:span></text:p>
          </table:table-cell>
          <table:table-cell table:style-name="ce192" office:value-type="string">
            <text:p>Tabay, Mucuy Baja</text:p>
          </table:table-cell>
          <table:table-cell table:style-name="ce205" office:value-type="string">
            <text:p>sólo tiene 1 de chachafruto y 1 arbol de <text:s/>limón</text:p>
          </table:table-cell>
          <table:table-cell table:style-name="ce241" office:value-type="string">
            <text:p>falta llenar encuesta, ya Lidice visitó 2013</text:p>
          </table:table-cell>
          <table:table-cell table:style-name="ce131" table:number-columns-repeated="3"/>
          <table:table-cell table:number-columns-repeated="1015"/>
        </table:table-row>
        <table:table-row table:style-name="ro33">
          <table:table-cell table:style-name="ce153" office:value-type="float" office:value="33">
            <text:p>33</text:p>
          </table:table-cell>
          <table:covered-table-cell table:style-name="ce164"/>
          <table:table-cell table:style-name="ce177" office:value-type="string">
            <text:p>HENRIETTE ARREAZA:<text:span text:style-name="T20"> </text:span><text:span text:style-name="T18">preguntar local,0416-</text:span><text:span text:style-name="T18">2725630 </text:span></text:p>
          </table:table-cell>
          <table:table-cell table:style-name="ce193" office:value-type="string">
            <text:p>Tabay</text:p>
          </table:table-cell>
          <table:table-cell table:style-name="ce203" office:value-type="string">
            <text:p>mora, otros</text:p>
          </table:table-cell>
          <table:table-cell table:style-name="ce242" office:value-type="string">
            <text:p>POR VISITAR</text:p>
          </table:table-cell>
          <table:table-cell table:style-name="ce136" table:number-columns-repeated="3"/>
          <table:table-cell table:number-columns-repeated="1015"/>
        </table:table-row>
        <table:table-row table:style-name="ro89">
          <table:table-cell table:style-name="ce153" office:value-type="float" office:value="34">
            <text:p>34</text:p>
          </table:table-cell>
          <table:covered-table-cell table:style-name="ce164"/>
          <table:table-cell table:style-name="ce187" office:value-type="string">
            <text:p><text:span text:style-name="T20">LIBORIO LA CRUZ <text:s/>(NO </text:span><text:span text:style-name="T20">LLAMAR HASTA QUE </text:span><text:span text:style-name="T20">NOS AVISE) </text:span><text:span text:style-name="T21"><text:s/>(tiene su </text:span><text:span text:style-name="T21">propio mercado en Tabay, </text:span><text:span text:style-name="T21">llamar sólo en casos muy </text:span><text:span text:style-name="T21">necesario)</text:span><text:span text:style-name="T18">Tlf 0274-</text:span><text:span text:style-name="T18">8085032 y 04160924959</text:span></text:p>
          </table:table-cell>
          <table:table-cell table:style-name="ce208" office:value-type="string">
            <text:p><text:s/>Municipio Santos Marquina Sector La Ceibita, caserío <text:s/>Loma del Pueblo, Finca LICARDA</text:p>
          </table:table-cell>
          <table:table-cell table:style-name="ce217"/>
          <table:table-cell table:style-name="ce243" office:value-type="string">
            <text:p>tiene su propia red de consumidores. Contacto desde que mam empezó. Por visitar nuevamente</text:p>
          </table:table-cell>
          <table:table-cell table:style-name="ce247"/>
          <table:table-cell table:style-name="ce34"/>
          <table:table-cell table:style-name="ce65"/>
          <table:table-cell table:number-columns-repeated="1015"/>
        </table:table-row>
        <table:table-row table:style-name="ro39">
          <table:table-cell table:style-name="ce153" office:value-type="float" office:value="35">
            <text:p>35</text:p>
          </table:table-cell>
          <table:covered-table-cell table:style-name="ce165"/>
          <table:table-cell table:style-name="ce180" office:value-type="string">
            <text:p>SARGENTO CARLOS ORTIZ <text:s/>(NO LLAMAR HASTA QUE NOS AVISE) <text:span text:style-name="T18">0426-7770776</text:span></text:p>
          </table:table-cell>
          <table:table-cell table:style-name="ce195" office:value-type="string">
            <text:p>Tabay, Mucuy Alta</text:p>
          </table:table-cell>
          <table:table-cell table:style-name="ce204"/>
          <table:table-cell table:style-name="ce244" office:value-type="string">
            <text:p>visita realizada por Lidice 2013.</text:p>
          </table:table-cell>
          <table:table-cell table:style-name="ce131"/>
          <table:table-cell table:style-name="ce29"/>
          <table:table-cell table:style-name="ce68"/>
          <table:table-cell table:number-columns-repeated="1015"/>
        </table:table-row>
        <table:table-row table:style-name="ro25">
          <table:table-cell table:style-name="ce153" office:value-type="float" office:value="36">
            <text:p>36</text:p>
          </table:table-cell>
          <table:table-cell table:style-name="ce171" office:value-type="string">
            <text:p>RANGEL</text:p>
          </table:table-cell>
          <table:table-cell table:style-name="ce188" office:value-type="string">
            <text:p>JUAN GAVIRIA<text:span text:style-name="T20"> (NO </text:span><text:span text:style-name="T20">LLAMAR HASTA QUE </text:span><text:span text:style-name="T20">NOS AVISE) </text:span><text:span text:style-name="T18">preguntar </text:span><text:span text:style-name="T18">local, 04143743943</text:span></text:p>
          </table:table-cell>
          <table:table-cell table:style-name="ce199" office:value-type="string">
            <text:p>Mixteque</text:p>
          </table:table-cell>
          <table:table-cell table:style-name="ce211" office:value-type="string">
            <text:p>harina de trigo, cilantro,</text:p>
          </table:table-cell>
          <table:table-cell table:style-name="ce245" office:value-type="string">
            <text:p>POR VISITAR</text:p>
          </table:table-cell>
          <table:table-cell table:style-name="ce136" table:number-columns-repeated="3"/>
          <table:table-cell table:number-columns-repeated="1015"/>
        </table:table-row>
        <table:table-row table:style-name="ro90">
          <table:table-cell table:style-name="ce156" office:value-type="string">
            <text:p>TRANSPORTE</text:p>
          </table:table-cell>
          <table:table-cell table:style-name="ce172" table:number-columns-repeated="4"/>
          <table:table-cell table:style-name="ce246"/>
          <table:table-cell table:style-name="ce137" table:number-columns-repeated="3"/>
          <table:table-cell table:number-columns-repeated="1015"/>
        </table:table-row>
        <table:table-row table:style-name="ro80">
          <table:table-cell table:style-name="ce157"/>
          <table:table-cell table:style-name="ce173" office:value-type="string">
            <text:p>CAMPO ELIAS</text:p>
          </table:table-cell>
          <table:table-cell table:style-name="ce188" office:value-type="string">
            <text:p>BART PAUWELS (contacto de productores constantes) </text:p>
          </table:table-cell>
          <table:table-cell table:style-name="ce209" office:value-type="string" table:number-columns-spanned="3" table:number-rows-spanned="1">
            <text:p>puede hacer transporte de productos,en Jaji y la Azulita</text:p>
          </table:table-cell>
          <table:covered-table-cell table:style-name="ce218"/>
          <table:covered-table-cell table:style-name="ce209"/>
          <table:table-cell table:style-name="ce138" table:number-columns-repeated="3"/>
          <table:table-cell table:number-columns-repeated="1015"/>
        </table:table-row>
        <table:table-row table:style-name="ro22">
          <table:table-cell table:style-name="ce157"/>
          <table:table-cell table:style-name="ce159" office:value-type="string">
            <text:p>SANTOS MARQUINA</text:p>
          </table:table-cell>
          <table:table-cell table:style-name="ce189" office:value-type="string">
            <text:p>BLADIMIRO SILVA<text:span text:style-name="T19">, 0416-</text:span><text:span text:style-name="T19">1732759</text:span></text:p>
          </table:table-cell>
          <table:table-cell table:style-name="ce209" office:value-type="string" table:number-columns-spanned="3" table:number-rows-spanned="1">
            <text:p>hace transporte de rubros (Bernave, y <text:s/>algunos otros productores <text:s/>del paramo). Vive en San Rafael de Tabay</text:p>
          </table:table-cell>
          <table:covered-table-cell table:style-name="ce218"/>
          <table:covered-table-cell table:style-name="ce209"/>
          <table:table-cell table:style-name="ce138" table:number-columns-repeated="3"/>
          <table:table-cell table:number-columns-repeated="1015"/>
        </table:table-row>
        <table:table-row table:style-name="ro91">
          <table:table-cell table:style-name="ce157"/>
          <table:table-cell table:style-name="ce173" office:value-type="string">
            <text:p>RANGEL</text:p>
          </table:table-cell>
          <table:table-cell table:style-name="ce175" office:value-type="string">
            <text:p>ONIAS RIVERO<text:span text:style-name="T18"> (contacto </text:span><text:span text:style-name="T18">de productores constantes)</text:span></text:p>
          </table:table-cell>
          <table:table-cell table:style-name="ce209" office:value-type="string" table:number-columns-spanned="3" table:number-rows-spanned="1">
            <text:p>tambien hace transporte de los rubros del páramo</text:p>
          </table:table-cell>
          <table:covered-table-cell table:style-name="ce218"/>
          <table:covered-table-cell table:style-name="ce209"/>
          <table:table-cell table:style-name="ce138" table:number-columns-repeated="3"/>
          <table:table-cell table:number-columns-repeated="1015"/>
        </table:table-row>
        <table:table-row table:style-name="ro75">
          <table:table-cell/>
          <table:table-cell table:style-name="ce48"/>
          <table:table-cell/>
          <table:table-cell table:style-name="ce210" table:number-columns-repeated="3"/>
          <table:table-cell table:number-columns-repeated="1018"/>
        </table:table-row>
        <table:table-row table:style-name="ro75" table:number-rows-repeated="43">
          <table:table-cell table:number-columns-repeated="1024"/>
        </table:table-row>
        <table:table-row table:style-name="ro13" table:number-rows-repeated="104848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_xlnm._FilterDatabase" table:base-cell-address="$'coordenadas (01-14)'.$A$1" table:expression="'información otros productores'!#ref!"/>
          <table:named-range table:name="_xlnm.Print_Area" table:base-cell-address="$'coordenadas (01-14)'.$A$1" table:cell-range-address="$'tlf productores  (al 15-10-14)'.$A$1:.$F$45" table:range-usable-as="print-range"/>
          <table:named-expression table:name="_xlnm.Criteria" table:base-cell-address="$'coordenadas (01-14)'.$A$1" table:expression="'información otros productores'!#ref!"/>
        </table:named-expressions>
      </table:table>
      <table:table table:name="INFORMACIÓN OTROS PRODUCTORES" table:style-name="ta7" table:print-ranges="'INFORMACIÓN OTROS PRODUCTORES'.A1:'INFORMACIÓN OTROS PRODUCTORES'.K49">
        <table:table-column table:style-name="co17" table:default-cell-style-name="ce43"/>
        <table:table-column table:style-name="co6" table:default-cell-style-name="ce94"/>
        <table:table-column table:style-name="co18" table:default-cell-style-name="ce48"/>
        <table:table-column table:style-name="co31" table:number-columns-repeated="3" table:default-cell-style-name="ce43"/>
        <table:table-column table:style-name="co10" table:default-cell-style-name="ce43"/>
        <table:table-column table:style-name="co32" table:default-cell-style-name="ce43"/>
        <table:table-column table:style-name="co33" table:number-columns-repeated="3" table:default-cell-style-name="ce43"/>
        <table:table-column table:style-name="co16" table:number-columns-repeated="1013" table:default-cell-style-name="ce43"/>
        <table:table-row table:style-name="ro47">
          <table:table-cell table:style-name="ce82" office:value-type="string">
            <text:p>Nº</text:p>
          </table:table-cell>
          <table:table-cell table:style-name="ce90" office:value-type="string">
            <text:p>MUNICIPIO-PARROQUIA</text:p>
          </table:table-cell>
          <table:table-cell table:style-name="ce100" office:value-type="string">
            <text:p>NOMBRE Y APELLIDO</text:p>
          </table:table-cell>
          <table:table-cell table:style-name="ce254" office:value-type="string">
            <text:p>SECTOR, DIRECCIÓN, PUNTOS DE REFERENCIA</text:p>
          </table:table-cell>
          <table:table-cell table:style-name="ce254" office:value-type="string">
            <text:p>VARIEDAD DE PRODUCTOS</text:p>
          </table:table-cell>
          <table:table-cell table:style-name="ce254" office:value-type="string">
            <text:p>ESTADO DE VISITAS Y OBSERVACIONES</text:p>
          </table:table-cell>
          <table:table-cell office:value-type="string">
            <text:p>RESPONSABLE <text:s/>DE ENCUESTA</text:p>
          </table:table-cell>
          <table:table-cell office:value-type="string">
            <text:p>TRANSPORTE</text:p>
          </table:table-cell>
          <table:table-cell office:value-type="string">
            <text:p>COORDENADAS </text:p>
          </table:table-cell>
          <table:table-cell office:value-type="string">
            <text:p>ALTURA</text:p>
          </table:table-cell>
          <table:table-cell table:number-columns-repeated="1014"/>
        </table:table-row>
        <table:table-row table:style-name="ro48">
          <table:table-cell table:style-name="ce83" office:value-type="string">
            <text:p>PRODUCTORES/ CONSTANTES (con rubros de paquetes)<text:span text:style-name="T3">:</text:span></text:p>
          </table:table-cell>
          <table:table-cell table:style-name="ce91"/>
          <table:table-cell table:style-name="ce101" table:number-columns-repeated="3"/>
          <table:table-cell table:style-name="ce123"/>
          <table:table-cell table:number-columns-repeated="1018"/>
        </table:table-row>
        <table:table-row table:style-name="ro49">
          <table:table-cell table:style-name="ce84" office:value-type="float" office:value="1">
            <text:p>1</text:p>
          </table:table-cell>
          <table:table-cell table:style-name="ce92" office:value-type="string">
            <text:p>ARZOBISPO CHACÓN, PARROQUIA MUCUTUY</text:p>
          </table:table-cell>
          <table:table-cell table:style-name="ce102" office:value-type="string">
            <text:p>REINALDO ALBORNOZ*: <text:span text:style-name="T10">preguntar </text:span><text:span text:style-name="T10">local,0416-7740427*; Sra Gladis 0416-</text:span><text:span text:style-name="T10">2747913</text:span></text:p>
          </table:table-cell>
          <table:table-cell table:style-name="ce113" office:value-type="string">
            <text:p>Pueblos del Sur (Entrada Mucutuy),Sector La Veguilla</text:p>
          </table:table-cell>
          <table:table-cell table:style-name="ce113" office:value-type="string">
            <text:p>tomate manzano, maiz jojoto, ají dulce, limón, </text:p>
          </table:table-cell>
          <table:table-cell table:style-name="ce121" office:value-type="string">
            <text:p>visita septiembre 2013 por Javier y Moisés</text:p>
          </table:table-cell>
          <table:table-cell office:value-type="string">
            <text:p>MOISES ó <text:s/>JAVIER</text:p>
          </table:table-cell>
          <table:table-cell table:number-columns-repeated="1017"/>
        </table:table-row>
        <table:table-row table:style-name="ro50">
          <table:table-cell table:style-name="ce84" office:value-type="float" office:value="2">
            <text:p>2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BART PAUWELS*: <text:span text:style-name="T10">0274-6575737, </text:span><text:span text:style-name="T10">0416-7720608; 0426-5179207</text:span></text:p>
          </table:table-cell>
          <table:table-cell table:style-name="ce1" office:value-type="string">
            <text:p>Via Jaji,Loma de los Guamos,Finca Terranova, ref. Hacienda La Mesa, antes de las Cruces</text:p>
          </table:table-cell>
          <table:table-cell table:style-name="ce113" office:value-type="string">
            <text:p>lechuga,chicoria, cambur verde, mandarinas, limon, naranjas, chachafruto, <text:s text:c="2"/>heliconias, germinados, </text:p>
          </table:table-cell>
          <table:table-cell table:style-name="ce259" office:value-type="string">
            <text:p>por visitar nuevamente, Llenar encuesta, Lidice y Julia verificó. Puede hacer transporte de productos,en Jaji y la Azulita</text:p>
          </table:table-cell>
          <table:table-cell office:value-type="string">
            <text:p>Lidice y Bart</text:p>
          </table:table-cell>
          <table:table-cell table:number-columns-repeated="1017"/>
        </table:table-row>
        <table:table-row table:style-name="ro51">
          <table:table-cell table:style-name="ce84" office:value-type="float" office:value="3">
            <text:p>3</text:p>
          </table:table-cell>
          <table:table-cell table:style-name="ce92" office:value-type="string">
            <text:p>CAMPO ELIAS</text:p>
          </table:table-cell>
          <table:table-cell table:style-name="ce102" office:value-type="string">
            <text:p>IVIC-INGRID INCIARTE* <text:s/><text:span text:style-name="T10">0274-</text:span><text:span text:style-name="T10">8086830/36, 04162752407*, </text:span><text:span text:style-name="T10">____________@ivic.gob.ve</text:span></text:p>
          </table:table-cell>
          <table:table-cell table:style-name="ce113" office:value-type="string">
            <text:p>Jaji</text:p>
          </table:table-cell>
          <table:table-cell table:style-name="ce113" office:value-type="string">
            <text:p>chachafruto, papayita, limón, lulo, uchuva, </text:p>
          </table:table-cell>
          <table:table-cell table:style-name="ce121" office:value-type="string">
            <text:p>visita agosto 2013, IVIC-Ender (chofer): 0426-3263331 visita por <text:s/>Jhaydyn y +</text:p>
          </table:table-cell>
          <table:table-cell office:value-type="string">
            <text:p>YA LA TENGO</text:p>
          </table:table-cell>
          <table:table-cell table:number-columns-repeated="1017"/>
        </table:table-row>
        <table:table-row table:style-name="ro52">
          <table:table-cell table:style-name="ce84" office:value-type="float" office:value="4">
            <text:p>4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MARIA ELENA DIAZ: <text:span text:style-name="T10">0274-2213963, </text:span><text:span text:style-name="T10">0414-7168356</text:span></text:p>
          </table:table-cell>
          <table:table-cell table:style-name="ce1" office:value-type="string">
            <text:p>Ejido,</text:p>
          </table:table-cell>
          <table:table-cell table:style-name="ce113" office:value-type="string">
            <text:p>citricos, pepino,perejil,…</text:p>
          </table:table-cell>
          <table:table-cell table:style-name="ce121" office:value-type="string">
            <text:p>visita agosto 2013 por Jhaydyn y Antonio</text:p>
          </table:table-cell>
          <table:table-cell office:value-type="string">
            <text:p>YA LA TENGO</text:p>
          </table:table-cell>
          <table:table-cell table:number-columns-repeated="1017"/>
        </table:table-row>
        <table:table-row table:style-name="ro52">
          <table:table-cell table:style-name="ce84" office:value-type="float" office:value="5">
            <text:p>5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RAVI ROJAS: <text:span text:style-name="T10">0416-3787119, </text:span><text:span text:style-name="T10">roreravi@gmail.com</text:span></text:p>
          </table:table-cell>
          <table:table-cell table:style-name="ce113" office:value-type="string">
            <text:p>Vía Jají, Mistajá, más arriba del Núcleo de Desarrollo Endógeno, 1km abajo de la E.T.C.R. Mistajà</text:p>
          </table:table-cell>
          <table:table-cell table:style-name="ce113" office:value-type="string">
            <text:p>tomates</text:p>
          </table:table-cell>
          <table:table-cell table:style-name="ce121" office:value-type="string">
            <text:p>vista agosto 2014 por Jhaydyn y Lídice </text:p>
          </table:table-cell>
          <table:table-cell office:value-type="string">
            <text:p>LIDICE</text:p>
          </table:table-cell>
          <table:table-cell table:number-columns-repeated="1017"/>
        </table:table-row>
        <table:table-row table:style-name="ro53">
          <table:table-cell table:style-name="ce84" office:value-type="float" office:value="6">
            <text:p>6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UPTM-BERNARDO LOAIZA:<text:span text:style-name="T10"> preguntar </text:span><text:span text:style-name="T10">local,04161357159*</text:span></text:p>
          </table:table-cell>
          <table:table-cell table:style-name="ce1" office:value-type="string">
            <text:p>Ejido,</text:p>
          </table:table-cell>
          <table:table-cell table:style-name="ce113"/>
          <table:table-cell table:style-name="ce121" office:value-type="string">
            <text:p>visita abril 2014 por Lídice y Javier</text:p>
          </table:table-cell>
          <table:table-cell office:value-type="string">
            <text:p>LIDICE O JAVIER</text:p>
          </table:table-cell>
          <table:table-cell table:number-columns-repeated="1017"/>
        </table:table-row>
        <table:table-row table:style-name="ro54">
          <table:table-cell table:style-name="ce84" office:value-type="float" office:value="7">
            <text:p>7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ALVARO TREJO (Invernadero <text:s/>Escuela La Pueblita): <text:span text:style-name="T10">preguntar local </text:span><text:span text:style-name="T10">0416-2817776, </text:span><text:span text:style-name="T10">alvarotrejo48@hotmail.com</text:span></text:p>
          </table:table-cell>
          <table:table-cell table:style-name="ce1" office:value-type="string">
            <text:p>El Arenal</text:p>
          </table:table-cell>
          <table:table-cell table:style-name="ce113" office:value-type="string">
            <text:p>lechuga, tomates, aguacate, </text:p>
          </table:table-cell>
          <table:table-cell table:style-name="ce125" office:value-type="string">
            <text:p>visita agosto 2013 por Jhaydyn y Javier</text:p>
          </table:table-cell>
          <table:table-cell office:value-type="string">
            <text:p>JAVIER</text:p>
          </table:table-cell>
          <table:table-cell table:number-columns-repeated="1017"/>
        </table:table-row>
        <table:table-row table:style-name="ro55">
          <table:table-cell table:style-name="ce84" office:value-type="float" office:value="8">
            <text:p>8</text:p>
          </table:table-cell>
          <table:table-cell table:style-name="ce92" office:value-type="string">
            <text:p>LIBERTADOR</text:p>
          </table:table-cell>
          <table:table-cell table:style-name="ce103" office:value-type="string">
            <text:p>JESSIE CONTRERAS: <text:span text:style-name="T10">0416-5775255 </text:span><text:span text:style-name="T10">,sistajessie@hotmail.com</text:span></text:p>
          </table:table-cell>
          <table:table-cell table:style-name="ce113" office:value-type="string">
            <text:p>Plan del Morro</text:p>
          </table:table-cell>
          <table:table-cell table:style-name="ce113" office:value-type="string">
            <text:p>apio, otros</text:p>
          </table:table-cell>
          <table:table-cell table:style-name="ce259" office:value-type="string">
            <text:p>falta llenar encuest y visita de la comisión, ya María de los Angeles verificó _?_ 2014. </text:p>
          </table:table-cell>
          <table:table-cell office:value-type="string">
            <text:p>MARIA DE LOS ANGELES Y JESSIE</text:p>
          </table:table-cell>
          <table:table-cell table:number-columns-repeated="1017"/>
        </table:table-row>
        <table:table-row table:style-name="ro56">
          <table:table-cell table:style-name="ce84" office:value-type="float" office:value="9">
            <text:p>9</text:p>
          </table:table-cell>
          <table:table-cell table:style-name="ce92" office:value-type="string">
            <text:p>LIBERTADOR</text:p>
          </table:table-cell>
          <table:table-cell table:style-name="ce102" office:value-type="string">
            <text:p>JULIA <text:s/>SMITH* <text:s text:c="3"/>Y LINA SARMIENTO:<text:span text:style-name="T10"> </text:span><text:span text:style-name="T10">0274-2667030, 0416-3792810*; 0416-</text:span><text:span text:style-name="T10">0762240, julia@ula.ve; </text:span><text:span text:style-name="T10">linasarmi@gmail.com</text:span></text:p>
          </table:table-cell>
          <table:table-cell table:style-name="ce113" office:value-type="string">
            <text:p>Mérida, La Joya</text:p>
          </table:table-cell>
          <table:table-cell table:style-name="ce113" office:value-type="string">
            <text:p>apio, citricos, remolacha, lechugas, col risada, acelga, </text:p>
          </table:table-cell>
          <table:table-cell table:style-name="ce121" office:value-type="string">
            <text:p>visita agosto 2013 por Javier,Lidice,David,Mariany,Jhaydyn</text:p>
          </table:table-cell>
          <table:table-cell office:value-type="string">
            <text:p>JAVIER</text:p>
          </table:table-cell>
          <table:table-cell table:number-columns-repeated="1017"/>
        </table:table-row>
        <table:table-row table:style-name="ro57">
          <table:table-cell table:style-name="ce84" office:value-type="float" office:value="10">
            <text:p>10</text:p>
          </table:table-cell>
          <table:table-cell table:style-name="ce92" office:value-type="string">
            <text:p>LIBERTADOR</text:p>
          </table:table-cell>
          <table:table-cell table:style-name="ce103" office:value-type="string">
            <text:p>JULIO DIAZ:<text:span text:style-name="T10"> preguntar local, 0426-</text:span><text:span text:style-name="T10">6751394; (contacto Nelson Pulido), </text:span><text:span text:style-name="T10">juliocv28@hotmail.com</text:span></text:p>
          </table:table-cell>
          <table:table-cell table:style-name="ce113" office:value-type="string">
            <text:p>El Arenal</text:p>
          </table:table-cell>
          <table:table-cell table:style-name="ce113" office:value-type="string">
            <text:p>bledo, chayota, lechuga, limón chinoto, </text:p>
          </table:table-cell>
          <table:table-cell table:style-name="ce259" office:value-type="string">
            <text:p>NO SE HA VISITADO DESDE 2012</text:p>
          </table:table-cell>
          <table:table-cell office:value-type="string">
            <text:p>CON SEÑOR NELSON PARA QUE LLENE LA ENCUESTA</text:p>
          </table:table-cell>
          <table:table-cell table:number-columns-repeated="1017"/>
        </table:table-row>
        <table:table-row table:style-name="ro58">
          <table:table-cell table:style-name="ce84" office:value-type="float" office:value="11">
            <text:p>11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NELSON PULIDO<text:span text:style-name="T10">: 0274-7896764, </text:span><text:span text:style-name="T10">0426-5772245, pulidon@ula.ve</text:span></text:p>
          </table:table-cell>
          <table:table-cell table:style-name="ce113" office:value-type="string">
            <text:p>El Arenal, Rincon de Lourdes</text:p>
          </table:table-cell>
          <table:table-cell table:style-name="ce113" office:value-type="string">
            <text:p>cambur,chayota,oregano,cam disecado, lima, </text:p>
          </table:table-cell>
          <table:table-cell table:style-name="ce121" office:value-type="string">
            <text:p>visita en <text:s/>2013. cayapa 31/05/14</text:p>
          </table:table-cell>
          <table:table-cell office:value-type="string">
            <text:p>LICCIA Y NELSON PULIDO</text:p>
          </table:table-cell>
          <table:table-cell table:number-columns-repeated="1017"/>
        </table:table-row>
        <table:table-row table:style-name="ro59">
          <table:table-cell table:style-name="ce84" office:value-type="float" office:value="12">
            <text:p>12</text:p>
          </table:table-cell>
          <table:table-cell table:style-name="ce93" office:value-type="string">
            <text:p>LIBERTADOR</text:p>
          </table:table-cell>
          <table:table-cell table:style-name="ce104" office:value-type="string">
            <text:p>TERESA CALDERON: <text:span text:style-name="T10">0274-7903175, <text:s/></text:span><text:span text:style-name="T10">04140815028; 0414-7177443 (Orlando </text:span><text:span text:style-name="T10">Calderon), </text:span><text:span text:style-name="T10">teresacalderondiaz@gmail.com</text:span></text:p>
          </table:table-cell>
          <table:table-cell table:style-name="ce114" office:value-type="string">
            <text:p>La Don Perucho, La vega de san Antonio, Calle principal, despues del estadio de softball</text:p>
          </table:table-cell>
          <table:table-cell table:style-name="ce114" office:value-type="string">
            <text:p>yuca, chayota, platano, oregano, albahaca morada,huevo, <text:s/></text:p>
          </table:table-cell>
          <table:table-cell table:style-name="ce121" office:value-type="string">
            <text:p>visita agosto 2013 , Jhaydyn y Javier</text:p>
          </table:table-cell>
          <table:table-cell office:value-type="string">
            <text:p>YA LA TENGO</text:p>
          </table:table-cell>
          <table:table-cell table:number-columns-repeated="1017"/>
        </table:table-row>
        <table:table-row table:style-name="ro56">
          <table:table-cell table:style-name="ce84" office:value-type="float" office:value="13">
            <text:p>13</text:p>
          </table:table-cell>
          <table:table-cell table:style-name="ce93" office:value-type="string">
            <text:p>RANGEL</text:p>
          </table:table-cell>
          <table:table-cell table:style-name="ce102" office:value-type="string">
            <text:p>BERNAVE TORRES: <text:span text:style-name="T10">0274-6573614, </text:span><text:span text:style-name="T10">0426-7029510</text:span></text:p>
          </table:table-cell>
          <table:table-cell table:style-name="ce1" office:value-type="string">
            <text:p>Mucuchíes, Gavidia </text:p>
          </table:table-cell>
          <table:table-cell table:style-name="ce113" office:value-type="string">
            <text:p>papa nativa, cuibas, zanahoria, mashua, cebollín, <text:s/>…</text:p>
          </table:table-cell>
          <table:table-cell table:style-name="ce121" office:value-type="string">
            <text:p>visita marzo 2013, por Itzamaná+</text:p>
          </table:table-cell>
          <table:table-cell office:value-type="string">
            <text:p>ITZAMANÁ</text:p>
          </table:table-cell>
          <table:table-cell table:number-columns-repeated="1017"/>
        </table:table-row>
        <table:table-row table:style-name="ro60">
          <table:table-cell table:style-name="ce84" office:value-type="float" office:value="14">
            <text:p>14</text:p>
          </table:table-cell>
          <table:table-cell table:style-name="ce92" office:value-type="string">
            <text:p>RANGEL</text:p>
          </table:table-cell>
          <table:table-cell table:style-name="ce102" office:value-type="string">
            <text:p>ONIAS RIVERO*<text:span text:style-name="T10">: 0274-7907875, 0416-</text:span><text:span text:style-name="T10">4741789*/ 0416-1178172; Olga (Esposa) </text:span><text:span text:style-name="T10"><text:s/>0416-4089934/ 8774845</text:span></text:p>
          </table:table-cell>
          <table:table-cell table:style-name="ce113" office:value-type="string">
            <text:p>Mucuchíes, <text:s/>Misintá, Finca Santa Ana</text:p>
          </table:table-cell>
          <table:table-cell table:style-name="ce113" office:value-type="string">
            <text:p>papas nativas, zanahoria, cebollín, plantas medicinales, ,habas,</text:p>
          </table:table-cell>
          <table:table-cell table:style-name="ce121" office:value-type="string">
            <text:p>visita marzo 2013. tambien hace transporte de los rubros del páramo (Bs. 3c/k), por <text:s/>Javier+</text:p>
          </table:table-cell>
          <table:table-cell office:value-type="string">
            <text:p>YA LA TENGO</text:p>
          </table:table-cell>
          <table:table-cell table:number-columns-repeated="1017"/>
        </table:table-row>
        <table:table-row table:style-name="ro63">
          <table:table-cell table:style-name="ce84" office:value-type="float" office:value="15">
            <text:p>15</text:p>
          </table:table-cell>
          <table:table-cell table:style-name="ce92" office:value-type="string">
            <text:p>RANGEL</text:p>
          </table:table-cell>
          <table:table-cell table:style-name="ce102" office:value-type="string">
            <text:p>TEÓFILO:<text:span text:style-name="T10"> preguntar local,04267478332, </text:span><text:span text:style-name="T10">0426-6867089TEÓFILO: preguntar </text:span><text:span text:style-name="T10">local,04267478332, 0426-6867089</text:span></text:p>
          </table:table-cell>
          <table:table-cell table:style-name="ce113" office:value-type="string">
            <text:p>Mucuchíes, Mixteque</text:p>
          </table:table-cell>
          <table:table-cell table:style-name="ce113" office:value-type="string">
            <text:p>perejil,cilantro,cuibas,curuba…</text:p>
          </table:table-cell>
          <table:table-cell table:style-name="ce121" office:value-type="string">
            <text:p>visita marzo 2013, por Javier+</text:p>
          </table:table-cell>
          <table:table-cell office:value-type="string">
            <text:p>YA LA TENGO</text:p>
          </table:table-cell>
          <table:table-cell table:number-columns-repeated="1017"/>
        </table:table-row>
        <table:table-row table:style-name="ro48">
          <table:table-cell table:style-name="ce150" office:value-type="string">
            <text:p>PRODUCTORES CONSTANTES (normalmente sólo tienen rubros para extras, o pocas veces tienen sufuciente producción para enviar):</text:p>
          </table:table-cell>
          <table:table-cell table:style-name="ce95"/>
          <table:table-cell table:style-name="ce105" table:number-columns-repeated="4"/>
          <table:table-cell table:number-columns-repeated="1018"/>
        </table:table-row>
        <table:table-row table:style-name="ro61">
          <table:table-cell table:style-name="ce84" office:value-type="float" office:value="16">
            <text:p>16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ALIDA USECHE: <text:span text:style-name="T10">0274-2666861, 0414-</text:span><text:span text:style-name="T10">0364192, 041474552696, </text:span><text:span text:style-name="T10">alidateresita@hotmail.comALIDA </text:span><text:span text:style-name="T10">USECHE: 0274-2666861, 0414-</text:span><text:span text:style-name="T10">0364192, 041474552696, </text:span><text:span text:style-name="T10">alidateresita@hotmail.com</text:span></text:p>
          </table:table-cell>
          <table:table-cell table:style-name="ce1" office:value-type="string">
            <text:p>Las Tapias</text:p>
          </table:table-cell>
          <table:table-cell table:style-name="ce113" office:value-type="string">
            <text:p>Aguacate,limon,yerbabuena, verdolaga, …plantas</text:p>
          </table:table-cell>
          <table:table-cell table:style-name="ce260" office:value-type="string">
            <text:p>visita 2013?_por visitar nuevamente</text:p>
          </table:table-cell>
          <table:table-cell table:style-name="ce264" office:value-type="string">
            <text:p>PEDIRLE QUE LLENE LA ENCUESTA Y TRANSCRIBIRLA?</text:p>
          </table:table-cell>
          <table:table-cell table:number-columns-repeated="1017"/>
        </table:table-row>
        <table:table-row table:style-name="ro62">
          <table:table-cell table:style-name="ce84" office:value-type="float" office:value="17">
            <text:p>17</text:p>
          </table:table-cell>
          <table:table-cell table:style-name="ce93" office:value-type="string">
            <text:p>LIBERTADOR</text:p>
          </table:table-cell>
          <table:table-cell table:style-name="ce104" office:value-type="string">
            <text:p>TRACY Y ROBEL PARRA: <text:span text:style-name="T10">preguntar </text:span><text:span text:style-name="T10">local,0414-9741203, </text:span><text:span text:style-name="T10">robel.traci.parra@att.netTRACY Y </text:span><text:span text:style-name="T10">ROBEL PARRA: preguntar local,0414-</text:span><text:span text:style-name="T10">9741203, robel.traci.parra@att.net</text:span></text:p>
          </table:table-cell>
          <table:table-cell table:style-name="ce114" office:value-type="string">
            <text:p>El Arenal, Rincon de Lourdes</text:p>
          </table:table-cell>
          <table:table-cell table:style-name="ce114" office:value-type="string">
            <text:p>pomagas, maiz,caraotas,leche,yogourth, huevo, </text:p>
          </table:table-cell>
          <table:table-cell table:style-name="ce125" office:value-type="string">
            <text:p>visita agosto 2013, por <text:s/>Javier+</text:p>
          </table:table-cell>
          <table:table-cell table:style-name="ce265" office:value-type="string">
            <text:p>PREGUNTAR QUIEN LA TIENE?</text:p>
          </table:table-cell>
          <table:table-cell table:number-columns-repeated="1017"/>
        </table:table-row>
        <table:table-row table:style-name="ro63">
          <table:table-cell table:style-name="ce84" office:value-type="float" office:value="18">
            <text:p>18</text:p>
          </table:table-cell>
          <table:table-cell table:style-name="ce93" office:value-type="string">
            <text:p>LIBERTADOR</text:p>
          </table:table-cell>
          <table:table-cell table:style-name="ce103" office:value-type="string">
            <text:p>LIL PAREJO:<text:span text:style-name="T11"> </text:span><text:span text:style-name="T10">0274-5112597, </text:span><text:span text:style-name="T10">girosmerida@gmail.comLIL PAREJO:</text:span><text:span text:style-name="T11"> </text:span><text:span text:style-name="T10">0274-5112597, girosmerida@gmail.com</text:span></text:p>
          </table:table-cell>
          <table:table-cell table:style-name="ce113" office:value-type="string">
            <text:p>El Vallecito,Sector las Mercedes. 100mts antes de la Casona</text:p>
          </table:table-cell>
          <table:table-cell table:style-name="ce113" office:value-type="string">
            <text:p>hierbas y plantas medicinales</text:p>
          </table:table-cell>
          <table:table-cell table:style-name="ce261" office:value-type="string">
            <text:p>por visitar</text:p>
          </table:table-cell>
          <table:table-cell table:style-name="ce266" office:value-type="string">
            <text:p>PEDIRLE QUE LLENE LA ENCUESTA Y TRANSCRIBIRLA? QUIEN SE PUEDE ENCARGAR DE LA DE LIL?</text:p>
          </table:table-cell>
          <table:table-cell table:number-columns-repeated="1017"/>
        </table:table-row>
        <table:table-row table:style-name="ro64">
          <table:table-cell table:style-name="ce84" office:value-type="float" office:value="19">
            <text:p>19</text:p>
          </table:table-cell>
          <table:table-cell table:style-name="ce92" office:value-type="string">
            <text:p>RANGEL</text:p>
          </table:table-cell>
          <table:table-cell table:style-name="ce102" office:value-type="string">
            <text:p>RAUL NIETO: <text:span text:style-name="T10">preguntar local, 0426-</text:span><text:span text:style-name="T10">7739944RAUL NIETO: preguntar local, </text:span><text:span text:style-name="T10">0426-7739944</text:span></text:p>
          </table:table-cell>
          <table:table-cell table:style-name="ce113" office:value-type="string">
            <text:p>Mucuchíes,Mixteque, </text:p>
          </table:table-cell>
          <table:table-cell table:style-name="ce113" office:value-type="string">
            <text:p>perejil,cilantro,cuibas,curuba…</text:p>
          </table:table-cell>
          <table:table-cell table:style-name="ce121" office:value-type="string">
            <text:p>visita marzo 2013, por Jhaydyn +</text:p>
          </table:table-cell>
          <table:table-cell office:value-type="string">
            <text:p>YA LA TENGO</text:p>
          </table:table-cell>
          <table:table-cell table:number-columns-repeated="1017"/>
        </table:table-row>
        <table:table-row table:style-name="ro65">
          <table:table-cell table:style-name="ce86" office:value-type="string">
            <text:p><text:s/>PRODUCTORES/ EXPORÁDICOS de todas maneras llamarlos:</text:p>
          </table:table-cell>
          <table:table-cell table:style-name="ce96"/>
          <table:table-cell table:style-name="ce106" table:number-columns-repeated="4"/>
          <table:table-cell table:number-columns-repeated="1018"/>
        </table:table-row>
        <table:table-row table:style-name="ro64">
          <table:table-cell table:style-name="ce84" office:value-type="float" office:value="18">
            <text:p>18</text:p>
          </table:table-cell>
          <table:table-cell table:style-name="ce92" office:value-type="string">
            <text:p>ANDRES BELLO</text:p>
          </table:table-cell>
          <table:table-cell table:style-name="ce102" office:value-type="string">
            <text:p>NELSON PEÑA*: <text:span text:style-name="T10">0274-6579936/ 0416-</text:span><text:span text:style-name="T10">2753793*; 0426-4267887 (Hijo:Jhoan), </text:span><text:span text:style-name="T10">mucuyes@hotmail.comNELSON PEÑA*: </text:span><text:span text:style-name="T10">0274-6579936/ 0416-2753793*; 0426-</text:span><text:span text:style-name="T10">4267887 (Hijo:Jhoan), </text:span><text:span text:style-name="T10">mucuyes@hotmail.com</text:span></text:p>
          </table:table-cell>
          <table:table-cell table:style-name="ce113" office:value-type="string">
            <text:p>La Azulita</text:p>
          </table:table-cell>
          <table:table-cell table:style-name="ce113" office:value-type="string">
            <text:p>cebollin criollo,lulo,caigua,mora,limon mand,chachafruto,yacón, </text:p>
          </table:table-cell>
          <table:table-cell table:style-name="ce121" office:value-type="string">
            <text:p>visita agosto 2013, por Jhaydyn +</text:p>
          </table:table-cell>
          <table:table-cell office:value-type="string">
            <text:p>MARIA DE LOS ANGELES O YERMANA</text:p>
          </table:table-cell>
          <table:table-cell table:number-columns-repeated="1017"/>
        </table:table-row>
        <table:table-row table:style-name="ro66">
          <table:table-cell table:style-name="ce84" office:value-type="float" office:value="19">
            <text:p>19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ANTONIO DACOSTA:<text:span text:style-name="T10">0274-6588603, </text:span><text:span text:style-name="T10">0416-7178183ANTONIO </text:span><text:span text:style-name="T10">DACOSTA:0274-6588603, 0416-</text:span><text:span text:style-name="T10">7178183</text:span></text:p>
          </table:table-cell>
          <table:table-cell table:style-name="ce1" office:value-type="string">
            <text:p>Ejido, La Mesa de los Indios</text:p>
          </table:table-cell>
          <table:table-cell table:style-name="ce113" office:value-type="string">
            <text:p>lechuga, <text:s/>apio…plantas y abonos</text:p>
          </table:table-cell>
          <table:table-cell table:style-name="ce125" office:value-type="string">
            <text:p>visita agosto 2013 por jhaydyn+</text:p>
          </table:table-cell>
          <table:table-cell office:value-type="string">
            <text:p>YERMANA O MARIA DE LOS ANGELES</text:p>
          </table:table-cell>
          <table:table-cell table:number-columns-repeated="1017"/>
        </table:table-row>
        <table:table-row table:style-name="ro51">
          <table:table-cell table:style-name="ce84" office:value-type="float" office:value="20">
            <text:p>20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HENRRY MORA TERÁN: <text:span text:style-name="T10">preguntar </text:span><text:span text:style-name="T10">local,04161776720*, </text:span><text:span text:style-name="T10">04268745822HENRRY MORA TERÁN: </text:span><text:span text:style-name="T10">preguntar local,04161776720*, </text:span><text:span text:style-name="T10">04268745822</text:span></text:p>
          </table:table-cell>
          <table:table-cell table:style-name="ce1" office:value-type="string">
            <text:p>Ejido, La Mesa de los Indios</text:p>
          </table:table-cell>
          <table:table-cell table:style-name="ce113" office:value-type="string">
            <text:p>cilantro, limones, plantas medicinales, otros</text:p>
          </table:table-cell>
          <table:table-cell table:style-name="ce259" office:value-type="string">
            <text:p>falta visitar la comisión, lo conoce Manuela y Antonio, hay que hacer visita, sin embargo, tiene muchos <text:s/>productos.</text:p>
          </table:table-cell>
          <table:table-cell table:style-name="ce266" office:value-type="string">
            <text:p>OJO VISITAR Y PEDIR ENCUESTA-ANTONIO</text:p>
          </table:table-cell>
          <table:table-cell table:number-columns-repeated="1017"/>
        </table:table-row>
        <table:table-row table:style-name="ro67">
          <table:table-cell table:style-name="ce84" office:value-type="float" office:value="21">
            <text:p>21</text:p>
          </table:table-cell>
          <table:table-cell table:style-name="ce93" office:value-type="string">
            <text:p>CAMPO ELIAS</text:p>
          </table:table-cell>
          <table:table-cell table:style-name="ce103" office:value-type="string">
            <text:p>DAMARIS AVENDAÑO Y OSCAR MORA: <text:span text:style-name="T10">0426-6728803 , </text:span><text:span text:style-name="T10">amaris_fenix@hotmail.com ; </text:span><text:span text:style-name="T10">panies040977@gmail.com; amaris-</text:span><text:span text:style-name="T10">fenix@gmail.comDAMARIS AVENDAÑO </text:span><text:span text:style-name="T10">Y OSCAR MORA: 0426-6728803 , </text:span><text:span text:style-name="T10">amaris_fenix@hotmail.com ; </text:span><text:span text:style-name="T10">panies040977@gmail.com; amaris-</text:span><text:span text:style-name="T10">fenix@gmail.com</text:span></text:p>
          </table:table-cell>
          <table:table-cell table:style-name="ce2" office:value-type="string">
            <text:p>Mesa de los Indios</text:p>
          </table:table-cell>
          <table:table-cell table:style-name="ce113" office:value-type="string">
            <text:p>aji dulce, </text:p>
          </table:table-cell>
          <table:table-cell table:style-name="ce259" office:value-type="string">
            <text:p>falta visitar la comisión <text:s/>y <text:s/>llenar encuesta, Sr. Antonio La conoce.</text:p>
          </table:table-cell>
          <table:table-cell table:style-name="ce266" office:value-type="string">
            <text:p>OJO VISITAR Y PEDIR ENCUESTA-ANTONIO</text:p>
          </table:table-cell>
          <table:table-cell table:number-columns-repeated="1017"/>
        </table:table-row>
        <table:table-row table:style-name="ro92">
          <table:table-cell table:style-name="ce84" office:value-type="float" office:value="22">
            <text:p>22</text:p>
          </table:table-cell>
          <table:table-cell table:style-name="ce93" office:value-type="string">
            <text:p>CAMPO ELIAS</text:p>
          </table:table-cell>
          <table:table-cell table:style-name="ce102" office:value-type="string">
            <text:p>IANDE ? Contacto con voluntario: Javier García , es una institución en Jají</text:p>
          </table:table-cell>
          <table:table-cell table:style-name="ce118" office:value-type="string">
            <text:p>Jají</text:p>
          </table:table-cell>
          <table:table-cell table:style-name="ce113" office:value-type="string">
            <text:p>chachafruto,</text:p>
          </table:table-cell>
          <table:table-cell table:style-name="ce121" office:value-type="string">
            <text:p>visita septiembre 2014, por Liccia,Lidice, Yermana, Yadrith y Chela, Ravi</text:p>
          </table:table-cell>
          <table:table-cell table:style-name="ce267" office:value-type="string">
            <text:p>LICCIA/CHELA?</text:p>
          </table:table-cell>
          <table:table-cell table:number-columns-repeated="1017"/>
        </table:table-row>
        <table:table-row table:style-name="ro70">
          <table:table-cell table:style-name="ce84" office:value-type="float" office:value="23">
            <text:p>23</text:p>
          </table:table-cell>
          <table:table-cell table:style-name="ce93" office:value-type="string">
            <text:p>LIBERTADOR</text:p>
          </table:table-cell>
          <table:table-cell table:style-name="ce102" office:value-type="string">
            <text:p>LUZ AMIRA<text:span text:style-name="T10"> 04269583411LUZ AMIRA </text:span><text:span text:style-name="T10">04269583411</text:span></text:p>
          </table:table-cell>
          <table:table-cell table:style-name="ce255" office:value-type="string">
            <text:p>Don Perucho?</text:p>
          </table:table-cell>
          <table:table-cell table:style-name="ce118" office:value-type="string">
            <text:p>limón , aguacate</text:p>
          </table:table-cell>
          <table:table-cell table:style-name="ce121" office:value-type="string">
            <text:p>visita abril 2014, por Lidice,Maria Elena y esposo.</text:p>
          </table:table-cell>
          <table:table-cell table:style-name="ce267" office:value-type="string">
            <text:p>LIDICE O MARIA ELENA</text:p>
          </table:table-cell>
          <table:table-cell table:number-columns-repeated="1017"/>
        </table:table-row>
        <table:table-row table:style-name="ro51">
          <table:table-cell table:style-name="ce84" office:value-type="float" office:value="24">
            <text:p>24</text:p>
          </table:table-cell>
          <table:table-cell table:style-name="ce93" office:value-type="string">
            <text:p>SANTOS MARQUINA</text:p>
          </table:table-cell>
          <table:table-cell table:style-name="ce103" office:value-type="string">
            <text:p>FELIPE ALBARRÁN: <text:span text:style-name="T10">preguntar </text:span><text:span text:style-name="T10">local,0414-5322688*FELIPE </text:span><text:span text:style-name="T10">ALBARRÁN: preguntar local,0414-</text:span><text:span text:style-name="T10">5322688*</text:span></text:p>
          </table:table-cell>
          <table:table-cell table:style-name="ce1" office:value-type="string">
            <text:p>San Rafael de Tabay,entrada cabañas Mucuratay, sector la Lubarena, Finca Los Camachas</text:p>
          </table:table-cell>
          <table:table-cell table:style-name="ce113" office:value-type="string">
            <text:p>huevos, plantas, lechugas,otros</text:p>
          </table:table-cell>
          <table:table-cell table:style-name="ce259" office:value-type="string">
            <text:p>falta llenar encuesta y visita de la comisión , ya Moisés verificó 2013</text:p>
          </table:table-cell>
          <table:table-cell table:style-name="ce266" office:value-type="string">
            <text:p>MOISÉS Y FELIPE</text:p>
          </table:table-cell>
          <table:table-cell table:number-columns-repeated="1017"/>
        </table:table-row>
        <table:table-row table:style-name="ro68">
          <table:table-cell table:style-name="ce84" office:value-type="float" office:value="25">
            <text:p>25</text:p>
          </table:table-cell>
          <table:table-cell table:style-name="ce93" office:value-type="string">
            <text:p>SUCRE</text:p>
          </table:table-cell>
          <table:table-cell table:style-name="ce102" office:value-type="string">
            <text:p>CARLOS RIVAS: <text:span text:style-name="T10">preguntar local,0424-</text:span><text:span text:style-name="T10">7173597,samael.ntc@gmail.comCARLO</text:span><text:span text:style-name="T10">S RIVAS: preguntar local,0424-</text:span><text:span text:style-name="T10">7173597,samael.ntc@gmail.com</text:span></text:p>
          </table:table-cell>
          <table:table-cell table:style-name="ce1" office:value-type="string">
            <text:p>San Juan de <text:s/>Lagunillas,sector los Llanitos, calle principal</text:p>
          </table:table-cell>
          <table:table-cell table:style-name="ce113" office:value-type="string">
            <text:p>masa de maiz, tuna, zábila, ají dulce, ají picante jalapeño,parchita</text:p>
          </table:table-cell>
          <table:table-cell table:style-name="ce125" office:value-type="string">
            <text:p>visita septiembre 2013, POR Mariany+ ;y cayapa 16/08/14</text:p>
          </table:table-cell>
          <table:table-cell table:style-name="ce267" office:value-type="string">
            <text:p>MARIANY</text:p>
          </table:table-cell>
          <table:table-cell table:number-columns-repeated="1017"/>
        </table:table-row>
        <table:table-row table:style-name="ro65">
          <table:table-cell table:style-name="ce87" office:value-type="string">
            <text:p>OTROS PRODUCTORES /EXPORÁDICOS:</text:p>
          </table:table-cell>
          <table:table-cell table:style-name="ce97"/>
          <table:table-cell table:style-name="ce107" table:number-columns-repeated="3"/>
          <table:table-cell table:style-name="ce126"/>
          <table:table-cell table:number-columns-repeated="1018"/>
        </table:table-row>
        <table:table-row table:style-name="ro69">
          <table:table-cell table:style-name="ce84" office:value-type="float" office:value="26">
            <text:p>26</text:p>
          </table:table-cell>
          <table:table-cell table:style-name="ce93" office:value-type="string">
            <text:p>LIBERTADOR</text:p>
          </table:table-cell>
          <table:table-cell table:style-name="ce104" office:value-type="string">
            <text:p>ANDRES BISHOP: (no está en Mérida). <text:span text:style-name="T10"><text:s/>preguntar local,0414-7328518</text:span></text:p>
          </table:table-cell>
          <table:table-cell table:style-name="ce115" office:value-type="string">
            <text:p>La Pedregoza,La Pedregoza, loma San Rafael, finca El Pinar, entrar por la primera capilla; frente a bosque de pino, casa color tierra.</text:p>
          </table:table-cell>
          <table:table-cell table:style-name="ce115" office:value-type="string">
            <text:p>citricos, café,</text:p>
          </table:table-cell>
          <table:table-cell table:style-name="ce125" office:value-type="string">
            <text:p>visita agosto 2013, por Jhaydyn+</text:p>
          </table:table-cell>
          <table:table-cell office:value-type="string">
            <text:p>YA LA TENGO</text:p>
          </table:table-cell>
          <table:table-cell table:number-columns-repeated="1017"/>
        </table:table-row>
        <table:table-row table:style-name="ro70">
          <table:table-cell table:style-name="ce84" office:value-type="float" office:value="29">
            <text:p>29</text:p>
          </table:table-cell>
          <table:table-cell table:style-name="ce93" office:value-type="string">
            <text:p>SANTOS MARQUINA</text:p>
          </table:table-cell>
          <table:table-cell table:style-name="ce103" office:value-type="string">
            <text:p>AIDA GUTÉRREZ:<text:span text:style-name="T10"> </text:span><text:span text:style-name="T11">(NO LLAMAR </text:span><text:span text:style-name="T11">HASTA QUE NOS AVISE) </text:span><text:span text:style-name="T10">preguntar </text:span><text:span text:style-name="T10">local,0426-1777865</text:span></text:p>
          </table:table-cell>
          <table:table-cell table:style-name="ce1" office:value-type="string">
            <text:p>Tabay, Mucuy Baja</text:p>
          </table:table-cell>
          <table:table-cell table:style-name="ce113" office:value-type="string">
            <text:p>sólo tiene 1 de chachafruto y 1 arbol de <text:s/>limón</text:p>
          </table:table-cell>
          <table:table-cell table:style-name="ce260" office:value-type="string">
            <text:p>falta llenar encuesta, ya Lidice visitó 2013</text:p>
          </table:table-cell>
          <table:table-cell table:style-name="ce264" office:value-type="string">
            <text:p>LIDICE</text:p>
          </table:table-cell>
          <table:table-cell table:number-columns-repeated="1017"/>
        </table:table-row>
        <table:table-row table:style-name="ro70">
          <table:table-cell table:style-name="ce84" office:value-type="float" office:value="30">
            <text:p>30</text:p>
          </table:table-cell>
          <table:table-cell table:style-name="ce93" office:value-type="string">
            <text:p>SANTOS MARQUINA</text:p>
          </table:table-cell>
          <table:table-cell table:style-name="ce108" office:value-type="string">
            <text:p>HENRIETTE ARREAZA:<text:span text:style-name="T11"> </text:span><text:span text:style-name="T10">preguntar </text:span><text:span text:style-name="T10">local,0416-2725630 </text:span></text:p>
          </table:table-cell>
          <table:table-cell table:style-name="ce4" office:value-type="string">
            <text:p>Tabay</text:p>
          </table:table-cell>
          <table:table-cell table:style-name="ce118" office:value-type="string">
            <text:p>mora, otros</text:p>
          </table:table-cell>
          <table:table-cell table:style-name="ce261" office:value-type="string">
            <text:p>POR VISITAR</text:p>
          </table:table-cell>
          <table:table-cell table:style-name="ce266" office:value-type="string">
            <text:p>OJO VISITAR Y PEDIR ENCUESTA-</text:p>
          </table:table-cell>
          <table:table-cell table:number-columns-repeated="1017"/>
        </table:table-row>
        <table:table-row table:style-name="ro70">
          <table:table-cell table:style-name="ce84" office:value-type="float" office:value="32">
            <text:p>32</text:p>
          </table:table-cell>
          <table:table-cell table:style-name="ce93" office:value-type="string">
            <text:p>SANTOS MARQUINA</text:p>
          </table:table-cell>
          <table:table-cell table:style-name="ce102" office:value-type="string">
            <text:p>SARGENTO CARLOS ORTIZ <text:s/>(NO LLAMAR HASTA QUE NOS AVISE) <text:span text:style-name="T10">0426-7770776</text:span></text:p>
          </table:table-cell>
          <table:table-cell table:style-name="ce1" office:value-type="string">
            <text:p>Tabay, Mucuy Alta</text:p>
          </table:table-cell>
          <table:table-cell table:style-name="ce121"/>
          <table:table-cell table:style-name="ce1" office:value-type="string">
            <text:p>visita realizada por Lidice 2013.</text:p>
          </table:table-cell>
          <table:table-cell table:style-name="ce267" office:value-type="string">
            <text:p>LIDICE</text:p>
          </table:table-cell>
          <table:table-cell table:number-columns-repeated="1017"/>
        </table:table-row>
        <table:table-row table:style-name="ro33">
          <table:table-cell table:style-name="ce84" office:value-type="float" office:value="33">
            <text:p>33</text:p>
          </table:table-cell>
          <table:table-cell table:style-name="ce93" office:value-type="string">
            <text:p>RANGEL</text:p>
          </table:table-cell>
          <table:table-cell table:style-name="ce108" office:value-type="string">
            <text:p>JUAN GAVIRIA<text:span text:style-name="T11"> (NO LLAMAR HASTA </text:span><text:span text:style-name="T11">QUE NOS AVISE) </text:span><text:span text:style-name="T10">preguntar local, </text:span><text:span text:style-name="T10">04143743943</text:span></text:p>
          </table:table-cell>
          <table:table-cell table:style-name="ce2" office:value-type="string">
            <text:p>Mixteque</text:p>
          </table:table-cell>
          <table:table-cell table:style-name="ce118" office:value-type="string">
            <text:p>harina de trigo, cilantro,</text:p>
          </table:table-cell>
          <table:table-cell table:style-name="ce261" office:value-type="string">
            <text:p>POR VISITAR</text:p>
          </table:table-cell>
          <table:table-cell table:style-name="ce266" office:value-type="string">
            <text:p>OJO VISITAR Y PEDIR ENCUESTA-</text:p>
          </table:table-cell>
          <table:table-cell table:number-columns-repeated="1017"/>
        </table:table-row>
        <table:table-row table:style-name="ro93">
          <table:table-cell table:style-name="ce84" office:value-type="float" office:value="34">
            <text:p>34</text:p>
          </table:table-cell>
          <table:table-cell table:style-name="ce93" office:value-type="string">
            <text:p>RANGEL</text:p>
          </table:table-cell>
          <table:table-cell table:style-name="ce102" office:value-type="string">
            <text:p>LIGIA PARRA<text:span text:style-name="T11"> </text:span><text:span text:style-name="T10">preguntar local,0414-</text:span><text:span text:style-name="T10">7469543 * 0426-6715799*sobrino erick </text:span><text:span text:style-name="T10">04144377427</text:span></text:p>
          </table:table-cell>
          <table:table-cell table:style-name="ce113" office:value-type="string">
            <text:p>Mucuchies,</text:p>
          </table:table-cell>
          <table:table-cell table:style-name="ce113" office:value-type="string">
            <text:p>Algunas Hortalizas, Pan criollo y Té</text:p>
          </table:table-cell>
          <table:table-cell table:style-name="ce121" office:value-type="string">
            <text:p>visita marzo 2013 por Mariany+.<text:span text:style-name="T10"> a veces </text:span><text:span text:style-name="T10">necesita ayuda para la cosecha.</text:span></text:p>
          </table:table-cell>
          <table:table-cell office:value-type="string">
            <text:p>MARIANY</text:p>
          </table:table-cell>
          <table:table-cell table:number-columns-repeated="1017"/>
        </table:table-row>
        <table:table-row table:style-name="ro72">
          <table:table-cell table:style-name="ce89" office:value-type="string">
            <text:p>TRANSPORTE</text:p>
          </table:table-cell>
          <table:table-cell table:style-name="ce99"/>
          <table:table-cell table:style-name="ce110" table:number-columns-repeated="3"/>
          <table:table-cell table:style-name="ce127"/>
          <table:table-cell table:number-columns-repeated="1018"/>
        </table:table-row>
        <table:table-row table:style-name="ro33">
          <table:table-cell table:style-name="ce84"/>
          <table:table-cell table:style-name="ce93" office:value-type="string">
            <text:p>CAMPO ELIAS</text:p>
          </table:table-cell>
          <table:table-cell table:style-name="ce103" office:value-type="string">
            <text:p>BART PAUWELS (contacto de productores constantes) </text:p>
          </table:table-cell>
          <table:table-cell table:style-name="ce256" office:value-type="string" table:number-columns-spanned="3" table:number-rows-spanned="1">
            <text:p>puede hacer transporte de productos,en Jaji y la Azulita</text:p>
          </table:table-cell>
          <table:covered-table-cell table:style-name="ce258"/>
          <table:covered-table-cell table:style-name="ce262"/>
          <table:table-cell table:number-columns-repeated="1018"/>
        </table:table-row>
        <table:table-row table:style-name="ro73">
          <table:table-cell table:style-name="ce84"/>
          <table:table-cell table:style-name="ce92"/>
          <table:table-cell table:style-name="ce111" office:value-type="string">
            <text:p>BLADIMIRO SILVA<text:span text:style-name="T14">, 0416-1376342 , </text:span><text:span text:style-name="T14">0416-1392274</text:span></text:p>
          </table:table-cell>
          <table:table-cell table:style-name="ce256" office:value-type="string" table:number-columns-spanned="3" table:number-rows-spanned="1">
            <text:p>hace transporte de rubros (Bernave, y <text:s/>algunos otros productores <text:s/>del paramo)</text:p>
          </table:table-cell>
          <table:covered-table-cell table:style-name="ce258"/>
          <table:covered-table-cell table:style-name="ce262"/>
          <table:table-cell table:number-columns-repeated="1018"/>
        </table:table-row>
        <table:table-row table:style-name="ro73">
          <table:table-cell table:style-name="ce84"/>
          <table:table-cell table:style-name="ce92"/>
          <table:table-cell table:style-name="ce102" office:value-type="string">
            <text:p>NELSON PULIDO<text:span text:style-name="T10">: 0274-7896764, </text:span><text:span text:style-name="T10">0426-5772245, pulidon@ula.ve</text:span></text:p>
          </table:table-cell>
          <table:table-cell table:style-name="ce256" office:value-type="string" table:number-columns-spanned="3" table:number-rows-spanned="1">
            <text:p>trae productos de Julio Diaz y Alvaro Trejo (a veces)</text:p>
          </table:table-cell>
          <table:covered-table-cell table:style-name="ce258"/>
          <table:covered-table-cell table:style-name="ce262"/>
          <table:table-cell table:number-columns-repeated="1018"/>
        </table:table-row>
        <table:table-row table:style-name="ro74">
          <table:table-cell table:style-name="ce84"/>
          <table:table-cell table:style-name="ce93" office:value-type="string">
            <text:p>RANGEL</text:p>
          </table:table-cell>
          <table:table-cell table:style-name="ce102" office:value-type="string">
            <text:p>ONIAS RIVERO<text:span text:style-name="T10"> (contacto de </text:span><text:span text:style-name="T10">productores constantes)</text:span></text:p>
          </table:table-cell>
          <table:table-cell table:style-name="ce256" office:value-type="string" table:number-columns-spanned="3" table:number-rows-spanned="1">
            <text:p>tambien hace transporte de los rubros del páramo</text:p>
          </table:table-cell>
          <table:covered-table-cell table:style-name="ce258"/>
          <table:covered-table-cell table:style-name="ce262"/>
          <table:table-cell table:number-columns-repeated="1018"/>
        </table:table-row>
        <table:table-row table:style-name="ro74">
          <table:table-cell table:style-name="ce249"/>
          <table:table-cell table:style-name="ce250"/>
          <table:table-cell table:style-name="ce251"/>
          <table:table-cell table:style-name="ce257" table:number-columns-repeated="3"/>
          <table:table-cell table:number-columns-repeated="1018"/>
        </table:table-row>
        <table:table-row table:style-name="ro75">
          <table:table-cell table:number-columns-repeated="2"/>
          <table:table-cell table:style-name="ce252" office:value-type="string">
            <text:p>otros</text:p>
          </table:table-cell>
          <table:table-cell table:number-columns-repeated="1021"/>
        </table:table-row>
        <table:table-row table:style-name="ro71">
          <table:table-cell table:style-name="ce84" office:value-type="float" office:value="28">
            <text:p>28</text:p>
          </table:table-cell>
          <table:table-cell table:style-name="ce93" office:value-type="string">
            <text:p>LIBERTADOR</text:p>
          </table:table-cell>
          <table:table-cell table:style-name="ce103" office:value-type="string">
            <text:p>MANUELA SOLÉ<text:span text:style-name="T11"> (NO LLAMAR </text:span><text:span text:style-name="T11">HASTA QUE NOS AVISE)</text:span><text:span text:style-name="T10"> 0274-</text:span><text:span text:style-name="T10">6574095, 0424-7220400, 0424-7220422</text:span></text:p>
          </table:table-cell>
          <table:table-cell table:style-name="ce1" office:value-type="string">
            <text:p>La Mata</text:p>
          </table:table-cell>
          <table:table-cell table:style-name="ce1" office:value-type="string">
            <text:p>aguacates…</text:p>
          </table:table-cell>
          <table:table-cell table:style-name="ce260" office:value-type="string">
            <text:p>2013 POR VISITAR Y LLENAR ENCUESTA</text:p>
          </table:table-cell>
          <table:table-cell office:value-type="string">
            <text:p>información manuela</text:p>
          </table:table-cell>
          <table:table-cell table:number-columns-repeated="1017"/>
        </table:table-row>
        <table:table-row table:style-name="ro70">
          <table:table-cell table:style-name="ce84" office:value-type="float" office:value="27">
            <text:p>27</text:p>
          </table:table-cell>
          <table:table-cell table:style-name="ce93" office:value-type="string">
            <text:p>LIBERTADOR</text:p>
          </table:table-cell>
          <table:table-cell table:style-name="ce108" office:value-type="string">
            <text:p>HUMBERTO MOLINA<text:span text:style-name="T11"> (NO LLAMAR </text:span><text:span text:style-name="T11">HASTA QUE NOS AVISE) </text:span><text:span text:style-name="T10">preguntar </text:span><text:span text:style-name="T10">local,0416-4742072 (contacto Hugo)</text:span></text:p>
          </table:table-cell>
          <table:table-cell table:style-name="ce4" office:value-type="string">
            <text:p>Entrada del Arenal, </text:p>
          </table:table-cell>
          <table:table-cell table:style-name="ce4" office:value-type="string">
            <text:p>Huevos, limón , aguacate</text:p>
          </table:table-cell>
          <table:table-cell table:style-name="ce260" office:value-type="string">
            <text:p>falta llenar encuesta, ya Hugo verificó 2013</text:p>
          </table:table-cell>
          <table:table-cell table:style-name="ce266" office:value-type="string">
            <text:p>informacion hugo</text:p>
          </table:table-cell>
          <table:table-cell table:number-columns-repeated="1017"/>
        </table:table-row>
        <table:table-row table:style-name="ro20">
          <table:table-cell table:style-name="ce84" office:value-type="float" office:value="31">
            <text:p>31</text:p>
          </table:table-cell>
          <table:table-cell table:style-name="ce93" office:value-type="string">
            <text:p>SANTOS MARQUINA</text:p>
          </table:table-cell>
          <table:table-cell table:style-name="ce253" office:value-type="string">
            <text:p><text:span text:style-name="T11">LIBORIO LA CRUZ <text:s/>(NO LLAMAR </text:span><text:span text:style-name="T11">HASTA QUE NOS AVISE) </text:span><text:span text:style-name="T13"><text:s/>(tiene su </text:span><text:span text:style-name="T13">propio mercado en Tabay, llamar sólo en </text:span><text:span text:style-name="T13">casos muy necesario)</text:span><text:span text:style-name="T10">Tlf 0274-8085032 </text:span><text:span text:style-name="T10">y 04160924959</text:span></text:p>
          </table:table-cell>
          <table:table-cell table:style-name="ce116" office:value-type="string">
            <text:p><text:s/>Municipio Santos Marquina Sector La Ceibita, caserío <text:s/>Loma del Pueblo, Finca LICARDA</text:p>
          </table:table-cell>
          <table:table-cell/>
          <table:table-cell table:style-name="ce263" office:value-type="string">
            <text:p>tiene su propia red de consumidores. Contacto desde que mam empezó. Por visitar nuevamente</text:p>
          </table:table-cell>
          <table:table-cell office:value-type="string">
            <text:p>información Yadrith</text:p>
          </table:table-cell>
          <table:table-cell table:number-columns-repeated="1017"/>
        </table:table-row>
        <table:table-row table:style-name="ro43">
          <table:table-cell table:style-name="ce84" office:value-type="float" office:value="35">
            <text:p>35</text:p>
          </table:table-cell>
          <table:table-cell table:style-name="ce98"/>
          <table:table-cell table:style-name="ce103" office:value-type="string">
            <text:p>YAJAIRA Z. DE ARELLANO<text:span text:style-name="T11"> (NO </text:span><text:span text:style-name="T11">LLAMAR HASTA QUE NOS AVISE) </text:span><text:span text:style-name="T10">(Mamá de Yadrith)</text:span></text:p>
          </table:table-cell>
          <table:table-cell table:style-name="ce118" office:value-type="string">
            <text:p>ejido?</text:p>
          </table:table-cell>
          <table:table-cell table:style-name="ce113" office:value-type="string">
            <text:p>tomate de arbol,chayota,cambur,huevos</text:p>
          </table:table-cell>
          <table:table-cell table:style-name="ce260" office:value-type="string">
            <text:p>falta visita y llenar encuesta</text:p>
          </table:table-cell>
          <table:table-cell office:value-type="string">
            <text:p>información Yadrith</text:p>
          </table:table-cell>
          <table:table-cell table:number-columns-repeated="1017"/>
        </table:table-row>
        <table:table-row table:style-name="ro75" table:number-rows-repeated="43">
          <table:table-cell table:number-columns-repeated="1024"/>
        </table:table-row>
        <table:table-row table:style-name="ro13" table:number-rows-repeated="104848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_xlnm._FilterDatabase" table:base-cell-address="$'coordenadas (01-14)'.$A$1" table:expression="'tlf productores  (al 15-10- (2'!#ref!"/>
          <table:named-range table:name="_xlnm.Print_Area" table:base-cell-address="$'coordenadas (01-14)'.$A$1" table:cell-range-address="$'INFORMACIÓN OTROS PRODUCTORES'.$A$1:.$K$49" table:range-usable-as="print-range"/>
          <table:named-expression table:name="_xlnm.Criteria" table:base-cell-address="$'coordenadas (01-14)'.$A$1" table:expression="'tlf productores  (al 15-10- (2'!#ref!"/>
        </table:named-expressions>
      </table:table>
      <table:table table:name="tlf productores  (al 15-10- (2" table:style-name="ta8" table:print-ranges="'tlf productores  (al 15-10- (2'.A1:'tlf productores  (al 15-10- (2'.B45">
        <office:forms form:automatic-focus="false" form:apply-design-mode="false"/>
        <table:table-column table:style-name="co34" table:default-cell-style-name="ce35"/>
        <table:table-column table:style-name="co35" table:default-cell-style-name="ce292"/>
        <table:table-column table:style-name="co16" table:number-columns-repeated="1022" table:default-cell-style-name="ce35"/>
        <table:table-row table:style-name="ro28">
          <table:table-cell table:style-name="ce268" office:value-type="string">
            <text:p>Nº</text:p>
          </table:table-cell>
          <table:table-cell table:style-name="ce274" office:value-type="string">
            <text:p>NOMBRE Y APELLIDO</text:p>
          </table:table-cell>
          <table:table-cell table:number-columns-repeated="1022"/>
        </table:table-row>
        <table:table-row table:style-name="ro28">
          <table:table-cell table:style-name="ce269" office:value-type="string">
            <text:p>PRODUCTORES/ CONSTANTES (con rubros de paquetes)<text:span text:style-name="T22">:PRODUCTORES/ </text:span><text:span text:style-name="T22">CONSTANTES (con rubros </text:span><text:span text:style-name="T22">de </text:span><text:span text:style-name="T22">paquetes):PRODUCTORES/ </text:span><text:span text:style-name="T22">CONSTANTES (con rubros </text:span><text:span text:style-name="T22">de paquetes):</text:span></text:p>
          </table:table-cell>
          <table:table-cell table:style-name="ce275"/>
          <table:table-cell table:number-columns-repeated="1022"/>
        </table:table-row>
        <table:table-row table:style-name="ro27">
          <table:table-cell table:style-name="ce270" office:value-type="float" office:value="1">
            <text:p>1</text:p>
          </table:table-cell>
          <table:table-cell table:style-name="ce276" office:value-type="string">
            <text:p>REINALDO ALBORNOZ*: <text:span text:style-name="T9">preguntar local,04167740427*; </text:span><text:span text:style-name="T9">Sra Gladis </text:span><text:span text:style-name="T9">04162747913REINALDO </text:span><text:span text:style-name="T9">ALBORNOZ*: preguntar </text:span><text:span text:style-name="T9">local,04167740427*; Sra </text:span><text:span text:style-name="T9">Gladis </text:span><text:span text:style-name="T9">04162747913REINALDO </text:span><text:span text:style-name="T9">ALBORNOZ*: preguntar </text:span><text:span text:style-name="T9">local,04167740427*; Sra </text:span><text:span text:style-name="T9">Gladis 04162747913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2">
            <text:p>2</text:p>
          </table:table-cell>
          <table:table-cell table:style-name="ce277" office:value-type="string">
            <text:p>BART PAUWELS*: <text:span text:style-name="T9">0274-</text:span><text:span text:style-name="T9">6575737, 0416-7720608; </text:span><text:span text:style-name="T9">0426-5179207BART </text:span><text:span text:style-name="T9">PAUWELS*: 0274-6575737, </text:span><text:span text:style-name="T9">0416-7720608; 0426-</text:span><text:span text:style-name="T9">5179207BART PAUWELS*: </text:span><text:span text:style-name="T9">0274-6575737, 0416-</text:span><text:span text:style-name="T9">7720608; 0426-5179207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3">
            <text:p>3</text:p>
          </table:table-cell>
          <table:table-cell table:style-name="ce278" office:value-type="string">
            <text:p>HENRRY MORA TERÁN: <text:span text:style-name="T9">preguntar local,04161776720*, </text:span><text:span text:style-name="T9">04268745822HENRRY MORA </text:span><text:span text:style-name="T9">TERÁN: preguntar </text:span><text:span text:style-name="T9">local,04161776720*, </text:span><text:span text:style-name="T9">04268745822HENRRY MORA </text:span><text:span text:style-name="T9">TERÁN: preguntar </text:span><text:span text:style-name="T9">local,04161776720*, </text:span><text:span text:style-name="T9">04268745822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4">
            <text:p>4</text:p>
          </table:table-cell>
          <table:table-cell table:style-name="ce279" office:value-type="string">
            <text:p>IADEMCE -JESÚS MANUEL DÁVILA: <text:span text:style-name="T23">04161364878IADEMCE </text:span><text:span text:style-name="T23">-JESÚS MANUEL DÁVILA: </text:span><text:span text:style-name="T23">04161364878IADEMCE </text:span><text:span text:style-name="T23">-JESÚS MANUEL DÁVILA: </text:span><text:span text:style-name="T23">04161364878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5">
            <text:p>5</text:p>
          </table:table-cell>
          <table:table-cell table:style-name="ce280" office:value-type="string">
            <text:p>IVIC-INGRID INCIARTE* <text:s/><text:span text:style-name="T9">0274-8086830/36, </text:span><text:span text:style-name="T9">04162752407*, </text:span><text:span text:style-name="T9">flare13@gmail.comIVIC-</text:span><text:span text:style-name="T9">INGRID INCIARTE* <text:s/>0274-</text:span><text:span text:style-name="T9">8086830/36, 04162752407*, </text:span><text:span text:style-name="T9">flare13@gmail.comIVIC-</text:span><text:span text:style-name="T9">INGRID INCIARTE* <text:s/>0274-</text:span><text:span text:style-name="T9">8086830/36, 04162752407*, </text:span><text:span text:style-name="T9">flare13@gmail.com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6">
            <text:p>6</text:p>
          </table:table-cell>
          <table:table-cell table:style-name="ce280" office:value-type="string">
            <text:p>MARIA ELENA DIAZ: <text:span text:style-name="T9">0274-</text:span><text:span text:style-name="T9">2213963, 0414-</text:span><text:span text:style-name="T9">7168356MARIA ELENA DIAZ: </text:span><text:span text:style-name="T9">0274-2213963, 0414-</text:span><text:span text:style-name="T9">7168356MARIA ELENA DIAZ: </text:span><text:span text:style-name="T9">0274-2213963, 0414-7168356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7">
            <text:p>7</text:p>
          </table:table-cell>
          <table:table-cell table:style-name="ce280" office:value-type="string">
            <text:p>RAVI ROJAS: <text:span text:style-name="T9">0416-3787119, </text:span><text:span text:style-name="T9">roreravi@gmail.comRAVI </text:span><text:span text:style-name="T9">ROJAS: 0416-3787119, </text:span><text:span text:style-name="T9">roreravi@gmail.comRAVI </text:span><text:span text:style-name="T9">ROJAS: 0416-3787119, </text:span><text:span text:style-name="T9">roreravi@gmail.com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8">
            <text:p>8</text:p>
          </table:table-cell>
          <table:table-cell table:style-name="ce281" office:value-type="string">
            <text:p>UPTM-BERNARDO LOAIZA:<text:span text:style-name="T9"> </text:span><text:span text:style-name="T9">preguntar </text:span><text:span text:style-name="T9">local,04161357159*UPTM-</text:span><text:span text:style-name="T9">BERNARDO LOAIZA: </text:span><text:span text:style-name="T9">preguntar </text:span><text:span text:style-name="T9">local,04161357159*UPTM-</text:span><text:span text:style-name="T9">BERNARDO LOAIZA: </text:span><text:span text:style-name="T9">preguntar local,04161357159*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9">
            <text:p>9</text:p>
          </table:table-cell>
          <table:table-cell table:style-name="ce282" office:value-type="string">
            <text:p>ALVARO TREJO (Invernadero <text:s/>Escuela La Pueblita): <text:span text:style-name="T9">preguntar local </text:span><text:span text:style-name="T9">0416-2817776, </text:span><text:span text:style-name="T9">alvarotrejo48@hotmail.comAL</text:span><text:span text:style-name="T9">VARO TREJO (Invernadero <text:s/></text:span><text:span text:style-name="T9">Escuela La Pueblita): </text:span><text:span text:style-name="T9">preguntar local 0416-2817776, </text:span><text:span text:style-name="T9">alvarotrejo48@hotmail.comAL</text:span><text:span text:style-name="T9">VARO TREJO (Invernadero <text:s/></text:span><text:span text:style-name="T9">Escuela La Pueblita): </text:span><text:span text:style-name="T9">preguntar local 0416-2817776, </text:span><text:span text:style-name="T9">alvarotrejo48@hotmail.com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10">
            <text:p>10</text:p>
          </table:table-cell>
          <table:table-cell table:style-name="ce278" office:value-type="string">
            <text:p>JESSIE CONTRERAS: <text:span text:style-name="T9">0416-</text:span><text:span text:style-name="T9">5775255 </text:span><text:span text:style-name="T9">,sistajessie@hotmail.comJES</text:span><text:span text:style-name="T9">SIE CONTRERAS: 0416-</text:span><text:span text:style-name="T9">5775255 </text:span><text:span text:style-name="T9">,sistajessie@hotmail.comJES</text:span><text:span text:style-name="T9">SIE CONTRERAS: 0416-</text:span><text:span text:style-name="T9">5775255 </text:span><text:span text:style-name="T9">,sistajessie@hotmail.com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11">
            <text:p>11</text:p>
          </table:table-cell>
          <table:table-cell table:style-name="ce281" office:value-type="string">
            <text:p>JULIA <text:s/>SMITH* <text:s text:c="3"/>Y LINA SARMIENTO:<text:span text:style-name="T9"> 0274-2667030, </text:span><text:span text:style-name="T9">0416-3792810*; 0416-</text:span><text:span text:style-name="T9">0762240, julia@ula.ve; </text:span><text:span text:style-name="T9">linasarmi@gmail.comJULIA <text:s/></text:span><text:span text:style-name="T9">SMITH* <text:s text:c="3"/>Y LINA </text:span><text:span text:style-name="T9">SARMIENTO: 0274-2667030, </text:span><text:span text:style-name="T9">0416-3792810*; 0416-</text:span><text:span text:style-name="T9">0762240, julia@ula.ve; </text:span><text:span text:style-name="T9">linasarmi@gmail.comJULIA <text:s/></text:span><text:span text:style-name="T9">SMITH* <text:s text:c="3"/>Y LINA </text:span><text:span text:style-name="T9">SARMIENTO: 0274-2667030, </text:span><text:span text:style-name="T9">0416-3792810*; 0416-</text:span><text:span text:style-name="T9">0762240, julia@ula.ve; </text:span><text:span text:style-name="T9">linasarmi@gmail.com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12">
            <text:p>12</text:p>
          </table:table-cell>
          <table:table-cell table:style-name="ce277" office:value-type="string">
            <text:p>JULIO DIAZ:<text:span text:style-name="T9"> preguntar local, </text:span><text:span text:style-name="T9">0426-6751394; (contacto </text:span><text:span text:style-name="T9">Nelson Pulido), </text:span><text:span text:style-name="T9">juliocv28@hotmail.comJULIO </text:span><text:span text:style-name="T9">DIAZ: preguntar local, 0426-</text:span><text:span text:style-name="T9">6751394; (contacto Nelson </text:span><text:span text:style-name="T9">Pulido), </text:span><text:span text:style-name="T9">juliocv28@hotmail.comJULIO </text:span><text:span text:style-name="T9">DIAZ: preguntar local, 0426-</text:span><text:span text:style-name="T9">6751394; (contacto Nelson </text:span><text:span text:style-name="T9">Pulido), </text:span><text:span text:style-name="T9">juliocv28@hotmail.com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13">
            <text:p>13</text:p>
          </table:table-cell>
          <table:table-cell table:style-name="ce280" office:value-type="string">
            <text:p>NELSON PULIDO<text:span text:style-name="T9">: 0274-</text:span><text:span text:style-name="T9">7896764, 0426-5772245, </text:span><text:span text:style-name="T9">pulidon@ula.veNELSON </text:span><text:span text:style-name="T9">PULIDO: 0274-7896764, </text:span><text:span text:style-name="T9">0426-5772245, </text:span><text:span text:style-name="T9">pulidon@ula.veNELSON </text:span><text:span text:style-name="T9">PULIDO: 0274-7896764, </text:span><text:span text:style-name="T9">0426-5772245, </text:span><text:span text:style-name="T9">pulidon@ula.ve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14">
            <text:p>14</text:p>
          </table:table-cell>
          <table:table-cell table:style-name="ce281" office:value-type="string">
            <text:p>TERESA CALDERON: <text:span text:style-name="T9">0274-</text:span><text:span text:style-name="T9">7903175, <text:s/>04140815028; </text:span><text:span text:style-name="T9">0414-7177443 (Orlando </text:span><text:span text:style-name="T9">Calderon), </text:span><text:span text:style-name="T9">teresacalderondiaz@gmail.co</text:span><text:span text:style-name="T9">mTERESA CALDERON: </text:span><text:span text:style-name="T9">0274-7903175, <text:s/>04140815028; </text:span><text:span text:style-name="T9">0414-7177443 (Orlando </text:span><text:span text:style-name="T9">Calderon), </text:span><text:span text:style-name="T9">teresacalderondiaz@gmail.co</text:span><text:span text:style-name="T9">mTERESA CALDERON: </text:span><text:span text:style-name="T9">0274-7903175, <text:s/>04140815028; </text:span><text:span text:style-name="T9">0414-7177443 (Orlando </text:span><text:span text:style-name="T9">Calderon), </text:span><text:span text:style-name="T9">teresacalderondiaz@gmail.co</text:span><text:span text:style-name="T9">m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25">
            <text:p>25</text:p>
          </table:table-cell>
          <table:table-cell table:style-name="ce276" office:value-type="string">
            <text:p>JOSÉ EMIDIO MORENO: <text:span text:style-name="T9">0416-3732721 <text:s text:c="15"/>(NO </text:span><text:span text:style-name="T9">TIENE CORREO)JOSÉ </text:span><text:span text:style-name="T9">EMIDIO MORENO: 0416-</text:span><text:span text:style-name="T9">3732721 <text:s text:c="15"/>(NO TIENE </text:span><text:span text:style-name="T9">CORREO)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15">
            <text:p>15</text:p>
          </table:table-cell>
          <table:table-cell table:style-name="ce282" office:value-type="string">
            <text:p>BERNAVE TORRES: <text:span text:style-name="T9">0274-</text:span><text:span text:style-name="T9">6573614, 0426-</text:span><text:span text:style-name="T9">7029510BERNAVE TORRES: </text:span><text:span text:style-name="T9">0274-6573614, 0426-7029510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16">
            <text:p>16</text:p>
          </table:table-cell>
          <table:table-cell table:style-name="ce280" office:value-type="string">
            <text:p>ONIAS RIVERO*<text:span text:style-name="T9">: 0274-</text:span><text:span text:style-name="T9">7907875, 0416-4741789*/ </text:span><text:span text:style-name="T9">0416-1178172; Olga (Esposa) <text:s/></text:span><text:span text:style-name="T9">0416-4089934/ </text:span><text:span text:style-name="T9">8774845ONIAS RIVERO*: </text:span><text:span text:style-name="T9">0274-7907875, 0416-</text:span><text:span text:style-name="T9">4741789*/ 0416-1178172; </text:span><text:span text:style-name="T9">Olga (Esposa) <text:s/>0416-4089934/ </text:span><text:span text:style-name="T9">8774845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17">
            <text:p>17</text:p>
          </table:table-cell>
          <table:table-cell table:style-name="ce281" office:value-type="string">
            <text:p>TEÓFILO:<text:span text:style-name="T9"> preguntar </text:span><text:span text:style-name="T9">local,04267478332, 0426-</text:span><text:span text:style-name="T9">6867089TEÓFILO: preguntar </text:span><text:span text:style-name="T9">local,04267478332, 0426-</text:span><text:span text:style-name="T9">6867089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18">
            <text:p>18</text:p>
          </table:table-cell>
          <table:table-cell table:style-name="ce276" office:value-type="string">
            <text:p>CARLOS RIVAS: <text:span text:style-name="T9">preguntar </text:span><text:span text:style-name="T9">local,0424-</text:span><text:span text:style-name="T9">7173597,samael.ntc@gmail.c</text:span><text:span text:style-name="T9">omCARLOS RIVAS: preguntar </text:span><text:span text:style-name="T9">local,0424-</text:span><text:span text:style-name="T9">7173597,samael.ntc@gmail.c</text:span><text:span text:style-name="T9">om</text:span></text:p>
          </table:table-cell>
          <table:table-cell table:number-columns-repeated="1022"/>
        </table:table-row>
        <table:table-row table:style-name="ro28">
          <table:table-cell table:style-name="ce271" office:value-type="string">
            <text:p>PRODUCTORES EXPORÁDICOS( igual contactarlos a todos):</text:p>
          </table:table-cell>
          <table:table-cell table:style-name="ce283"/>
          <table:table-cell table:number-columns-repeated="1022"/>
        </table:table-row>
        <table:table-row table:style-name="ro94">
          <table:table-cell table:style-name="ce270" office:value-type="float" office:value="19">
            <text:p>19</text:p>
          </table:table-cell>
          <table:table-cell table:style-name="ce284" office:value-type="string">
            <text:p>NELSON PEÑA*: <text:span text:style-name="T9">0274-</text:span><text:span text:style-name="T9">6579936/ 0416-2753793*; </text:span><text:span text:style-name="T9">0426-4267887 (Hijo:Jhoan), </text:span><text:span text:style-name="T9">mucuyes@hotmail.comNELS</text:span><text:span text:style-name="T9">ON PEÑA*: 0274-6579936/ </text:span><text:span text:style-name="T9">0416-2753793*; 0426-</text:span><text:span text:style-name="T9">4267887 (Hijo:Jhoan), </text:span><text:span text:style-name="T9">mucuyes@hotmail.com</text:span></text:p>
          </table:table-cell>
          <table:table-cell table:number-columns-repeated="1022"/>
        </table:table-row>
        <table:table-row table:style-name="ro94">
          <table:table-cell table:style-name="ce270" office:value-type="float" office:value="20">
            <text:p>20</text:p>
          </table:table-cell>
          <table:table-cell table:style-name="ce282" office:value-type="string">
            <text:p>ANTONIO DACOSTA:<text:span text:style-name="T9">0274-</text:span><text:span text:style-name="T9">6588603, 0416-</text:span><text:span text:style-name="T9">7178183ANTONIO </text:span><text:span text:style-name="T9">DACOSTA:0274-6588603, </text:span><text:span text:style-name="T9">0416-7178183</text:span></text:p>
          </table:table-cell>
          <table:table-cell table:number-columns-repeated="1022"/>
        </table:table-row>
        <table:table-row table:style-name="ro94">
          <table:table-cell table:style-name="ce270" office:value-type="float" office:value="21">
            <text:p>21</text:p>
          </table:table-cell>
          <table:table-cell table:style-name="ce285" office:value-type="string">
            <text:p>DAMARIS AVENDAÑO Y OSCAR MORA: <text:span text:style-name="T9">0426-</text:span><text:span text:style-name="T9">6728803 , </text:span><text:span text:style-name="T9">amaris_fenix@hotmail.com ; </text:span><text:span text:style-name="T9">panies040977@gmail.com; </text:span><text:span text:style-name="T9">amaris-</text:span><text:span text:style-name="T9">fenix@gmail.comDAMARIS </text:span><text:span text:style-name="T9">AVENDAÑO Y OSCAR </text:span><text:span text:style-name="T9">MORA: 0426-6728803 , </text:span><text:span text:style-name="T9">amaris_fenix@hotmail.com ; </text:span><text:span text:style-name="T9">panies040977@gmail.com; </text:span><text:span text:style-name="T9">amaris-fenix@gmail.com</text:span></text:p>
          </table:table-cell>
          <table:table-cell table:number-columns-repeated="1022"/>
        </table:table-row>
        <table:table-row table:style-name="ro94">
          <table:table-cell table:style-name="ce270" office:value-type="float" office:value="22">
            <text:p>22</text:p>
          </table:table-cell>
          <table:table-cell table:style-name="ce282" office:value-type="string">
            <text:p>ALIDA USECHE: <text:span text:style-name="T9">0274-</text:span><text:span text:style-name="T9">2666861, 0414-0364192, </text:span><text:span text:style-name="T9">041474552696, </text:span><text:span text:style-name="T9">alidateresita@hotmail.comALI</text:span><text:span text:style-name="T9">DA USECHE: 0274-2666861, </text:span><text:span text:style-name="T9">0414-0364192, </text:span><text:span text:style-name="T9">041474552696, </text:span><text:span text:style-name="T9">alidateresita@hotmail.com</text:span></text:p>
          </table:table-cell>
          <table:table-cell table:number-columns-repeated="1022"/>
        </table:table-row>
        <table:table-row table:style-name="ro94">
          <table:table-cell table:style-name="ce270" office:value-type="float" office:value="23">
            <text:p>23</text:p>
          </table:table-cell>
          <table:table-cell table:style-name="ce280" office:value-type="string">
            <text:p>TRACY Y ROBEL PARRA: <text:span text:style-name="T9">preguntar local,0414-9741203, </text:span><text:span text:style-name="T9">robel.traci.parra@att.netTRAC</text:span><text:span text:style-name="T9">Y Y ROBEL PARRA: </text:span><text:span text:style-name="T9">preguntar local,0414-9741203, </text:span><text:span text:style-name="T9">robel.traci.parra@att.net</text:span></text:p>
          </table:table-cell>
          <table:table-cell table:number-columns-repeated="1022"/>
        </table:table-row>
        <table:table-row table:style-name="ro94">
          <table:table-cell table:style-name="ce270" office:value-type="float" office:value="24">
            <text:p>24</text:p>
          </table:table-cell>
          <table:table-cell table:style-name="ce285" office:value-type="string">
            <text:p>LIL PAREJO:<text:span text:style-name="T24"> </text:span><text:span text:style-name="T9">0274-5112597, </text:span><text:span text:style-name="T9">girosmerida@gmail.comLIL </text:span><text:span text:style-name="T9">PAREJO:</text:span><text:span text:style-name="T24"> </text:span><text:span text:style-name="T9">0274-5112597, </text:span><text:span text:style-name="T9">girosmerida@gmail.com</text:span></text:p>
          </table:table-cell>
          <table:table-cell table:number-columns-repeated="1022"/>
        </table:table-row>
        <table:table-row table:style-name="ro94">
          <table:table-cell table:style-name="ce270" office:value-type="float" office:value="25">
            <text:p>25</text:p>
          </table:table-cell>
          <table:table-cell table:style-name="ce286" office:value-type="string">
            <text:p>FELIPE ALBARRÁN: <text:span text:style-name="T9">preguntar local,0414-</text:span><text:span text:style-name="T9">5322688*FELIPE ALBARRÁN: </text:span><text:span text:style-name="T9">preguntar local,0414-</text:span><text:span text:style-name="T9">5322688*</text:span></text:p>
          </table:table-cell>
          <table:table-cell table:number-columns-repeated="1022"/>
        </table:table-row>
        <table:table-row table:style-name="ro94">
          <table:table-cell table:style-name="ce270" office:value-type="float" office:value="26">
            <text:p>26</text:p>
          </table:table-cell>
          <table:table-cell table:style-name="ce282" office:value-type="string">
            <text:p>RAUL NIETO: <text:span text:style-name="T9">preguntar local, </text:span><text:span text:style-name="T9">0426-7739944RAUL NIETO: </text:span><text:span text:style-name="T9">preguntar local, 0426-7739944</text:span></text:p>
          </table:table-cell>
          <table:table-cell table:number-columns-repeated="1022"/>
        </table:table-row>
        <table:table-row table:style-name="ro94">
          <table:table-cell table:style-name="ce270" office:value-type="float" office:value="27">
            <text:p>27</text:p>
          </table:table-cell>
          <table:table-cell table:style-name="ce281" office:value-type="string">
            <text:p>LIGIA PARRA<text:span text:style-name="T24"> </text:span><text:span text:style-name="T9">preguntar </text:span><text:span text:style-name="T9">local,0414-7469543 * 0426-</text:span><text:span text:style-name="T9">6715799*sobrino erick </text:span><text:span text:style-name="T9">04144377427LIGIA PARRA</text:span><text:span text:style-name="T24"> </text:span><text:span text:style-name="T9">preguntar local,0414-7469543 </text:span><text:span text:style-name="T9">* 0426-6715799*sobrino erick </text:span><text:span text:style-name="T9">04144377427</text:span></text:p>
          </table:table-cell>
          <table:table-cell table:number-columns-repeated="1022"/>
        </table:table-row>
        <table:table-row table:style-name="ro28">
          <table:table-cell table:style-name="ce272" office:value-type="string">
            <text:p>OTROS PRODUCTORES /EXPORÁDICOS (ellos avisan):</text:p>
          </table:table-cell>
          <table:table-cell table:style-name="ce287"/>
          <table:table-cell table:number-columns-repeated="1022"/>
        </table:table-row>
        <table:table-row table:style-name="ro95">
          <table:table-cell table:style-name="ce270" office:value-type="float" office:value="28">
            <text:p>28</text:p>
          </table:table-cell>
          <table:table-cell table:style-name="ce280" office:value-type="string">
            <text:p>ANDRES BISHOP: (no está en Mérida). <text:span text:style-name="T9"><text:s/>preguntar </text:span><text:span text:style-name="T9">local,0414-7328518</text:span></text:p>
          </table:table-cell>
          <table:table-cell table:number-columns-repeated="1022"/>
        </table:table-row>
        <table:table-row table:style-name="ro95">
          <table:table-cell table:style-name="ce270" office:value-type="float" office:value="29">
            <text:p>29</text:p>
          </table:table-cell>
          <table:table-cell table:style-name="ce278" office:value-type="string">
            <text:p>HUMBERTO MOLINA<text:span text:style-name="T24"> (NO </text:span><text:span text:style-name="T24">LLAMAR HASTA QUE NOS </text:span><text:span text:style-name="T24">AVISE) </text:span><text:span text:style-name="T9">preguntar local,0416-</text:span><text:span text:style-name="T9">4742072 (contacto Hugo)</text:span></text:p>
          </table:table-cell>
          <table:table-cell table:number-columns-repeated="1022"/>
        </table:table-row>
        <table:table-row table:style-name="ro95">
          <table:table-cell table:style-name="ce270" office:value-type="float" office:value="30">
            <text:p>30</text:p>
          </table:table-cell>
          <table:table-cell table:style-name="ce280" office:value-type="string">
            <text:p>LUZ AMIRA<text:span text:style-name="T9"> 04269583411</text:span></text:p>
          </table:table-cell>
          <table:table-cell table:number-columns-repeated="1022"/>
        </table:table-row>
        <table:table-row table:style-name="ro95">
          <table:table-cell table:style-name="ce270" office:value-type="float" office:value="31">
            <text:p>31</text:p>
          </table:table-cell>
          <table:table-cell table:style-name="ce288" office:value-type="string">
            <text:p>MANUELA SOLÉ<text:span text:style-name="T24"> (NO </text:span><text:span text:style-name="T24">LLAMAR HASTA QUE NOS </text:span><text:span text:style-name="T24">AVISE)</text:span><text:span text:style-name="T9"> 0274-6574095, 0424-</text:span><text:span text:style-name="T9">7220400, 0424-7220422</text:span></text:p>
          </table:table-cell>
          <table:table-cell table:number-columns-repeated="1022"/>
        </table:table-row>
        <table:table-row table:style-name="ro95">
          <table:table-cell table:style-name="ce270" office:value-type="float" office:value="32">
            <text:p>32</text:p>
          </table:table-cell>
          <table:table-cell table:style-name="ce277" office:value-type="string">
            <text:p>AIDA GUTÉRREZ:<text:span text:style-name="T9"> </text:span><text:span text:style-name="T24">(NO </text:span><text:span text:style-name="T24">LLAMAR HASTA QUE NOS </text:span><text:span text:style-name="T24">AVISE) </text:span><text:span text:style-name="T9">preguntar local,0426-</text:span><text:span text:style-name="T9">5708902</text:span></text:p>
          </table:table-cell>
          <table:table-cell table:number-columns-repeated="1022"/>
        </table:table-row>
        <table:table-row table:style-name="ro95">
          <table:table-cell table:style-name="ce270" office:value-type="float" office:value="33">
            <text:p>33</text:p>
          </table:table-cell>
          <table:table-cell table:style-name="ce278" office:value-type="string">
            <text:p>HENRIETTE ARREAZA:<text:span text:style-name="T24"> </text:span><text:span text:style-name="T9">preguntar local,0416-2725630 </text:span></text:p>
          </table:table-cell>
          <table:table-cell table:number-columns-repeated="1022"/>
        </table:table-row>
        <table:table-row table:style-name="ro28">
          <table:table-cell table:style-name="ce270" office:value-type="float" office:value="34">
            <text:p>34</text:p>
          </table:table-cell>
          <table:table-cell table:style-name="ce280" office:value-type="string">
            <text:p><text:span text:style-name="T24">LIBORIO LA CRUZ <text:s/>(NO </text:span><text:span text:style-name="T24">LLAMAR HASTA QUE NOS </text:span><text:span text:style-name="T24">AVISE) </text:span><text:span text:style-name="T8"><text:s/>(tiene su propio </text:span><text:span text:style-name="T8">mercado en Tabay, llamar sólo </text:span><text:span text:style-name="T8">en casos muy necesario)</text:span><text:span text:style-name="T9">Tlf </text:span><text:span text:style-name="T9">0274-8085032 y 04160924959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35">
            <text:p>35</text:p>
          </table:table-cell>
          <table:table-cell table:style-name="ce281" office:value-type="string">
            <text:p>SARGENTO CARLOS ORTIZ <text:s/>(NO LLAMAR HASTA QUE NOS AVISE) <text:span text:style-name="T9">0426-7770776</text:span></text:p>
          </table:table-cell>
          <table:table-cell table:number-columns-repeated="1022"/>
        </table:table-row>
        <table:table-row table:style-name="ro27">
          <table:table-cell table:style-name="ce270" office:value-type="float" office:value="36">
            <text:p>36</text:p>
          </table:table-cell>
          <table:table-cell table:style-name="ce289" office:value-type="string">
            <text:p>JUAN GAVIRIA<text:span text:style-name="T24"> (NO </text:span><text:span text:style-name="T24">LLAMAR HASTA QUE NOS </text:span><text:span text:style-name="T24">AVISE) </text:span><text:span text:style-name="T9">preguntar local, </text:span><text:span text:style-name="T9">04143743943</text:span></text:p>
          </table:table-cell>
          <table:table-cell table:number-columns-repeated="1022"/>
        </table:table-row>
        <table:table-row table:style-name="ro28">
          <table:table-cell table:style-name="ce273" office:value-type="string">
            <text:p>TRANSPORTE</text:p>
          </table:table-cell>
          <table:table-cell table:style-name="ce290"/>
          <table:table-cell table:number-columns-repeated="1022"/>
        </table:table-row>
        <table:table-row table:style-name="ro46">
          <table:table-cell table:style-name="ce270"/>
          <table:table-cell table:style-name="ce289" office:value-type="string">
            <text:p>BART PAUWELS (contacto de productores constantes) </text:p>
          </table:table-cell>
          <table:table-cell table:number-columns-repeated="1022"/>
        </table:table-row>
        <table:table-row table:style-name="ro46">
          <table:table-cell table:style-name="ce270"/>
          <table:table-cell table:style-name="ce291" office:value-type="string">
            <text:p>BLADIMIRO SILVA<text:span text:style-name="T23">, 0416-</text:span><text:span text:style-name="T23">1732759</text:span></text:p>
          </table:table-cell>
          <table:table-cell table:number-columns-repeated="1022"/>
        </table:table-row>
        <table:table-row table:style-name="ro46">
          <table:table-cell table:style-name="ce270"/>
          <table:table-cell table:style-name="ce276" office:value-type="string">
            <text:p>ONIAS RIVERO<text:span text:style-name="T9"> (contacto de </text:span><text:span text:style-name="T9">productores constantes)</text:span></text:p>
          </table:table-cell>
          <table:table-cell table:number-columns-repeated="1022"/>
        </table:table-row>
        <table:table-row table:style-name="ro28" table:number-rows-repeated="1048530">
          <table:table-cell table:number-columns-repeated="1024"/>
        </table:table-row>
        <table:table-row table:style-name="ro28">
          <table:table-cell table:number-columns-repeated="1024"/>
        </table:table-row>
        <table:named-expressions>
          <table:named-range table:name="_xlnm.Print_Area" table:base-cell-address="$'coordenadas (01-14)'.$A$1" table:cell-range-address="$'tlf productores  (al 15-10- (2'.$A$1:.$B$45" table:range-usable-as="print-range"/>
        </table:named-expressions>
      </table:table>
      <table:named-expressions/>
      <table:database-ranges>
        <table:database-range table:name="_xlnm._FilterDatabase" table:target-range-address="'tlf productores  (al 18-01-14)'.F1:'tlf productores  (al 18-01-14)'.F79"/>
        <table:database-range table:name="_xlnm._FilterDatabase_1" table:target-range-address="'tlf por vistar o revisar de nue'.E1:'tlf por vistar o revisar de nue'.E4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Lohit Hind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.499cm" fo:margin-left="0.101cm" fo:margin-right="0.101cm" style:print-page-order="ttb" style:first-page-number="continue" style:scale-to-X="1" style:writing-mode="lr-tb" style:print="charts drawings objects zero-values"/>
      <style:header-style>
        <style:header-footer-properties fo:min-height="0.97cm" fo:margin-left="0cm" fo:margin-right="0cm" fo:margin-bottom="0.582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0.762cm" fo:margin-bottom="1.905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1.143cm" fo:margin-left="0cm" fo:margin-right="0cm" fo:margin-bottom="0.75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0cm" fo:margin-bottom="1.353cm" fo:margin-left="0.101cm" fo:margin-right="0.101cm" style:print-page-order="ttb" style:first-page-number="continue" style:scale-to-X="1" style:writing-mode="lr-tb" style:print="charts drawings objects zero-values"/>
      <style:header-style>
        <style:header-footer-properties fo:min-height="0.97cm" fo:margin-left="0cm" fo:margin-right="0cm" fo:margin-bottom="0.582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7.94cm" fo:page-height="21.59cm" style:num-format="1" style:print-orientation="landscape" fo:margin-top="0.762cm" fo:margin-bottom="1.905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1.143cm" fo:margin-left="0cm" fo:margin-right="0cm" fo:margin-bottom="0.049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Calibri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2/04/2015</text:date>, <text:time>17:0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lf_20_productores_20__20__28_al_20_18-01-14_29_" style:display-name="PageStyle_tlf productores  (al 18-01-14)" style:page-layout-name="Mpm3">
      <style:header>
        <style:region-left>
          <text:p><text:span text:style-name="MT1">ACTUALIZADO AL 2014_MES01_DIA18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tlf_20_productores_20__20__28_al_20_19-05-14_29_" style:display-name="PageStyle_tlf productores  (al 19-05-14)" style:page-layout-name="Mpm4">
      <style:header>
        <style:region-left>
          <text:p><text:span text:style-name="MT1">LISTA DE CONTACTO PRODUCTORES DEL ESTADO MÉRIDA _ACTUALIZADO AL 2014_MES05_DIA18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tlf_20_por_20_vistar_20_o_20_revisar_20_de_20_nue" style:display-name="PageStyle_tlf por vistar o revisar de nue" style:page-layout-name="Mpm5">
      <style:header>
        <style:region-left>
          <text:p><text:span text:style-name="MT1">LISTA DE CONTACTO PRODUCTORES _ACTUALIZADO AL 2014_MES05_DIA18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tlf_20_productores_20__20__28_al_20_18-07-14_29_" style:display-name="PageStyle_tlf productores  (al 18-07-14)" style:page-layout-name="Mpm4">
      <style:header>
        <style:region-left>
          <text:p><text:span text:style-name="MT1">LISTA DE CONTACTO PRODUCTORES DEL ESTADO MÉRIDA _ACTUALIZADO AL 2014_MES05_DIA18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tlf_20_productores_20__20__28_al_20_15-10-14_29_" style:display-name="PageStyle_tlf productores  (al 15-10-14)" style:page-layout-name="Mpm6">
      <style:header>
        <style:region-left>
          <text:p><text:span text:style-name="MT3">ASOCIACIÓN CIVIL MANO A MANO INTERCAMBIO AGROECOLÓGICO </text:span></text:p>
          <text:p><text:span text:style-name="MT3"/></text:p>
        </style:region-left>
        <style:region-center>
          <text:p><text:span text:style-name="MT1"/></text:p>
          <text:p><text:span text:style-name="MT2">LISTA DE CONTACTO PRODUCTORES_ACTUALIZADO AL 2014_MES10_DIA15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INFORMACIÓN_20_OTROS_20_PRODUCTORES" style:display-name="PageStyle_INFORMACIÓN OTROS PRODUCTORES" style:page-layout-name="Mpm4">
      <style:header>
        <style:region-left>
          <text:p><text:span text:style-name="MT1">LISTA DE CONTACTO PRODUCTORES DEL ESTADO MÉRIDA _ACTUALIZADO AL 2014_MES09_DIA01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tlf_20_productores_20__20__28_al_20_15-10-_20__28_2" style:display-name="PageStyle_tlf productores  (al 15-10- (2" style:page-layout-name="Mpm6">
      <style:header>
        <style:region-left>
          <text:p><text:span text:style-name="MT3">ASOCIACIÓN CIVIL MANO A MANO INTERCAMBIO AGROECOLÓGICO </text:span></text:p>
          <text:p><text:span text:style-name="MT3"/></text:p>
        </style:region-left>
        <style:region-center>
          <text:p><text:span text:style-name="MT1"/></text:p>
          <text:p><text:span text:style-name="MT2">LISTA DE CONTACTO PRODUCTORES_ACTUALIZADO AL 2014_MES10_DIA15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17:08:42</dc:date>
    <dc:creator>Lu turo</dc:creator>
    <meta:document-statistic meta:table-count="8" meta:cell-count="1995" meta:object-count="0"/>
    <meta:generator>OpenOffice/4.1.1$Unix OpenOffice.org_project/411m6$Build-9775</meta:generator>
  </office:meta>
</office:document-meta>
</file>